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fo:font-size="16pt" fo:font-weight="bold" officeooo:rsid="0021a076" officeooo:paragraph-rsid="013a312c" style:font-size-asian="14pt" style:font-weight-asian="bold" style:font-size-complex="16pt" style:font-weight-complex="bold"/>
    </style:style>
    <style:style style:name="P2" style:family="paragraph" style:parent-style-name="Standard">
      <style:paragraph-properties fo:text-align="justify" style:justify-single-word="false"/>
      <style:text-properties style:font-name="Arial1" fo:font-size="16pt" fo:font-weight="bold" officeooo:rsid="0021a076" officeooo:paragraph-rsid="0021a076" style:font-size-asian="14pt" style:font-weight-asian="bold" style:font-size-complex="16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Arial1" fo:font-size="16pt" fo:font-weight="bold" officeooo:rsid="0021a076" officeooo:paragraph-rsid="074fa6d5" style:font-size-asian="14pt" style:font-weight-asian="bold" style:font-size-complex="16pt" style:font-weight-complex="bold"/>
    </style:style>
    <style:style style:name="P4" style:family="paragraph" style:parent-style-name="Standard">
      <style:paragraph-properties fo:text-align="justify" style:justify-single-word="false"/>
      <style:text-properties style:font-name="Arial1" fo:font-size="16pt" fo:font-weight="bold" officeooo:rsid="0023d829" officeooo:paragraph-rsid="00621820" style:font-size-asian="14pt" style:font-weight-asian="bold" style:font-size-complex="16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1" fo:font-size="16pt" fo:font-weight="bold" officeooo:rsid="0023d829" officeooo:paragraph-rsid="08a1722f" style:font-size-asian="14pt" style:font-weight-asian="bold" style:font-size-complex="16pt" style:font-weight-complex="bold"/>
    </style:style>
    <style:style style:name="P6" style:family="paragraph" style:parent-style-name="Standard">
      <style:paragraph-properties fo:text-align="justify" style:justify-single-word="false"/>
      <style:text-properties style:font-name="Arial1" fo:font-size="16pt" fo:font-weight="bold" officeooo:rsid="002be95c" officeooo:paragraph-rsid="002be95c" style:font-size-asian="14pt" style:font-weight-asian="bold" style:font-size-complex="16pt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1" fo:font-size="16pt" fo:font-weight="bold" officeooo:rsid="002be95c" officeooo:paragraph-rsid="0053706a" style:font-size-asian="14pt" style:font-weight-asian="bold" style:font-size-complex="16pt" style:font-weight-complex="bold"/>
    </style:style>
    <style:style style:name="P8" style:family="paragraph" style:parent-style-name="Standard">
      <style:paragraph-properties fo:text-align="justify" style:justify-single-word="false"/>
      <style:text-properties style:font-name="Arial1" fo:font-size="16pt" fo:font-weight="bold" officeooo:rsid="002be95c" officeooo:paragraph-rsid="014269c9" style:font-size-asian="14pt" style:font-weight-asian="bold" style:font-size-complex="16pt" style:font-weight-complex="bold"/>
    </style:style>
    <style:style style:name="P9" style:family="paragraph" style:parent-style-name="Standard">
      <style:paragraph-properties fo:text-align="justify" style:justify-single-word="false"/>
      <style:text-properties style:font-name="Arial1" fo:font-size="16pt" fo:font-weight="bold" officeooo:rsid="002be95c" officeooo:paragraph-rsid="003bb597" style:font-size-asian="14pt" style:font-weight-asian="bold" style:font-size-complex="16pt" style:font-weight-complex="bold"/>
    </style:style>
    <style:style style:name="P10" style:family="paragraph" style:parent-style-name="Standard">
      <style:paragraph-properties fo:text-align="justify" style:justify-single-word="false"/>
      <style:text-properties style:font-name="Arial1" fo:font-size="16pt" fo:font-weight="bold" officeooo:rsid="002be95c" officeooo:paragraph-rsid="064ff665" style:font-size-asian="14pt" style:font-weight-asian="bold" style:font-size-complex="16pt" style:font-weight-complex="bold"/>
    </style:style>
    <style:style style:name="P11" style:family="paragraph" style:parent-style-name="Standard">
      <style:paragraph-properties fo:text-align="justify" style:justify-single-word="false"/>
      <style:text-properties style:font-name="Arial1" fo:font-size="16pt" fo:font-weight="bold" officeooo:rsid="002be95c" officeooo:paragraph-rsid="065e39e1" style:font-size-asian="14pt" style:font-weight-asian="bold" style:font-size-complex="16pt" style:font-weight-complex="bold"/>
    </style:style>
    <style:style style:name="P12" style:family="paragraph" style:parent-style-name="Standard">
      <style:paragraph-properties fo:text-align="justify" style:justify-single-word="false"/>
      <style:text-properties style:font-name="Arial1" fo:font-size="16pt" fo:font-weight="bold" officeooo:rsid="002be95c" officeooo:paragraph-rsid="08a542c8" style:font-size-asian="14pt" style:font-weight-asian="bold" style:font-size-complex="16pt" style:font-weight-complex="bold"/>
    </style:style>
    <style:style style:name="P13" style:family="paragraph" style:parent-style-name="Standard">
      <style:paragraph-properties fo:text-align="justify" style:justify-single-word="false"/>
      <style:text-properties style:font-name="Arial1" fo:font-size="16pt" fo:font-weight="bold" officeooo:rsid="002be95c" officeooo:paragraph-rsid="076fdd19" style:font-size-asian="14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style:font-name="Arial1" fo:font-size="16pt" fo:font-weight="bold" officeooo:rsid="002f99eb" officeooo:paragraph-rsid="002f99eb" style:font-size-asian="14pt" style:font-weight-asian="bold" style:font-size-complex="16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1" fo:font-size="16pt" fo:font-weight="bold" officeooo:rsid="002f99eb" officeooo:paragraph-rsid="013d4be0" style:font-size-asian="14pt" style:font-weight-asian="bold" style:font-size-complex="16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Arial1" fo:font-size="16pt" fo:font-weight="bold" officeooo:rsid="003bb597" officeooo:paragraph-rsid="00646963" style:font-size-asian="14pt" style:font-weight-asian="bold" style:font-size-complex="16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Arial1" fo:font-size="16pt" fo:font-weight="bold" officeooo:rsid="0049d487" officeooo:paragraph-rsid="00663545" style:font-size-asian="14pt" style:font-weight-asian="bold" style:font-size-complex="16pt" style:font-weight-complex="bold"/>
    </style:style>
    <style:style style:name="P18" style:family="paragraph" style:parent-style-name="Standard">
      <style:paragraph-properties fo:text-align="center" style:justify-single-word="false"/>
      <style:text-properties style:font-name="Arial1" fo:font-size="16pt" fo:font-weight="bold" officeooo:rsid="036b3de8" officeooo:paragraph-rsid="02058cf4" style:font-size-asian="14pt" style:font-weight-asian="bold" style:font-size-complex="16pt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207c008" style:font-size-asian="14pt" style:font-weight-asian="bold" style:font-size-complex="16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206c694" style:font-size-asian="14pt" style:font-weight-asian="bold" style:font-size-complex="16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Arial1" fo:font-size="16pt" fo:font-weight="bold" officeooo:rsid="036b3de8" officeooo:paragraph-rsid="06e02fbd" style:font-size-asian="14pt" style:font-weight-asian="bold" style:font-size-complex="16pt" style:font-weight-complex="bold"/>
    </style:style>
    <style:style style:name="P22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2058cf4" style:font-size-asian="14pt" style:font-weight-asian="bold" style:font-size-complex="16pt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211d9c4" style:font-size-asian="14pt" style:font-weight-asian="bold" style:font-size-complex="16pt" style:font-weight-complex="bold"/>
    </style:style>
    <style:style style:name="P24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270e723" style:font-size-asian="14pt" style:font-weight-asian="bold" style:font-size-complex="16pt" style:font-weight-complex="bold"/>
    </style:style>
    <style:style style:name="P25" style:family="paragraph" style:parent-style-name="Standard">
      <style:paragraph-properties fo:text-align="justify" style:justify-single-word="false"/>
      <style:text-properties style:font-name="Arial1" fo:font-size="16pt" fo:font-weight="bold" officeooo:rsid="001da575" officeooo:paragraph-rsid="0279a0fd" style:font-size-asian="14pt" style:font-weight-asian="bold" style:font-size-complex="16pt" style:font-weight-complex="bold"/>
    </style:style>
    <style:style style:name="P26" style:family="paragraph" style:parent-style-name="Standard">
      <style:paragraph-properties fo:text-align="justify" style:justify-single-word="false"/>
      <style:text-properties style:font-name="Arial1" fo:font-size="16pt" fo:font-weight="bold" officeooo:rsid="06452801" officeooo:paragraph-rsid="06452801" style:font-size-asian="14pt" style:font-weight-asian="bold" style:font-size-complex="16pt" style:font-weight-complex="bold"/>
    </style:style>
    <style:style style:name="P27" style:family="paragraph" style:parent-style-name="Standard">
      <style:paragraph-properties fo:text-align="justify" style:justify-single-word="false"/>
      <style:text-properties style:font-name="Arial1" fo:font-size="16pt" fo:font-weight="bold" officeooo:rsid="071d19b7" officeooo:paragraph-rsid="071d19b7" style:font-size-asian="14pt" style:font-weight-asian="bold" style:font-size-complex="16pt" style:font-weight-complex="bold"/>
    </style:style>
    <style:style style:name="P28" style:family="paragraph" style:parent-style-name="Standard">
      <style:paragraph-properties fo:text-align="center" style:justify-single-word="false"/>
      <style:text-properties style:font-name="Arial1" fo:font-size="26pt" fo:font-weight="normal" officeooo:rsid="00aaf5ff" officeooo:paragraph-rsid="001d6b43" style:font-size-asian="26pt" style:font-weight-asian="normal" style:font-size-complex="26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Arial" fo:font-size="16pt" fo:font-weight="normal" officeooo:rsid="00f9354e" officeooo:paragraph-rsid="001d6b43" style:font-size-asian="14pt" style:font-weight-asian="normal" style:font-size-complex="16pt" style:font-weight-complex="normal"/>
    </style:style>
    <style:style style:name="P30" style:family="paragraph" style:parent-style-name="Standard">
      <style:paragraph-properties fo:text-align="justify" style:justify-single-word="false"/>
      <style:text-properties style:font-name="Arial" fo:font-size="16pt" fo:font-weight="normal" officeooo:rsid="00f9354e" officeooo:paragraph-rsid="01514193" style:font-size-asian="14pt" style:font-weight-asian="normal" style:font-size-complex="16pt" style:font-weight-complex="normal"/>
    </style:style>
    <style:style style:name="P31" style:family="paragraph" style:parent-style-name="Standard">
      <style:paragraph-properties fo:text-align="justify" style:justify-single-word="false"/>
      <style:text-properties style:font-name="Arial" fo:font-size="16pt" fo:font-weight="normal" officeooo:rsid="00f9354e" officeooo:paragraph-rsid="01029b50" style:font-size-asian="14pt" style:font-weight-asian="normal" style:font-size-complex="16pt" style:font-weight-complex="normal"/>
    </style:style>
    <style:style style:name="P32" style:family="paragraph" style:parent-style-name="Standard">
      <style:paragraph-properties fo:text-align="justify" style:justify-single-word="false"/>
      <style:text-properties style:font-name="Arial" fo:font-size="16pt" fo:font-weight="normal" officeooo:rsid="00f9354e" officeooo:paragraph-rsid="0021a076" style:font-size-asian="14pt" style:font-weight-asian="normal" style:font-size-complex="16pt" style:font-weight-complex="normal"/>
    </style:style>
    <style:style style:name="P33" style:family="paragraph" style:parent-style-name="Standard">
      <style:paragraph-properties fo:text-align="justify" style:justify-single-word="false"/>
      <style:text-properties style:font-name="Arial" fo:font-size="16pt" fo:font-weight="normal" officeooo:rsid="00f9354e" officeooo:paragraph-rsid="0054affa" style:font-size-asian="14pt" style:font-weight-asian="normal" style:font-size-complex="16pt" style:font-weight-complex="normal"/>
    </style:style>
    <style:style style:name="P34" style:family="paragraph" style:parent-style-name="Standard">
      <style:paragraph-properties fo:text-align="justify" style:justify-single-word="false"/>
      <style:text-properties style:font-name="Arial" fo:font-size="16pt" fo:font-weight="normal" officeooo:rsid="00f9354e" officeooo:paragraph-rsid="0054c588" style:font-size-asian="14pt" style:font-weight-asian="normal" style:font-size-complex="16pt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font-name="Arial" fo:font-size="16pt" fo:font-weight="normal" officeooo:rsid="00f9354e" officeooo:paragraph-rsid="00565528" style:font-size-asian="14pt" style:font-weight-asian="normal" style:font-size-complex="16pt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font-name="Arial" fo:font-size="16pt" fo:font-weight="normal" officeooo:rsid="00f9354e" officeooo:paragraph-rsid="0133f11d" style:font-size-asian="14pt" style:font-weight-asian="normal" style:font-size-complex="16pt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font-name="Arial" fo:font-size="16pt" fo:font-weight="normal" officeooo:rsid="00f9354e" officeooo:paragraph-rsid="005f0931" style:font-size-asian="14pt" style:font-weight-asian="normal" style:font-size-complex="16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Arial" fo:font-size="16pt" fo:font-weight="normal" officeooo:rsid="00f9354e" officeooo:paragraph-rsid="02f88b37" style:font-size-asian="14pt" style:font-weight-asian="normal" style:font-size-complex="16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font-name="Arial" fo:font-size="16pt" fo:font-weight="normal" officeooo:rsid="00f9354e" officeooo:paragraph-rsid="0058cbcf" style:font-size-asian="14pt" style:font-weight-asian="normal" style:font-size-complex="16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font-name="Arial" fo:font-size="16pt" fo:font-weight="normal" officeooo:rsid="00f9354e" officeooo:paragraph-rsid="05825c6f" style:font-size-asian="14pt" style:font-weight-asian="normal" style:font-size-complex="16pt" style:font-weight-complex="normal"/>
    </style:style>
    <style:style style:name="P41" style:family="paragraph" style:parent-style-name="Standard">
      <style:paragraph-properties fo:text-align="justify" style:justify-single-word="false"/>
      <style:text-properties style:font-name="Arial" fo:font-size="16pt" fo:font-weight="normal" officeooo:rsid="00f9354e" officeooo:paragraph-rsid="063ec53a" style:font-size-asian="14pt" style:font-weight-asian="normal" style:font-size-complex="16pt" style:font-weight-complex="normal"/>
    </style:style>
    <style:style style:name="P42" style:family="paragraph" style:parent-style-name="Standard">
      <style:paragraph-properties fo:text-align="justify" style:justify-single-word="false"/>
      <style:text-properties style:font-name="Arial" fo:font-size="16pt" fo:font-weight="normal" officeooo:rsid="00f9354e" officeooo:paragraph-rsid="064f48d8" style:font-size-asian="14pt" style:font-weight-asian="normal" style:font-size-complex="16pt" style:font-weight-complex="normal"/>
    </style:style>
    <style:style style:name="P43" style:family="paragraph" style:parent-style-name="Standard">
      <style:paragraph-properties fo:text-align="justify" style:justify-single-word="false"/>
      <style:text-properties style:font-name="Arial" fo:font-size="16pt" fo:font-weight="normal" officeooo:rsid="00f9354e" officeooo:paragraph-rsid="065e39e1" style:font-size-asian="14pt" style:font-weight-asian="normal" style:font-size-complex="16pt" style:font-weight-complex="normal"/>
    </style:style>
    <style:style style:name="P44" style:family="paragraph" style:parent-style-name="Standard">
      <style:paragraph-properties fo:text-align="justify" style:justify-single-word="false"/>
      <style:text-properties style:font-name="Arial" fo:font-size="16pt" fo:font-weight="normal" officeooo:rsid="00f9354e" officeooo:paragraph-rsid="0888ad12" style:font-size-asian="14pt" style:font-weight-asian="normal" style:font-size-complex="16pt" style:font-weight-complex="normal"/>
    </style:style>
    <style:style style:name="P45" style:family="paragraph" style:parent-style-name="Standard">
      <style:paragraph-properties fo:text-align="justify" style:justify-single-word="false"/>
      <style:text-properties style:font-name="Arial" fo:font-size="16pt" fo:font-weight="normal" officeooo:rsid="004b08fe" officeooo:paragraph-rsid="003bb597" style:font-size-asian="14pt" style:font-weight-asian="normal" style:font-size-complex="16pt" style:font-weight-complex="normal"/>
    </style:style>
    <style:style style:name="P46" style:family="paragraph" style:parent-style-name="Standard">
      <style:paragraph-properties fo:text-align="justify" style:justify-single-word="false"/>
      <style:text-properties style:font-name="Arial" fo:font-size="16pt" fo:font-weight="normal" officeooo:rsid="01040a50" officeooo:paragraph-rsid="006abb22" style:font-size-asian="14pt" style:font-weight-asian="normal" style:font-size-complex="16pt" style:font-weight-complex="normal"/>
    </style:style>
    <style:style style:name="P47" style:family="paragraph" style:parent-style-name="Standard">
      <style:paragraph-properties fo:text-align="justify" style:justify-single-word="false"/>
      <style:text-properties style:font-name="Arial" fo:font-size="16pt" fo:font-weight="normal" officeooo:rsid="0025865c" officeooo:paragraph-rsid="002f99eb" style:font-size-asian="14pt" style:font-weight-asian="normal" style:font-size-complex="16pt" style:font-weight-complex="normal"/>
    </style:style>
    <style:style style:name="P48" style:family="paragraph" style:parent-style-name="Standard">
      <style:paragraph-properties fo:text-align="justify" style:justify-single-word="false"/>
      <style:text-properties style:font-name="Arial" fo:font-size="16pt" fo:font-weight="normal" officeooo:rsid="01431090" officeooo:paragraph-rsid="014269c9" style:font-size-asian="14pt" style:font-weight-asian="normal" style:font-size-complex="16pt" style:font-weight-complex="normal"/>
    </style:style>
    <style:style style:name="P49" style:family="paragraph" style:parent-style-name="Standard">
      <style:paragraph-properties fo:text-align="justify" style:justify-single-word="false"/>
      <style:text-properties style:font-name="Arial" fo:font-size="16pt" fo:font-weight="normal" officeooo:rsid="0021a076" officeooo:paragraph-rsid="0021a076" style:font-size-asian="14pt" style:font-weight-asian="normal" style:font-size-complex="16pt" style:font-weight-complex="normal"/>
    </style:style>
    <style:style style:name="P50" style:family="paragraph" style:parent-style-name="Standard">
      <style:paragraph-properties fo:text-align="justify" style:justify-single-word="false"/>
      <style:text-properties style:font-name="Arial" fo:font-size="16pt" fo:font-weight="normal" officeooo:rsid="02e2562a" officeooo:paragraph-rsid="02f15f62" style:font-size-asian="14pt" style:font-weight-asian="normal" style:font-size-complex="16pt" style:font-weight-complex="normal"/>
    </style:style>
    <style:style style:name="P51" style:family="paragraph" style:parent-style-name="Standard">
      <style:paragraph-properties fo:text-align="justify" style:justify-single-word="false"/>
      <style:text-properties style:font-name="Arial" fo:font-size="16pt" fo:font-weight="normal" officeooo:rsid="02fa8827" officeooo:paragraph-rsid="02fa8827" style:font-size-asian="14pt" style:font-weight-asian="normal" style:font-size-complex="16pt" style:font-weight-complex="normal"/>
    </style:style>
    <style:style style:name="P52" style:family="paragraph" style:parent-style-name="Standard">
      <style:paragraph-properties fo:text-align="justify" style:justify-single-word="false"/>
      <style:text-properties style:font-name="Arial" fo:font-size="16pt" fo:font-weight="normal" officeooo:rsid="036f95bf" officeooo:paragraph-rsid="04e37b53" style:font-size-asian="14pt" style:font-weight-asian="normal" style:font-size-complex="16pt" style:font-weight-complex="normal"/>
    </style:style>
    <style:style style:name="P53" style:family="paragraph" style:parent-style-name="Standard">
      <style:paragraph-properties fo:text-align="justify" style:justify-single-word="false"/>
      <style:text-properties style:font-name="Arial" fo:font-size="16pt" fo:font-weight="normal" officeooo:rsid="0366bb8f" officeooo:paragraph-rsid="063c1115" style:font-size-asian="14pt" style:font-weight-asian="normal" style:font-size-complex="16pt" style:font-weight-complex="normal"/>
    </style:style>
    <style:style style:name="P54" style:family="paragraph" style:parent-style-name="Standard">
      <style:paragraph-properties fo:text-align="justify" style:justify-single-word="false"/>
      <style:text-properties style:font-name="Arial" fo:font-size="16pt" fo:font-weight="normal" officeooo:rsid="005d64c4" officeooo:paragraph-rsid="0668eaed" style:font-size-asian="14pt" style:font-weight-asian="normal" style:font-size-complex="16pt" style:font-weight-complex="normal"/>
    </style:style>
    <style:style style:name="P55" style:family="paragraph" style:parent-style-name="Standard">
      <style:paragraph-properties fo:text-align="justify" style:justify-single-word="false"/>
      <style:text-properties style:font-name="Arial" fo:font-size="16pt" fo:font-weight="normal" officeooo:rsid="03a0d153" officeooo:paragraph-rsid="06807317" style:font-size-asian="14pt" style:font-weight-asian="normal" style:font-size-complex="16pt" style:font-weight-complex="normal"/>
    </style:style>
    <style:style style:name="P56" style:family="paragraph" style:parent-style-name="Standard">
      <style:paragraph-properties fo:text-align="justify" style:justify-single-word="false"/>
      <style:text-properties style:font-name="Arial" fo:font-size="16pt" fo:font-weight="normal" officeooo:rsid="006dd3a9" officeooo:paragraph-rsid="00ddf35f" style:font-size-asian="14pt" style:font-weight-asian="normal" style:font-size-complex="16pt" style:font-weight-complex="normal"/>
    </style:style>
    <style:style style:name="P57" style:family="paragraph" style:parent-style-name="Standard">
      <style:paragraph-properties fo:text-align="justify" style:justify-single-word="false"/>
      <style:text-properties style:font-name="Arial" fo:font-size="16pt" fo:font-weight="normal" officeooo:rsid="00f8a9a2" officeooo:paragraph-rsid="07434793" style:font-size-asian="14pt" style:font-weight-asian="normal" style:font-size-complex="16pt" style:font-weight-complex="normal"/>
    </style:style>
    <style:style style:name="P58" style:family="paragraph" style:parent-style-name="Standard">
      <style:paragraph-properties fo:text-align="justify" style:justify-single-word="false"/>
      <style:text-properties style:font-name="Arial" fo:font-size="16pt" fo:font-weight="normal" officeooo:rsid="00f8a9a2" officeooo:paragraph-rsid="049a850f" style:font-size-asian="14pt" style:font-weight-asian="normal" style:font-size-complex="16pt" style:font-weight-complex="normal"/>
    </style:style>
    <style:style style:name="P59" style:family="paragraph" style:parent-style-name="Standard">
      <style:paragraph-properties fo:text-align="justify" style:justify-single-word="false"/>
      <style:text-properties style:font-name="Arial" fo:font-size="16pt" fo:font-weight="normal" officeooo:rsid="00fb4592" officeooo:paragraph-rsid="00faa45e" style:font-size-asian="14pt" style:font-weight-asian="normal" style:font-size-complex="16pt" style:font-weight-complex="normal"/>
    </style:style>
    <style:style style:name="P60" style:family="paragraph" style:parent-style-name="Standard">
      <style:paragraph-properties fo:text-align="justify" style:justify-single-word="false"/>
      <style:text-properties style:font-name="Arial" fo:font-size="16pt" fo:font-weight="normal" officeooo:rsid="018686fb" officeooo:paragraph-rsid="01b359a2" style:font-size-asian="14pt" style:font-weight-asian="normal" style:font-size-complex="16pt" style:font-weight-complex="normal"/>
    </style:style>
    <style:style style:name="P61" style:family="paragraph" style:parent-style-name="Standard">
      <style:paragraph-properties fo:text-align="justify" style:justify-single-word="false"/>
      <style:text-properties style:font-name="Arial" fo:font-size="16pt" fo:font-weight="normal" officeooo:rsid="07250879" officeooo:paragraph-rsid="07250879" style:font-size-asian="14pt" style:font-weight-asian="normal" style:font-size-complex="16pt" style:font-weight-complex="normal"/>
    </style:style>
    <style:style style:name="P62" style:family="paragraph" style:parent-style-name="Standard">
      <style:paragraph-properties fo:text-align="justify" style:justify-single-word="false"/>
      <style:text-properties style:font-name="Arial" fo:font-size="16pt" fo:font-weight="normal" officeooo:rsid="02d6ecba" officeooo:paragraph-rsid="02d6ecba" style:font-size-asian="14pt" style:font-weight-asian="normal" style:font-size-complex="16pt" style:font-weight-complex="normal"/>
    </style:style>
    <style:style style:name="P63" style:family="paragraph" style:parent-style-name="Standard">
      <style:paragraph-properties fo:text-align="justify" style:justify-single-word="false"/>
      <style:text-properties style:font-name="Arial" fo:font-size="16pt" fo:font-weight="normal" officeooo:rsid="02f9e356" officeooo:paragraph-rsid="02f9e356" style:font-size-asian="14pt" style:font-weight-asian="normal" style:font-size-complex="16pt" style:font-weight-complex="normal"/>
    </style:style>
    <style:style style:name="P64" style:family="paragraph" style:parent-style-name="Standard">
      <style:paragraph-properties fo:text-align="justify" style:justify-single-word="false"/>
      <style:text-properties style:font-name="Arial" fo:font-size="16pt" fo:font-weight="normal" officeooo:rsid="0680f020" officeooo:paragraph-rsid="0772cac3" style:font-size-asian="14pt" style:font-weight-asian="normal" style:font-size-complex="16pt" style:font-weight-complex="normal"/>
    </style:style>
    <style:style style:name="P65" style:family="paragraph" style:parent-style-name="Standard">
      <style:paragraph-properties fo:text-align="justify" style:justify-single-word="false"/>
      <style:text-properties style:font-name="Arial" fo:font-size="16pt" fo:font-weight="normal" officeooo:rsid="0642a7ea" officeooo:paragraph-rsid="06452801" style:font-size-asian="14pt" style:font-weight-asian="normal" style:font-size-complex="16pt" style:font-weight-complex="normal"/>
    </style:style>
    <style:style style:name="P66" style:family="paragraph" style:parent-style-name="Standard">
      <style:paragraph-properties fo:text-align="justify" style:justify-single-word="false"/>
      <style:text-properties style:font-name="Arial" fo:font-size="16pt" fo:font-weight="normal" officeooo:rsid="02496782" officeooo:paragraph-rsid="064ff665" style:font-size-asian="14pt" style:font-weight-asian="normal" style:font-size-complex="16pt" style:font-weight-complex="normal"/>
    </style:style>
    <style:style style:name="P67" style:family="paragraph" style:parent-style-name="Standard">
      <style:paragraph-properties fo:text-align="justify" style:justify-single-word="false"/>
      <style:text-properties style:font-name="Arial" fo:font-size="16pt" fo:font-weight="normal" officeooo:rsid="068448ab" officeooo:paragraph-rsid="0772cac3" style:font-size-asian="14pt" style:font-weight-asian="normal" style:font-size-complex="16pt" style:font-weight-complex="normal"/>
    </style:style>
    <style:style style:name="P68" style:family="paragraph" style:parent-style-name="Standard">
      <style:paragraph-properties fo:text-align="justify" style:justify-single-word="false"/>
      <style:text-properties style:font-name="Arial" fo:font-size="16pt" fo:font-weight="normal" officeooo:rsid="06da95d7" officeooo:paragraph-rsid="06da95d7" style:font-size-asian="14pt" style:font-weight-asian="normal" style:font-size-complex="16pt" style:font-weight-complex="normal"/>
    </style:style>
    <style:style style:name="P69" style:family="paragraph" style:parent-style-name="Standard">
      <style:paragraph-properties fo:text-align="justify" style:justify-single-word="false"/>
      <style:text-properties style:font-name="Arial" fo:font-size="16pt" fo:font-weight="normal" officeooo:rsid="07c35326" officeooo:paragraph-rsid="07c35326" style:font-size-asian="14pt" style:font-weight-asian="normal" style:font-size-complex="16pt" style:font-weight-complex="normal"/>
    </style:style>
    <style:style style:name="P70" style:family="paragraph" style:parent-style-name="Standard">
      <style:paragraph-properties fo:text-align="justify" style:justify-single-word="false"/>
      <style:text-properties style:font-name="Arial" fo:font-size="16pt" fo:font-weight="normal" officeooo:rsid="07d74692" officeooo:paragraph-rsid="07d74692" style:font-size-asian="14pt" style:font-weight-asian="normal" style:font-size-complex="16pt" style:font-weight-complex="normal"/>
    </style:style>
    <style:style style:name="P71" style:family="paragraph" style:parent-style-name="Standard">
      <style:paragraph-properties fo:text-align="justify" style:justify-single-word="false"/>
      <style:text-properties style:font-name="Arial" fo:font-size="16pt" fo:font-weight="normal" officeooo:rsid="07e8f187" officeooo:paragraph-rsid="07e8f187" style:font-size-asian="14pt" style:font-weight-asian="normal" style:font-size-complex="16pt" style:font-weight-complex="normal"/>
    </style:style>
    <style:style style:name="P72" style:family="paragraph" style:parent-style-name="Standard">
      <style:paragraph-properties fo:text-align="justify" style:justify-single-word="false"/>
      <style:text-properties style:font-name="Arial" fo:font-size="16pt" fo:font-weight="normal" officeooo:rsid="07f89ab6" officeooo:paragraph-rsid="07f89ab6" style:font-size-asian="14pt" style:font-weight-asian="normal" style:font-size-complex="16pt" style:font-weight-complex="normal"/>
    </style:style>
    <style:style style:name="P73" style:family="paragraph" style:parent-style-name="Standard">
      <style:paragraph-properties fo:text-align="justify" style:justify-single-word="false"/>
      <style:text-properties style:font-name="Arial" fo:font-size="16pt" fo:font-weight="normal" officeooo:rsid="08037861" officeooo:paragraph-rsid="08037861" style:font-size-asian="14pt" style:font-weight-asian="normal" style:font-size-complex="16pt" style:font-weight-complex="normal"/>
    </style:style>
    <style:style style:name="P74" style:family="paragraph" style:parent-style-name="Standard">
      <style:paragraph-properties fo:text-align="justify" style:justify-single-word="false"/>
      <style:text-properties style:font-name="Arial" fo:font-size="16pt" fo:font-weight="normal" officeooo:rsid="080b74e6" officeooo:paragraph-rsid="080be929" style:font-size-asian="14pt" style:font-weight-asian="normal" style:font-size-complex="16pt" style:font-weight-complex="normal"/>
    </style:style>
    <style:style style:name="P75" style:family="paragraph" style:parent-style-name="Standard">
      <style:paragraph-properties fo:text-align="justify" style:justify-single-word="false"/>
      <style:text-properties style:font-name="Arial" fo:font-size="16pt" fo:font-weight="normal" officeooo:rsid="08902233" officeooo:paragraph-rsid="08902233" style:font-size-asian="14pt" style:font-weight-asian="normal" style:font-size-complex="16pt" style:font-weight-complex="normal"/>
    </style:style>
    <style:style style:name="P76" style:family="paragraph" style:parent-style-name="Standard">
      <style:paragraph-properties fo:text-align="justify" style:justify-single-word="false"/>
      <style:text-properties style:font-name="Arial" fo:font-size="16pt" fo:font-weight="normal" officeooo:rsid="08f1b6ee" officeooo:paragraph-rsid="08f1b6ee" style:font-size-asian="14pt" style:font-weight-asian="normal" style:font-size-complex="16pt" style:font-weight-complex="normal"/>
    </style:style>
    <style:style style:name="P77" style:family="paragraph" style:parent-style-name="Standard">
      <style:paragraph-properties fo:text-align="justify" style:justify-single-word="false"/>
      <style:text-properties style:font-name="Arial" fo:font-size="16pt" fo:font-weight="normal" officeooo:rsid="08ffff7e" officeooo:paragraph-rsid="08ffff7e" style:font-size-asian="14pt" style:font-weight-asian="normal" style:font-size-complex="16pt" style:font-weight-complex="normal"/>
    </style:style>
    <style:style style:name="P78" style:family="paragraph" style:parent-style-name="Standard">
      <style:paragraph-properties fo:text-align="justify" style:justify-single-word="false"/>
      <style:text-properties style:font-name="Arial" fo:font-size="16pt" fo:font-weight="normal" officeooo:rsid="029542b3" officeooo:paragraph-rsid="029542b3" style:font-size-asian="16pt" style:font-weight-asian="normal" style:font-size-complex="16pt" style:font-weight-complex="normal"/>
    </style:style>
    <style:style style:name="P79" style:family="paragraph" style:parent-style-name="Standard">
      <style:paragraph-properties fo:text-align="justify" style:justify-single-word="false"/>
      <style:text-properties style:font-name="Arial" fo:font-size="16pt" fo:font-weight="normal" officeooo:rsid="01f03cc7" officeooo:paragraph-rsid="01d9dd45" style:font-size-asian="16pt" style:font-weight-asian="normal" style:font-size-complex="16pt" style:font-weight-complex="normal"/>
    </style:style>
    <style:style style:name="P80" style:family="paragraph" style:parent-style-name="Standard">
      <style:paragraph-properties fo:text-align="justify" style:justify-single-word="false"/>
      <style:text-properties style:font-name="Arial" fo:font-size="16pt" fo:font-weight="normal" officeooo:rsid="01f03cc7" officeooo:paragraph-rsid="04e37b53" style:font-size-asian="16pt" style:font-weight-asian="normal" style:font-size-complex="16pt" style:font-weight-complex="normal"/>
    </style:style>
    <style:style style:name="P81" style:family="paragraph" style:parent-style-name="Standard">
      <style:paragraph-properties fo:text-align="justify" style:justify-single-word="false"/>
      <style:text-properties style:font-name="Arial" fo:font-size="16pt" fo:font-weight="normal" officeooo:rsid="04fa6271" officeooo:paragraph-rsid="07518da3" style:font-size-asian="16pt" style:font-weight-asian="normal" style:font-size-complex="16pt" style:font-weight-complex="normal"/>
    </style:style>
    <style:style style:name="P82" style:family="paragraph" style:parent-style-name="Standard">
      <style:paragraph-properties fo:text-align="justify" style:justify-single-word="false"/>
      <style:text-properties style:font-name="Arial" fo:font-size="16pt" fo:font-weight="normal" officeooo:rsid="02fec95d" officeooo:paragraph-rsid="02fec95d" style:font-size-asian="16pt" style:font-weight-asian="normal" style:font-size-complex="16pt" style:font-weight-complex="normal"/>
    </style:style>
    <style:style style:name="P83" style:family="paragraph" style:parent-style-name="Standard">
      <style:paragraph-properties fo:text-align="justify" style:justify-single-word="false"/>
      <style:text-properties style:font-name="Arial" fo:font-size="16pt" fo:font-weight="bold" officeooo:rsid="00f9354e" officeooo:paragraph-rsid="00fb256b" style:font-size-asian="14pt" style:font-weight-asian="bold" style:font-size-complex="16pt" style:font-weight-complex="bold"/>
    </style:style>
    <style:style style:name="P84" style:family="paragraph" style:parent-style-name="Standard">
      <style:paragraph-properties fo:text-align="justify" style:justify-single-word="false"/>
      <style:text-properties style:font-name="Arial" fo:font-size="16pt" fo:font-weight="bold" officeooo:rsid="00f9354e" officeooo:paragraph-rsid="0054affa" style:font-size-asian="14pt" style:font-weight-asian="bold" style:font-size-complex="16pt" style:font-weight-complex="bold"/>
    </style:style>
    <style:style style:name="P85" style:family="paragraph" style:parent-style-name="Standard">
      <style:paragraph-properties fo:text-align="justify" style:justify-single-word="false"/>
      <style:text-properties style:font-name="Arial" fo:font-size="16pt" fo:font-weight="bold" officeooo:rsid="00f9354e" officeooo:paragraph-rsid="0054c588" style:font-size-asian="14pt" style:font-weight-asian="bold" style:font-size-complex="16pt" style:font-weight-complex="bold"/>
    </style:style>
    <style:style style:name="P86" style:family="paragraph" style:parent-style-name="Standard">
      <style:paragraph-properties fo:text-align="justify" style:justify-single-word="false"/>
      <style:text-properties style:font-name="Arial" fo:font-size="16pt" fo:font-weight="bold" officeooo:rsid="00f9354e" officeooo:paragraph-rsid="00565528" style:font-size-asian="14pt" style:font-weight-asian="bold" style:font-size-complex="16pt" style:font-weight-complex="bold"/>
    </style:style>
    <style:style style:name="P87" style:family="paragraph" style:parent-style-name="Standard">
      <style:paragraph-properties fo:text-align="justify" style:justify-single-word="false"/>
      <style:text-properties style:font-name="Arial" fo:font-size="16pt" fo:font-weight="bold" officeooo:rsid="00f9354e" officeooo:paragraph-rsid="00dde316" style:font-size-asian="14pt" style:font-weight-asian="bold" style:font-size-complex="16pt" style:font-weight-complex="bold"/>
    </style:style>
    <style:style style:name="P88" style:family="paragraph" style:parent-style-name="Standard">
      <style:paragraph-properties fo:text-align="justify" style:justify-single-word="false"/>
      <style:text-properties style:font-name="Arial" fo:font-size="16pt" fo:font-weight="bold" officeooo:rsid="00f9354e" officeooo:paragraph-rsid="024663f6" style:font-size-asian="14pt" style:font-weight-asian="bold" style:font-size-complex="16pt" style:font-weight-complex="bold"/>
    </style:style>
    <style:style style:name="P89" style:family="paragraph" style:parent-style-name="Standard">
      <style:paragraph-properties fo:text-align="justify" style:justify-single-word="false"/>
      <style:text-properties style:font-name="Arial" fo:font-size="16pt" fo:font-weight="bold" officeooo:rsid="00f9354e" officeooo:paragraph-rsid="02d1daa6" style:font-size-asian="14pt" style:font-weight-asian="bold" style:font-size-complex="16pt" style:font-weight-complex="bold"/>
    </style:style>
    <style:style style:name="P90" style:family="paragraph" style:parent-style-name="Standard">
      <style:paragraph-properties fo:text-align="justify" style:justify-single-word="false"/>
      <style:text-properties style:font-name="Arial" fo:font-size="16pt" fo:font-weight="bold" officeooo:rsid="00f9354e" officeooo:paragraph-rsid="02f6282d" style:font-size-asian="14pt" style:font-weight-asian="bold" style:font-size-complex="16pt" style:font-weight-complex="bold"/>
    </style:style>
    <style:style style:name="P91" style:family="paragraph" style:parent-style-name="Standard">
      <style:paragraph-properties fo:text-align="justify" style:justify-single-word="false"/>
      <style:text-properties style:font-name="Arial" fo:font-size="16pt" fo:font-weight="bold" officeooo:rsid="00f9354e" officeooo:paragraph-rsid="02f88b37" style:font-size-asian="14pt" style:font-weight-asian="bold" style:font-size-complex="16pt" style:font-weight-complex="bold"/>
    </style:style>
    <style:style style:name="P92" style:family="paragraph" style:parent-style-name="Standard">
      <style:paragraph-properties fo:text-align="justify" style:justify-single-word="false"/>
      <style:text-properties style:font-name="Arial" fo:font-size="16pt" fo:font-weight="bold" officeooo:rsid="00f9354e" officeooo:paragraph-rsid="0058cbcf" style:font-size-asian="14pt" style:font-weight-asian="bold" style:font-size-complex="16pt" style:font-weight-complex="bold"/>
    </style:style>
    <style:style style:name="P93" style:family="paragraph" style:parent-style-name="Standard">
      <style:paragraph-properties fo:text-align="justify" style:justify-single-word="false"/>
      <style:text-properties style:font-name="Arial" fo:font-size="16pt" fo:font-weight="bold" officeooo:rsid="00f9354e" officeooo:paragraph-rsid="058577e6" style:font-size-asian="14pt" style:font-weight-asian="bold" style:font-size-complex="16pt" style:font-weight-complex="bold"/>
    </style:style>
    <style:style style:name="P94" style:family="paragraph" style:parent-style-name="Standard">
      <style:paragraph-properties fo:text-align="justify" style:justify-single-word="false"/>
      <style:text-properties style:font-name="Arial" fo:font-size="16pt" fo:font-weight="bold" officeooo:rsid="00f9354e" officeooo:paragraph-rsid="02f89a56" style:font-size-asian="14pt" style:font-weight-asian="bold" style:font-size-complex="16pt" style:font-weight-complex="bold"/>
    </style:style>
    <style:style style:name="P95" style:family="paragraph" style:parent-style-name="Standard">
      <style:paragraph-properties fo:text-align="justify" style:justify-single-word="false"/>
      <style:text-properties style:font-name="Arial" fo:font-size="16pt" fo:font-weight="bold" officeooo:rsid="00f9354e" officeooo:paragraph-rsid="063ec53a" style:font-size-asian="14pt" style:font-weight-asian="bold" style:font-size-complex="16pt" style:font-weight-complex="bold"/>
    </style:style>
    <style:style style:name="P96" style:family="paragraph" style:parent-style-name="Standard">
      <style:paragraph-properties fo:text-align="justify" style:justify-single-word="false"/>
      <style:text-properties style:font-name="Arial" fo:font-size="16pt" fo:font-weight="bold" officeooo:rsid="00f9354e" officeooo:paragraph-rsid="063f9ee6" style:font-size-asian="14pt" style:font-weight-asian="bold" style:font-size-complex="16pt" style:font-weight-complex="bold"/>
    </style:style>
    <style:style style:name="P97" style:family="paragraph" style:parent-style-name="Standard">
      <style:paragraph-properties fo:text-align="justify" style:justify-single-word="false"/>
      <style:text-properties style:font-name="Arial" fo:font-size="16pt" fo:font-weight="bold" officeooo:rsid="00f9354e" officeooo:paragraph-rsid="064f48d8" style:font-size-asian="14pt" style:font-weight-asian="bold" style:font-size-complex="16pt" style:font-weight-complex="bold"/>
    </style:style>
    <style:style style:name="P98" style:family="paragraph" style:parent-style-name="Standard">
      <style:paragraph-properties fo:text-align="justify" style:justify-single-word="false"/>
      <style:text-properties style:font-name="Arial" fo:font-size="16pt" fo:font-weight="bold" officeooo:rsid="00f9354e" officeooo:paragraph-rsid="065e39e1" style:font-size-asian="14pt" style:font-weight-asian="bold" style:font-size-complex="16pt" style:font-weight-complex="bold"/>
    </style:style>
    <style:style style:name="P99" style:family="paragraph" style:parent-style-name="Standard">
      <style:paragraph-properties fo:text-align="justify" style:justify-single-word="false"/>
      <style:text-properties style:font-name="Arial" fo:font-size="16pt" fo:font-weight="bold" officeooo:rsid="00f9354e" officeooo:paragraph-rsid="01029b50" style:font-size-asian="14pt" style:font-weight-asian="bold" style:font-size-complex="16pt" style:font-weight-complex="bold"/>
    </style:style>
    <style:style style:name="P100" style:family="paragraph" style:parent-style-name="Standard">
      <style:paragraph-properties fo:text-align="justify" style:justify-single-word="false"/>
      <style:text-properties style:font-name="Arial" fo:font-size="16pt" fo:font-weight="bold" officeooo:rsid="00f9354e" officeooo:paragraph-rsid="06e02fbd" style:font-size-asian="14pt" style:font-weight-asian="bold" style:font-size-complex="16pt" style:font-weight-complex="bold"/>
    </style:style>
    <style:style style:name="P101" style:family="paragraph" style:parent-style-name="Standard">
      <style:paragraph-properties fo:text-align="center" style:justify-single-word="false"/>
      <style:text-properties style:font-name="Arial" fo:font-size="16pt" fo:font-weight="bold" officeooo:rsid="00f9354e" officeooo:paragraph-rsid="001d6b43" style:font-size-asian="14pt" style:font-weight-asian="bold" style:font-size-complex="16pt" style:font-weight-complex="bold"/>
    </style:style>
    <style:style style:name="P102" style:family="paragraph" style:parent-style-name="Standard">
      <style:paragraph-properties fo:text-align="justify" style:justify-single-word="false"/>
      <style:text-properties style:font-name="Arial" fo:font-size="16pt" fo:font-weight="bold" officeooo:rsid="002a2901" officeooo:paragraph-rsid="0023d829" style:font-size-asian="14pt" style:font-weight-asian="bold" style:font-size-complex="16pt" style:font-weight-complex="bold"/>
    </style:style>
    <style:style style:name="P103" style:family="paragraph" style:parent-style-name="Standard">
      <style:paragraph-properties fo:text-align="center" style:justify-single-word="false"/>
      <style:text-properties style:font-name="Arial" fo:font-size="16pt" fo:font-weight="bold" officeooo:rsid="006dd3a9" officeooo:paragraph-rsid="00ddf35f" style:font-size-asian="14pt" style:font-weight-asian="bold" style:font-size-complex="16pt" style:font-weight-complex="bold"/>
    </style:style>
    <style:style style:name="P104" style:family="paragraph" style:parent-style-name="Standard">
      <style:paragraph-properties fo:text-align="justify" style:justify-single-word="false"/>
      <style:text-properties style:font-name="Arial" fo:font-size="16pt" fo:font-weight="bold" officeooo:rsid="006dd3a9" officeooo:paragraph-rsid="00ddf35f" style:font-size-asian="14pt" style:font-weight-asian="bold" style:font-size-complex="16pt" style:font-weight-complex="bold"/>
    </style:style>
    <style:style style:name="P105" style:family="paragraph" style:parent-style-name="Standard">
      <style:paragraph-properties fo:text-align="center" style:justify-single-word="false"/>
      <style:text-properties style:font-name="Arial" fo:font-size="16pt" fo:font-weight="bold" officeooo:rsid="00f8a9a2" officeooo:paragraph-rsid="00f8a9a2" style:font-size-asian="14pt" style:font-weight-asian="bold" style:font-size-complex="16pt" style:font-weight-complex="bold"/>
    </style:style>
    <style:style style:name="P106" style:family="paragraph" style:parent-style-name="Standard">
      <style:paragraph-properties fo:text-align="justify" style:justify-single-word="false"/>
      <style:text-properties style:font-name="Arial" fo:font-size="16pt" fo:font-weight="bold" officeooo:rsid="0134fd39" officeooo:paragraph-rsid="014117ea" style:font-size-asian="14pt" style:font-weight-asian="bold" style:font-size-complex="16pt" style:font-weight-complex="bold"/>
    </style:style>
    <style:style style:name="P107" style:family="paragraph" style:parent-style-name="Standard">
      <style:paragraph-properties fo:text-align="justify" style:justify-single-word="false"/>
      <style:text-properties style:font-name="Arial" fo:font-size="16pt" fo:font-weight="bold" officeooo:rsid="01040a50" officeooo:paragraph-rsid="0133f11d" style:font-size-asian="14pt" style:font-weight-asian="bold" style:font-size-complex="16pt" style:font-weight-complex="bold"/>
    </style:style>
    <style:style style:name="P108" style:family="paragraph" style:parent-style-name="Standard">
      <style:paragraph-properties fo:text-align="justify" style:justify-single-word="false"/>
      <style:text-properties style:font-name="Arial" fo:font-size="16pt" fo:font-weight="bold" officeooo:rsid="01029b50" officeooo:paragraph-rsid="021428fe" style:font-size-asian="14pt" style:font-weight-asian="bold" style:font-size-complex="16pt" style:font-weight-complex="bold"/>
    </style:style>
    <style:style style:name="P109" style:family="paragraph" style:parent-style-name="Standard">
      <style:paragraph-properties fo:text-align="justify" style:justify-single-word="false"/>
      <style:text-properties style:font-name="Arial" fo:font-size="16pt" fo:font-weight="bold" officeooo:rsid="0061f26d" officeooo:paragraph-rsid="0215707a" style:font-size-asian="14pt" style:font-weight-asian="bold" style:font-size-complex="16pt" style:font-weight-complex="bold"/>
    </style:style>
    <style:style style:name="P110" style:family="paragraph" style:parent-style-name="Standard">
      <style:paragraph-properties fo:text-align="center" style:justify-single-word="false"/>
      <style:text-properties style:font-name="Arial" fo:font-size="16pt" fo:font-weight="bold" officeooo:rsid="02d1daa6" officeooo:paragraph-rsid="02d1daa6" style:font-size-asian="14pt" style:font-weight-asian="bold" style:font-size-complex="16pt" style:font-weight-complex="bold"/>
    </style:style>
    <style:style style:name="P111" style:family="paragraph" style:parent-style-name="Standard">
      <style:paragraph-properties fo:text-align="justify" style:justify-single-word="false"/>
      <style:text-properties style:font-name="Arial" fo:font-size="16pt" fo:font-weight="bold" officeooo:rsid="02d6ecba" officeooo:paragraph-rsid="02d6ecba" style:font-size-asian="14pt" style:font-weight-asian="bold" style:font-size-complex="16pt" style:font-weight-complex="bold"/>
    </style:style>
    <style:style style:name="P112" style:family="paragraph" style:parent-style-name="Standard">
      <style:paragraph-properties fo:text-align="center" style:justify-single-word="false"/>
      <style:text-properties style:font-name="Arial" fo:font-size="16pt" fo:font-weight="bold" officeooo:rsid="02f88b37" officeooo:paragraph-rsid="02f88b37" style:font-size-asian="14pt" style:font-weight-asian="bold" style:font-size-complex="16pt" style:font-weight-complex="bold"/>
    </style:style>
    <style:style style:name="P113" style:family="paragraph" style:parent-style-name="Standard">
      <style:paragraph-properties fo:text-align="justify" style:justify-single-word="false"/>
      <style:text-properties style:font-name="Arial" fo:font-size="16pt" fo:font-weight="bold" officeooo:rsid="02fa8827" officeooo:paragraph-rsid="02fa8827" style:font-size-asian="14pt" style:font-weight-asian="bold" style:font-size-complex="16pt" style:font-weight-complex="bold"/>
    </style:style>
    <style:style style:name="P114" style:family="paragraph" style:parent-style-name="Standard">
      <style:paragraph-properties fo:text-align="justify" style:justify-single-word="false"/>
      <style:text-properties style:font-name="Arial" fo:font-size="16pt" fo:font-weight="bold" officeooo:rsid="02f9e356" officeooo:paragraph-rsid="02f9e356" style:font-size-asian="14pt" style:font-weight-asian="bold" style:font-size-complex="16pt" style:font-weight-complex="bold"/>
    </style:style>
    <style:style style:name="P115" style:family="paragraph" style:parent-style-name="Standard">
      <style:paragraph-properties fo:text-align="justify" style:justify-single-word="false"/>
      <style:text-properties style:font-name="Arial" fo:font-size="16pt" fo:font-weight="bold" officeooo:rsid="05825c6f" officeooo:paragraph-rsid="05825c6f" style:font-size-asian="14pt" style:font-weight-asian="bold" style:font-size-complex="16pt" style:font-weight-complex="bold"/>
    </style:style>
    <style:style style:name="P116" style:family="paragraph" style:parent-style-name="Standard">
      <style:paragraph-properties fo:text-align="justify" style:justify-single-word="false"/>
      <style:text-properties style:font-name="Arial" fo:font-size="16pt" fo:font-weight="bold" officeooo:rsid="063d14e5" officeooo:paragraph-rsid="063d14e5" style:font-size-asian="14pt" style:font-weight-asian="bold" style:font-size-complex="16pt" style:font-weight-complex="bold"/>
    </style:style>
    <style:style style:name="P117" style:family="paragraph" style:parent-style-name="Standard">
      <style:paragraph-properties fo:text-align="center" style:justify-single-word="false"/>
      <style:text-properties style:font-name="Arial" fo:font-size="16pt" fo:font-weight="bold" officeooo:rsid="063ec53a" officeooo:paragraph-rsid="063ec53a" style:font-size-asian="14pt" style:font-weight-asian="bold" style:font-size-complex="16pt" style:font-weight-complex="bold"/>
    </style:style>
    <style:style style:name="P118" style:family="paragraph" style:parent-style-name="Standard">
      <style:paragraph-properties fo:text-align="center" style:justify-single-word="false"/>
      <style:text-properties style:font-name="Arial" fo:font-size="16pt" fo:font-weight="bold" officeooo:rsid="063ec53a" officeooo:paragraph-rsid="064f48d8" style:font-size-asian="14pt" style:font-weight-asian="bold" style:font-size-complex="16pt" style:font-weight-complex="bold"/>
    </style:style>
    <style:style style:name="P119" style:family="paragraph" style:parent-style-name="Standard">
      <style:paragraph-properties fo:text-align="center" style:justify-single-word="false"/>
      <style:text-properties style:font-name="Arial" fo:font-size="16pt" fo:font-weight="bold" officeooo:rsid="063ec53a" officeooo:paragraph-rsid="065e39e1" style:font-size-asian="14pt" style:font-weight-asian="bold" style:font-size-complex="16pt" style:font-weight-complex="bold"/>
    </style:style>
    <style:style style:name="P120" style:family="paragraph" style:parent-style-name="Standard">
      <style:paragraph-properties fo:text-align="justify" style:justify-single-word="false"/>
      <style:text-properties style:font-name="Arial" fo:font-size="16pt" fo:font-weight="bold" officeooo:rsid="06b4026e" officeooo:paragraph-rsid="06b4026e" style:font-size-asian="14pt" style:font-weight-asian="bold" style:font-size-complex="16pt" style:font-weight-complex="bold"/>
    </style:style>
    <style:style style:name="P121" style:family="paragraph" style:parent-style-name="Standard">
      <style:paragraph-properties fo:text-align="justify" style:justify-single-word="false"/>
      <style:text-properties style:font-name="Arial" fo:font-size="16pt" fo:font-weight="bold" officeooo:rsid="06b4026e" officeooo:paragraph-rsid="0776ff6b" style:font-size-asian="14pt" style:font-weight-asian="bold" style:font-size-complex="16pt" style:font-weight-complex="bold"/>
    </style:style>
    <style:style style:name="P122" style:family="paragraph" style:parent-style-name="Standard">
      <style:paragraph-properties fo:text-align="justify" style:justify-single-word="false"/>
      <style:text-properties style:font-name="Arial" fo:font-size="16pt" fo:font-weight="bold" officeooo:rsid="07250879" officeooo:paragraph-rsid="07250879" style:font-size-asian="14pt" style:font-weight-asian="bold" style:font-size-complex="16pt" style:font-weight-complex="bold"/>
    </style:style>
    <style:style style:name="P123" style:family="paragraph" style:parent-style-name="Standard">
      <style:paragraph-properties fo:text-align="justify" style:justify-single-word="false"/>
      <style:text-properties style:font-name="Arial" fo:font-size="16pt" fo:font-weight="bold" officeooo:rsid="0021a076" officeooo:paragraph-rsid="0021a076" style:font-size-asian="14pt" style:font-weight-asian="bold" style:font-size-complex="16pt" style:font-weight-complex="bold"/>
    </style:style>
    <style:style style:name="P124" style:family="paragraph" style:parent-style-name="Standard">
      <style:paragraph-properties fo:text-align="justify" style:justify-single-word="false"/>
      <style:text-properties style:font-name="Arial" fo:font-size="16pt" fo:font-weight="bold" officeooo:rsid="03b6df96" officeooo:paragraph-rsid="07518da3" style:font-size-asian="14pt" style:font-weight-asian="bold" style:font-size-complex="16pt" style:font-weight-complex="bold"/>
    </style:style>
    <style:style style:name="P125" style:family="paragraph" style:parent-style-name="Standard">
      <style:paragraph-properties fo:text-align="justify" style:justify-single-word="false"/>
      <style:text-properties style:font-name="Arial" fo:font-size="16pt" fo:font-weight="bold" officeooo:rsid="0680f020" officeooo:paragraph-rsid="0772cac3" style:font-size-asian="14pt" style:font-weight-asian="bold" style:font-size-complex="16pt" style:font-weight-complex="bold"/>
    </style:style>
    <style:style style:name="P126" style:family="paragraph" style:parent-style-name="Standard">
      <style:paragraph-properties fo:text-align="justify" style:justify-single-word="false"/>
      <style:text-properties style:font-name="Arial" fo:font-size="16pt" fo:font-weight="bold" officeooo:rsid="07d46d01" officeooo:paragraph-rsid="07d46d01" style:font-size-asian="14pt" style:font-weight-asian="bold" style:font-size-complex="16pt" style:font-weight-complex="bold"/>
    </style:style>
    <style:style style:name="P127" style:family="paragraph" style:parent-style-name="Standard">
      <style:paragraph-properties fo:text-align="justify" style:justify-single-word="false"/>
      <style:text-properties style:font-name="Arial" fo:font-size="16pt" fo:font-weight="bold" officeooo:rsid="07e27b17" officeooo:paragraph-rsid="07e27b17" style:font-size-asian="14pt" style:font-weight-asian="bold" style:font-size-complex="16pt" style:font-weight-complex="bold"/>
    </style:style>
    <style:style style:name="P128" style:family="paragraph" style:parent-style-name="Standard">
      <style:paragraph-properties fo:text-align="justify" style:justify-single-word="false"/>
      <style:text-properties style:font-name="Arial" fo:font-size="16pt" fo:font-weight="bold" officeooo:rsid="080797b1" officeooo:paragraph-rsid="080797b1" style:font-size-asian="14pt" style:font-weight-asian="bold" style:font-size-complex="16pt" style:font-weight-complex="bold"/>
    </style:style>
    <style:style style:name="P129" style:family="paragraph" style:parent-style-name="Standard">
      <style:paragraph-properties fo:text-align="justify" style:justify-single-word="false"/>
      <style:text-properties style:font-name="Arial" fo:font-size="16pt" fo:font-weight="bold" officeooo:rsid="07fc966b" officeooo:paragraph-rsid="07fc966b" style:font-size-asian="14pt" style:font-weight-asian="bold" style:font-size-complex="16pt" style:font-weight-complex="bold"/>
    </style:style>
    <style:style style:name="P130" style:family="paragraph" style:parent-style-name="Standard">
      <style:paragraph-properties fo:text-align="justify" style:justify-single-word="false"/>
      <style:text-properties style:font-name="Arial" fo:font-size="16pt" fo:font-weight="bold" officeooo:rsid="082f7b3e" officeooo:paragraph-rsid="08316c0d" style:font-size-asian="14pt" style:font-weight-asian="bold" style:font-size-complex="16pt" style:font-weight-complex="bold"/>
    </style:style>
    <style:style style:name="P131" style:family="paragraph" style:parent-style-name="Standard">
      <style:paragraph-properties fo:text-align="justify" style:justify-single-word="false"/>
      <style:text-properties style:font-name="Arial" fo:font-size="16pt" fo:font-weight="bold" officeooo:rsid="07c1d62b" officeooo:paragraph-rsid="07c1d62b" style:font-size-asian="14pt" style:font-weight-asian="bold" style:font-size-complex="16pt" style:font-weight-complex="bold"/>
    </style:style>
    <style:style style:name="P132" style:family="paragraph" style:parent-style-name="Standard">
      <style:paragraph-properties fo:text-align="justify" style:justify-single-word="false"/>
      <style:text-properties style:font-name="Arial" fo:font-size="16pt" fo:font-weight="bold" officeooo:rsid="07f276bf" officeooo:paragraph-rsid="07f276bf" style:font-size-asian="14pt" style:font-weight-asian="bold" style:font-size-complex="16pt" style:font-weight-complex="bold"/>
    </style:style>
    <style:style style:name="P133" style:family="paragraph" style:parent-style-name="Standard">
      <style:paragraph-properties fo:text-align="justify" style:justify-single-word="false"/>
      <style:text-properties style:font-name="Arial" fo:font-size="16pt" fo:font-weight="bold" officeooo:rsid="08809a82" officeooo:paragraph-rsid="08809a82" style:font-size-asian="14pt" style:font-weight-asian="bold" style:font-size-complex="16pt" style:font-weight-complex="bold"/>
    </style:style>
    <style:style style:name="P134" style:family="paragraph" style:parent-style-name="Standard">
      <style:paragraph-properties fo:text-align="justify" style:justify-single-word="false"/>
      <style:text-properties style:font-name="Arial" fo:font-size="16pt" fo:font-weight="bold" officeooo:rsid="04988c9a" officeooo:paragraph-rsid="08a2b489" style:font-size-asian="14pt" style:font-weight-asian="bold" style:font-size-complex="16pt" style:font-weight-complex="bold"/>
    </style:style>
    <style:style style:name="P135" style:family="paragraph" style:parent-style-name="Standard">
      <style:paragraph-properties fo:text-align="justify" style:justify-single-word="false"/>
      <style:text-properties style:font-name="Arial" fo:font-size="16pt" fo:font-weight="bold" officeooo:rsid="08d18e6a" officeooo:paragraph-rsid="08d18e6a" style:font-size-asian="14pt" style:font-weight-asian="bold" style:font-size-complex="16pt" style:font-weight-complex="bold"/>
    </style:style>
    <style:style style:name="P136" style:family="paragraph" style:parent-style-name="Standard">
      <style:paragraph-properties fo:text-align="justify" style:justify-single-word="false"/>
      <style:text-properties style:font-name="Arial" fo:font-size="16pt" fo:font-weight="bold" officeooo:rsid="08d9c3d5" officeooo:paragraph-rsid="08d9c3d5" style:font-size-asian="14pt" style:font-weight-asian="bold" style:font-size-complex="16pt" style:font-weight-complex="bold"/>
    </style:style>
    <style:style style:name="P137" style:family="paragraph" style:parent-style-name="Standard">
      <style:paragraph-properties fo:text-align="justify" style:justify-single-word="false"/>
      <style:text-properties style:font-name="Arial" fo:font-size="16pt" fo:font-weight="bold" officeooo:rsid="08fd68f9" officeooo:paragraph-rsid="08fd68f9" style:font-size-asian="14pt" style:font-weight-asian="bold" style:font-size-complex="16pt" style:font-weight-complex="bold"/>
    </style:style>
    <style:style style:name="P138" style:family="paragraph" style:parent-style-name="Standard">
      <style:paragraph-properties fo:text-align="justify" style:justify-single-word="false"/>
      <style:text-properties style:font-name="Arial" fo:font-size="16pt" fo:font-weight="bold" officeooo:rsid="067d9b3f" officeooo:paragraph-rsid="09313be4" style:font-size-asian="14pt" style:font-weight-asian="bold" style:font-size-complex="16pt" style:font-weight-complex="bold"/>
    </style:style>
    <style:style style:name="P139" style:family="paragraph" style:parent-style-name="Standard">
      <style:paragraph-properties fo:text-align="justify" style:justify-single-word="false"/>
      <style:text-properties style:font-name="Arial" fo:font-size="16pt" fo:font-weight="bold" officeooo:rsid="01f4a7f1" officeooo:paragraph-rsid="049c547a" style:font-size-asian="16pt" style:font-weight-asian="bold" style:font-size-complex="16pt" style:font-weight-complex="bold"/>
    </style:style>
    <style:style style:name="P140" style:family="paragraph" style:parent-style-name="Standard">
      <style:paragraph-properties fo:text-align="justify" style:justify-single-word="false"/>
      <style:text-properties style:font-name="Arial" fo:font-size="16pt" fo:font-weight="bold" officeooo:rsid="060e5239" officeooo:paragraph-rsid="072fec52" style:font-size-asian="16pt" style:font-weight-asian="bold" style:font-size-complex="16pt" style:font-weight-complex="bold"/>
    </style:style>
    <style:style style:name="P141" style:family="paragraph" style:parent-style-name="Standard">
      <style:paragraph-properties fo:text-align="justify" style:justify-single-word="false"/>
      <style:text-properties style:font-name="Arial" fo:font-size="16pt" fo:font-weight="bold" officeooo:rsid="060e5239" officeooo:paragraph-rsid="08a74c69" style:font-size-asian="16pt" style:font-weight-asian="bold" style:font-size-complex="16pt" style:font-weight-complex="bold"/>
    </style:style>
    <style:style style:name="P142" style:family="paragraph" style:parent-style-name="Standard">
      <style:paragraph-properties fo:text-align="justify" style:justify-single-word="false"/>
      <style:text-properties style:font-name="Arial" fo:font-size="16pt" fo:font-weight="bold" officeooo:rsid="01f5a39b" officeooo:paragraph-rsid="08deb297" style:font-size-asian="16pt" style:font-weight-asian="bold" style:font-size-complex="16pt" style:font-weight-complex="bold"/>
    </style:style>
    <style:style style:name="P143" style:family="paragraph" style:parent-style-name="Standard">
      <style:paragraph-properties fo:text-align="justify" style:justify-single-word="false"/>
      <style:text-properties style:font-name="Arial" fo:font-size="16pt" fo:font-weight="bold" officeooo:rsid="01f60082" officeooo:paragraph-rsid="08ea7296" style:font-size-asian="16pt" style:font-weight-asian="bold" style:font-size-complex="16pt" style:font-weight-complex="bold"/>
    </style:style>
    <style:style style:name="P144" style:family="paragraph" style:parent-style-name="Standard">
      <style:paragraph-properties fo:text-align="justify" style:justify-single-word="false"/>
      <style:text-properties style:font-name="Arial" fo:font-size="26pt" fo:font-weight="normal" officeooo:rsid="00f9354e" officeooo:paragraph-rsid="01029b50" style:font-size-asian="26pt" style:font-weight-asian="normal" style:font-size-complex="26pt" style:font-weight-complex="normal"/>
    </style:style>
    <style:style style:name="P145" style:family="paragraph" style:parent-style-name="Standard">
      <style:paragraph-properties fo:text-align="justify" style:justify-single-word="false"/>
      <style:text-properties style:font-name="Arial" fo:font-size="26pt" fo:font-weight="normal" officeooo:rsid="00f9354e" officeooo:paragraph-rsid="00f4b843" style:font-size-asian="26pt" style:font-weight-asian="normal" style:font-size-complex="26pt" style:font-weight-complex="normal"/>
    </style:style>
    <style:style style:name="P146" style:family="paragraph" style:parent-style-name="Standard">
      <style:paragraph-properties fo:text-align="justify" style:justify-single-word="false"/>
      <style:text-properties style:font-name="Arial" fo:font-size="26pt" fo:font-weight="bold" officeooo:rsid="005d64c4" officeooo:paragraph-rsid="050da19c" style:font-size-asian="26pt" style:font-weight-asian="bold" style:font-size-complex="26pt" style:font-weight-complex="bold"/>
    </style:style>
    <style:style style:name="P147" style:family="paragraph" style:parent-style-name="Standard">
      <style:paragraph-properties fo:text-align="justify" style:justify-single-word="false"/>
      <style:text-properties style:font-name="Arial" fo:font-size="26pt" fo:font-weight="bold" officeooo:rsid="005d64c4" officeooo:paragraph-rsid="0668eaed" style:font-size-asian="26pt" style:font-weight-asian="bold" style:font-size-complex="26pt" style:font-weight-complex="bold"/>
    </style:style>
    <style:style style:name="P148" style:family="paragraph" style:parent-style-name="Standard" style:list-style-name="L1">
      <style:paragraph-properties fo:text-align="justify" style:justify-single-word="false"/>
      <style:text-properties style:font-name="Arial" fo:font-size="16pt" fo:font-weight="bold" officeooo:rsid="006dd3a9" officeooo:paragraph-rsid="017d5d65" style:font-size-asian="14pt" style:font-weight-asian="bold" style:font-size-complex="16pt" style:font-weight-complex="bold"/>
    </style:style>
    <style:style style:name="P149" style:family="paragraph" style:parent-style-name="Standard" style:list-style-name="L1">
      <style:paragraph-properties fo:text-align="justify" style:justify-single-word="false"/>
      <style:text-properties style:font-name="Arial" fo:font-size="16pt" fo:font-weight="bold" officeooo:rsid="006dd3a9" officeooo:paragraph-rsid="04790a6a" style:font-size-asian="14pt" style:font-weight-asian="bold" style:font-size-complex="16pt" style:font-weight-complex="bold"/>
    </style:style>
    <style:style style:name="P150" style:family="paragraph" style:parent-style-name="Standard" style:list-style-name="L1">
      <style:paragraph-properties fo:text-align="justify" style:justify-single-word="false"/>
      <style:text-properties style:font-name="Arial" fo:font-size="16pt" fo:font-weight="bold" officeooo:rsid="006dd3a9" officeooo:paragraph-rsid="093a014b" style:font-size-asian="14pt" style:font-weight-asian="bold" style:font-size-complex="16pt" style:font-weight-complex="bold"/>
    </style:style>
    <style:style style:name="P151" style:family="paragraph" style:parent-style-name="Standard" style:list-style-name="L1">
      <style:paragraph-properties fo:text-align="justify" style:justify-single-word="false"/>
      <style:text-properties style:font-name="Arial" fo:font-size="16pt" fo:font-weight="bold" officeooo:rsid="006dd3a9" officeooo:paragraph-rsid="093ec7d1" style:font-size-asian="14pt" style:font-weight-asian="bold" style:font-size-complex="16pt" style:font-weight-complex="bold"/>
    </style:style>
    <style:style style:name="P152" style:family="paragraph" style:parent-style-name="Standard" style:list-style-name="L1">
      <style:paragraph-properties fo:text-align="justify" style:justify-single-word="false"/>
      <style:text-properties style:font-name="Arial" fo:font-size="16pt" fo:font-weight="bold" officeooo:rsid="006dd3a9" officeooo:paragraph-rsid="0814f260" style:font-size-asian="14pt" style:font-weight-asian="bold" style:font-size-complex="16pt" style:font-weight-complex="bold"/>
    </style:style>
    <style:style style:name="P153" style:family="paragraph" style:parent-style-name="Standard" style:list-style-name="L2">
      <style:paragraph-properties fo:text-align="justify" style:justify-single-word="false"/>
      <style:text-properties style:font-name="Arial" fo:font-size="16pt" fo:font-weight="bold" officeooo:rsid="006dd3a9" officeooo:paragraph-rsid="09433473" style:font-size-asian="14pt" style:font-weight-asian="bold" style:font-size-complex="16pt" style:font-weight-complex="bold"/>
    </style:style>
    <style:style style:name="P154" style:family="paragraph" style:parent-style-name="Standard" style:list-style-name="L2">
      <style:paragraph-properties fo:text-align="justify" style:justify-single-word="false"/>
      <style:text-properties style:font-name="Arial" fo:font-size="16pt" fo:font-weight="bold" officeooo:rsid="006dd3a9" officeooo:paragraph-rsid="07518da3" style:font-size-asian="14pt" style:font-weight-asian="bold" style:font-size-complex="16pt" style:font-weight-complex="bold"/>
    </style:style>
    <style:style style:name="P155" style:family="paragraph" style:parent-style-name="Standard" style:list-style-name="L4">
      <style:paragraph-properties fo:text-align="justify" style:justify-single-word="false"/>
      <style:text-properties style:font-name="Arial" fo:font-size="16pt" fo:font-weight="bold" officeooo:rsid="006dd3a9" officeooo:paragraph-rsid="079105e7" style:font-size-asian="14pt" style:font-weight-asian="bold" style:font-size-complex="16pt" style:font-weight-complex="bold"/>
    </style:style>
    <style:style style:name="P156" style:family="paragraph" style:parent-style-name="Standard" style:list-style-name="L1">
      <style:paragraph-properties fo:text-align="justify" style:justify-single-word="false"/>
      <style:text-properties style:font-name="Arial" fo:font-size="16pt" fo:font-weight="bold" officeooo:rsid="037701f2" officeooo:paragraph-rsid="047b2131" style:font-size-asian="14pt" style:font-weight-asian="bold" style:font-size-complex="16pt" style:font-weight-complex="bold"/>
    </style:style>
    <style:style style:name="P157" style:family="paragraph" style:parent-style-name="Standard" style:list-style-name="L2">
      <style:paragraph-properties fo:text-align="justify" style:justify-single-word="false"/>
      <style:text-properties style:font-name="Arial" fo:font-size="16pt" fo:font-weight="bold" officeooo:rsid="037701f2" officeooo:paragraph-rsid="07518da3" style:font-size-asian="14pt" style:font-weight-asian="bold" style:font-size-complex="16pt" style:font-weight-complex="bold"/>
    </style:style>
    <style:style style:name="P158" style:family="paragraph" style:parent-style-name="Standard" style:list-style-name="L1">
      <style:paragraph-properties fo:text-align="justify" style:justify-single-word="false"/>
      <style:text-properties style:font-name="Arial" fo:font-size="16pt" fo:font-weight="bold" officeooo:rsid="04d2f36a" officeooo:paragraph-rsid="081608ca" style:font-size-asian="14pt" style:font-weight-asian="bold" style:font-size-complex="16pt" style:font-weight-complex="bold"/>
    </style:style>
    <style:style style:name="P159" style:family="paragraph" style:parent-style-name="Standard" style:list-style-name="L2">
      <style:paragraph-properties fo:text-align="justify" style:justify-single-word="false"/>
      <style:text-properties style:font-name="Arial" fo:font-size="16pt" fo:font-weight="bold" officeooo:rsid="04d2f36a" officeooo:paragraph-rsid="083c2406" style:font-size-asian="14pt" style:font-weight-asian="bold" style:font-size-complex="16pt" style:font-weight-complex="bold"/>
    </style:style>
    <style:style style:name="P160" style:family="paragraph" style:parent-style-name="Standard" style:list-style-name="L2">
      <style:paragraph-properties fo:text-align="justify" style:justify-single-word="false"/>
      <style:text-properties style:font-name="Arial" fo:font-size="16pt" fo:font-weight="bold" officeooo:rsid="04d2f36a" officeooo:paragraph-rsid="07518da3" style:font-size-asian="14pt" style:font-weight-asian="bold" style:font-size-complex="16pt" style:font-weight-complex="bold"/>
    </style:style>
    <style:style style:name="P161" style:family="paragraph" style:parent-style-name="Standard" style:list-style-name="L2">
      <style:paragraph-properties fo:text-align="justify" style:justify-single-word="false"/>
      <style:text-properties style:font-name="Arial" fo:font-size="16pt" fo:font-weight="bold" officeooo:rsid="06754f0d" officeooo:paragraph-rsid="07518da3" style:font-size-asian="14pt" style:font-weight-asian="bold" style:font-size-complex="16pt" style:font-weight-complex="bold"/>
    </style:style>
    <style:style style:name="P162" style:family="paragraph" style:parent-style-name="Standard" style:list-style-name="L2">
      <style:paragraph-properties fo:text-align="justify" style:justify-single-word="false"/>
      <style:text-properties style:font-name="Arial" fo:font-size="16pt" fo:font-weight="bold" officeooo:rsid="06754f0d" officeooo:paragraph-rsid="08251284" style:font-size-asian="14pt" style:font-weight-asian="bold" style:font-size-complex="16pt" style:font-weight-complex="bold"/>
    </style:style>
    <style:style style:name="P163" style:family="paragraph" style:parent-style-name="Standard" style:list-style-name="L3">
      <style:paragraph-properties fo:text-align="justify" style:justify-single-word="false"/>
      <style:text-properties style:font-name="Arial" fo:font-size="16pt" fo:font-weight="bold" officeooo:rsid="092420e6" officeooo:paragraph-rsid="092420e6" style:font-size-asian="14pt" style:font-weight-asian="bold" style:font-size-complex="16pt" style:font-weight-complex="bold"/>
    </style:style>
    <style:style style:name="P164" style:family="paragraph" style:parent-style-name="Standard" style:list-style-name="L4">
      <style:paragraph-properties fo:text-align="justify" style:justify-single-word="false"/>
      <style:text-properties style:font-name="Arial" fo:font-size="16pt" fo:font-weight="bold" officeooo:rsid="00f8a9a2" officeooo:paragraph-rsid="072fec52" style:font-size-asian="14pt" style:font-weight-asian="bold" style:font-size-complex="16pt" style:font-weight-complex="bold"/>
    </style:style>
    <style:style style:name="P165" style:family="paragraph" style:parent-style-name="Standard" style:list-style-name="L5">
      <style:paragraph-properties fo:text-align="justify" style:justify-single-word="false"/>
      <style:text-properties style:font-name="Arial" fo:font-size="16pt" fo:font-weight="bold" officeooo:rsid="00f8a9a2" officeooo:paragraph-rsid="08b06f4d" style:font-size-asian="14pt" style:font-weight-asian="bold" style:font-size-complex="16pt" style:font-weight-complex="bold"/>
    </style:style>
    <style:style style:name="P166" style:family="paragraph" style:parent-style-name="Standard" style:list-style-name="L6">
      <style:paragraph-properties fo:text-align="justify" style:justify-single-word="false"/>
      <style:text-properties style:font-name="Arial" fo:font-size="16pt" fo:font-weight="bold" officeooo:rsid="00f8a9a2" officeooo:paragraph-rsid="08bbdc55" style:font-size-asian="14pt" style:font-weight-asian="bold" style:font-size-complex="16pt" style:font-weight-complex="bold"/>
    </style:style>
    <style:style style:name="P167" style:family="paragraph" style:parent-style-name="Standard" style:list-style-name="L4">
      <style:paragraph-properties fo:text-align="justify" style:justify-single-word="false"/>
      <style:text-properties style:font-name="Arial" fo:font-size="16pt" fo:font-weight="bold" officeooo:rsid="0284bb5d" officeooo:paragraph-rsid="072fec52" style:font-size-asian="14pt" style:font-weight-asian="bold" style:font-size-complex="16pt" style:font-weight-complex="bold"/>
    </style:style>
    <style:style style:name="P168" style:family="paragraph" style:parent-style-name="Standard" style:list-style-name="L9">
      <style:paragraph-properties fo:text-align="justify" style:justify-single-word="false"/>
      <style:text-properties style:font-name="Arial" fo:font-size="16pt" fo:font-weight="bold" officeooo:rsid="062b63f5" officeooo:paragraph-rsid="062b63f5" style:font-size-asian="14pt" style:font-weight-asian="bold" style:font-size-complex="16pt" style:font-weight-complex="bold"/>
    </style:style>
    <style:style style:name="P169" style:family="paragraph" style:parent-style-name="Standard" style:list-style-name="L9">
      <style:paragraph-properties fo:text-align="justify" style:justify-single-word="false"/>
      <style:text-properties style:font-name="Arial" fo:font-size="16pt" fo:font-weight="bold" officeooo:rsid="06618c7a" officeooo:paragraph-rsid="06618c7a" style:font-size-asian="14pt" style:font-weight-asian="bold" style:font-size-complex="16pt" style:font-weight-complex="bold"/>
    </style:style>
    <style:style style:name="P170" style:family="paragraph" style:parent-style-name="Standard" style:list-style-name="L14">
      <style:paragraph-properties fo:text-align="justify" style:justify-single-word="false"/>
      <style:text-properties style:font-name="Arial" fo:font-size="16pt" fo:font-weight="bold" officeooo:rsid="06618c7a" officeooo:paragraph-rsid="066322dd" style:font-size-asian="14pt" style:font-weight-asian="bold" style:font-size-complex="16pt" style:font-weight-complex="bold"/>
    </style:style>
    <style:style style:name="P171" style:family="paragraph" style:parent-style-name="Standard" style:list-style-name="L9">
      <style:paragraph-properties fo:text-align="justify" style:justify-single-word="false"/>
      <style:text-properties style:font-name="Arial" fo:font-size="16pt" fo:font-weight="bold" officeooo:rsid="06362a73" officeooo:paragraph-rsid="06362a73" style:font-size-asian="14pt" style:font-weight-asian="bold" style:font-size-complex="16pt" style:font-weight-complex="bold"/>
    </style:style>
    <style:style style:name="P172" style:family="paragraph" style:parent-style-name="Standard" style:list-style-name="L10">
      <style:paragraph-properties fo:text-align="justify" style:justify-single-word="false"/>
      <style:text-properties style:font-name="Arial" fo:font-size="16pt" fo:font-weight="bold" officeooo:rsid="06362a73" officeooo:paragraph-rsid="063859b5" style:font-size-asian="14pt" style:font-weight-asian="bold" style:font-size-complex="16pt" style:font-weight-complex="bold"/>
    </style:style>
    <style:style style:name="P173" style:family="paragraph" style:parent-style-name="Standard" style:list-style-name="L11">
      <style:paragraph-properties fo:text-align="justify" style:justify-single-word="false"/>
      <style:text-properties style:font-name="Arial" fo:font-size="16pt" fo:font-weight="bold" officeooo:rsid="06362a73" officeooo:paragraph-rsid="063a76ba" style:font-size-asian="14pt" style:font-weight-asian="bold" style:font-size-complex="16pt" style:font-weight-complex="bold"/>
    </style:style>
    <style:style style:name="P174" style:family="paragraph" style:parent-style-name="Standard" style:list-style-name="L12">
      <style:paragraph-properties fo:text-align="justify" style:justify-single-word="false"/>
      <style:text-properties style:font-name="Arial" fo:font-size="16pt" fo:font-weight="bold" officeooo:rsid="06362a73" officeooo:paragraph-rsid="0691d9fe" style:font-size-asian="14pt" style:font-weight-asian="bold" style:font-size-complex="16pt" style:font-weight-complex="bold"/>
    </style:style>
    <style:style style:name="P175" style:family="paragraph" style:parent-style-name="Standard" style:list-style-name="L14">
      <style:paragraph-properties fo:text-align="justify" style:justify-single-word="false"/>
      <style:text-properties style:font-name="Arial" fo:font-size="16pt" fo:font-weight="bold" officeooo:rsid="06362a73" officeooo:paragraph-rsid="0657914e" style:font-size-asian="14pt" style:font-weight-asian="bold" style:font-size-complex="16pt" style:font-weight-complex="bold"/>
    </style:style>
    <style:style style:name="P176" style:family="paragraph" style:parent-style-name="Standard" style:list-style-name="L9">
      <style:paragraph-properties fo:text-align="justify" style:justify-single-word="false"/>
      <style:text-properties style:font-name="Arial" fo:font-size="16pt" fo:font-weight="bold" officeooo:rsid="08e5f6a5" officeooo:paragraph-rsid="08e5f6a5" style:font-size-asian="14pt" style:font-weight-asian="bold" style:font-size-complex="16pt" style:font-weight-complex="bold"/>
    </style:style>
    <style:style style:name="P177" style:family="paragraph" style:parent-style-name="Standard" style:list-style-name="L14">
      <style:paragraph-properties fo:text-align="justify" style:justify-single-word="false"/>
      <style:text-properties style:font-name="Arial" fo:font-size="16pt" fo:font-weight="bold" officeooo:rsid="08e5f6a5" officeooo:paragraph-rsid="08e69bd6" style:font-size-asian="14pt" style:font-weight-asian="bold" style:font-size-complex="16pt" style:font-weight-complex="bold"/>
    </style:style>
    <style:style style:name="P178" style:family="paragraph" style:parent-style-name="Standard" style:list-style-name="L10">
      <style:paragraph-properties fo:text-align="justify" style:justify-single-word="false"/>
      <style:text-properties style:font-name="Arial" fo:font-size="16pt" fo:font-weight="bold" officeooo:rsid="035cb491" officeooo:paragraph-rsid="035cb491" style:font-size-asian="14pt" style:font-weight-asian="bold" style:font-size-complex="16pt" style:font-weight-complex="bold"/>
    </style:style>
    <style:style style:name="P179" style:family="paragraph" style:parent-style-name="Standard" style:list-style-name="L10">
      <style:paragraph-properties fo:text-align="justify" style:justify-single-word="false"/>
      <style:text-properties style:font-name="Arial" fo:font-size="16pt" fo:font-weight="bold" officeooo:rsid="035cb491" officeooo:paragraph-rsid="03a59767" style:font-size-asian="14pt" style:font-weight-asian="bold" style:font-size-complex="16pt" style:font-weight-complex="bold"/>
    </style:style>
    <style:style style:name="P180" style:family="paragraph" style:parent-style-name="Standard" style:list-style-name="L11">
      <style:paragraph-properties fo:text-align="justify" style:justify-single-word="false"/>
      <style:text-properties style:font-name="Arial" fo:font-size="16pt" fo:font-weight="bold" officeooo:rsid="035cb491" officeooo:paragraph-rsid="063a76ba" style:font-size-asian="14pt" style:font-weight-asian="bold" style:font-size-complex="16pt" style:font-weight-complex="bold"/>
    </style:style>
    <style:style style:name="P181" style:family="paragraph" style:parent-style-name="Standard" style:list-style-name="L12">
      <style:paragraph-properties fo:text-align="justify" style:justify-single-word="false"/>
      <style:text-properties style:font-name="Arial" fo:font-size="16pt" fo:font-weight="bold" officeooo:rsid="035cb491" officeooo:paragraph-rsid="063c1115" style:font-size-asian="14pt" style:font-weight-asian="bold" style:font-size-complex="16pt" style:font-weight-complex="bold"/>
    </style:style>
    <style:style style:name="P182" style:family="paragraph" style:parent-style-name="Standard" style:list-style-name="L13">
      <style:paragraph-properties fo:text-align="justify" style:justify-single-word="false"/>
      <style:text-properties style:font-name="Arial" fo:font-size="16pt" fo:font-weight="bold" officeooo:rsid="035cb491" officeooo:paragraph-rsid="063ec53a" style:font-size-asian="14pt" style:font-weight-asian="bold" style:font-size-complex="16pt" style:font-weight-complex="bold"/>
    </style:style>
    <style:style style:name="P183" style:family="paragraph" style:parent-style-name="Standard" style:list-style-name="L14">
      <style:paragraph-properties fo:text-align="justify" style:justify-single-word="false"/>
      <style:text-properties style:font-name="Arial" fo:font-size="16pt" fo:font-weight="bold" officeooo:rsid="035cb491" officeooo:paragraph-rsid="0657914e" style:font-size-asian="14pt" style:font-weight-asian="bold" style:font-size-complex="16pt" style:font-weight-complex="bold"/>
    </style:style>
    <style:style style:name="P184" style:family="paragraph" style:parent-style-name="Standard" style:list-style-name="L10">
      <style:paragraph-properties fo:text-align="justify" style:justify-single-word="false"/>
      <style:text-properties style:font-name="Arial" fo:font-size="16pt" fo:font-weight="bold" officeooo:rsid="035eafef" officeooo:paragraph-rsid="03a59767" style:font-size-asian="14pt" style:font-weight-asian="bold" style:font-size-complex="16pt" style:font-weight-complex="bold"/>
    </style:style>
    <style:style style:name="P185" style:family="paragraph" style:parent-style-name="Standard" style:list-style-name="L11">
      <style:paragraph-properties fo:text-align="justify" style:justify-single-word="false"/>
      <style:text-properties style:font-name="Arial" fo:font-size="16pt" fo:font-weight="bold" officeooo:rsid="035eafef" officeooo:paragraph-rsid="063a76ba" style:font-size-asian="14pt" style:font-weight-asian="bold" style:font-size-complex="16pt" style:font-weight-complex="bold"/>
    </style:style>
    <style:style style:name="P186" style:family="paragraph" style:parent-style-name="Standard" style:list-style-name="L12">
      <style:paragraph-properties fo:text-align="justify" style:justify-single-word="false"/>
      <style:text-properties style:font-name="Arial" fo:font-size="16pt" fo:font-weight="bold" officeooo:rsid="035eafef" officeooo:paragraph-rsid="063c1115" style:font-size-asian="14pt" style:font-weight-asian="bold" style:font-size-complex="16pt" style:font-weight-complex="bold"/>
    </style:style>
    <style:style style:name="P187" style:family="paragraph" style:parent-style-name="Standard" style:list-style-name="L13">
      <style:paragraph-properties fo:text-align="justify" style:justify-single-word="false"/>
      <style:text-properties style:font-name="Arial" fo:font-size="16pt" fo:font-weight="bold" officeooo:rsid="035eafef" officeooo:paragraph-rsid="063ec53a" style:font-size-asian="14pt" style:font-weight-asian="bold" style:font-size-complex="16pt" style:font-weight-complex="bold"/>
    </style:style>
    <style:style style:name="P188" style:family="paragraph" style:parent-style-name="Standard" style:list-style-name="L14">
      <style:paragraph-properties fo:text-align="justify" style:justify-single-word="false"/>
      <style:text-properties style:font-name="Arial" fo:font-size="16pt" fo:font-weight="bold" officeooo:rsid="035eafef" officeooo:paragraph-rsid="0657914e" style:font-size-asian="14pt" style:font-weight-asian="bold" style:font-size-complex="16pt" style:font-weight-complex="bold"/>
    </style:style>
    <style:style style:name="P189" style:family="paragraph" style:parent-style-name="Standard" style:list-style-name="L10">
      <style:paragraph-properties fo:text-align="justify" style:justify-single-word="false"/>
      <style:text-properties style:font-name="Arial" fo:font-size="16pt" fo:font-weight="bold" officeooo:rsid="03609d15" officeooo:paragraph-rsid="03a59767" style:font-size-asian="14pt" style:font-weight-asian="bold" style:font-size-complex="16pt" style:font-weight-complex="bold"/>
    </style:style>
    <style:style style:name="P190" style:family="paragraph" style:parent-style-name="Standard" style:list-style-name="L11">
      <style:paragraph-properties fo:text-align="justify" style:justify-single-word="false"/>
      <style:text-properties style:font-name="Arial" fo:font-size="16pt" fo:font-weight="bold" officeooo:rsid="03609d15" officeooo:paragraph-rsid="063a76ba" style:font-size-asian="14pt" style:font-weight-asian="bold" style:font-size-complex="16pt" style:font-weight-complex="bold"/>
    </style:style>
    <style:style style:name="P191" style:family="paragraph" style:parent-style-name="Standard" style:list-style-name="L12">
      <style:paragraph-properties fo:text-align="justify" style:justify-single-word="false"/>
      <style:text-properties style:font-name="Arial" fo:font-size="16pt" fo:font-weight="bold" officeooo:rsid="03609d15" officeooo:paragraph-rsid="063c1115" style:font-size-asian="14pt" style:font-weight-asian="bold" style:font-size-complex="16pt" style:font-weight-complex="bold"/>
    </style:style>
    <style:style style:name="P192" style:family="paragraph" style:parent-style-name="Standard" style:list-style-name="L13">
      <style:paragraph-properties fo:text-align="justify" style:justify-single-word="false"/>
      <style:text-properties style:font-name="Arial" fo:font-size="16pt" fo:font-weight="bold" officeooo:rsid="03609d15" officeooo:paragraph-rsid="063ec53a" style:font-size-asian="14pt" style:font-weight-asian="bold" style:font-size-complex="16pt" style:font-weight-complex="bold"/>
    </style:style>
    <style:style style:name="P193" style:family="paragraph" style:parent-style-name="Standard" style:list-style-name="L14">
      <style:paragraph-properties fo:text-align="justify" style:justify-single-word="false"/>
      <style:text-properties style:font-name="Arial" fo:font-size="16pt" fo:font-weight="bold" officeooo:rsid="03609d15" officeooo:paragraph-rsid="0657914e" style:font-size-asian="14pt" style:font-weight-asian="bold" style:font-size-complex="16pt" style:font-weight-complex="bold"/>
    </style:style>
    <style:style style:name="P194" style:family="paragraph" style:parent-style-name="Standard" style:list-style-name="L10">
      <style:paragraph-properties fo:text-align="justify" style:justify-single-word="false"/>
      <style:text-properties style:font-name="Arial" fo:font-size="16pt" fo:font-weight="bold" officeooo:rsid="03691f94" officeooo:paragraph-rsid="03a59767" style:font-size-asian="14pt" style:font-weight-asian="bold" style:font-size-complex="16pt" style:font-weight-complex="bold"/>
    </style:style>
    <style:style style:name="P195" style:family="paragraph" style:parent-style-name="Standard" style:list-style-name="L11">
      <style:paragraph-properties fo:text-align="justify" style:justify-single-word="false"/>
      <style:text-properties style:font-name="Arial" fo:font-size="16pt" fo:font-weight="bold" officeooo:rsid="03691f94" officeooo:paragraph-rsid="063a76ba" style:font-size-asian="14pt" style:font-weight-asian="bold" style:font-size-complex="16pt" style:font-weight-complex="bold"/>
    </style:style>
    <style:style style:name="P196" style:family="paragraph" style:parent-style-name="Standard" style:list-style-name="L12">
      <style:paragraph-properties fo:text-align="justify" style:justify-single-word="false"/>
      <style:text-properties style:font-name="Arial" fo:font-size="16pt" fo:font-weight="bold" officeooo:rsid="03691f94" officeooo:paragraph-rsid="063c1115" style:font-size-asian="14pt" style:font-weight-asian="bold" style:font-size-complex="16pt" style:font-weight-complex="bold"/>
    </style:style>
    <style:style style:name="P197" style:family="paragraph" style:parent-style-name="Standard" style:list-style-name="L13">
      <style:paragraph-properties fo:text-align="justify" style:justify-single-word="false"/>
      <style:text-properties style:font-name="Arial" fo:font-size="16pt" fo:font-weight="bold" officeooo:rsid="03691f94" officeooo:paragraph-rsid="063ec53a" style:font-size-asian="14pt" style:font-weight-asian="bold" style:font-size-complex="16pt" style:font-weight-complex="bold"/>
    </style:style>
    <style:style style:name="P198" style:family="paragraph" style:parent-style-name="Standard" style:list-style-name="L14">
      <style:paragraph-properties fo:text-align="justify" style:justify-single-word="false"/>
      <style:text-properties style:font-name="Arial" fo:font-size="16pt" fo:font-weight="bold" officeooo:rsid="03691f94" officeooo:paragraph-rsid="0657914e" style:font-size-asian="14pt" style:font-weight-asian="bold" style:font-size-complex="16pt" style:font-weight-complex="bold"/>
    </style:style>
    <style:style style:name="P199" style:family="paragraph" style:parent-style-name="Standard" style:list-style-name="L10">
      <style:paragraph-properties fo:text-align="justify" style:justify-single-word="false"/>
      <style:text-properties style:font-name="Arial" fo:font-size="16pt" fo:font-weight="bold" officeooo:rsid="03625ffa" officeooo:paragraph-rsid="03a59767" style:font-size-asian="14pt" style:font-weight-asian="bold" style:font-size-complex="16pt" style:font-weight-complex="bold"/>
    </style:style>
    <style:style style:name="P200" style:family="paragraph" style:parent-style-name="Standard" style:list-style-name="L11">
      <style:paragraph-properties fo:text-align="justify" style:justify-single-word="false"/>
      <style:text-properties style:font-name="Arial" fo:font-size="16pt" fo:font-weight="bold" officeooo:rsid="03625ffa" officeooo:paragraph-rsid="063a76ba" style:font-size-asian="14pt" style:font-weight-asian="bold" style:font-size-complex="16pt" style:font-weight-complex="bold"/>
    </style:style>
    <style:style style:name="P201" style:family="paragraph" style:parent-style-name="Standard" style:list-style-name="L12">
      <style:paragraph-properties fo:text-align="justify" style:justify-single-word="false"/>
      <style:text-properties style:font-name="Arial" fo:font-size="16pt" fo:font-weight="bold" officeooo:rsid="03625ffa" officeooo:paragraph-rsid="063c1115" style:font-size-asian="14pt" style:font-weight-asian="bold" style:font-size-complex="16pt" style:font-weight-complex="bold"/>
    </style:style>
    <style:style style:name="P202" style:family="paragraph" style:parent-style-name="Standard" style:list-style-name="L13">
      <style:paragraph-properties fo:text-align="justify" style:justify-single-word="false"/>
      <style:text-properties style:font-name="Arial" fo:font-size="16pt" fo:font-weight="bold" officeooo:rsid="03625ffa" officeooo:paragraph-rsid="063ec53a" style:font-size-asian="14pt" style:font-weight-asian="bold" style:font-size-complex="16pt" style:font-weight-complex="bold"/>
    </style:style>
    <style:style style:name="P203" style:family="paragraph" style:parent-style-name="Standard" style:list-style-name="L14">
      <style:paragraph-properties fo:text-align="justify" style:justify-single-word="false"/>
      <style:text-properties style:font-name="Arial" fo:font-size="16pt" fo:font-weight="bold" officeooo:rsid="03625ffa" officeooo:paragraph-rsid="0822c18b" style:font-size-asian="14pt" style:font-weight-asian="bold" style:font-size-complex="16pt" style:font-weight-complex="bold"/>
    </style:style>
    <style:style style:name="P204" style:family="paragraph" style:parent-style-name="Standard" style:list-style-name="L14">
      <style:paragraph-properties fo:text-align="justify" style:justify-single-word="false"/>
      <style:text-properties style:font-name="Arial" fo:font-size="16pt" fo:font-weight="bold" officeooo:rsid="03625ffa" officeooo:paragraph-rsid="0657914e" style:font-size-asian="14pt" style:font-weight-asian="bold" style:font-size-complex="16pt" style:font-weight-complex="bold"/>
    </style:style>
    <style:style style:name="P205" style:family="paragraph" style:parent-style-name="Standard" style:list-style-name="L10">
      <style:paragraph-properties fo:text-align="justify" style:justify-single-word="false"/>
      <style:text-properties style:font-name="Arial" fo:font-size="16pt" fo:font-weight="bold" officeooo:rsid="0366bb8f" officeooo:paragraph-rsid="03a59767" style:font-size-asian="14pt" style:font-weight-asian="bold" style:font-size-complex="16pt" style:font-weight-complex="bold"/>
    </style:style>
    <style:style style:name="P206" style:family="paragraph" style:parent-style-name="Standard" style:list-style-name="L11">
      <style:paragraph-properties fo:text-align="justify" style:justify-single-word="false"/>
      <style:text-properties style:font-name="Arial" fo:font-size="16pt" fo:font-weight="bold" officeooo:rsid="0366bb8f" officeooo:paragraph-rsid="063a76ba" style:font-size-asian="14pt" style:font-weight-asian="bold" style:font-size-complex="16pt" style:font-weight-complex="bold"/>
    </style:style>
    <style:style style:name="P207" style:family="paragraph" style:parent-style-name="Standard" style:list-style-name="L12">
      <style:paragraph-properties fo:text-align="justify" style:justify-single-word="false"/>
      <style:text-properties style:font-name="Arial" fo:font-size="16pt" fo:font-weight="bold" officeooo:rsid="0366bb8f" officeooo:paragraph-rsid="063c1115" style:font-size-asian="14pt" style:font-weight-asian="bold" style:font-size-complex="16pt" style:font-weight-complex="bold"/>
    </style:style>
    <style:style style:name="P208" style:family="paragraph" style:parent-style-name="Standard" style:list-style-name="L13">
      <style:paragraph-properties fo:text-align="justify" style:justify-single-word="false"/>
      <style:text-properties style:font-name="Arial" fo:font-size="16pt" fo:font-weight="bold" officeooo:rsid="0366bb8f" officeooo:paragraph-rsid="063ec53a" style:font-size-asian="14pt" style:font-weight-asian="bold" style:font-size-complex="16pt" style:font-weight-complex="bold"/>
    </style:style>
    <style:style style:name="P209" style:family="paragraph" style:parent-style-name="Standard" style:list-style-name="L14">
      <style:paragraph-properties fo:text-align="justify" style:justify-single-word="false"/>
      <style:text-properties style:font-name="Arial" fo:font-size="16pt" fo:font-weight="bold" officeooo:rsid="0366bb8f" officeooo:paragraph-rsid="064c0140" style:font-size-asian="14pt" style:font-weight-asian="bold" style:font-size-complex="16pt" style:font-weight-complex="bold"/>
    </style:style>
    <style:style style:name="P210" style:family="paragraph" style:parent-style-name="Standard" style:list-style-name="L14">
      <style:paragraph-properties fo:text-align="justify" style:justify-single-word="false"/>
      <style:text-properties style:font-name="Arial" fo:font-size="16pt" fo:font-weight="bold" officeooo:rsid="0366bb8f" officeooo:paragraph-rsid="0657914e" style:font-size-asian="14pt" style:font-weight-asian="bold" style:font-size-complex="16pt" style:font-weight-complex="bold"/>
    </style:style>
    <style:style style:name="P211" style:family="paragraph" style:parent-style-name="Standard" style:list-style-name="L10">
      <style:paragraph-properties fo:text-align="justify" style:justify-single-word="false"/>
      <style:text-properties style:font-name="Arial" fo:font-size="16pt" fo:font-weight="bold" officeooo:rsid="036728df" officeooo:paragraph-rsid="03a59767" style:font-size-asian="14pt" style:font-weight-asian="bold" style:font-size-complex="16pt" style:font-weight-complex="bold"/>
    </style:style>
    <style:style style:name="P212" style:family="paragraph" style:parent-style-name="Standard" style:list-style-name="L11">
      <style:paragraph-properties fo:text-align="justify" style:justify-single-word="false"/>
      <style:text-properties style:font-name="Arial" fo:font-size="16pt" fo:font-weight="bold" officeooo:rsid="036728df" officeooo:paragraph-rsid="063a76ba" style:font-size-asian="14pt" style:font-weight-asian="bold" style:font-size-complex="16pt" style:font-weight-complex="bold"/>
    </style:style>
    <style:style style:name="P213" style:family="paragraph" style:parent-style-name="Standard" style:list-style-name="L12">
      <style:paragraph-properties fo:text-align="justify" style:justify-single-word="false"/>
      <style:text-properties style:font-name="Arial" fo:font-size="16pt" fo:font-weight="bold" officeooo:rsid="036728df" officeooo:paragraph-rsid="063c1115" style:font-size-asian="14pt" style:font-weight-asian="bold" style:font-size-complex="16pt" style:font-weight-complex="bold"/>
    </style:style>
    <style:style style:name="P214" style:family="paragraph" style:parent-style-name="Standard" style:list-style-name="L13">
      <style:paragraph-properties fo:text-align="justify" style:justify-single-word="false"/>
      <style:text-properties style:font-name="Arial" fo:font-size="16pt" fo:font-weight="bold" officeooo:rsid="036728df" officeooo:paragraph-rsid="063ec53a" style:font-size-asian="14pt" style:font-weight-asian="bold" style:font-size-complex="16pt" style:font-weight-complex="bold"/>
    </style:style>
    <style:style style:name="P215" style:family="paragraph" style:parent-style-name="Standard" style:list-style-name="L14">
      <style:paragraph-properties fo:text-align="justify" style:justify-single-word="false"/>
      <style:text-properties style:font-name="Arial" fo:font-size="16pt" fo:font-weight="bold" officeooo:rsid="036728df" officeooo:paragraph-rsid="0657914e" style:font-size-asian="14pt" style:font-weight-asian="bold" style:font-size-complex="16pt" style:font-weight-complex="bold"/>
    </style:style>
    <style:style style:name="P216" style:family="paragraph" style:parent-style-name="Standard" style:list-style-name="L10">
      <style:paragraph-properties fo:text-align="justify" style:justify-single-word="false"/>
      <style:text-properties style:font-name="Arial" fo:font-size="16pt" fo:font-weight="bold" officeooo:rsid="036a05ae" officeooo:paragraph-rsid="03a59767" style:font-size-asian="14pt" style:font-weight-asian="bold" style:font-size-complex="16pt" style:font-weight-complex="bold"/>
    </style:style>
    <style:style style:name="P217" style:family="paragraph" style:parent-style-name="Standard" style:list-style-name="L11">
      <style:paragraph-properties fo:text-align="justify" style:justify-single-word="false"/>
      <style:text-properties style:font-name="Arial" fo:font-size="16pt" fo:font-weight="bold" officeooo:rsid="036a05ae" officeooo:paragraph-rsid="063a76ba" style:font-size-asian="14pt" style:font-weight-asian="bold" style:font-size-complex="16pt" style:font-weight-complex="bold"/>
    </style:style>
    <style:style style:name="P218" style:family="paragraph" style:parent-style-name="Standard" style:list-style-name="L12">
      <style:paragraph-properties fo:text-align="justify" style:justify-single-word="false"/>
      <style:text-properties style:font-name="Arial" fo:font-size="16pt" fo:font-weight="bold" officeooo:rsid="036a05ae" officeooo:paragraph-rsid="063c1115" style:font-size-asian="14pt" style:font-weight-asian="bold" style:font-size-complex="16pt" style:font-weight-complex="bold"/>
    </style:style>
    <style:style style:name="P219" style:family="paragraph" style:parent-style-name="Standard" style:list-style-name="L13">
      <style:paragraph-properties fo:text-align="justify" style:justify-single-word="false"/>
      <style:text-properties style:font-name="Arial" fo:font-size="16pt" fo:font-weight="bold" officeooo:rsid="036a05ae" officeooo:paragraph-rsid="063ec53a" style:font-size-asian="14pt" style:font-weight-asian="bold" style:font-size-complex="16pt" style:font-weight-complex="bold"/>
    </style:style>
    <style:style style:name="P220" style:family="paragraph" style:parent-style-name="Standard" style:list-style-name="L10">
      <style:paragraph-properties fo:text-align="justify" style:justify-single-word="false"/>
      <style:text-properties style:font-name="Arial" fo:font-size="16pt" fo:font-weight="bold" officeooo:rsid="036be038" officeooo:paragraph-rsid="03a59767" style:font-size-asian="14pt" style:font-weight-asian="bold" style:font-size-complex="16pt" style:font-weight-complex="bold"/>
    </style:style>
    <style:style style:name="P221" style:family="paragraph" style:parent-style-name="Standard" style:list-style-name="L11">
      <style:paragraph-properties fo:text-align="justify" style:justify-single-word="false"/>
      <style:text-properties style:font-name="Arial" fo:font-size="16pt" fo:font-weight="bold" officeooo:rsid="036be038" officeooo:paragraph-rsid="063a76ba" style:font-size-asian="14pt" style:font-weight-asian="bold" style:font-size-complex="16pt" style:font-weight-complex="bold"/>
    </style:style>
    <style:style style:name="P222" style:family="paragraph" style:parent-style-name="Standard" style:list-style-name="L13">
      <style:paragraph-properties fo:text-align="justify" style:justify-single-word="false"/>
      <style:text-properties style:font-name="Arial" fo:font-size="16pt" fo:font-weight="bold" officeooo:rsid="063ec53a" officeooo:paragraph-rsid="063ec53a" style:font-size-asian="14pt" style:font-weight-asian="bold" style:font-size-complex="16pt" style:font-weight-complex="bold"/>
    </style:style>
    <style:style style:name="P223" style:family="paragraph" style:parent-style-name="Standard" style:list-style-name="L14">
      <style:paragraph-properties fo:text-align="justify" style:justify-single-word="false"/>
      <style:text-properties style:font-name="Arial" fo:font-size="16pt" fo:font-weight="bold" officeooo:rsid="064c0140" officeooo:paragraph-rsid="064c0140" style:font-size-asian="14pt" style:font-weight-asian="bold" style:font-size-complex="16pt" style:font-weight-complex="bold"/>
    </style:style>
    <style:style style:name="P224" style:family="paragraph" style:parent-style-name="Standard" style:list-style-name="L14">
      <style:paragraph-properties fo:text-align="justify" style:justify-single-word="false"/>
      <style:text-properties style:font-name="Arial" fo:font-size="16pt" fo:font-weight="bold" officeooo:rsid="08e08f30" officeooo:paragraph-rsid="08e08f30" style:font-size-asian="14pt" style:font-weight-asian="bold" style:font-size-complex="16pt" style:font-weight-complex="bold"/>
    </style:style>
    <style:style style:name="P225" style:family="paragraph" style:parent-style-name="Standard" style:list-style-name="L17">
      <style:paragraph-properties fo:text-align="justify" style:justify-single-word="false"/>
      <style:text-properties style:font-name="Arial" fo:font-size="16pt" fo:font-weight="bold" officeooo:rsid="06e23f33" officeooo:paragraph-rsid="0776ff6b" style:font-size-asian="14pt" style:font-weight-asian="bold" style:font-size-complex="16pt" style:font-weight-complex="bold"/>
    </style:style>
    <style:style style:name="P226" style:family="paragraph" style:parent-style-name="Standard" style:list-style-name="L23">
      <style:paragraph-properties fo:text-align="justify" style:justify-single-word="false"/>
      <style:text-properties style:font-name="Arial" fo:font-size="16pt" fo:font-weight="bold" officeooo:rsid="06e23f33" officeooo:paragraph-rsid="08018c3d" style:font-size-asian="14pt" style:font-weight-asian="bold" style:font-size-complex="16pt" style:font-weight-complex="bold"/>
    </style:style>
    <style:style style:name="P227" style:family="paragraph" style:parent-style-name="Standard" style:list-style-name="L14">
      <style:paragraph-properties fo:text-align="justify" style:justify-single-word="false"/>
      <style:text-properties style:font-name="Arial" fo:font-size="16pt" fo:font-weight="bold" officeooo:rsid="082b2233" officeooo:paragraph-rsid="082b2233" style:font-size-asian="14pt" style:font-weight-asian="bold" style:font-size-complex="16pt" style:font-weight-complex="bold"/>
    </style:style>
    <style:style style:name="P228" style:family="paragraph" style:parent-style-name="Standard" style:list-style-name="L14">
      <style:paragraph-properties fo:text-align="justify" style:justify-single-word="false"/>
      <style:text-properties style:font-name="Arial" fo:font-size="16pt" fo:font-weight="bold" officeooo:rsid="082d86e2" officeooo:paragraph-rsid="082d86e2" style:font-size-asian="14pt" style:font-weight-asian="bold" style:font-size-complex="16pt" style:font-weight-complex="bold"/>
    </style:style>
    <style:style style:name="P229" style:family="paragraph" style:parent-style-name="Standard" style:list-style-name="L18">
      <style:paragraph-properties fo:text-align="justify" style:justify-single-word="false"/>
      <style:text-properties style:font-name="Arial" fo:font-size="16pt" fo:font-weight="bold" officeooo:rsid="06ceaf63" officeooo:paragraph-rsid="06ceaf63" style:font-size-asian="14pt" style:font-weight-asian="bold" style:font-size-complex="16pt" style:font-weight-complex="bold"/>
    </style:style>
    <style:style style:name="P230" style:family="paragraph" style:parent-style-name="Standard" style:list-style-name="L18">
      <style:paragraph-properties fo:text-align="justify" style:justify-single-word="false"/>
      <style:text-properties style:font-name="Arial" fo:font-size="16pt" fo:font-weight="bold" officeooo:rsid="06d03f0f" officeooo:paragraph-rsid="06d03f0f" style:font-size-asian="14pt" style:font-weight-asian="bold" style:font-size-complex="16pt" style:font-weight-complex="bold"/>
    </style:style>
    <style:style style:name="P231" style:family="paragraph" style:parent-style-name="Standard" style:list-style-name="L18">
      <style:paragraph-properties fo:text-align="justify" style:justify-single-word="false"/>
      <style:text-properties style:font-name="Arial" fo:font-size="16pt" fo:font-weight="bold" officeooo:rsid="06d9a2be" officeooo:paragraph-rsid="06d9a2be" style:font-size-asian="14pt" style:font-weight-asian="bold" style:font-size-complex="16pt" style:font-weight-complex="bold"/>
    </style:style>
    <style:style style:name="P232" style:family="paragraph" style:parent-style-name="Standard" style:list-style-name="L18">
      <style:paragraph-properties fo:text-align="justify" style:justify-single-word="false"/>
      <style:text-properties style:font-name="Arial" fo:font-size="16pt" fo:font-weight="bold" officeooo:rsid="06d9f31b" officeooo:paragraph-rsid="06d9f31b" style:font-size-asian="14pt" style:font-weight-asian="bold" style:font-size-complex="16pt" style:font-weight-complex="bold"/>
    </style:style>
    <style:style style:name="P233" style:family="paragraph" style:parent-style-name="Standard" style:list-style-name="L23">
      <style:paragraph-properties fo:text-align="justify" style:justify-single-word="false"/>
      <style:text-properties style:font-name="Arial" fo:font-size="16pt" fo:font-weight="bold" officeooo:rsid="0801b700" officeooo:paragraph-rsid="0801b700" style:font-size-asian="14pt" style:font-weight-asian="bold" style:font-size-complex="16pt" style:font-weight-complex="bold"/>
    </style:style>
    <style:style style:name="P234" style:family="paragraph" style:parent-style-name="Standard" style:list-style-name="L26">
      <style:paragraph-properties fo:text-align="justify" style:justify-single-word="false"/>
      <style:text-properties style:font-name="Arial" fo:font-size="16pt" fo:font-weight="bold" officeooo:rsid="0801b700" officeooo:paragraph-rsid="0832ec63" style:font-size-asian="14pt" style:font-weight-asian="bold" style:font-size-complex="16pt" style:font-weight-complex="bold"/>
    </style:style>
    <style:style style:name="P235" style:family="paragraph" style:parent-style-name="Standard" style:list-style-name="L23">
      <style:paragraph-properties fo:text-align="justify" style:justify-single-word="false"/>
      <style:text-properties style:font-name="Arial" fo:font-size="16pt" fo:font-weight="bold" officeooo:rsid="08037861" officeooo:paragraph-rsid="08037861" style:font-size-asian="14pt" style:font-weight-asian="bold" style:font-size-complex="16pt" style:font-weight-complex="bold"/>
    </style:style>
    <style:style style:name="P236" style:family="paragraph" style:parent-style-name="Standard" style:list-style-name="L26">
      <style:paragraph-properties fo:text-align="justify" style:justify-single-word="false"/>
      <style:text-properties style:font-name="Arial" fo:font-size="16pt" fo:font-weight="bold" officeooo:rsid="08037861" officeooo:paragraph-rsid="0832ec63" style:font-size-asian="14pt" style:font-weight-asian="bold" style:font-size-complex="16pt" style:font-weight-complex="bold"/>
    </style:style>
    <style:style style:name="P237" style:family="paragraph" style:parent-style-name="Standard" style:list-style-name="L24">
      <style:paragraph-properties fo:text-align="justify" style:justify-single-word="false"/>
      <style:text-properties style:font-name="Arial" fo:font-size="16pt" fo:font-weight="bold" officeooo:rsid="080abb7b" officeooo:paragraph-rsid="080abb7b" style:font-size-asian="14pt" style:font-weight-asian="bold" style:font-size-complex="16pt" style:font-weight-complex="bold"/>
    </style:style>
    <style:style style:name="P238" style:family="paragraph" style:parent-style-name="Standard" style:list-style-name="L25">
      <style:paragraph-properties fo:text-align="justify" style:justify-single-word="false"/>
      <style:text-properties style:font-name="Arial" fo:font-size="16pt" fo:font-weight="bold" officeooo:rsid="080abb7b" officeooo:paragraph-rsid="080be929" style:font-size-asian="14pt" style:font-weight-asian="bold" style:font-size-complex="16pt" style:font-weight-complex="bold"/>
    </style:style>
    <style:style style:name="P239" style:family="paragraph" style:parent-style-name="Standard" style:list-style-name="L24">
      <style:paragraph-properties fo:text-align="justify" style:justify-single-word="false"/>
      <style:text-properties style:font-name="Arial" fo:font-size="16pt" fo:font-weight="bold" officeooo:rsid="080b74e6" officeooo:paragraph-rsid="080b74e6" style:font-size-asian="14pt" style:font-weight-asian="bold" style:font-size-complex="16pt" style:font-weight-complex="bold"/>
    </style:style>
    <style:style style:name="P240" style:family="paragraph" style:parent-style-name="Standard" style:list-style-name="L25">
      <style:paragraph-properties fo:text-align="justify" style:justify-single-word="false"/>
      <style:text-properties style:font-name="Arial" fo:font-size="16pt" fo:font-weight="bold" officeooo:rsid="080b74e6" officeooo:paragraph-rsid="080be929" style:font-size-asian="14pt" style:font-weight-asian="bold" style:font-size-complex="16pt" style:font-weight-complex="bold"/>
    </style:style>
    <style:style style:name="P241" style:family="paragraph" style:parent-style-name="Standard" style:list-style-name="L27">
      <style:paragraph-properties fo:text-align="justify" style:justify-single-word="false"/>
      <style:text-properties style:font-name="Arial" fo:font-size="16pt" fo:font-weight="bold" officeooo:rsid="0876e111" officeooo:paragraph-rsid="0876e111" style:font-size-asian="14pt" style:font-weight-asian="bold" style:font-size-complex="16pt" style:font-weight-complex="bold"/>
    </style:style>
    <style:style style:name="P242" style:family="paragraph" style:parent-style-name="Standard" style:list-style-name="L27">
      <style:paragraph-properties fo:text-align="justify" style:justify-single-word="false"/>
      <style:text-properties style:font-name="Arial" fo:font-size="16pt" fo:font-weight="bold" officeooo:rsid="0883e346" officeooo:paragraph-rsid="0883e346" style:font-size-asian="14pt" style:font-weight-asian="bold" style:font-size-complex="16pt" style:font-weight-complex="bold"/>
    </style:style>
    <style:style style:name="P243" style:family="paragraph" style:parent-style-name="Standard" style:list-style-name="L27">
      <style:paragraph-properties fo:text-align="justify" style:justify-single-word="false"/>
      <style:text-properties style:font-name="Arial" fo:font-size="16pt" fo:font-weight="bold" officeooo:rsid="08789232" officeooo:paragraph-rsid="08789232" style:font-size-asian="14pt" style:font-weight-asian="bold" style:font-size-complex="16pt" style:font-weight-complex="bold"/>
    </style:style>
    <style:style style:name="P244" style:family="paragraph" style:parent-style-name="Standard" style:list-style-name="L27">
      <style:paragraph-properties fo:text-align="justify" style:justify-single-word="false"/>
      <style:text-properties style:font-name="Arial" fo:font-size="16pt" fo:font-weight="bold" officeooo:rsid="08789232" officeooo:paragraph-rsid="0891ea3c" style:font-size-asian="14pt" style:font-weight-asian="bold" style:font-size-complex="16pt" style:font-weight-complex="bold"/>
    </style:style>
    <style:style style:name="P245" style:family="paragraph" style:parent-style-name="Standard" style:list-style-name="L27">
      <style:paragraph-properties fo:text-align="justify" style:justify-single-word="false"/>
      <style:text-properties style:font-name="Arial" fo:font-size="16pt" fo:font-weight="bold" officeooo:rsid="087a4ebf" officeooo:paragraph-rsid="087a4ebf" style:font-size-asian="14pt" style:font-weight-asian="bold" style:font-size-complex="16pt" style:font-weight-complex="bold"/>
    </style:style>
    <style:style style:name="P246" style:family="paragraph" style:parent-style-name="Standard" style:list-style-name="L27">
      <style:paragraph-properties fo:text-align="justify" style:justify-single-word="false"/>
      <style:text-properties style:font-name="Arial" fo:font-size="16pt" fo:font-weight="bold" officeooo:rsid="08902233" officeooo:paragraph-rsid="08902233" style:font-size-asian="14pt" style:font-weight-asian="bold" style:font-size-complex="16pt" style:font-weight-complex="bold"/>
    </style:style>
    <style:style style:name="P247" style:family="paragraph" style:parent-style-name="Standard" style:list-style-name="L28">
      <style:paragraph-properties fo:text-align="justify" style:justify-single-word="false"/>
      <style:text-properties style:font-name="Arial" fo:font-size="16pt" fo:font-weight="bold" officeooo:rsid="08d18e6a" officeooo:paragraph-rsid="08d18e6a" style:font-size-asian="14pt" style:font-weight-asian="bold" style:font-size-complex="16pt" style:font-weight-complex="bold"/>
    </style:style>
    <style:style style:name="P248" style:family="paragraph" style:parent-style-name="Standard" style:list-style-name="L28">
      <style:paragraph-properties fo:text-align="justify" style:justify-single-word="false"/>
      <style:text-properties style:font-name="Arial" fo:font-size="16pt" fo:font-weight="bold" officeooo:rsid="08f8cff9" officeooo:paragraph-rsid="08f8cff9" style:font-size-asian="14pt" style:font-weight-asian="bold" style:font-size-complex="16pt" style:font-weight-complex="bold"/>
    </style:style>
    <style:style style:name="P249" style:family="paragraph" style:parent-style-name="Standard" style:list-style-name="L28">
      <style:paragraph-properties fo:text-align="justify" style:justify-single-word="false"/>
      <style:text-properties style:font-name="Arial" fo:font-size="16pt" fo:font-weight="bold" officeooo:rsid="08da0676" officeooo:paragraph-rsid="08eeabd7" style:font-size-asian="14pt" style:font-weight-asian="bold" style:font-size-complex="16pt" style:font-weight-complex="bold"/>
    </style:style>
    <style:style style:name="P250" style:family="paragraph" style:parent-style-name="Standard" style:list-style-name="L28">
      <style:paragraph-properties fo:text-align="justify" style:justify-single-word="false"/>
      <style:text-properties style:font-name="Arial" fo:font-size="16pt" fo:font-weight="bold" officeooo:rsid="08d55b42" officeooo:paragraph-rsid="08d55b42" style:font-size-asian="14pt" style:font-weight-asian="bold" style:font-size-complex="16pt" style:font-weight-complex="bold"/>
    </style:style>
    <style:style style:name="P251" style:family="paragraph" style:parent-style-name="Standard" style:list-style-name="L28">
      <style:paragraph-properties fo:text-align="justify" style:justify-single-word="false"/>
      <style:text-properties style:font-name="Arial" fo:font-size="16pt" fo:font-weight="bold" officeooo:rsid="08f6c89e" officeooo:paragraph-rsid="08f6c89e" style:font-size-asian="14pt" style:font-weight-asian="bold" style:font-size-complex="16pt" style:font-weight-complex="bold"/>
    </style:style>
    <style:style style:name="P252" style:family="paragraph" style:parent-style-name="Standard" style:list-style-name="L28">
      <style:paragraph-properties fo:text-align="justify" style:justify-single-word="false"/>
      <style:text-properties style:font-name="Arial" fo:font-size="16pt" fo:font-weight="bold" officeooo:rsid="08f78a5f" officeooo:paragraph-rsid="08f78a5f" style:font-size-asian="14pt" style:font-weight-asian="bold" style:font-size-complex="16pt" style:font-weight-complex="bold"/>
    </style:style>
    <style:style style:name="P253" style:family="paragraph" style:parent-style-name="Standard" style:list-style-name="L29">
      <style:paragraph-properties fo:text-align="justify" style:justify-single-word="false"/>
      <style:text-properties style:font-name="Arial" fo:font-size="16pt" fo:font-weight="bold" officeooo:rsid="08f1b6ee" officeooo:paragraph-rsid="08f1b6ee" style:font-size-asian="14pt" style:font-weight-asian="bold" style:font-size-complex="16pt" style:font-weight-complex="bold"/>
    </style:style>
    <style:style style:name="P254" style:family="paragraph" style:parent-style-name="Standard" style:list-style-name="L29">
      <style:paragraph-properties fo:text-align="justify" style:justify-single-word="false"/>
      <style:text-properties style:font-name="Arial" fo:font-size="16pt" fo:font-weight="bold" officeooo:rsid="0945793b" officeooo:paragraph-rsid="0945793b" style:font-size-asian="14pt" style:font-weight-asian="bold" style:font-size-complex="16pt" style:font-weight-complex="bold"/>
    </style:style>
    <style:style style:name="P255" style:family="paragraph" style:parent-style-name="Standard" style:list-style-name="L29">
      <style:paragraph-properties fo:text-align="justify" style:justify-single-word="false"/>
      <style:text-properties style:font-name="Arial" fo:font-size="16pt" fo:font-weight="bold" officeooo:rsid="0945793b" officeooo:paragraph-rsid="094efba8" style:font-size-asian="14pt" style:font-weight-asian="bold" style:font-size-complex="16pt" style:font-weight-complex="bold"/>
    </style:style>
    <style:style style:name="P256" style:family="paragraph" style:parent-style-name="Standard" style:list-style-name="L29">
      <style:paragraph-properties fo:text-align="justify" style:justify-single-word="false"/>
      <style:text-properties style:font-name="Arial" fo:font-size="16pt" fo:font-weight="bold" officeooo:rsid="0945793b" officeooo:paragraph-rsid="0951aefc" style:font-size-asian="14pt" style:font-weight-asian="bold" style:font-size-complex="16pt" style:font-weight-complex="bold"/>
    </style:style>
    <style:style style:name="P257" style:family="paragraph" style:parent-style-name="Standard" style:list-style-name="L30">
      <style:paragraph-properties fo:text-align="justify" style:justify-single-word="false"/>
      <style:text-properties style:font-name="Arial" fo:font-size="16pt" fo:font-weight="bold" officeooo:rsid="08ff370e" officeooo:paragraph-rsid="08ff370e" style:font-size-asian="14pt" style:font-weight-asian="bold" style:font-size-complex="16pt" style:font-weight-complex="bold"/>
    </style:style>
    <style:style style:name="P258" style:family="paragraph" style:parent-style-name="Standard" style:list-style-name="L30">
      <style:paragraph-properties fo:text-align="justify" style:justify-single-word="false"/>
      <style:text-properties style:font-name="Arial" fo:font-size="16pt" fo:font-weight="bold" officeooo:rsid="08ffff7e" officeooo:paragraph-rsid="08ffff7e" style:font-size-asian="14pt" style:font-weight-asian="bold" style:font-size-complex="16pt" style:font-weight-complex="bold"/>
    </style:style>
    <style:style style:name="P259" style:family="paragraph" style:parent-style-name="Standard" style:list-style-name="L8">
      <style:paragraph-properties fo:text-align="justify" style:justify-single-word="false"/>
      <style:text-properties style:font-name="Arial" fo:font-size="16pt" fo:font-weight="bold" officeooo:rsid="08ee9ef1" officeooo:paragraph-rsid="09032929" style:font-size-asian="16pt" style:font-weight-asian="bold" style:font-size-complex="16pt" style:font-weight-complex="bold"/>
    </style:style>
    <style:style style:name="P260" style:family="paragraph" style:parent-style-name="Standard" style:list-style-name="L8">
      <style:paragraph-properties fo:text-align="justify" style:justify-single-word="false"/>
      <style:text-properties style:font-name="Arial" fo:font-size="16pt" fo:font-weight="bold" officeooo:rsid="0607f1ef" officeooo:paragraph-rsid="0904278b" style:font-size-asian="16pt" style:font-weight-asian="bold" style:font-size-complex="16pt" style:font-weight-complex="bold"/>
    </style:style>
    <style:style style:name="P261" style:family="paragraph" style:parent-style-name="Standard" style:list-style-name="L8">
      <style:paragraph-properties fo:text-align="justify" style:justify-single-word="false"/>
      <style:text-properties style:font-name="Arial" fo:font-size="16pt" fo:font-weight="bold" officeooo:rsid="06089e3b" officeooo:paragraph-rsid="090b2075" style:font-size-asian="16pt" style:font-weight-asian="bold" style:font-size-complex="16pt" style:font-weight-complex="bold"/>
    </style:style>
    <style:style style:name="P262" style:family="paragraph" style:parent-style-name="Standard" style:list-style-name="L1">
      <style:paragraph-properties fo:text-align="justify" style:justify-single-word="false"/>
      <style:text-properties style:font-name="Arial" fo:font-size="16pt" fo:font-weight="normal" officeooo:rsid="03a16e39" officeooo:paragraph-rsid="047cabf9" style:font-size-asian="14pt" style:font-weight-asian="normal" style:font-size-complex="16pt" style:font-weight-complex="normal"/>
    </style:style>
    <style:style style:name="P263" style:family="paragraph" style:parent-style-name="Standard" style:list-style-name="L2">
      <style:paragraph-properties fo:text-align="justify" style:justify-single-word="false"/>
      <style:text-properties style:font-name="Arial" fo:font-size="16pt" fo:font-weight="normal" officeooo:rsid="03a16e39" officeooo:paragraph-rsid="07518da3" style:font-size-asian="14pt" style:font-weight-asian="normal" style:font-size-complex="16pt" style:font-weight-complex="normal"/>
    </style:style>
    <style:style style:name="P264" style:family="paragraph" style:parent-style-name="Standard" style:list-style-name="L2">
      <style:paragraph-properties fo:text-align="justify" style:justify-single-word="false"/>
      <style:text-properties style:font-name="Arial" fo:font-size="16pt" fo:font-weight="normal" officeooo:rsid="03bb43f9" officeooo:paragraph-rsid="07518da3" style:font-size-asian="14pt" style:font-weight-asian="normal" style:font-size-complex="16pt" style:font-weight-complex="normal"/>
    </style:style>
    <style:style style:name="P265" style:family="paragraph" style:parent-style-name="Standard" style:list-style-name="L2">
      <style:paragraph-properties fo:text-align="justify" style:justify-single-word="false"/>
      <style:text-properties style:font-name="Arial" fo:font-size="16pt" fo:font-weight="normal" officeooo:rsid="03bcff77" officeooo:paragraph-rsid="081dd356" style:font-size-asian="14pt" style:font-weight-asian="normal" style:font-size-complex="16pt" style:font-weight-complex="normal"/>
    </style:style>
    <style:style style:name="P266" style:family="paragraph" style:parent-style-name="Standard" style:list-style-name="L2">
      <style:paragraph-properties fo:text-align="justify" style:justify-single-word="false"/>
      <style:text-properties style:font-name="Arial" fo:font-size="16pt" fo:font-weight="normal" officeooo:rsid="03be8f32" officeooo:paragraph-rsid="07518da3" style:font-size-asian="14pt" style:font-weight-asian="normal" style:font-size-complex="16pt" style:font-weight-complex="normal"/>
    </style:style>
    <style:style style:name="P267" style:family="paragraph" style:parent-style-name="Standard" style:list-style-name="L2">
      <style:paragraph-properties fo:text-align="justify" style:justify-single-word="false"/>
      <style:text-properties style:font-name="Arial" fo:font-size="16pt" fo:font-weight="normal" officeooo:rsid="0693cbf7" officeooo:paragraph-rsid="07518da3" style:font-size-asian="14pt" style:font-weight-asian="normal" style:font-size-complex="16pt" style:font-weight-complex="normal"/>
    </style:style>
    <style:style style:name="P268" style:family="paragraph" style:parent-style-name="Standard" style:list-style-name="L2">
      <style:paragraph-properties fo:text-align="justify" style:justify-single-word="false"/>
      <style:text-properties style:font-name="Arial" fo:font-size="16pt" fo:font-weight="normal" officeooo:rsid="03bff84a" officeooo:paragraph-rsid="07518da3" style:font-size-asian="14pt" style:font-weight-asian="normal" style:font-size-complex="16pt" style:font-weight-complex="normal"/>
    </style:style>
    <style:style style:name="P269" style:family="paragraph" style:parent-style-name="Standard" style:list-style-name="L2">
      <style:paragraph-properties fo:text-align="justify" style:justify-single-word="false"/>
      <style:text-properties style:font-name="Arial" fo:font-size="16pt" fo:font-weight="normal" officeooo:rsid="03c209a8" officeooo:paragraph-rsid="08335c84" style:font-size-asian="14pt" style:font-weight-asian="normal" style:font-size-complex="16pt" style:font-weight-complex="normal"/>
    </style:style>
    <style:style style:name="P270" style:family="paragraph" style:parent-style-name="Standard" style:list-style-name="L2">
      <style:paragraph-properties fo:text-align="justify" style:justify-single-word="false"/>
      <style:text-properties style:font-name="Arial" fo:font-size="16pt" fo:font-weight="normal" officeooo:rsid="03c626c0" officeooo:paragraph-rsid="07518da3" style:font-size-asian="14pt" style:font-weight-asian="normal" style:font-size-complex="16pt" style:font-weight-complex="normal"/>
    </style:style>
    <style:style style:name="P271" style:family="paragraph" style:parent-style-name="Standard" style:list-style-name="L2">
      <style:paragraph-properties fo:text-align="justify" style:justify-single-word="false"/>
      <style:text-properties style:font-name="Arial" fo:font-size="16pt" fo:font-weight="normal" officeooo:rsid="03cae6dc" officeooo:paragraph-rsid="07518da3" style:font-size-asian="14pt" style:font-weight-asian="normal" style:font-size-complex="16pt" style:font-weight-complex="normal"/>
    </style:style>
    <style:style style:name="P272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84557ca" style:font-size-asian="14pt" style:font-weight-asian="normal" style:font-size-complex="16pt" style:font-weight-complex="normal"/>
    </style:style>
    <style:style style:name="P273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845f8c4" style:font-size-asian="14pt" style:font-weight-asian="normal" style:font-size-complex="16pt" style:font-weight-complex="normal"/>
    </style:style>
    <style:style style:name="P274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7434793" style:font-size-asian="14pt" style:font-weight-asian="normal" style:font-size-complex="16pt" style:font-weight-complex="normal"/>
    </style:style>
    <style:style style:name="P275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847eea3" style:font-size-asian="14pt" style:font-weight-asian="normal" style:font-size-complex="16pt" style:font-weight-complex="normal"/>
    </style:style>
    <style:style style:name="P276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78aceb2" style:font-size-asian="14pt" style:font-weight-asian="normal" style:font-size-complex="16pt" style:font-weight-complex="normal"/>
    </style:style>
    <style:style style:name="P277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78e378b" style:font-size-asian="14pt" style:font-weight-asian="normal" style:font-size-complex="16pt" style:font-weight-complex="normal"/>
    </style:style>
    <style:style style:name="P278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79a5a6a" style:font-size-asian="14pt" style:font-weight-asian="normal" style:font-size-complex="16pt" style:font-weight-complex="normal"/>
    </style:style>
    <style:style style:name="P279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79c436b" style:font-size-asian="14pt" style:font-weight-asian="normal" style:font-size-complex="16pt" style:font-weight-complex="normal"/>
    </style:style>
    <style:style style:name="P280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79c7072" style:font-size-asian="14pt" style:font-weight-asian="normal" style:font-size-complex="16pt" style:font-weight-complex="normal"/>
    </style:style>
    <style:style style:name="P281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79c826b" style:font-size-asian="14pt" style:font-weight-asian="normal" style:font-size-complex="16pt" style:font-weight-complex="normal"/>
    </style:style>
    <style:style style:name="P282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8578f4c" style:font-size-asian="14pt" style:font-weight-asian="normal" style:font-size-complex="16pt" style:font-weight-complex="normal"/>
    </style:style>
    <style:style style:name="P283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8605170" style:font-size-asian="14pt" style:font-weight-asian="normal" style:font-size-complex="16pt" style:font-weight-complex="normal"/>
    </style:style>
    <style:style style:name="P284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8673939" style:font-size-asian="14pt" style:font-weight-asian="normal" style:font-size-complex="16pt" style:font-weight-complex="normal"/>
    </style:style>
    <style:style style:name="P285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86ae72f" style:font-size-asian="14pt" style:font-weight-asian="normal" style:font-size-complex="16pt" style:font-weight-complex="normal"/>
    </style:style>
    <style:style style:name="P286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86cc728" style:font-size-asian="14pt" style:font-weight-asian="normal" style:font-size-complex="16pt" style:font-weight-complex="normal"/>
    </style:style>
    <style:style style:name="P287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86e8389" style:font-size-asian="14pt" style:font-weight-asian="normal" style:font-size-complex="16pt" style:font-weight-complex="normal"/>
    </style:style>
    <style:style style:name="P288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86e907b" style:font-size-asian="14pt" style:font-weight-asian="normal" style:font-size-complex="16pt" style:font-weight-complex="normal"/>
    </style:style>
    <style:style style:name="P289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8705d59" style:font-size-asian="14pt" style:font-weight-asian="normal" style:font-size-complex="16pt" style:font-weight-complex="normal"/>
    </style:style>
    <style:style style:name="P290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870b837" style:font-size-asian="14pt" style:font-weight-asian="normal" style:font-size-complex="16pt" style:font-weight-complex="normal"/>
    </style:style>
    <style:style style:name="P291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8726519" style:font-size-asian="14pt" style:font-weight-asian="normal" style:font-size-complex="16pt" style:font-weight-complex="normal"/>
    </style:style>
    <style:style style:name="P292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873e439" style:font-size-asian="14pt" style:font-weight-asian="normal" style:font-size-complex="16pt" style:font-weight-complex="normal"/>
    </style:style>
    <style:style style:name="P293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874f8d5" style:font-size-asian="14pt" style:font-weight-asian="normal" style:font-size-complex="16pt" style:font-weight-complex="normal"/>
    </style:style>
    <style:style style:name="P294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896c512" style:font-size-asian="14pt" style:font-weight-asian="normal" style:font-size-complex="16pt" style:font-weight-complex="normal"/>
    </style:style>
    <style:style style:name="P295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8a0c6b5" style:font-size-asian="14pt" style:font-weight-asian="normal" style:font-size-complex="16pt" style:font-weight-complex="normal"/>
    </style:style>
    <style:style style:name="P296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0f8a9a2" officeooo:paragraph-rsid="08acee5e" style:font-size-asian="14pt" style:font-weight-asian="normal" style:font-size-complex="16pt" style:font-weight-complex="normal"/>
    </style:style>
    <style:style style:name="P297" style:family="paragraph" style:parent-style-name="Standard" style:list-style-name="L6">
      <style:paragraph-properties fo:text-align="justify" style:justify-single-word="false"/>
      <style:text-properties style:font-name="Arial" fo:font-size="16pt" fo:font-weight="normal" officeooo:rsid="00f8a9a2" officeooo:paragraph-rsid="08bea231" style:font-size-asian="14pt" style:font-weight-asian="normal" style:font-size-complex="16pt" style:font-weight-complex="normal"/>
    </style:style>
    <style:style style:name="P298" style:family="paragraph" style:parent-style-name="Standard" style:list-style-name="L6">
      <style:paragraph-properties fo:text-align="justify" style:justify-single-word="false"/>
      <style:text-properties style:font-name="Arial" fo:font-size="16pt" fo:font-weight="normal" officeooo:rsid="00f8a9a2" officeooo:paragraph-rsid="08bca766" style:font-size-asian="14pt" style:font-weight-asian="normal" style:font-size-complex="16pt" style:font-weight-complex="normal"/>
    </style:style>
    <style:style style:name="P299" style:family="paragraph" style:parent-style-name="Standard" style:list-style-name="L6">
      <style:paragraph-properties fo:text-align="justify" style:justify-single-word="false"/>
      <style:text-properties style:font-name="Arial" fo:font-size="16pt" fo:font-weight="normal" officeooo:rsid="00f8a9a2" officeooo:paragraph-rsid="08c01b57" style:font-size-asian="14pt" style:font-weight-asian="normal" style:font-size-complex="16pt" style:font-weight-complex="normal"/>
    </style:style>
    <style:style style:name="P300" style:family="paragraph" style:parent-style-name="Standard" style:list-style-name="L6">
      <style:paragraph-properties fo:text-align="justify" style:justify-single-word="false"/>
      <style:text-properties style:font-name="Arial" fo:font-size="16pt" fo:font-weight="normal" officeooo:rsid="00f8a9a2" officeooo:paragraph-rsid="08c47b9b" style:font-size-asian="14pt" style:font-weight-asian="normal" style:font-size-complex="16pt" style:font-weight-complex="normal"/>
    </style:style>
    <style:style style:name="P301" style:family="paragraph" style:parent-style-name="Standard" style:list-style-name="L6">
      <style:paragraph-properties fo:text-align="justify" style:justify-single-word="false"/>
      <style:text-properties style:font-name="Arial" fo:font-size="16pt" fo:font-weight="normal" officeooo:rsid="00f8a9a2" officeooo:paragraph-rsid="08c5891e" style:font-size-asian="14pt" style:font-weight-asian="normal" style:font-size-complex="16pt" style:font-weight-complex="normal"/>
    </style:style>
    <style:style style:name="P302" style:family="paragraph" style:parent-style-name="Standard" style:list-style-name="L8">
      <style:paragraph-properties fo:text-align="justify" style:justify-single-word="false"/>
      <style:text-properties style:font-name="Arial" fo:font-size="16pt" fo:font-weight="normal" officeooo:rsid="00f8a9a2" officeooo:paragraph-rsid="09072a85" style:font-size-asian="14pt" style:font-weight-asian="normal" style:font-size-complex="16pt" style:font-weight-complex="normal"/>
    </style:style>
    <style:style style:name="P303" style:family="paragraph" style:parent-style-name="Standard" style:list-style-name="L8">
      <style:paragraph-properties fo:text-align="justify" style:justify-single-word="false"/>
      <style:text-properties style:font-name="Arial" fo:font-size="16pt" fo:font-weight="normal" officeooo:rsid="00f8a9a2" officeooo:paragraph-rsid="090e8985" style:font-size-asian="14pt" style:font-weight-asian="normal" style:font-size-complex="16pt" style:font-weight-complex="normal"/>
    </style:style>
    <style:style style:name="P304" style:family="paragraph" style:parent-style-name="Standard" style:list-style-name="L3">
      <style:paragraph-properties fo:text-align="justify" style:justify-single-word="false"/>
      <style:text-properties style:font-name="Arial" fo:font-size="16pt" fo:font-weight="normal" officeooo:rsid="089ef5f1" officeooo:paragraph-rsid="089ef5f1" style:font-size-asian="14pt" style:font-weight-asian="normal" style:font-size-complex="16pt" style:font-weight-complex="normal"/>
    </style:style>
    <style:style style:name="P305" style:family="paragraph" style:parent-style-name="Standard" style:list-style-name="L8">
      <style:paragraph-properties fo:text-align="justify" style:justify-single-word="false"/>
      <style:text-properties style:font-name="Arial" fo:font-size="16pt" fo:font-weight="normal" officeooo:rsid="089ef5f1" officeooo:paragraph-rsid="09072a85" style:font-size-asian="14pt" style:font-weight-asian="normal" style:font-size-complex="16pt" style:font-weight-complex="normal"/>
    </style:style>
    <style:style style:name="P306" style:family="paragraph" style:parent-style-name="Standard" style:list-style-name="L5">
      <style:paragraph-properties fo:text-align="justify" style:justify-single-word="false"/>
      <style:text-properties style:font-name="Arial" fo:font-size="16pt" fo:font-weight="normal" officeooo:rsid="036f95bf" officeooo:paragraph-rsid="04e476d2" style:font-size-asian="14pt" style:font-weight-asian="normal" style:font-size-complex="16pt" style:font-weight-complex="normal"/>
    </style:style>
    <style:style style:name="P307" style:family="paragraph" style:parent-style-name="Standard" style:list-style-name="L5">
      <style:paragraph-properties fo:text-align="justify" style:justify-single-word="false"/>
      <style:text-properties style:font-name="Arial" fo:font-size="16pt" fo:font-weight="normal" officeooo:rsid="036f95bf" officeooo:paragraph-rsid="08b5cae6" style:font-size-asian="14pt" style:font-weight-asian="normal" style:font-size-complex="16pt" style:font-weight-complex="normal"/>
    </style:style>
    <style:style style:name="P308" style:family="paragraph" style:parent-style-name="Standard" style:list-style-name="L5">
      <style:paragraph-properties fo:text-align="justify" style:justify-single-word="false"/>
      <style:text-properties style:font-name="Arial" fo:font-size="16pt" fo:font-weight="normal" officeooo:rsid="042bf1a2" officeooo:paragraph-rsid="05e3bf53" style:font-size-asian="14pt" style:font-weight-asian="normal" style:font-size-complex="16pt" style:font-weight-complex="normal"/>
    </style:style>
    <style:style style:name="P309" style:family="paragraph" style:parent-style-name="Standard" style:list-style-name="L5">
      <style:paragraph-properties fo:text-align="justify" style:justify-single-word="false"/>
      <style:text-properties style:font-name="Arial" fo:font-size="16pt" fo:font-weight="normal" officeooo:rsid="05e5bc19" officeooo:paragraph-rsid="05e5bc19" style:font-size-asian="14pt" style:font-weight-asian="normal" style:font-size-complex="16pt" style:font-weight-complex="normal"/>
    </style:style>
    <style:style style:name="P310" style:family="paragraph" style:parent-style-name="Standard" style:list-style-name="L9">
      <style:paragraph-properties fo:text-align="justify" style:justify-single-word="false"/>
      <style:text-properties style:font-name="Arial" fo:font-size="16pt" fo:font-weight="normal" officeooo:rsid="02d8b3f7" officeooo:paragraph-rsid="02d8b3f7" style:font-size-asian="14pt" style:font-weight-asian="normal" style:font-size-complex="16pt" style:font-weight-complex="normal"/>
    </style:style>
    <style:style style:name="P311" style:family="paragraph" style:parent-style-name="Standard" style:list-style-name="L9">
      <style:paragraph-properties fo:text-align="justify" style:justify-single-word="false"/>
      <style:text-properties style:font-name="Arial" fo:font-size="16pt" fo:font-weight="normal" officeooo:rsid="02d8b3f7" officeooo:paragraph-rsid="02e11d68" style:font-size-asian="14pt" style:font-weight-asian="normal" style:font-size-complex="16pt" style:font-weight-complex="normal"/>
    </style:style>
    <style:style style:name="P312" style:family="paragraph" style:parent-style-name="Standard" style:list-style-name="L9">
      <style:paragraph-properties fo:text-align="justify" style:justify-single-word="false"/>
      <style:text-properties style:font-name="Arial" fo:font-size="16pt" fo:font-weight="normal" officeooo:rsid="02d8b3f7" officeooo:paragraph-rsid="02e11f12" style:font-size-asian="14pt" style:font-weight-asian="normal" style:font-size-complex="16pt" style:font-weight-complex="normal"/>
    </style:style>
    <style:style style:name="P313" style:family="paragraph" style:parent-style-name="Standard" style:list-style-name="L14">
      <style:paragraph-properties fo:text-align="justify" style:justify-single-word="false"/>
      <style:text-properties style:font-name="Arial" fo:font-size="16pt" fo:font-weight="normal" officeooo:rsid="02d8b3f7" officeooo:paragraph-rsid="065f3fb6" style:font-size-asian="14pt" style:font-weight-asian="normal" style:font-size-complex="16pt" style:font-weight-complex="normal"/>
    </style:style>
    <style:style style:name="P314" style:family="paragraph" style:parent-style-name="Standard" style:list-style-name="L14">
      <style:paragraph-properties fo:text-align="justify" style:justify-single-word="false"/>
      <style:text-properties style:font-name="Arial" fo:font-size="16pt" fo:font-weight="normal" officeooo:rsid="02d8b3f7" officeooo:paragraph-rsid="066150ca" style:font-size-asian="14pt" style:font-weight-asian="normal" style:font-size-complex="16pt" style:font-weight-complex="normal"/>
    </style:style>
    <style:style style:name="P315" style:family="paragraph" style:parent-style-name="Standard" style:list-style-name="L9">
      <style:paragraph-properties fo:text-align="justify" style:justify-single-word="false"/>
      <style:text-properties style:font-name="Arial" fo:font-size="16pt" fo:font-weight="normal" officeooo:rsid="02dafaf8" officeooo:paragraph-rsid="02dafaf8" style:font-size-asian="14pt" style:font-weight-asian="normal" style:font-size-complex="16pt" style:font-weight-complex="normal"/>
    </style:style>
    <style:style style:name="P316" style:family="paragraph" style:parent-style-name="Standard" style:list-style-name="L14">
      <style:paragraph-properties fo:text-align="justify" style:justify-single-word="false"/>
      <style:text-properties style:font-name="Arial" fo:font-size="16pt" fo:font-weight="normal" officeooo:rsid="02dafaf8" officeooo:paragraph-rsid="065f3fb6" style:font-size-asian="14pt" style:font-weight-asian="normal" style:font-size-complex="16pt" style:font-weight-complex="normal"/>
    </style:style>
    <style:style style:name="P317" style:family="paragraph" style:parent-style-name="Standard" style:list-style-name="L9">
      <style:paragraph-properties fo:text-align="justify" style:justify-single-word="false"/>
      <style:text-properties style:font-name="Arial" fo:font-size="16pt" fo:font-weight="normal" officeooo:rsid="062b63f5" officeooo:paragraph-rsid="062b63f5" style:font-size-asian="14pt" style:font-weight-asian="normal" style:font-size-complex="16pt" style:font-weight-complex="normal"/>
    </style:style>
    <style:style style:name="P318" style:family="paragraph" style:parent-style-name="Standard" style:list-style-name="L9">
      <style:paragraph-properties fo:text-align="justify" style:justify-single-word="false"/>
      <style:text-properties style:font-name="Arial" fo:font-size="16pt" fo:font-weight="normal" officeooo:rsid="02da8c78" officeooo:paragraph-rsid="02da8c78" style:font-size-asian="14pt" style:font-weight-asian="normal" style:font-size-complex="16pt" style:font-weight-complex="normal"/>
    </style:style>
    <style:style style:name="P319" style:family="paragraph" style:parent-style-name="Standard" style:list-style-name="L9">
      <style:paragraph-properties fo:text-align="justify" style:justify-single-word="false"/>
      <style:text-properties style:font-name="Arial" fo:font-size="16pt" fo:font-weight="normal" officeooo:rsid="02da8c78" officeooo:paragraph-rsid="02dafaf8" style:font-size-asian="14pt" style:font-weight-asian="normal" style:font-size-complex="16pt" style:font-weight-complex="normal"/>
    </style:style>
    <style:style style:name="P320" style:family="paragraph" style:parent-style-name="Standard" style:list-style-name="L14">
      <style:paragraph-properties fo:text-align="justify" style:justify-single-word="false"/>
      <style:text-properties style:font-name="Arial" fo:font-size="16pt" fo:font-weight="normal" officeooo:rsid="02da8c78" officeooo:paragraph-rsid="066150ca" style:font-size-asian="14pt" style:font-weight-asian="normal" style:font-size-complex="16pt" style:font-weight-complex="normal"/>
    </style:style>
    <style:style style:name="P321" style:family="paragraph" style:parent-style-name="Standard" style:list-style-name="L9">
      <style:paragraph-properties fo:text-align="justify" style:justify-single-word="false"/>
      <style:text-properties style:font-name="Arial" fo:font-size="16pt" fo:font-weight="normal" officeooo:rsid="02e2562a" officeooo:paragraph-rsid="02e2562a" style:font-size-asian="14pt" style:font-weight-asian="normal" style:font-size-complex="16pt" style:font-weight-complex="normal"/>
    </style:style>
    <style:style style:name="P322" style:family="paragraph" style:parent-style-name="Standard" style:list-style-name="L9">
      <style:paragraph-properties fo:text-align="justify" style:justify-single-word="false"/>
      <style:text-properties style:font-name="Arial" fo:font-size="16pt" fo:font-weight="normal" officeooo:rsid="02e2562a" officeooo:paragraph-rsid="02f05419" style:font-size-asian="14pt" style:font-weight-asian="normal" style:font-size-complex="16pt" style:font-weight-complex="normal"/>
    </style:style>
    <style:style style:name="P323" style:family="paragraph" style:parent-style-name="Standard" style:list-style-name="L9">
      <style:paragraph-properties fo:text-align="justify" style:justify-single-word="false"/>
      <style:text-properties style:font-name="Arial" fo:font-size="16pt" fo:font-weight="normal" officeooo:rsid="02e2562a" officeooo:paragraph-rsid="02e85741" style:font-size-asian="14pt" style:font-weight-asian="normal" style:font-size-complex="16pt" style:font-weight-complex="normal"/>
    </style:style>
    <style:style style:name="P324" style:family="paragraph" style:parent-style-name="Standard" style:list-style-name="L9">
      <style:paragraph-properties fo:text-align="justify" style:justify-single-word="false"/>
      <style:text-properties style:font-name="Arial" fo:font-size="16pt" fo:font-weight="normal" officeooo:rsid="02e2562a" officeooo:paragraph-rsid="0633c58a" style:font-size-asian="14pt" style:font-weight-asian="normal" style:font-size-complex="16pt" style:font-weight-complex="normal"/>
    </style:style>
    <style:style style:name="P325" style:family="paragraph" style:parent-style-name="Standard" style:list-style-name="L9">
      <style:paragraph-properties fo:text-align="justify" style:justify-single-word="false"/>
      <style:text-properties style:font-name="Arial" fo:font-size="16pt" fo:font-weight="normal" officeooo:rsid="02e2562a" officeooo:paragraph-rsid="0633ea97" style:font-size-asian="14pt" style:font-weight-asian="normal" style:font-size-complex="16pt" style:font-weight-complex="normal"/>
    </style:style>
    <style:style style:name="P326" style:family="paragraph" style:parent-style-name="Standard" style:list-style-name="L9">
      <style:paragraph-properties fo:text-align="justify" style:justify-single-word="false"/>
      <style:text-properties style:font-name="Arial" fo:font-size="16pt" fo:font-weight="normal" officeooo:rsid="02e2562a" officeooo:paragraph-rsid="0634d4ba" style:font-size-asian="14pt" style:font-weight-asian="normal" style:font-size-complex="16pt" style:font-weight-complex="normal"/>
    </style:style>
    <style:style style:name="P327" style:family="paragraph" style:parent-style-name="Standard" style:list-style-name="L9">
      <style:paragraph-properties fo:text-align="justify" style:justify-single-word="false"/>
      <style:text-properties style:font-name="Arial" fo:font-size="16pt" fo:font-weight="normal" officeooo:rsid="02e2562a" officeooo:paragraph-rsid="02f15f62" style:font-size-asian="14pt" style:font-weight-asian="normal" style:font-size-complex="16pt" style:font-weight-complex="normal"/>
    </style:style>
    <style:style style:name="P328" style:family="paragraph" style:parent-style-name="Standard" style:list-style-name="L14">
      <style:paragraph-properties fo:text-align="justify" style:justify-single-word="false"/>
      <style:text-properties style:font-name="Arial" fo:font-size="16pt" fo:font-weight="normal" officeooo:rsid="02e2562a" officeooo:paragraph-rsid="066150ca" style:font-size-asian="14pt" style:font-weight-asian="normal" style:font-size-complex="16pt" style:font-weight-complex="normal"/>
    </style:style>
    <style:style style:name="P329" style:family="paragraph" style:parent-style-name="Standard" style:list-style-name="L14">
      <style:paragraph-properties fo:text-align="justify" style:justify-single-word="false"/>
      <style:text-properties style:font-name="Arial" fo:font-size="16pt" fo:font-weight="normal" officeooo:rsid="02e2562a" officeooo:paragraph-rsid="06657e4f" style:font-size-asian="14pt" style:font-weight-asian="normal" style:font-size-complex="16pt" style:font-weight-complex="normal"/>
    </style:style>
    <style:style style:name="P330" style:family="paragraph" style:parent-style-name="Standard" style:list-style-name="L9">
      <style:paragraph-properties fo:text-align="justify" style:justify-single-word="false"/>
      <style:text-properties style:font-name="Arial" fo:font-size="16pt" fo:font-weight="normal" officeooo:rsid="02e291a7" officeooo:paragraph-rsid="02e291a7" style:font-size-asian="14pt" style:font-weight-asian="normal" style:font-size-complex="16pt" style:font-weight-complex="normal"/>
    </style:style>
    <style:style style:name="P331" style:family="paragraph" style:parent-style-name="Standard" style:list-style-name="L14">
      <style:paragraph-properties fo:text-align="justify" style:justify-single-word="false"/>
      <style:text-properties style:font-name="Arial" fo:font-size="16pt" fo:font-weight="normal" officeooo:rsid="02e291a7" officeooo:paragraph-rsid="066150ca" style:font-size-asian="14pt" style:font-weight-asian="normal" style:font-size-complex="16pt" style:font-weight-complex="normal"/>
    </style:style>
    <style:style style:name="P332" style:family="paragraph" style:parent-style-name="Standard" style:list-style-name="L16">
      <style:paragraph-properties fo:text-align="justify" style:justify-single-word="false"/>
      <style:text-properties style:font-name="Arial" fo:font-size="16pt" fo:font-weight="normal" officeooo:rsid="03769a16" officeooo:paragraph-rsid="09313be4" style:font-size-asian="14pt" style:font-weight-asian="normal" style:font-size-complex="16pt" style:font-weight-complex="normal"/>
    </style:style>
    <style:style style:name="P333" style:family="paragraph" style:parent-style-name="Standard" style:list-style-name="L16">
      <style:paragraph-properties fo:text-align="justify" style:justify-single-word="false"/>
      <style:text-properties style:font-name="Arial" fo:font-size="16pt" fo:font-weight="normal" officeooo:rsid="03a0d153" officeooo:paragraph-rsid="0774684b" style:font-size-asian="14pt" style:font-weight-asian="normal" style:font-size-complex="16pt" style:font-weight-complex="normal"/>
    </style:style>
    <style:style style:name="P334" style:family="paragraph" style:parent-style-name="Standard" style:list-style-name="L6">
      <style:paragraph-properties fo:text-align="justify" style:justify-single-word="false"/>
      <style:text-properties style:font-name="Arial" fo:font-size="16pt" fo:font-weight="normal" officeooo:rsid="037227bf" officeooo:paragraph-rsid="04e880da" style:font-size-asian="16pt" style:font-weight-asian="normal" style:font-size-complex="16pt" style:font-weight-complex="normal"/>
    </style:style>
    <style:style style:name="P335" style:family="paragraph" style:parent-style-name="Standard" style:list-style-name="L6">
      <style:paragraph-properties fo:text-align="justify" style:justify-single-word="false"/>
      <style:text-properties style:font-name="Arial" fo:font-size="16pt" fo:font-weight="normal" officeooo:rsid="037227bf" officeooo:paragraph-rsid="04eb058d" style:font-size-asian="16pt" style:font-weight-asian="normal" style:font-size-complex="16pt" style:font-weight-complex="normal"/>
    </style:style>
    <style:style style:name="P336" style:family="paragraph" style:parent-style-name="Standard" style:list-style-name="L6">
      <style:paragraph-properties fo:text-align="justify" style:justify-single-word="false"/>
      <style:text-properties style:font-name="Arial" fo:font-size="16pt" fo:font-weight="normal" officeooo:rsid="037c9be6" officeooo:paragraph-rsid="04eb430f" style:font-size-asian="16pt" style:font-weight-asian="normal" style:font-size-complex="16pt" style:font-weight-complex="normal"/>
    </style:style>
    <style:style style:name="P337" style:family="paragraph" style:parent-style-name="Standard" style:list-style-name="L6">
      <style:paragraph-properties fo:text-align="justify" style:justify-single-word="false"/>
      <style:text-properties style:font-name="Arial" fo:font-size="16pt" fo:font-weight="normal" officeooo:rsid="05e9fd3d" officeooo:paragraph-rsid="08cc3bfc" style:font-size-asian="16pt" style:font-weight-asian="normal" style:font-size-complex="16pt" style:font-weight-complex="normal"/>
    </style:style>
    <style:style style:name="P338" style:family="paragraph" style:parent-style-name="Standard" style:list-style-name="L6">
      <style:paragraph-properties fo:text-align="justify" style:justify-single-word="false"/>
      <style:text-properties style:font-name="Arial" fo:font-size="16pt" fo:font-weight="normal" officeooo:rsid="05ecf537" officeooo:paragraph-rsid="05ecf537" style:font-size-asian="16pt" style:font-weight-asian="normal" style:font-size-complex="16pt" style:font-weight-complex="normal"/>
    </style:style>
    <style:style style:name="P339" style:family="paragraph" style:parent-style-name="Standard" style:list-style-name="L6">
      <style:paragraph-properties fo:text-align="justify" style:justify-single-word="false"/>
      <style:text-properties style:font-name="Arial" fo:font-size="16pt" fo:font-weight="normal" officeooo:rsid="05de80c4" officeooo:paragraph-rsid="08cd3762" style:font-size-asian="16pt" style:font-weight-asian="normal" style:font-size-complex="16pt" style:font-weight-complex="normal"/>
    </style:style>
    <style:style style:name="P340" style:family="paragraph" style:parent-style-name="Standard" style:list-style-name="L6">
      <style:paragraph-properties fo:text-align="justify" style:justify-single-word="false"/>
      <style:text-properties style:font-name="Arial" fo:font-size="16pt" fo:font-weight="normal" officeooo:rsid="08d38e08" officeooo:paragraph-rsid="08d38e08" style:font-size-asian="16pt" style:font-weight-asian="normal" style:font-size-complex="16pt" style:font-weight-complex="normal"/>
    </style:style>
    <style:style style:name="P341" style:family="paragraph" style:parent-style-name="Standard" style:list-style-name="L7">
      <style:paragraph-properties fo:text-align="justify" style:justify-single-word="false"/>
      <style:text-properties style:font-name="Arial" fo:font-size="16pt" fo:font-weight="normal" officeooo:rsid="029bc27f" officeooo:paragraph-rsid="08df0d88" style:font-size-asian="16pt" style:font-weight-asian="normal" style:font-size-complex="16pt" style:font-weight-complex="normal"/>
    </style:style>
    <style:style style:name="P342" style:family="paragraph" style:parent-style-name="Standard" style:list-style-name="L7">
      <style:paragraph-properties fo:text-align="justify" style:justify-single-word="false"/>
      <style:text-properties style:font-name="Arial" fo:font-size="16pt" fo:font-weight="normal" officeooo:rsid="0373c984" officeooo:paragraph-rsid="04f6e273" style:font-size-asian="16pt" style:font-weight-asian="normal" style:font-size-complex="16pt" style:font-weight-complex="normal"/>
    </style:style>
    <style:style style:name="P343" style:family="paragraph" style:parent-style-name="Standard" style:list-style-name="L7">
      <style:paragraph-properties fo:text-align="justify" style:justify-single-word="false"/>
      <style:text-properties style:font-name="Arial" fo:font-size="16pt" fo:font-weight="normal" officeooo:rsid="0373c984" officeooo:paragraph-rsid="04f6c693" style:font-size-asian="16pt" style:font-weight-asian="normal" style:font-size-complex="16pt" style:font-weight-complex="normal"/>
    </style:style>
    <style:style style:name="P344" style:family="paragraph" style:parent-style-name="Standard" style:list-style-name="L7">
      <style:paragraph-properties fo:text-align="justify" style:justify-single-word="false"/>
      <style:text-properties style:font-name="Arial" fo:font-size="16pt" fo:font-weight="normal" officeooo:rsid="0374e3d1" officeooo:paragraph-rsid="08dffbec" style:font-size-asian="16pt" style:font-weight-asian="normal" style:font-size-complex="16pt" style:font-weight-complex="normal"/>
    </style:style>
    <style:style style:name="P345" style:family="paragraph" style:parent-style-name="Standard" style:list-style-name="L7">
      <style:paragraph-properties fo:text-align="justify" style:justify-single-word="false"/>
      <style:text-properties style:font-name="Arial" fo:font-size="16pt" fo:font-weight="normal" officeooo:rsid="0374e3d1" officeooo:paragraph-rsid="04fac3ce" style:font-size-asian="16pt" style:font-weight-asian="normal" style:font-size-complex="16pt" style:font-weight-complex="normal"/>
    </style:style>
    <style:style style:name="P346" style:family="paragraph" style:parent-style-name="Standard" style:list-style-name="L7">
      <style:paragraph-properties fo:text-align="justify" style:justify-single-word="false"/>
      <style:text-properties style:font-name="Arial" fo:font-size="16pt" fo:font-weight="normal" officeooo:rsid="02fbcd43" officeooo:paragraph-rsid="08e32d8a" style:font-size-asian="16pt" style:font-weight-asian="normal" style:font-size-complex="16pt" style:font-weight-complex="normal"/>
    </style:style>
    <style:style style:name="P347" style:family="paragraph" style:parent-style-name="Standard" style:list-style-name="L7">
      <style:paragraph-properties fo:text-align="justify" style:justify-single-word="false"/>
      <style:text-properties style:font-name="Arial" fo:font-size="16pt" fo:font-weight="normal" officeooo:rsid="05f3ca2a" officeooo:paragraph-rsid="05f3ca2a" style:font-size-asian="16pt" style:font-weight-asian="normal" style:font-size-complex="16pt" style:font-weight-complex="normal"/>
    </style:style>
    <style:style style:name="P348" style:family="paragraph" style:parent-style-name="Standard" style:list-style-name="L7">
      <style:paragraph-properties fo:text-align="justify" style:justify-single-word="false"/>
      <style:text-properties style:font-name="Arial" fo:font-size="16pt" fo:font-weight="normal" officeooo:rsid="03815766" officeooo:paragraph-rsid="08e8064f" style:font-size-asian="16pt" style:font-weight-asian="normal" style:font-size-complex="16pt" style:font-weight-complex="normal"/>
    </style:style>
    <style:style style:name="P349" style:family="paragraph" style:parent-style-name="Standard" style:list-style-name="L7">
      <style:paragraph-properties fo:text-align="justify" style:justify-single-word="false"/>
      <style:text-properties style:font-name="Arial" fo:font-size="16pt" fo:font-weight="normal" officeooo:rsid="03815766" officeooo:paragraph-rsid="050380d5" style:font-size-asian="16pt" style:font-weight-asian="normal" style:font-size-complex="16pt" style:font-weight-complex="normal"/>
    </style:style>
    <style:style style:name="P350" style:family="paragraph" style:parent-style-name="Standard" style:list-style-name="L8">
      <style:paragraph-properties fo:text-align="justify" style:justify-single-word="false"/>
      <style:text-properties style:font-name="Arial" fo:font-size="16pt" fo:font-weight="normal" officeooo:rsid="02b074be" officeooo:paragraph-rsid="032c6e43" style:font-size-asian="16pt" style:font-weight-asian="normal" style:font-size-complex="16pt" style:font-weight-complex="normal"/>
    </style:style>
    <style:style style:name="P351" style:family="paragraph" style:parent-style-name="Standard" style:list-style-name="L8">
      <style:paragraph-properties fo:text-align="justify" style:justify-single-word="false"/>
      <style:text-properties style:font-name="Arial" fo:font-size="16pt" fo:font-weight="normal" officeooo:rsid="02bd2ae3" officeooo:paragraph-rsid="08e8c177" style:font-size-asian="16pt" style:font-weight-asian="normal" style:font-size-complex="16pt" style:font-weight-complex="normal"/>
    </style:style>
    <style:style style:name="P352" style:family="paragraph" style:parent-style-name="Standard" style:list-style-name="L8">
      <style:paragraph-properties fo:text-align="justify" style:justify-single-word="false"/>
      <style:text-properties style:font-name="Arial" fo:font-size="16pt" fo:font-weight="normal" officeooo:rsid="02bd4e0f" officeooo:paragraph-rsid="02bd4e0f" style:font-size-asian="16pt" style:font-weight-asian="normal" style:font-size-complex="16pt" style:font-weight-complex="normal"/>
    </style:style>
    <style:style style:name="P353" style:family="paragraph" style:parent-style-name="Standard" style:list-style-name="L8">
      <style:paragraph-properties fo:text-align="justify" style:justify-single-word="false"/>
      <style:text-properties style:font-name="Arial" fo:font-size="16pt" fo:font-weight="normal" officeooo:rsid="062178e7" officeooo:paragraph-rsid="062178e7" style:font-size-asian="16pt" style:font-weight-asian="normal" style:font-size-complex="16pt" style:font-weight-complex="normal"/>
    </style:style>
    <style:style style:name="P354" style:family="paragraph" style:parent-style-name="Standard" style:list-style-name="L8">
      <style:paragraph-properties fo:text-align="justify" style:justify-single-word="false"/>
      <style:text-properties style:font-name="Arial" fo:font-size="16pt" fo:font-weight="normal" officeooo:rsid="02bf2f47" officeooo:paragraph-rsid="0927fbde" style:font-size-asian="16pt" style:font-weight-asian="normal" style:font-size-complex="16pt" style:font-weight-complex="normal"/>
    </style:style>
    <style:style style:name="P355" style:family="paragraph" style:parent-style-name="Standard" style:list-style-name="L2">
      <style:paragraph-properties fo:text-align="justify" style:justify-single-word="false"/>
      <style:text-properties style:font-name="Arial1" fo:font-size="16pt" fo:font-weight="bold" officeooo:rsid="002be95c" officeooo:paragraph-rsid="07518da3" style:font-size-asian="14pt" style:font-weight-asian="bold" style:font-size-complex="16pt" style:font-weight-complex="bold"/>
    </style:style>
    <style:style style:name="P356" style:family="paragraph" style:parent-style-name="Standard" style:list-style-name="L14">
      <style:paragraph-properties fo:text-align="justify" style:justify-single-word="false"/>
      <style:text-properties style:font-name="Arial1" fo:font-size="16pt" fo:font-weight="bold" officeooo:rsid="0647377b" officeooo:paragraph-rsid="0647377b" style:font-size-asian="14pt" style:font-weight-asian="bold" style:font-size-complex="16pt" style:font-weight-complex="bold"/>
    </style:style>
    <style:style style:name="P357" style:family="paragraph" style:parent-style-name="Standard" style:list-style-name="L14">
      <style:paragraph-properties fo:text-align="justify" style:justify-single-word="false"/>
      <style:text-properties style:font-name="Arial1" fo:font-size="16pt" fo:font-weight="bold" officeooo:rsid="064800b3" officeooo:paragraph-rsid="064800b3" style:font-size-asian="14pt" style:font-weight-asian="bold" style:font-size-complex="16pt" style:font-weight-complex="bold"/>
    </style:style>
    <style:style style:name="P358" style:family="paragraph" style:parent-style-name="Standard" style:list-style-name="L17">
      <style:paragraph-properties fo:text-align="justify" style:justify-single-word="false"/>
      <style:text-properties style:font-name="Arial1" fo:font-size="16pt" fo:font-weight="bold" officeooo:rsid="06eb69ba" officeooo:paragraph-rsid="0776ff6b" style:font-size-asian="14pt" style:font-weight-asian="bold" style:font-size-complex="16pt" style:font-weight-complex="bold"/>
    </style:style>
    <style:style style:name="P359" style:family="paragraph" style:parent-style-name="Standard" style:list-style-name="L14">
      <style:paragraph-properties fo:text-align="justify" style:justify-single-word="false"/>
      <style:text-properties style:font-name="Arial1" fo:font-size="16pt" fo:font-weight="normal" officeooo:rsid="06461790" officeooo:paragraph-rsid="06461790" style:font-size-asian="14pt" style:font-weight-asian="normal" style:font-size-complex="16pt" style:font-weight-complex="normal"/>
    </style:style>
    <style:style style:name="P360" style:family="paragraph" style:parent-style-name="Standard" style:list-style-name="L15">
      <style:paragraph-properties fo:text-align="justify" style:justify-single-word="false"/>
      <style:text-properties style:font-name="Arial1" fo:font-size="16pt" fo:font-weight="normal" officeooo:rsid="0682f5ad" officeooo:paragraph-rsid="0772cac3" style:font-size-asian="14pt" style:font-weight-asian="normal" style:font-size-complex="16pt" style:font-weight-complex="normal"/>
    </style:style>
    <style:style style:name="P361" style:family="paragraph" style:parent-style-name="Standard" style:list-style-name="L17">
      <style:text-properties officeooo:paragraph-rsid="0776ff6b"/>
    </style:style>
    <style:style style:name="P362" style:family="paragraph" style:parent-style-name="Standard" style:list-style-name="L17">
      <style:text-properties fo:font-weight="bold" officeooo:rsid="06e3be80" officeooo:paragraph-rsid="0776ff6b" style:font-weight-asian="bold" style:font-weight-complex="bold"/>
    </style:style>
    <style:style style:name="P363" style:family="paragraph" style:parent-style-name="Standard" style:list-style-name="L17">
      <style:text-properties fo:font-weight="bold" officeooo:rsid="06e50605" officeooo:paragraph-rsid="0776ff6b" style:font-weight-asian="bold" style:font-weight-complex="bold"/>
    </style:style>
    <style:style style:name="P364" style:family="paragraph" style:parent-style-name="Standard" style:list-style-name="L17">
      <style:text-properties fo:font-weight="bold" officeooo:rsid="06e5ee3e" officeooo:paragraph-rsid="0776ff6b" style:font-weight-asian="bold" style:font-weight-complex="bold"/>
    </style:style>
    <style:style style:name="P365" style:family="paragraph" style:parent-style-name="Standard" style:list-style-name="L17">
      <style:text-properties fo:font-weight="bold" officeooo:rsid="06e67a5b" officeooo:paragraph-rsid="0776ff6b" style:font-weight-asian="bold" style:font-weight-complex="bold"/>
    </style:style>
    <style:style style:name="P366" style:family="paragraph" style:parent-style-name="Standard" style:list-style-name="L17">
      <style:text-properties fo:font-weight="bold" officeooo:rsid="06e7785f" officeooo:paragraph-rsid="0776ff6b" style:font-weight-asian="bold" style:font-weight-complex="bold"/>
    </style:style>
    <style:style style:name="P367" style:family="paragraph" style:parent-style-name="Standard" style:list-style-name="L17">
      <style:text-properties fo:font-weight="bold" officeooo:rsid="06e8786f" officeooo:paragraph-rsid="0776ff6b" style:font-weight-asian="bold" style:font-weight-complex="bold"/>
    </style:style>
    <style:style style:name="P368" style:family="paragraph" style:parent-style-name="Standard" style:list-style-name="L17">
      <style:text-properties fo:font-weight="bold" officeooo:rsid="06e89c9f" officeooo:paragraph-rsid="0776ff6b" style:font-weight-asian="bold" style:font-weight-complex="bold"/>
    </style:style>
    <style:style style:name="P369" style:family="paragraph" style:parent-style-name="Standard" style:list-style-name="L18">
      <style:paragraph-properties fo:text-align="justify" style:justify-single-word="false"/>
      <style:text-properties fo:font-weight="bold" officeooo:rsid="06da95d7" officeooo:paragraph-rsid="06da95d7" style:font-weight-asian="bold" style:font-weight-complex="bold"/>
    </style:style>
    <style:style style:name="P370" style:family="paragraph" style:parent-style-name="Standard" style:list-style-name="L18">
      <style:paragraph-properties fo:text-align="justify" style:justify-single-word="false"/>
      <style:text-properties fo:font-weight="bold" officeooo:rsid="08908a5c" officeooo:paragraph-rsid="08908a5c" style:font-weight-asian="bold" style:font-weight-complex="bold"/>
    </style:style>
    <style:style style:name="P371" style:family="paragraph" style:parent-style-name="Standard" style:list-style-name="L19">
      <style:paragraph-properties fo:text-align="justify" style:justify-single-word="false"/>
      <style:text-properties fo:font-weight="bold" officeooo:rsid="084fd429" officeooo:paragraph-rsid="084fd429" style:font-weight-asian="bold" style:font-weight-complex="bold"/>
    </style:style>
    <style:style style:name="P372" style:family="paragraph" style:parent-style-name="Standard" style:list-style-name="L19">
      <style:paragraph-properties fo:text-align="justify" style:justify-single-word="false"/>
      <style:text-properties fo:font-weight="bold" officeooo:rsid="07c35326" officeooo:paragraph-rsid="084fd429" style:font-weight-asian="bold" style:font-weight-complex="bold"/>
    </style:style>
    <style:style style:name="P373" style:family="paragraph" style:parent-style-name="Standard" style:list-style-name="L20">
      <style:paragraph-properties fo:text-align="justify" style:justify-single-word="false"/>
      <style:text-properties fo:font-weight="bold" officeooo:rsid="07d5776d" officeooo:paragraph-rsid="07d5776d" style:font-weight-asian="bold" style:font-weight-complex="bold"/>
    </style:style>
    <style:style style:name="P374" style:family="paragraph" style:parent-style-name="Standard" style:list-style-name="L20">
      <style:paragraph-properties fo:text-align="justify" style:justify-single-word="false"/>
      <style:text-properties fo:font-weight="bold" officeooo:rsid="07d74692" officeooo:paragraph-rsid="07d74692" style:font-weight-asian="bold" style:font-weight-complex="bold"/>
    </style:style>
    <style:style style:name="P375" style:family="paragraph" style:parent-style-name="Standard" style:list-style-name="L20">
      <style:paragraph-properties fo:text-align="justify" style:justify-single-word="false"/>
      <style:text-properties fo:font-weight="bold" officeooo:rsid="08288e04" officeooo:paragraph-rsid="08288e04" style:font-weight-asian="bold" style:font-weight-complex="bold"/>
    </style:style>
    <style:style style:name="P376" style:family="paragraph" style:parent-style-name="Standard" style:list-style-name="L21">
      <style:paragraph-properties fo:text-align="justify" style:justify-single-word="false"/>
      <style:text-properties fo:font-weight="bold" officeooo:rsid="07e2928b" officeooo:paragraph-rsid="07e2928b" style:font-weight-asian="bold" style:font-weight-complex="bold"/>
    </style:style>
    <style:style style:name="P377" style:family="paragraph" style:parent-style-name="Standard" style:list-style-name="L21">
      <style:paragraph-properties fo:text-align="justify" style:justify-single-word="false"/>
      <style:text-properties fo:font-weight="bold" officeooo:rsid="07e2be4f" officeooo:paragraph-rsid="07e2be4f" style:font-weight-asian="bold" style:font-weight-complex="bold"/>
    </style:style>
    <style:style style:name="P378" style:family="paragraph" style:parent-style-name="Standard" style:list-style-name="L21">
      <style:paragraph-properties fo:text-align="justify" style:justify-single-word="false"/>
      <style:text-properties fo:font-weight="bold" officeooo:rsid="07e307d9" officeooo:paragraph-rsid="07e307d9" style:font-weight-asian="bold" style:font-weight-complex="bold"/>
    </style:style>
    <style:style style:name="P379" style:family="paragraph" style:parent-style-name="Standard" style:list-style-name="L21">
      <style:paragraph-properties fo:text-align="justify" style:justify-single-word="false"/>
      <style:text-properties fo:font-weight="bold" officeooo:rsid="07e481eb" officeooo:paragraph-rsid="07e481eb" style:font-weight-asian="bold" style:font-weight-complex="bold"/>
    </style:style>
    <style:style style:name="P380" style:family="paragraph" style:parent-style-name="Standard" style:list-style-name="L21">
      <style:paragraph-properties fo:text-align="justify" style:justify-single-word="false"/>
      <style:text-properties fo:font-weight="bold" officeooo:rsid="07e481eb" officeooo:paragraph-rsid="07e63509" style:font-weight-asian="bold" style:font-weight-complex="bold"/>
    </style:style>
    <style:style style:name="P381" style:family="paragraph" style:parent-style-name="Standard" style:list-style-name="L21">
      <style:paragraph-properties fo:text-align="justify" style:justify-single-word="false"/>
      <style:text-properties fo:font-weight="bold" officeooo:rsid="07e481eb" officeooo:paragraph-rsid="07e76f52" style:font-weight-asian="bold" style:font-weight-complex="bold"/>
    </style:style>
    <style:style style:name="P382" style:family="paragraph" style:parent-style-name="Standard" style:list-style-name="L21">
      <style:paragraph-properties fo:text-align="justify" style:justify-single-word="false"/>
      <style:text-properties fo:font-weight="bold" officeooo:rsid="07e84e95" officeooo:paragraph-rsid="07e84e95" style:font-weight-asian="bold" style:font-weight-complex="bold"/>
    </style:style>
    <style:style style:name="P383" style:family="paragraph" style:parent-style-name="Standard" style:list-style-name="L21">
      <style:paragraph-properties fo:text-align="justify" style:justify-single-word="false"/>
      <style:text-properties fo:font-weight="bold" officeooo:rsid="07e8f187" officeooo:paragraph-rsid="07e8f187" style:font-weight-asian="bold" style:font-weight-complex="bold"/>
    </style:style>
    <style:style style:name="P384" style:family="paragraph" style:parent-style-name="Standard" style:list-style-name="L22">
      <style:paragraph-properties fo:text-align="justify" style:justify-single-word="false"/>
      <style:text-properties fo:font-weight="bold" officeooo:rsid="0853db54" officeooo:paragraph-rsid="0853db54" style:font-weight-asian="bold" style:font-weight-complex="bold"/>
    </style:style>
    <style:style style:name="P385" style:family="paragraph" style:parent-style-name="Standard" style:list-style-name="L22">
      <style:paragraph-properties fo:text-align="justify" style:justify-single-word="false"/>
      <style:text-properties fo:font-weight="bold" officeooo:rsid="07f89ab6" officeooo:paragraph-rsid="085017b6" style:font-weight-asian="bold" style:font-weight-complex="bold"/>
    </style:style>
    <style:style style:name="P386" style:family="paragraph" style:parent-style-name="Standard" style:list-style-name="L22">
      <style:paragraph-properties fo:text-align="justify" style:justify-single-word="false"/>
      <style:text-properties fo:font-weight="bold" officeooo:rsid="0863764d" officeooo:paragraph-rsid="0863764d" style:font-weight-asian="bold" style:font-weight-complex="bold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 style:font-weight-complex="bold"/>
    </style:style>
    <style:style style:name="T3" style:family="text">
      <style:text-properties style:font-name="Arial" fo:font-weight="bold" officeooo:rsid="00befde3" style:font-weight-asian="bold" style:font-weight-complex="bold"/>
    </style:style>
    <style:style style:name="T4" style:family="text">
      <style:text-properties style:font-name="Arial" fo:font-weight="bold" officeooo:rsid="016feb9d" style:font-weight-asian="bold" style:font-weight-complex="bold"/>
    </style:style>
    <style:style style:name="T5" style:family="text">
      <style:text-properties style:font-name="Arial" fo:font-weight="bold" officeooo:rsid="00c8b988" style:font-weight-asian="bold" style:font-weight-complex="bold"/>
    </style:style>
    <style:style style:name="T6" style:family="text">
      <style:text-properties style:font-name="Arial" fo:font-weight="bold" officeooo:rsid="06469de5" style:font-weight-asian="bold" style:font-weight-complex="bold"/>
    </style:style>
    <style:style style:name="T7" style:family="text">
      <style:text-properties style:font-name="Arial" fo:font-weight="bold" officeooo:rsid="068448ab" style:font-weight-asian="bold" style:font-weight-complex="bold"/>
    </style:style>
    <style:style style:name="T8" style:family="text">
      <style:text-properties style:font-name="Arial" fo:font-weight="bold" officeooo:rsid="0685a77e" style:font-weight-asian="bold" style:font-weight-complex="bold"/>
    </style:style>
    <style:style style:name="T9" style:family="text">
      <style:text-properties style:font-name="Arial" fo:font-weight="bold" officeooo:rsid="06907fc0" style:font-weight-asian="bold" style:font-weight-complex="bold"/>
    </style:style>
    <style:style style:name="T10" style:family="text">
      <style:text-properties style:font-name="Arial" fo:font-weight="bold" officeooo:rsid="065ef20d" style:font-weight-asian="bold" style:font-weight-complex="bold"/>
    </style:style>
    <style:style style:name="T11" style:family="text">
      <style:text-properties style:font-name="Arial" fo:font-weight="normal" style:font-weight-asian="normal" style:font-weight-complex="normal"/>
    </style:style>
    <style:style style:name="T12" style:family="text">
      <style:text-properties style:font-name="Arial" fo:font-weight="normal" officeooo:rsid="00251d17" style:font-weight-asian="normal" style:font-weight-complex="normal"/>
    </style:style>
    <style:style style:name="T13" style:family="text">
      <style:text-properties style:font-name="Arial" fo:font-weight="normal" officeooo:rsid="00344619" style:font-weight-asian="normal" style:font-weight-complex="normal"/>
    </style:style>
    <style:style style:name="T14" style:family="text">
      <style:text-properties style:font-name="Arial" fo:font-weight="normal" officeooo:rsid="00382ccb" style:font-weight-asian="normal" style:font-weight-complex="normal"/>
    </style:style>
    <style:style style:name="T15" style:family="text">
      <style:text-properties style:font-name="Arial" fo:font-weight="normal" officeooo:rsid="003bb597" style:font-weight-asian="normal" style:font-weight-complex="normal"/>
    </style:style>
    <style:style style:name="T16" style:family="text">
      <style:text-properties style:font-name="Arial" fo:font-weight="normal" officeooo:rsid="003d1b72" style:font-weight-asian="normal" style:font-weight-complex="normal"/>
    </style:style>
    <style:style style:name="T17" style:family="text">
      <style:text-properties style:font-name="Arial" fo:font-weight="normal" officeooo:rsid="004ce88a" style:font-weight-asian="normal" style:font-weight-complex="normal"/>
    </style:style>
    <style:style style:name="T18" style:family="text">
      <style:text-properties style:font-name="Arial" fo:font-weight="normal" officeooo:rsid="0136f56c" style:font-weight-asian="normal" style:font-weight-complex="normal"/>
    </style:style>
    <style:style style:name="T19" style:family="text">
      <style:text-properties style:font-name="Arial" fo:font-weight="normal" officeooo:rsid="0138c255" style:font-weight-asian="normal" style:font-weight-complex="normal"/>
    </style:style>
    <style:style style:name="T20" style:family="text">
      <style:text-properties style:font-name="Arial" fo:font-weight="normal" officeooo:rsid="01391cf7" style:font-weight-asian="normal" style:font-weight-complex="normal"/>
    </style:style>
    <style:style style:name="T21" style:family="text">
      <style:text-properties style:font-name="Arial" fo:font-weight="normal" officeooo:rsid="013b7782" style:font-weight-asian="normal" style:font-weight-complex="normal"/>
    </style:style>
    <style:style style:name="T22" style:family="text">
      <style:text-properties style:font-name="Arial" fo:font-weight="normal" officeooo:rsid="013c38dc" style:font-weight-asian="normal" style:font-weight-complex="normal"/>
    </style:style>
    <style:style style:name="T23" style:family="text">
      <style:text-properties style:font-name="Arial" fo:font-weight="normal" officeooo:rsid="013d31b5" style:font-weight-asian="normal" style:font-weight-complex="normal"/>
    </style:style>
    <style:style style:name="T24" style:family="text">
      <style:text-properties style:font-name="Arial" fo:font-weight="normal" officeooo:rsid="013f5fb8" style:font-weight-asian="normal" style:font-weight-complex="normal"/>
    </style:style>
    <style:style style:name="T25" style:family="text">
      <style:text-properties style:font-name="Arial" fo:font-weight="normal" officeooo:rsid="013f74d2" style:font-weight-asian="normal" style:font-weight-complex="normal"/>
    </style:style>
    <style:style style:name="T26" style:family="text">
      <style:text-properties style:font-name="Arial" fo:font-weight="normal" officeooo:rsid="01987b91" style:font-weight-asian="normal" style:font-weight-complex="normal"/>
    </style:style>
    <style:style style:name="T27" style:family="text">
      <style:text-properties style:font-name="Arial" fo:font-weight="normal" officeooo:rsid="06535bd0" style:font-weight-asian="normal" style:font-weight-complex="normal"/>
    </style:style>
    <style:style style:name="T28" style:family="text">
      <style:text-properties style:font-name="Arial" fo:font-weight="normal" officeooo:rsid="06f867a5" style:font-weight-asian="normal" style:font-weight-complex="normal"/>
    </style:style>
    <style:style style:name="T29" style:family="text">
      <style:text-properties style:font-name="Arial" fo:font-weight="normal" officeooo:rsid="071d19b7" style:font-weight-asian="normal" style:font-weight-complex="normal"/>
    </style:style>
    <style:style style:name="T30" style:family="text">
      <style:text-properties style:font-name="Arial" fo:font-weight="normal" officeooo:rsid="071edb36" style:font-weight-asian="normal" style:font-weight-complex="normal"/>
    </style:style>
    <style:style style:name="T31" style:family="text">
      <style:text-properties style:font-name="Arial" fo:font-weight="normal" officeooo:rsid="068448ab" style:font-weight-asian="normal" style:font-weight-complex="normal"/>
    </style:style>
    <style:style style:name="T32" style:family="text">
      <style:text-properties style:font-name="Arial" fo:font-weight="normal" officeooo:rsid="06e3be80" style:font-weight-asian="normal" style:font-weight-complex="normal"/>
    </style:style>
    <style:style style:name="T33" style:family="text">
      <style:text-properties style:font-name="Arial" fo:font-weight="normal" officeooo:rsid="084ab105" style:font-weight-asian="normal" style:font-weight-complex="normal"/>
    </style:style>
    <style:style style:name="T34" style:family="text">
      <style:text-properties style:font-name="Arial" officeooo:rsid="0022dab5"/>
    </style:style>
    <style:style style:name="T35" style:family="text">
      <style:text-properties style:font-name="Arial" officeooo:rsid="0025865c"/>
    </style:style>
    <style:style style:name="T36" style:family="text">
      <style:text-properties style:font-name="Arial" officeooo:rsid="002a2901"/>
    </style:style>
    <style:style style:name="T37" style:family="text">
      <style:text-properties style:font-name="Arial" officeooo:rsid="0032469c"/>
    </style:style>
    <style:style style:name="T38" style:family="text">
      <style:text-properties style:font-name="Arial" officeooo:rsid="00332dfe"/>
    </style:style>
    <style:style style:name="T39" style:family="text">
      <style:text-properties style:font-name="Arial" officeooo:rsid="00344619"/>
    </style:style>
    <style:style style:name="T40" style:family="text">
      <style:text-properties style:font-name="Arial" officeooo:rsid="0035e14f"/>
    </style:style>
    <style:style style:name="T41" style:family="text">
      <style:text-properties style:font-name="Arial" officeooo:rsid="0036d101"/>
    </style:style>
    <style:style style:name="T42" style:family="text">
      <style:text-properties style:font-name="Arial" officeooo:rsid="003d1b72"/>
    </style:style>
    <style:style style:name="T43" style:family="text">
      <style:text-properties style:font-name="Arial" officeooo:rsid="004061d3"/>
    </style:style>
    <style:style style:name="T44" style:family="text">
      <style:text-properties style:font-name="Arial" officeooo:rsid="0040d206"/>
    </style:style>
    <style:style style:name="T45" style:family="text">
      <style:text-properties style:font-name="Arial" officeooo:rsid="0044eba3"/>
    </style:style>
    <style:style style:name="T46" style:family="text">
      <style:text-properties style:font-name="Arial" officeooo:rsid="0046e984"/>
    </style:style>
    <style:style style:name="T47" style:family="text">
      <style:text-properties style:font-name="Arial" officeooo:rsid="004b08fe"/>
    </style:style>
    <style:style style:name="T48" style:family="text">
      <style:text-properties style:font-name="Arial" officeooo:rsid="004ce88a"/>
    </style:style>
    <style:style style:name="T49" style:family="text">
      <style:text-properties style:font-name="Arial" officeooo:rsid="00621820"/>
    </style:style>
    <style:style style:name="T50" style:family="text">
      <style:text-properties style:font-name="Arial" officeooo:rsid="0145dcb8"/>
    </style:style>
    <style:style style:name="T51" style:family="text">
      <style:text-properties style:font-name="Arial" officeooo:rsid="005d64c4"/>
    </style:style>
    <style:style style:name="T52" style:family="text">
      <style:text-properties style:font-name="Arial" officeooo:rsid="01029b50"/>
    </style:style>
    <style:style style:name="T53" style:family="text">
      <style:text-properties style:font-name="Arial" officeooo:rsid="0061f26d"/>
    </style:style>
    <style:style style:name="T54" style:family="text">
      <style:text-properties style:font-name="Arial" officeooo:rsid="005ffb1c"/>
    </style:style>
    <style:style style:name="T55" style:family="text">
      <style:text-properties style:font-name="Arial" officeooo:rsid="019954df"/>
    </style:style>
    <style:style style:name="T56" style:family="text">
      <style:text-properties style:font-name="Arial" officeooo:rsid="0225bbfd"/>
    </style:style>
    <style:style style:name="T57" style:family="text">
      <style:text-properties style:font-name="Arial" officeooo:rsid="02262aac"/>
    </style:style>
    <style:style style:name="T58" style:family="text">
      <style:text-properties style:font-name="Arial" officeooo:rsid="02496782"/>
    </style:style>
    <style:style style:name="T59" style:family="text">
      <style:text-properties style:font-name="Arial" officeooo:rsid="024c4fa2"/>
    </style:style>
    <style:style style:name="T60" style:family="text">
      <style:text-properties style:font-name="Arial" officeooo:rsid="024e0b57"/>
    </style:style>
    <style:style style:name="T61" style:family="text">
      <style:text-properties style:font-name="Arial" officeooo:rsid="03b53f02"/>
    </style:style>
    <style:style style:name="T62" style:family="text">
      <style:text-properties style:font-name="Arial" officeooo:rsid="04988c9a"/>
    </style:style>
    <style:style style:name="T63" style:family="text">
      <style:text-properties style:font-name="Arial" officeooo:rsid="0557698e"/>
    </style:style>
    <style:style style:name="T64" style:family="text">
      <style:text-properties style:font-name="Arial" officeooo:rsid="055abf21"/>
    </style:style>
    <style:style style:name="T65" style:family="text">
      <style:text-properties style:font-name="Arial" officeooo:rsid="0581aeb0"/>
    </style:style>
    <style:style style:name="T66" style:family="text">
      <style:text-properties style:font-name="Arial" officeooo:rsid="05840654"/>
    </style:style>
    <style:style style:name="T67" style:family="text">
      <style:text-properties style:font-name="Arial" officeooo:rsid="05a02cfa"/>
    </style:style>
    <style:style style:name="T68" style:family="text">
      <style:text-properties style:font-name="Arial" officeooo:rsid="0642a7ea"/>
    </style:style>
    <style:style style:name="T69" style:family="text">
      <style:text-properties style:font-name="Arial" officeooo:rsid="064490c7"/>
    </style:style>
    <style:style style:name="T70" style:family="text">
      <style:text-properties style:font-name="Arial" officeooo:rsid="06469de5"/>
    </style:style>
    <style:style style:name="T71" style:family="text">
      <style:text-properties style:font-name="Arial" officeooo:rsid="0652db31"/>
    </style:style>
    <style:style style:name="T72" style:family="text">
      <style:text-properties style:font-name="Arial" officeooo:rsid="065ef20d"/>
    </style:style>
    <style:style style:name="T73" style:family="text">
      <style:text-properties style:font-name="Arial" officeooo:rsid="067b35b6"/>
    </style:style>
    <style:style style:name="T74" style:family="text">
      <style:text-properties style:font-name="Arial" officeooo:rsid="0680f020"/>
    </style:style>
    <style:style style:name="T75" style:family="text">
      <style:text-properties style:font-name="Arial" officeooo:rsid="068448ab"/>
    </style:style>
    <style:style style:name="T76" style:family="text">
      <style:text-properties style:font-name="Arial" officeooo:rsid="06b10bd6"/>
    </style:style>
    <style:style style:name="T77" style:family="text">
      <style:text-properties style:font-name="Arial" officeooo:rsid="06b5914e"/>
    </style:style>
    <style:style style:name="T78" style:family="text">
      <style:text-properties style:font-name="Arial" officeooo:rsid="06b72f62"/>
    </style:style>
    <style:style style:name="T79" style:family="text">
      <style:text-properties style:font-name="Arial" officeooo:rsid="06e02fbd"/>
    </style:style>
    <style:style style:name="T80" style:family="text">
      <style:text-properties style:font-name="Arial" fo:font-size="16pt" fo:font-weight="bold" officeooo:rsid="06e2b1db" style:font-size-asian="14pt" style:font-weight-asian="bold" style:font-size-complex="16pt" style:font-weight-complex="bold"/>
    </style:style>
    <style:style style:name="T81" style:family="text">
      <style:text-properties style:font-name="Arial" fo:font-size="16pt" fo:font-weight="normal" style:font-size-asian="14pt" style:font-weight-asian="normal" style:font-size-complex="16pt" style:font-weight-complex="normal"/>
    </style:style>
    <style:style style:name="T82" style:family="text">
      <style:text-properties style:font-name="Arial" fo:font-size="16pt" fo:font-weight="normal" officeooo:rsid="06e3be80" style:font-size-asian="14pt" style:font-weight-asian="normal" style:font-size-complex="16pt" style:font-weight-complex="normal"/>
    </style:style>
    <style:style style:name="T83" style:family="text">
      <style:text-properties style:font-name="Arial" fo:font-size="16pt" fo:font-weight="normal" officeooo:rsid="07d74692" style:font-size-asian="14pt" style:font-weight-asian="normal" style:font-size-complex="16pt" style:font-weight-complex="normal"/>
    </style:style>
    <style:style style:name="T84" style:family="text">
      <style:text-properties style:font-name="Arial" fo:font-size="16pt" fo:font-weight="normal" officeooo:rsid="07e842ed" style:font-size-asian="14pt" style:font-weight-asian="normal" style:font-size-complex="16pt" style:font-weight-complex="normal"/>
    </style:style>
    <style:style style:name="T85" style:family="text">
      <style:text-properties style:font-name="Arial" fo:font-size="16pt" style:font-size-asian="14pt" style:font-size-complex="16pt"/>
    </style:style>
    <style:style style:name="T86" style:family="text">
      <style:text-properties style:font-name="Arial" fo:font-size="16pt" officeooo:rsid="06e3be80" style:font-size-asian="14pt" style:font-size-complex="16pt"/>
    </style:style>
    <style:style style:name="T87" style:family="text">
      <style:text-properties style:font-name="Arial" fo:font-size="16pt" officeooo:rsid="07d74692" style:font-size-asian="14pt" style:font-size-complex="16pt"/>
    </style:style>
    <style:style style:name="T88" style:family="text">
      <style:text-properties style:font-name="Arial" fo:font-size="16pt" officeooo:rsid="07e76f52" style:font-size-asian="14pt" style:font-size-complex="16pt"/>
    </style:style>
    <style:style style:name="T89" style:family="text">
      <style:text-properties style:font-name="Arial" fo:font-size="16pt" officeooo:rsid="07e842ed" style:font-size-asian="14pt" style:font-size-complex="16pt"/>
    </style:style>
    <style:style style:name="T90" style:family="text">
      <style:text-properties style:font-name="Arial" fo:font-size="16pt" officeooo:rsid="08f0ce05" style:font-size-asian="14pt" style:font-size-complex="16pt"/>
    </style:style>
    <style:style style:name="T91" style:family="text">
      <style:text-properties style:font-name="Arial" officeooo:rsid="07045935"/>
    </style:style>
    <style:style style:name="T92" style:family="text">
      <style:text-properties style:font-name="Arial" officeooo:rsid="071ddd47"/>
    </style:style>
    <style:style style:name="T93" style:family="text">
      <style:text-properties style:font-name="Arial" officeooo:rsid="071edb36"/>
    </style:style>
    <style:style style:name="T94" style:family="text">
      <style:text-properties style:font-name="Arial" officeooo:rsid="07205c70"/>
    </style:style>
    <style:style style:name="T95" style:family="text">
      <style:text-properties style:font-name="Arial" officeooo:rsid="0722733d"/>
    </style:style>
    <style:style style:name="T96" style:family="text">
      <style:text-properties style:font-name="Arial" officeooo:rsid="074fa6d5"/>
    </style:style>
    <style:style style:name="T97" style:family="text">
      <style:text-properties style:font-name="Arial" officeooo:rsid="07610f83"/>
    </style:style>
    <style:style style:name="T98" style:family="text">
      <style:text-properties style:font-name="Arial" officeooo:rsid="076319a0"/>
    </style:style>
    <style:style style:name="T99" style:family="text">
      <style:text-properties style:font-name="Arial" officeooo:rsid="06e3be80"/>
    </style:style>
    <style:style style:name="T100" style:family="text">
      <style:text-properties style:font-name="Arial" officeooo:rsid="0793dfc8"/>
    </style:style>
    <style:style style:name="T101" style:family="text">
      <style:text-properties style:font-name="Arial" officeooo:rsid="07c094fd"/>
    </style:style>
    <style:style style:name="T102" style:family="text">
      <style:text-properties style:font-name="Arial" officeooo:rsid="07d41a88"/>
    </style:style>
    <style:style style:name="T103" style:family="text">
      <style:text-properties style:font-name="Arial" officeooo:rsid="07e18006"/>
    </style:style>
    <style:style style:name="T104" style:family="text">
      <style:text-properties style:font-name="Arial" officeooo:rsid="07f13a79"/>
    </style:style>
    <style:style style:name="T105" style:family="text">
      <style:text-properties style:font-name="Arial" officeooo:rsid="07fc4f63"/>
    </style:style>
    <style:style style:name="T106" style:family="text">
      <style:text-properties style:font-name="Arial" officeooo:rsid="0805e803"/>
    </style:style>
    <style:style style:name="T107" style:family="text">
      <style:text-properties style:font-name="Arial" officeooo:rsid="082f7b3e"/>
    </style:style>
    <style:style style:name="T108" style:family="text">
      <style:text-properties style:font-name="Arial" officeooo:rsid="0874f8d5"/>
    </style:style>
    <style:style style:name="T109" style:family="text">
      <style:text-properties style:font-name="Arial" officeooo:rsid="08a16c8a"/>
    </style:style>
    <style:style style:name="T110" style:family="text">
      <style:text-properties style:font-name="Arial" officeooo:rsid="08a1722f"/>
    </style:style>
    <style:style style:name="T111" style:family="text">
      <style:text-properties style:font-name="Arial" officeooo:rsid="08a542c8"/>
    </style:style>
    <style:style style:name="T112" style:family="text">
      <style:text-properties style:font-name="Arial" officeooo:rsid="08cfd360"/>
    </style:style>
    <style:style style:name="T113" style:family="text">
      <style:text-properties style:font-name="Arial" officeooo:rsid="08d7c312"/>
    </style:style>
    <style:style style:name="T114" style:family="text">
      <style:text-properties style:font-name="Arial" officeooo:rsid="08fe5ee8"/>
    </style:style>
    <style:style style:name="T115" style:family="text">
      <style:text-properties officeooo:rsid="0061f26d"/>
    </style:style>
    <style:style style:name="T116" style:family="text">
      <style:text-properties fo:font-weight="normal" style:font-weight-asian="normal" style:font-weight-complex="normal"/>
    </style:style>
    <style:style style:name="T117" style:family="text">
      <style:text-properties fo:font-weight="normal" officeooo:rsid="00e5f748" style:font-weight-asian="normal" style:font-weight-complex="normal"/>
    </style:style>
    <style:style style:name="T118" style:family="text">
      <style:text-properties fo:font-weight="normal" officeooo:rsid="00e6a1ad" style:font-weight-asian="normal" style:font-weight-complex="normal"/>
    </style:style>
    <style:style style:name="T119" style:family="text">
      <style:text-properties fo:font-weight="normal" officeooo:rsid="00eaf6e5" style:font-weight-asian="normal" style:font-weight-complex="normal"/>
    </style:style>
    <style:style style:name="T120" style:family="text">
      <style:text-properties fo:font-weight="normal" officeooo:rsid="00ed0c73" style:font-weight-asian="normal" style:font-weight-complex="normal"/>
    </style:style>
    <style:style style:name="T121" style:family="text">
      <style:text-properties fo:font-weight="normal" officeooo:rsid="00ee5074" style:font-weight-asian="normal" style:font-weight-complex="normal"/>
    </style:style>
    <style:style style:name="T122" style:family="text">
      <style:text-properties fo:font-weight="normal" officeooo:rsid="00ee7d9c" style:font-weight-asian="normal" style:font-weight-complex="normal"/>
    </style:style>
    <style:style style:name="T123" style:family="text">
      <style:text-properties fo:font-weight="normal" officeooo:rsid="00fe9732" style:font-weight-asian="normal" style:font-weight-complex="normal"/>
    </style:style>
    <style:style style:name="T124" style:family="text">
      <style:text-properties fo:font-weight="normal" officeooo:rsid="00411c5e" style:font-weight-asian="normal" style:font-weight-complex="normal"/>
    </style:style>
    <style:style style:name="T125" style:family="text">
      <style:text-properties fo:font-weight="normal" officeooo:rsid="00ffeb09" style:font-weight-asian="normal" style:font-weight-complex="normal"/>
    </style:style>
    <style:style style:name="T126" style:family="text">
      <style:text-properties fo:font-weight="normal" officeooo:rsid="010239eb" style:font-weight-asian="normal" style:font-weight-complex="normal"/>
    </style:style>
    <style:style style:name="T127" style:family="text">
      <style:text-properties fo:font-weight="normal" officeooo:rsid="0136760f" style:font-weight-asian="normal" style:font-weight-complex="normal"/>
    </style:style>
    <style:style style:name="T128" style:family="text">
      <style:text-properties fo:font-weight="normal" officeooo:rsid="01391cf7" style:font-weight-asian="normal" style:font-weight-complex="normal"/>
    </style:style>
    <style:style style:name="T129" style:family="text">
      <style:text-properties fo:font-weight="normal" officeooo:rsid="016421e2" style:font-weight-asian="normal" style:font-weight-complex="normal"/>
    </style:style>
    <style:style style:name="T130" style:family="text">
      <style:text-properties fo:font-weight="normal" officeooo:rsid="0166fe6b" style:font-weight-asian="normal" style:font-weight-complex="normal"/>
    </style:style>
    <style:style style:name="T131" style:family="text">
      <style:text-properties fo:font-weight="normal" officeooo:rsid="0169da50" style:font-weight-asian="normal" style:font-weight-complex="normal"/>
    </style:style>
    <style:style style:name="T132" style:family="text">
      <style:text-properties fo:font-weight="normal" officeooo:rsid="0181573d" style:font-weight-asian="normal" style:font-weight-complex="normal"/>
    </style:style>
    <style:style style:name="T133" style:family="text">
      <style:text-properties fo:font-weight="normal" officeooo:rsid="01bf930c" style:font-weight-asian="normal" style:font-weight-complex="normal"/>
    </style:style>
    <style:style style:name="T134" style:family="text">
      <style:text-properties fo:font-weight="normal" officeooo:rsid="01c68990" style:font-weight-asian="normal" style:font-weight-complex="normal"/>
    </style:style>
    <style:style style:name="T135" style:family="text">
      <style:text-properties fo:font-weight="normal" officeooo:rsid="01ddb051" style:font-weight-asian="normal" style:font-weight-complex="normal"/>
    </style:style>
    <style:style style:name="T136" style:family="text">
      <style:text-properties fo:font-weight="normal" officeooo:rsid="02583e9f" style:font-weight-asian="normal" style:font-weight-complex="normal"/>
    </style:style>
    <style:style style:name="T137" style:family="text">
      <style:text-properties fo:font-weight="normal" officeooo:rsid="025f13a3" style:font-weight-asian="normal" style:font-weight-complex="normal"/>
    </style:style>
    <style:style style:name="T138" style:family="text">
      <style:text-properties fo:font-weight="normal" officeooo:rsid="02882acb" style:font-weight-asian="normal" style:font-weight-complex="normal"/>
    </style:style>
    <style:style style:name="T139" style:family="text">
      <style:text-properties fo:font-weight="normal" officeooo:rsid="035ed733" style:font-weight-asian="normal" style:font-weight-complex="normal"/>
    </style:style>
    <style:style style:name="T140" style:family="text">
      <style:text-properties fo:font-weight="normal" officeooo:rsid="0366bb8f" style:font-weight-asian="normal" style:font-weight-complex="normal"/>
    </style:style>
    <style:style style:name="T141" style:family="text">
      <style:text-properties fo:font-weight="normal" officeooo:rsid="0377872c" style:font-weight-asian="normal" style:font-weight-complex="normal"/>
    </style:style>
    <style:style style:name="T142" style:family="text">
      <style:text-properties fo:font-weight="normal" officeooo:rsid="03791704" style:font-weight-asian="normal" style:font-weight-complex="normal"/>
    </style:style>
    <style:style style:name="T143" style:family="text">
      <style:text-properties fo:font-weight="normal" officeooo:rsid="03db57f0" style:font-weight-asian="normal" style:font-weight-complex="normal"/>
    </style:style>
    <style:style style:name="T144" style:family="text">
      <style:text-properties fo:font-weight="normal" officeooo:rsid="03e5e119" style:font-weight-asian="normal" style:font-weight-complex="normal"/>
    </style:style>
    <style:style style:name="T145" style:family="text">
      <style:text-properties fo:font-weight="normal" officeooo:rsid="03e7b929" style:font-weight-asian="normal" style:font-weight-complex="normal"/>
    </style:style>
    <style:style style:name="T146" style:family="text">
      <style:text-properties fo:font-weight="normal" officeooo:rsid="03c99a6e" style:font-weight-asian="normal" style:font-weight-complex="normal"/>
    </style:style>
    <style:style style:name="T147" style:family="text">
      <style:text-properties fo:font-weight="normal" officeooo:rsid="03cbd50a" style:font-weight-asian="normal" style:font-weight-complex="normal"/>
    </style:style>
    <style:style style:name="T148" style:family="text">
      <style:text-properties fo:font-weight="normal" officeooo:rsid="03ceae88" style:font-weight-asian="normal" style:font-weight-complex="normal"/>
    </style:style>
    <style:style style:name="T149" style:family="text">
      <style:text-properties fo:font-weight="normal" officeooo:rsid="03f9baa0" style:font-weight-asian="normal" style:font-weight-complex="normal"/>
    </style:style>
    <style:style style:name="T150" style:family="text">
      <style:text-properties fo:font-weight="normal" officeooo:rsid="03d28914" style:font-weight-asian="normal" style:font-weight-complex="normal"/>
    </style:style>
    <style:style style:name="T151" style:family="text">
      <style:text-properties fo:font-weight="normal" officeooo:rsid="03faf840" style:font-weight-asian="normal" style:font-weight-complex="normal"/>
    </style:style>
    <style:style style:name="T152" style:family="text">
      <style:text-properties fo:font-weight="normal" officeooo:rsid="03d0c135" style:font-weight-asian="normal" style:font-weight-complex="normal"/>
    </style:style>
    <style:style style:name="T153" style:family="text">
      <style:text-properties fo:font-weight="normal" officeooo:rsid="03faff8e" style:font-weight-asian="normal" style:font-weight-complex="normal"/>
    </style:style>
    <style:style style:name="T154" style:family="text">
      <style:text-properties fo:font-weight="normal" officeooo:rsid="04377f60" style:font-weight-asian="normal" style:font-weight-complex="normal"/>
    </style:style>
    <style:style style:name="T155" style:family="text">
      <style:text-properties fo:font-weight="normal" officeooo:rsid="04474761" style:font-weight-asian="normal" style:font-weight-complex="normal"/>
    </style:style>
    <style:style style:name="T156" style:family="text">
      <style:text-properties fo:font-weight="normal" officeooo:rsid="044b97f6" style:font-weight-asian="normal" style:font-weight-complex="normal"/>
    </style:style>
    <style:style style:name="T157" style:family="text">
      <style:text-properties fo:font-weight="normal" officeooo:rsid="045a9dbc" style:font-weight-asian="normal" style:font-weight-complex="normal"/>
    </style:style>
    <style:style style:name="T158" style:family="text">
      <style:text-properties fo:font-weight="normal" officeooo:rsid="04b44637" style:font-weight-asian="normal" style:font-weight-complex="normal"/>
    </style:style>
    <style:style style:name="T159" style:family="text">
      <style:text-properties fo:font-weight="normal" officeooo:rsid="04b4d73b" style:font-weight-asian="normal" style:font-weight-complex="normal"/>
    </style:style>
    <style:style style:name="T160" style:family="text">
      <style:text-properties fo:font-weight="normal" officeooo:rsid="04c487f3" style:font-weight-asian="normal" style:font-weight-complex="normal"/>
    </style:style>
    <style:style style:name="T161" style:family="text">
      <style:text-properties fo:font-weight="normal" officeooo:rsid="04c670fc" style:font-weight-asian="normal" style:font-weight-complex="normal"/>
    </style:style>
    <style:style style:name="T162" style:family="text">
      <style:text-properties fo:font-weight="normal" officeooo:rsid="04c716e6" style:font-weight-asian="normal" style:font-weight-complex="normal"/>
    </style:style>
    <style:style style:name="T163" style:family="text">
      <style:text-properties fo:font-weight="normal" officeooo:rsid="04c8ac0c" style:font-weight-asian="normal" style:font-weight-complex="normal"/>
    </style:style>
    <style:style style:name="T164" style:family="text">
      <style:text-properties fo:font-weight="normal" officeooo:rsid="05158b78" style:font-weight-asian="normal" style:font-weight-complex="normal"/>
    </style:style>
    <style:style style:name="T165" style:family="text">
      <style:text-properties fo:font-weight="normal" officeooo:rsid="0566dbc9" style:font-weight-asian="normal" style:font-weight-complex="normal"/>
    </style:style>
    <style:style style:name="T166" style:family="text">
      <style:text-properties fo:font-weight="normal" officeooo:rsid="05765b1b" style:font-weight-asian="normal" style:font-weight-complex="normal"/>
    </style:style>
    <style:style style:name="T167" style:family="text">
      <style:text-properties fo:font-weight="normal" officeooo:rsid="0583de15" style:font-weight-asian="normal" style:font-weight-complex="normal"/>
    </style:style>
    <style:style style:name="T168" style:family="text">
      <style:text-properties fo:font-weight="normal" officeooo:rsid="05bc2075" style:font-weight-asian="normal" style:font-weight-complex="normal"/>
    </style:style>
    <style:style style:name="T169" style:family="text">
      <style:text-properties fo:font-weight="normal" officeooo:rsid="062734e2" style:font-weight-asian="normal" style:font-weight-complex="normal"/>
    </style:style>
    <style:style style:name="T170" style:family="text">
      <style:text-properties fo:font-weight="normal" officeooo:rsid="064c0140" style:font-weight-asian="normal" style:font-weight-complex="normal"/>
    </style:style>
    <style:style style:name="T171" style:family="text">
      <style:text-properties fo:font-weight="normal" officeooo:rsid="0655bba9" style:font-weight-asian="normal" style:font-weight-complex="normal"/>
    </style:style>
    <style:style style:name="T172" style:family="text">
      <style:text-properties fo:font-weight="normal" officeooo:rsid="03be8f32" style:font-weight-asian="normal" style:font-weight-complex="normal"/>
    </style:style>
    <style:style style:name="T173" style:family="text">
      <style:text-properties fo:font-weight="normal" officeooo:rsid="03bff84a" style:font-weight-asian="normal" style:font-weight-complex="normal"/>
    </style:style>
    <style:style style:name="T174" style:family="text">
      <style:text-properties fo:font-weight="normal" officeooo:rsid="06d3839d" style:font-weight-asian="normal" style:font-weight-complex="normal"/>
    </style:style>
    <style:style style:name="T175" style:family="text">
      <style:text-properties fo:font-weight="normal" officeooo:rsid="06d4c114" style:font-weight-asian="normal" style:font-weight-complex="normal"/>
    </style:style>
    <style:style style:name="T176" style:family="text">
      <style:text-properties fo:font-weight="normal" officeooo:rsid="07b2827c" style:font-weight-asian="normal" style:font-weight-complex="normal"/>
    </style:style>
    <style:style style:name="T177" style:family="text">
      <style:text-properties fo:font-weight="normal" officeooo:rsid="07d37257" style:font-weight-asian="normal" style:font-weight-complex="normal"/>
    </style:style>
    <style:style style:name="T178" style:family="text">
      <style:text-properties fo:font-weight="normal" officeooo:rsid="0802d51e" style:font-weight-asian="normal" style:font-weight-complex="normal"/>
    </style:style>
    <style:style style:name="T179" style:family="text">
      <style:text-properties fo:font-weight="normal" officeooo:rsid="082f7b3e" style:font-weight-asian="normal" style:font-weight-complex="normal"/>
    </style:style>
    <style:style style:name="T180" style:family="text">
      <style:text-properties fo:font-weight="normal" officeooo:rsid="08840663" style:font-weight-asian="normal" style:font-weight-complex="normal"/>
    </style:style>
    <style:style style:name="T181" style:family="text">
      <style:text-properties fo:font-weight="normal" officeooo:rsid="08f98801" style:font-weight-asian="normal" style:font-weight-complex="normal"/>
    </style:style>
    <style:style style:name="T182" style:family="text">
      <style:text-properties fo:font-weight="normal" officeooo:rsid="090b1207" style:font-weight-asian="normal" style:font-weight-complex="normal"/>
    </style:style>
    <style:style style:name="T183" style:family="text">
      <style:text-properties fo:font-weight="normal" officeooo:rsid="090c4973" style:font-weight-asian="normal" style:font-weight-complex="normal"/>
    </style:style>
    <style:style style:name="T184" style:family="text">
      <style:text-properties fo:font-weight="normal" officeooo:rsid="093a014b" style:font-weight-asian="normal" style:font-weight-complex="normal"/>
    </style:style>
    <style:style style:name="T185" style:family="text">
      <style:text-properties fo:font-weight="normal" officeooo:rsid="093bf498" style:font-weight-asian="normal" style:font-weight-complex="normal"/>
    </style:style>
    <style:style style:name="T186" style:family="text">
      <style:text-properties fo:font-weight="normal" officeooo:rsid="0946d55b" style:font-weight-asian="normal" style:font-weight-complex="normal"/>
    </style:style>
    <style:style style:name="T187" style:family="text">
      <style:text-properties fo:font-weight="normal" officeooo:rsid="094a5273" style:font-weight-asian="normal" style:font-weight-complex="normal"/>
    </style:style>
    <style:style style:name="T188" style:family="text">
      <style:text-properties fo:font-weight="normal" officeooo:rsid="094bfd26" style:font-weight-asian="normal" style:font-weight-complex="normal"/>
    </style:style>
    <style:style style:name="T189" style:family="text">
      <style:text-properties fo:font-weight="normal" style:font-size-asian="16pt" style:font-weight-asian="normal" style:font-weight-complex="normal"/>
    </style:style>
    <style:style style:name="T190" style:family="text">
      <style:text-properties fo:font-weight="normal" officeooo:rsid="01e18af7" style:font-size-asian="16pt" style:font-weight-asian="normal" style:font-weight-complex="normal"/>
    </style:style>
    <style:style style:name="T191" style:family="text">
      <style:text-properties fo:font-weight="normal" officeooo:rsid="01ef10d9" style:font-size-asian="16pt" style:font-weight-asian="normal" style:font-weight-complex="normal"/>
    </style:style>
    <style:style style:name="T192" style:family="text">
      <style:text-properties fo:font-weight="normal" officeooo:rsid="04d9c8cc" style:font-size-asian="16pt" style:font-weight-asian="normal" style:font-weight-complex="normal"/>
    </style:style>
    <style:style style:name="T193" style:family="text">
      <style:text-properties fo:font-weight="normal" officeooo:rsid="05045b5c" style:font-size-asian="16pt" style:font-weight-asian="normal" style:font-weight-complex="normal"/>
    </style:style>
    <style:style style:name="T194" style:family="text">
      <style:text-properties fo:font-weight="normal" officeooo:rsid="0505f191" style:font-size-asian="16pt" style:font-weight-asian="normal" style:font-weight-complex="normal"/>
    </style:style>
    <style:style style:name="T195" style:family="text">
      <style:text-properties fo:font-weight="normal" officeooo:rsid="01ddb051" style:font-size-asian="16pt" style:font-weight-asian="normal" style:font-weight-complex="normal"/>
    </style:style>
    <style:style style:name="T196" style:family="text">
      <style:text-properties fo:font-weight="normal" officeooo:rsid="05bc2075" style:font-size-asian="16pt" style:font-weight-asian="normal" style:font-weight-complex="normal"/>
    </style:style>
    <style:style style:name="T197" style:family="text">
      <style:text-properties fo:font-weight="normal" officeooo:rsid="02882acb" style:font-size-asian="16pt" style:font-weight-asian="normal" style:font-weight-complex="normal"/>
    </style:style>
    <style:style style:name="T198" style:family="text">
      <style:text-properties fo:font-weight="normal" officeooo:rsid="06c5d964" style:font-size-asian="16pt" style:font-weight-asian="normal" style:font-weight-complex="normal"/>
    </style:style>
    <style:style style:name="T199" style:family="text">
      <style:text-properties fo:font-weight="normal" officeooo:rsid="03f85297" style:font-size-asian="16pt" style:font-weight-asian="normal" style:font-weight-complex="normal"/>
    </style:style>
    <style:style style:name="T200" style:family="text">
      <style:text-properties fo:font-weight="normal" officeooo:rsid="03f8e877" style:font-size-asian="16pt" style:font-weight-asian="normal" style:font-weight-complex="normal"/>
    </style:style>
    <style:style style:name="T201" style:family="text">
      <style:text-properties fo:font-weight="normal" officeooo:rsid="0939202a" style:font-size-asian="16pt" style:font-weight-asian="normal" style:font-weight-complex="normal"/>
    </style:style>
    <style:style style:name="T202" style:family="text">
      <style:text-properties fo:font-weight="bold" style:font-weight-asian="bold" style:font-weight-complex="bold"/>
    </style:style>
    <style:style style:name="T203" style:family="text">
      <style:text-properties fo:font-weight="bold" officeooo:rsid="005d64c4" style:font-weight-asian="bold" style:font-weight-complex="bold"/>
    </style:style>
    <style:style style:name="T204" style:family="text">
      <style:text-properties fo:font-weight="bold" officeooo:rsid="0061f26d" style:font-weight-asian="bold" style:font-weight-complex="bold"/>
    </style:style>
    <style:style style:name="T205" style:family="text">
      <style:text-properties fo:font-weight="bold" officeooo:rsid="01029b50" style:font-weight-asian="bold" style:font-weight-complex="bold"/>
    </style:style>
    <style:style style:name="T206" style:family="text">
      <style:text-properties fo:font-weight="bold" officeooo:rsid="01040a50" style:font-weight-asian="bold" style:font-weight-complex="bold"/>
    </style:style>
    <style:style style:name="T207" style:family="text">
      <style:text-properties fo:font-weight="bold" officeooo:rsid="01064581" style:font-weight-asian="bold" style:font-weight-complex="bold"/>
    </style:style>
    <style:style style:name="T208" style:family="text">
      <style:text-properties fo:font-weight="bold" officeooo:rsid="010c1a2e" style:font-weight-asian="bold" style:font-weight-complex="bold"/>
    </style:style>
    <style:style style:name="T209" style:family="text">
      <style:text-properties fo:font-weight="bold" officeooo:rsid="01106612" style:font-weight-asian="bold" style:font-weight-complex="bold"/>
    </style:style>
    <style:style style:name="T210" style:family="text">
      <style:text-properties fo:font-weight="bold" officeooo:rsid="011e8155" style:font-weight-asian="bold" style:font-weight-complex="bold"/>
    </style:style>
    <style:style style:name="T211" style:family="text">
      <style:text-properties fo:font-weight="bold" officeooo:rsid="030ff7c9" style:font-weight-asian="bold" style:font-weight-complex="bold"/>
    </style:style>
    <style:style style:name="T212" style:family="text">
      <style:text-properties fo:font-weight="bold" officeooo:rsid="028b1042" style:font-weight-asian="bold" style:font-weight-complex="bold"/>
    </style:style>
    <style:style style:name="T213" style:family="text">
      <style:text-properties fo:font-weight="bold" officeooo:rsid="03117578" style:font-weight-asian="bold" style:font-weight-complex="bold"/>
    </style:style>
    <style:style style:name="T214" style:family="text">
      <style:text-properties fo:font-weight="bold" officeooo:rsid="01dfbc01" style:font-weight-asian="bold" style:font-weight-complex="bold"/>
    </style:style>
    <style:style style:name="T215" style:family="text">
      <style:text-properties fo:font-weight="bold" officeooo:rsid="02a5f174" style:font-weight-asian="bold" style:font-weight-complex="bold"/>
    </style:style>
    <style:style style:name="T216" style:family="text">
      <style:text-properties fo:font-weight="bold" officeooo:rsid="03197286" style:font-weight-asian="bold" style:font-weight-complex="bold"/>
    </style:style>
    <style:style style:name="T217" style:family="text">
      <style:text-properties fo:font-weight="bold" officeooo:rsid="031e7362" style:font-weight-asian="bold" style:font-weight-complex="bold"/>
    </style:style>
    <style:style style:name="T218" style:family="text">
      <style:text-properties fo:font-weight="bold" officeooo:rsid="03205187" style:font-weight-asian="bold" style:font-weight-complex="bold"/>
    </style:style>
    <style:style style:name="T219" style:family="text">
      <style:text-properties fo:font-weight="bold" officeooo:rsid="02a02f3b" style:font-weight-asian="bold" style:font-weight-complex="bold"/>
    </style:style>
    <style:style style:name="T220" style:family="text">
      <style:text-properties fo:font-weight="bold" officeooo:rsid="028efe53" style:font-weight-asian="bold" style:font-weight-complex="bold"/>
    </style:style>
    <style:style style:name="T221" style:family="text">
      <style:text-properties fo:font-weight="bold" officeooo:rsid="0321ad46" style:font-weight-asian="bold" style:font-weight-complex="bold"/>
    </style:style>
    <style:style style:name="T222" style:family="text">
      <style:text-properties fo:font-weight="bold" officeooo:rsid="0324d78d" style:font-weight-asian="bold" style:font-weight-complex="bold"/>
    </style:style>
    <style:style style:name="T223" style:family="text">
      <style:text-properties fo:font-weight="bold" officeooo:rsid="029bc27f" style:font-weight-asian="bold" style:font-weight-complex="bold"/>
    </style:style>
    <style:style style:name="T224" style:family="text">
      <style:text-properties fo:font-weight="bold" officeooo:rsid="032effa1" style:font-weight-asian="bold" style:font-weight-complex="bold"/>
    </style:style>
    <style:style style:name="T225" style:family="text">
      <style:text-properties fo:font-weight="bold" officeooo:rsid="033fd6d2" style:font-weight-asian="bold" style:font-weight-complex="bold"/>
    </style:style>
    <style:style style:name="T226" style:family="text">
      <style:text-properties fo:font-weight="bold" officeooo:rsid="02d9beb7" style:font-weight-asian="bold" style:font-weight-complex="bold"/>
    </style:style>
    <style:style style:name="T227" style:family="text">
      <style:text-properties fo:font-weight="bold" officeooo:rsid="03407913" style:font-weight-asian="bold" style:font-weight-complex="bold"/>
    </style:style>
    <style:style style:name="T228" style:family="text">
      <style:text-properties fo:font-weight="bold" officeooo:rsid="034266fb" style:font-weight-asian="bold" style:font-weight-complex="bold"/>
    </style:style>
    <style:style style:name="T229" style:family="text">
      <style:text-properties fo:font-weight="bold" officeooo:rsid="02dda912" style:font-weight-asian="bold" style:font-weight-complex="bold"/>
    </style:style>
    <style:style style:name="T230" style:family="text">
      <style:text-properties fo:font-weight="bold" officeooo:rsid="02e11d68" style:font-weight-asian="bold" style:font-weight-complex="bold"/>
    </style:style>
    <style:style style:name="T231" style:family="text">
      <style:text-properties fo:font-weight="bold" officeooo:rsid="0343c13d" style:font-weight-asian="bold" style:font-weight-complex="bold"/>
    </style:style>
    <style:style style:name="T232" style:family="text">
      <style:text-properties fo:font-weight="bold" officeooo:rsid="02e11f12" style:font-weight-asian="bold" style:font-weight-complex="bold"/>
    </style:style>
    <style:style style:name="T233" style:family="text">
      <style:text-properties fo:font-weight="bold" officeooo:rsid="0345047c" style:font-weight-asian="bold" style:font-weight-complex="bold"/>
    </style:style>
    <style:style style:name="T234" style:family="text">
      <style:text-properties fo:font-weight="bold" officeooo:rsid="03467075" style:font-weight-asian="bold" style:font-weight-complex="bold"/>
    </style:style>
    <style:style style:name="T235" style:family="text">
      <style:text-properties fo:font-weight="bold" officeooo:rsid="02e2df68" style:font-weight-asian="bold" style:font-weight-complex="bold"/>
    </style:style>
    <style:style style:name="T236" style:family="text">
      <style:text-properties fo:font-weight="bold" officeooo:rsid="0349dc89" style:font-weight-asian="bold" style:font-weight-complex="bold"/>
    </style:style>
    <style:style style:name="T237" style:family="text">
      <style:text-properties fo:font-weight="bold" officeooo:rsid="02f05419" style:font-weight-asian="bold" style:font-weight-complex="bold"/>
    </style:style>
    <style:style style:name="T238" style:family="text">
      <style:text-properties fo:font-weight="bold" officeooo:rsid="034a708c" style:font-weight-asian="bold" style:font-weight-complex="bold"/>
    </style:style>
    <style:style style:name="T239" style:family="text">
      <style:text-properties fo:font-weight="bold" officeooo:rsid="02e85741" style:font-weight-asian="bold" style:font-weight-complex="bold"/>
    </style:style>
    <style:style style:name="T240" style:family="text">
      <style:text-properties fo:font-weight="bold" officeooo:rsid="034bd52c" style:font-weight-asian="bold" style:font-weight-complex="bold"/>
    </style:style>
    <style:style style:name="T241" style:family="text">
      <style:text-properties fo:font-weight="bold" officeooo:rsid="02eae699" style:font-weight-asian="bold" style:font-weight-complex="bold"/>
    </style:style>
    <style:style style:name="T242" style:family="text">
      <style:text-properties fo:font-weight="bold" officeooo:rsid="034c765d" style:font-weight-asian="bold" style:font-weight-complex="bold"/>
    </style:style>
    <style:style style:name="T243" style:family="text">
      <style:text-properties fo:font-weight="bold" officeooo:rsid="02ebdf4f" style:font-weight-asian="bold" style:font-weight-complex="bold"/>
    </style:style>
    <style:style style:name="T244" style:family="text">
      <style:text-properties fo:font-weight="bold" officeooo:rsid="02ee5a1d" style:font-weight-asian="bold" style:font-weight-complex="bold"/>
    </style:style>
    <style:style style:name="T245" style:family="text">
      <style:text-properties fo:font-weight="bold" officeooo:rsid="035184d8" style:font-weight-asian="bold" style:font-weight-complex="bold"/>
    </style:style>
    <style:style style:name="T246" style:family="text">
      <style:text-properties fo:font-weight="bold" officeooo:rsid="02f15f62" style:font-weight-asian="bold" style:font-weight-complex="bold"/>
    </style:style>
    <style:style style:name="T247" style:family="text">
      <style:text-properties fo:font-weight="bold" officeooo:rsid="0382a5ef" style:font-weight-asian="bold" style:font-weight-complex="bold"/>
    </style:style>
    <style:style style:name="T248" style:family="text">
      <style:text-properties fo:font-weight="bold" officeooo:rsid="03af4f17" style:font-weight-asian="bold" style:font-weight-complex="bold"/>
    </style:style>
    <style:style style:name="T249" style:family="text">
      <style:text-properties fo:font-weight="bold" officeooo:rsid="03bbfe4a" style:font-weight-asian="bold" style:font-weight-complex="bold"/>
    </style:style>
    <style:style style:name="T250" style:family="text">
      <style:text-properties fo:font-weight="bold" officeooo:rsid="0046e984" style:font-weight-asian="bold" style:font-weight-complex="bold"/>
    </style:style>
    <style:style style:name="T251" style:family="text">
      <style:text-properties fo:font-weight="bold" officeooo:rsid="00ed0c73" style:font-weight-asian="bold" style:font-weight-complex="bold"/>
    </style:style>
    <style:style style:name="T252" style:family="text">
      <style:text-properties fo:font-weight="bold" officeooo:rsid="004b08fe" style:font-weight-asian="bold" style:font-weight-complex="bold"/>
    </style:style>
    <style:style style:name="T253" style:family="text">
      <style:text-properties fo:font-weight="bold" officeooo:rsid="03031c4a" style:font-weight-asian="bold" style:font-weight-complex="bold"/>
    </style:style>
    <style:style style:name="T254" style:family="text">
      <style:text-properties fo:font-weight="bold" officeooo:rsid="00ee7d9c" style:font-weight-asian="bold" style:font-weight-complex="bold"/>
    </style:style>
    <style:style style:name="T255" style:family="text">
      <style:text-properties fo:font-weight="bold" officeooo:rsid="0303654f" style:font-weight-asian="bold" style:font-weight-complex="bold"/>
    </style:style>
    <style:style style:name="T256" style:family="text">
      <style:text-properties fo:font-weight="bold" officeooo:rsid="0181573d" style:font-weight-asian="bold" style:font-weight-complex="bold"/>
    </style:style>
    <style:style style:name="T257" style:family="text">
      <style:text-properties fo:font-weight="bold" officeooo:rsid="03e38c04" style:font-weight-asian="bold" style:font-weight-complex="bold"/>
    </style:style>
    <style:style style:name="T258" style:family="text">
      <style:text-properties fo:font-weight="bold" officeooo:rsid="040ceb7f" style:font-weight-asian="bold" style:font-weight-complex="bold"/>
    </style:style>
    <style:style style:name="T259" style:family="text">
      <style:text-properties fo:font-weight="bold" officeooo:rsid="0415fa29" style:font-weight-asian="bold" style:font-weight-complex="bold"/>
    </style:style>
    <style:style style:name="T260" style:family="text">
      <style:text-properties fo:font-weight="bold" officeooo:rsid="01f03cc7" style:font-weight-asian="bold" style:font-weight-complex="bold"/>
    </style:style>
    <style:style style:name="T261" style:family="text">
      <style:text-properties fo:font-weight="bold" officeooo:rsid="04988c9a" style:font-weight-asian="bold" style:font-weight-complex="bold"/>
    </style:style>
    <style:style style:name="T262" style:family="text">
      <style:text-properties fo:font-weight="bold" officeooo:rsid="02a3082a" style:font-weight-asian="bold" style:font-weight-complex="bold"/>
    </style:style>
    <style:style style:name="T263" style:family="text">
      <style:text-properties fo:font-weight="bold" officeooo:rsid="04fa6271" style:font-weight-asian="bold" style:font-weight-complex="bold"/>
    </style:style>
    <style:style style:name="T264" style:family="text">
      <style:text-properties fo:font-weight="bold" officeooo:rsid="02bc07c2" style:font-weight-asian="bold" style:font-weight-complex="bold"/>
    </style:style>
    <style:style style:name="T265" style:family="text">
      <style:text-properties fo:font-weight="bold" officeooo:rsid="05399265" style:font-weight-asian="bold" style:font-weight-complex="bold"/>
    </style:style>
    <style:style style:name="T266" style:family="text">
      <style:text-properties fo:font-weight="bold" officeooo:rsid="056708d0" style:font-weight-asian="bold" style:font-weight-complex="bold"/>
    </style:style>
    <style:style style:name="T267" style:family="text">
      <style:text-properties fo:font-weight="bold" officeooo:rsid="030d7ff7" style:font-weight-asian="bold" style:font-weight-complex="bold"/>
    </style:style>
    <style:style style:name="T268" style:family="text">
      <style:text-properties fo:font-weight="bold" officeooo:rsid="05ba43e5" style:font-weight-asian="bold" style:font-weight-complex="bold"/>
    </style:style>
    <style:style style:name="T269" style:family="text">
      <style:text-properties fo:font-weight="bold" officeooo:rsid="05e32302" style:font-weight-asian="bold" style:font-weight-complex="bold"/>
    </style:style>
    <style:style style:name="T270" style:family="text">
      <style:text-properties fo:font-weight="bold" officeooo:rsid="02b12665" style:font-weight-asian="bold" style:font-weight-complex="bold"/>
    </style:style>
    <style:style style:name="T271" style:family="text">
      <style:text-properties fo:font-weight="bold" officeooo:rsid="05ef0e9f" style:font-weight-asian="bold" style:font-weight-complex="bold"/>
    </style:style>
    <style:style style:name="T272" style:family="text">
      <style:text-properties fo:font-weight="bold" officeooo:rsid="029db94a" style:font-weight-asian="bold" style:font-weight-complex="bold"/>
    </style:style>
    <style:style style:name="T273" style:family="text">
      <style:text-properties fo:font-weight="bold" officeooo:rsid="05f1f84e" style:font-weight-asian="bold" style:font-weight-complex="bold"/>
    </style:style>
    <style:style style:name="T274" style:family="text">
      <style:text-properties fo:font-weight="bold" officeooo:rsid="066b08e4" style:font-weight-asian="bold" style:font-weight-complex="bold"/>
    </style:style>
    <style:style style:name="T275" style:family="text">
      <style:text-properties fo:font-weight="bold" officeooo:rsid="066ba77f" style:font-weight-asian="bold" style:font-weight-complex="bold"/>
    </style:style>
    <style:style style:name="T276" style:family="text">
      <style:text-properties fo:font-weight="bold" officeooo:rsid="066d8890" style:font-weight-asian="bold" style:font-weight-complex="bold"/>
    </style:style>
    <style:style style:name="T277" style:family="text">
      <style:text-properties fo:font-weight="bold" officeooo:rsid="068b8239" style:font-weight-asian="bold" style:font-weight-complex="bold"/>
    </style:style>
    <style:style style:name="T278" style:family="text">
      <style:text-properties fo:font-weight="bold" officeooo:rsid="040ddb76" style:font-weight-asian="bold" style:font-weight-complex="bold"/>
    </style:style>
    <style:style style:name="T279" style:family="text">
      <style:text-properties fo:font-weight="bold" officeooo:rsid="03f177c9" style:font-weight-asian="bold" style:font-weight-complex="bold"/>
    </style:style>
    <style:style style:name="T280" style:family="text">
      <style:text-properties fo:font-weight="bold" officeooo:rsid="03f85297" style:font-weight-asian="bold" style:font-weight-complex="bold"/>
    </style:style>
    <style:style style:name="T281" style:family="text">
      <style:text-properties fo:font-weight="bold" officeooo:rsid="057a5a9f" style:font-weight-asian="bold" style:font-weight-complex="bold"/>
    </style:style>
    <style:style style:name="T282" style:family="text">
      <style:text-properties fo:font-weight="bold" officeooo:rsid="05e12a12" style:font-weight-asian="bold" style:font-weight-complex="bold"/>
    </style:style>
    <style:style style:name="T283" style:family="text">
      <style:text-properties fo:font-weight="bold" officeooo:rsid="057bf543" style:font-weight-asian="bold" style:font-weight-complex="bold"/>
    </style:style>
    <style:style style:name="T284" style:family="text">
      <style:text-properties fo:font-weight="bold" officeooo:rsid="0410507c" style:font-weight-asian="bold" style:font-weight-complex="bold"/>
    </style:style>
    <style:style style:name="T285" style:family="text">
      <style:text-properties fo:font-weight="bold" officeooo:rsid="04126f60" style:font-weight-asian="bold" style:font-weight-complex="bold"/>
    </style:style>
    <style:style style:name="T286" style:family="text">
      <style:text-properties fo:font-weight="bold" officeooo:rsid="041080d9" style:font-weight-asian="bold" style:font-weight-complex="bold"/>
    </style:style>
    <style:style style:name="T287" style:family="text">
      <style:text-properties fo:font-weight="bold" officeooo:rsid="04141d41" style:font-weight-asian="bold" style:font-weight-complex="bold"/>
    </style:style>
    <style:style style:name="T288" style:family="text">
      <style:text-properties fo:font-weight="bold" officeooo:rsid="05a46f79" style:font-weight-asian="bold" style:font-weight-complex="bold"/>
    </style:style>
    <style:style style:name="T289" style:family="text">
      <style:text-properties fo:font-weight="bold" officeooo:rsid="05a5bcc8" style:font-weight-asian="bold" style:font-weight-complex="bold"/>
    </style:style>
    <style:style style:name="T290" style:family="text">
      <style:text-properties fo:font-weight="bold" officeooo:rsid="05aa0973" style:font-weight-asian="bold" style:font-weight-complex="bold"/>
    </style:style>
    <style:style style:name="T291" style:family="text">
      <style:text-properties fo:font-weight="bold" officeooo:rsid="05aa1868" style:font-weight-asian="bold" style:font-weight-complex="bold"/>
    </style:style>
    <style:style style:name="T292" style:family="text">
      <style:text-properties fo:font-weight="bold" officeooo:rsid="05c0bbaa" style:font-weight-asian="bold" style:font-weight-complex="bold"/>
    </style:style>
    <style:style style:name="T293" style:family="text">
      <style:text-properties fo:font-weight="bold" officeooo:rsid="05ad4b70" style:font-weight-asian="bold" style:font-weight-complex="bold"/>
    </style:style>
    <style:style style:name="T294" style:family="text">
      <style:text-properties fo:font-weight="bold" officeooo:rsid="068448ab" style:font-weight-asian="bold" style:font-weight-complex="bold"/>
    </style:style>
    <style:style style:name="T295" style:family="text">
      <style:text-properties fo:font-weight="bold" officeooo:rsid="0781151b" style:font-weight-asian="bold" style:font-weight-complex="bold"/>
    </style:style>
    <style:style style:name="T296" style:family="text">
      <style:text-properties fo:font-weight="bold" officeooo:rsid="07a15655" style:font-weight-asian="bold" style:font-weight-complex="bold"/>
    </style:style>
    <style:style style:name="T297" style:family="text">
      <style:text-properties fo:font-weight="bold" officeooo:rsid="07a305bd" style:font-weight-asian="bold" style:font-weight-complex="bold"/>
    </style:style>
    <style:style style:name="T298" style:family="text">
      <style:text-properties fo:font-weight="bold" officeooo:rsid="07b0035e" style:font-weight-asian="bold" style:font-weight-complex="bold"/>
    </style:style>
    <style:style style:name="T299" style:family="text">
      <style:text-properties fo:font-weight="bold" officeooo:rsid="084d4668" style:font-weight-asian="bold" style:font-weight-complex="bold"/>
    </style:style>
    <style:style style:name="T300" style:family="text">
      <style:text-properties fo:font-weight="bold" officeooo:rsid="084e5ab2" style:font-weight-asian="bold" style:font-weight-complex="bold"/>
    </style:style>
    <style:style style:name="T301" style:family="text">
      <style:text-properties fo:font-weight="bold" officeooo:rsid="0894da59" style:font-weight-asian="bold" style:font-weight-complex="bold"/>
    </style:style>
    <style:style style:name="T302" style:family="text">
      <style:text-properties fo:font-weight="bold" officeooo:rsid="092648da" style:font-weight-asian="bold" style:font-weight-complex="bold"/>
    </style:style>
    <style:style style:name="T303" style:family="text">
      <style:text-properties fo:font-weight="bold" officeooo:rsid="030d7ff7" style:font-size-asian="16pt" style:font-weight-asian="bold" style:font-weight-complex="bold"/>
    </style:style>
    <style:style style:name="T304" style:family="text">
      <style:text-properties fo:font-weight="bold" officeooo:rsid="028b1042" style:font-size-asian="16pt" style:font-weight-asian="bold" style:font-weight-complex="bold"/>
    </style:style>
    <style:style style:name="T305" style:family="text">
      <style:text-properties fo:font-weight="bold" officeooo:rsid="030ff7c9" style:font-size-asian="16pt" style:font-weight-asian="bold" style:font-weight-complex="bold"/>
    </style:style>
    <style:style style:name="T306" style:family="text">
      <style:text-properties fo:font-weight="bold" officeooo:rsid="03117578" style:font-size-asian="16pt" style:font-weight-asian="bold" style:font-weight-complex="bold"/>
    </style:style>
    <style:style style:name="T307" style:family="text">
      <style:text-properties fo:font-weight="bold" officeooo:rsid="01dfbc01" style:font-size-asian="16pt" style:font-weight-asian="bold" style:font-weight-complex="bold"/>
    </style:style>
    <style:style style:name="T308" style:family="text">
      <style:text-properties fo:font-weight="bold" officeooo:rsid="01f03cc7" style:font-size-asian="16pt" style:font-weight-asian="bold" style:font-weight-complex="bold"/>
    </style:style>
    <style:style style:name="T309" style:family="text">
      <style:text-properties fo:font-weight="bold" officeooo:rsid="05bea4fb" style:font-size-asian="16pt" style:font-weight-asian="bold" style:font-weight-complex="bold"/>
    </style:style>
    <style:style style:name="T310" style:family="text">
      <style:text-properties fo:font-weight="bold" officeooo:rsid="0593ec55" style:font-size-asian="16pt" style:font-weight-asian="bold" style:font-weight-complex="bold"/>
    </style:style>
    <style:style style:name="T311" style:family="text">
      <style:text-properties fo:font-weight="bold" officeooo:rsid="062c7b98" style:font-size-asian="16pt" style:font-weight-asian="bold" style:font-weight-complex="bold"/>
    </style:style>
    <style:style style:name="T312" style:family="text">
      <style:text-properties fo:font-weight="bold" officeooo:rsid="037e33c9" style:font-size-asian="16pt" style:font-weight-asian="bold" style:font-weight-complex="bold"/>
    </style:style>
    <style:style style:name="T313" style:family="text">
      <style:text-properties fo:font-weight="bold" officeooo:rsid="0334ddf0" style:font-size-asian="16pt" style:font-weight-asian="bold" style:font-weight-complex="bold"/>
    </style:style>
    <style:style style:name="T314" style:family="text">
      <style:text-properties fo:font-weight="bold" officeooo:rsid="02bf8fec" style:font-size-asian="16pt" style:font-weight-asian="bold" style:font-weight-complex="bold"/>
    </style:style>
    <style:style style:name="T315" style:family="text">
      <style:text-properties fo:font-weight="bold" officeooo:rsid="02c18804" style:font-size-asian="16pt" style:font-weight-asian="bold" style:font-weight-complex="bold"/>
    </style:style>
    <style:style style:name="T316" style:family="text">
      <style:text-properties fo:font-weight="bold" officeooo:rsid="060e5239" style:font-size-asian="16pt" style:font-weight-asian="bold" style:font-weight-complex="bold"/>
    </style:style>
    <style:style style:name="T317" style:family="text">
      <style:text-properties fo:font-weight="bold" officeooo:rsid="07a046f5" style:font-size-asian="16pt" style:font-weight-asian="bold" style:font-weight-complex="bold"/>
    </style:style>
    <style:style style:name="T318" style:family="text">
      <style:text-properties fo:font-weight="bold" officeooo:rsid="057bf543" style:font-size-asian="16pt" style:font-weight-asian="bold" style:font-weight-complex="bold"/>
    </style:style>
    <style:style style:name="T319" style:family="text">
      <style:text-properties fo:font-weight="bold" officeooo:rsid="08677ef7" style:font-size-asian="16pt" style:font-weight-asian="bold" style:font-weight-complex="bold"/>
    </style:style>
    <style:style style:name="T320" style:family="text">
      <style:text-properties fo:font-weight="bold" style:font-size-asian="14pt" style:font-weight-asian="bold" style:font-weight-complex="bold"/>
    </style:style>
    <style:style style:name="T321" style:family="text">
      <style:text-properties officeooo:rsid="00e5f748"/>
    </style:style>
    <style:style style:name="T322" style:family="text">
      <style:text-properties officeooo:rsid="01040a50"/>
    </style:style>
    <style:style style:name="T323" style:family="text">
      <style:text-properties officeooo:rsid="01064581"/>
    </style:style>
    <style:style style:name="T324" style:family="text">
      <style:text-properties officeooo:rsid="0107ce97"/>
    </style:style>
    <style:style style:name="T325" style:family="text">
      <style:text-properties officeooo:rsid="010a9de8"/>
    </style:style>
    <style:style style:name="T326" style:family="text">
      <style:text-properties officeooo:rsid="010c1a2e"/>
    </style:style>
    <style:style style:name="T327" style:family="text">
      <style:text-properties officeooo:rsid="010d5c85"/>
    </style:style>
    <style:style style:name="T328" style:family="text">
      <style:text-properties officeooo:rsid="010edb60"/>
    </style:style>
    <style:style style:name="T329" style:family="text">
      <style:text-properties officeooo:rsid="01106612"/>
    </style:style>
    <style:style style:name="T330" style:family="text">
      <style:text-properties officeooo:rsid="0110781b"/>
    </style:style>
    <style:style style:name="T331" style:family="text">
      <style:text-properties officeooo:rsid="0110c959"/>
    </style:style>
    <style:style style:name="T332" style:family="text">
      <style:text-properties officeooo:rsid="01119224"/>
    </style:style>
    <style:style style:name="T333" style:family="text">
      <style:text-properties officeooo:rsid="01119fb2"/>
    </style:style>
    <style:style style:name="T334" style:family="text">
      <style:text-properties officeooo:rsid="01121324"/>
    </style:style>
    <style:style style:name="T335" style:family="text">
      <style:text-properties officeooo:rsid="0113c15d"/>
    </style:style>
    <style:style style:name="T336" style:family="text">
      <style:text-properties officeooo:rsid="0116d11b"/>
    </style:style>
    <style:style style:name="T337" style:family="text">
      <style:text-properties officeooo:rsid="01188171"/>
    </style:style>
    <style:style style:name="T338" style:family="text">
      <style:text-properties officeooo:rsid="011af7ae"/>
    </style:style>
    <style:style style:name="T339" style:family="text">
      <style:text-properties officeooo:rsid="01204948"/>
    </style:style>
    <style:style style:name="T340" style:family="text">
      <style:text-properties officeooo:rsid="012124b7"/>
    </style:style>
    <style:style style:name="T341" style:family="text">
      <style:text-properties officeooo:rsid="01224230"/>
    </style:style>
    <style:style style:name="T342" style:family="text">
      <style:text-properties officeooo:rsid="01239072"/>
    </style:style>
    <style:style style:name="T343" style:family="text">
      <style:text-properties officeooo:rsid="0125c866"/>
    </style:style>
    <style:style style:name="T344" style:family="text">
      <style:text-properties officeooo:rsid="0128c76e"/>
    </style:style>
    <style:style style:name="T345" style:family="text">
      <style:text-properties officeooo:rsid="0129b72d"/>
    </style:style>
    <style:style style:name="T346" style:family="text">
      <style:text-properties officeooo:rsid="012a70e5"/>
    </style:style>
    <style:style style:name="T347" style:family="text">
      <style:text-properties officeooo:rsid="01321569"/>
    </style:style>
    <style:style style:name="T348" style:family="text">
      <style:text-properties officeooo:rsid="0148a431"/>
    </style:style>
    <style:style style:name="T349" style:family="text">
      <style:text-properties officeooo:rsid="014b9c59"/>
    </style:style>
    <style:style style:name="T350" style:family="text">
      <style:text-properties officeooo:rsid="014d6061"/>
    </style:style>
    <style:style style:name="T351" style:family="text">
      <style:text-properties officeooo:rsid="0150368b"/>
    </style:style>
    <style:style style:name="T352" style:family="text">
      <style:text-properties officeooo:rsid="01514193"/>
    </style:style>
    <style:style style:name="T353" style:family="text">
      <style:text-properties officeooo:rsid="0157d407"/>
    </style:style>
    <style:style style:name="T354" style:family="text">
      <style:text-properties officeooo:rsid="018dc0f0"/>
    </style:style>
    <style:style style:name="T355" style:family="text">
      <style:text-properties officeooo:rsid="01935754"/>
    </style:style>
    <style:style style:name="T356" style:family="text">
      <style:text-properties officeooo:rsid="019954df"/>
    </style:style>
    <style:style style:name="T357" style:family="text">
      <style:text-properties officeooo:rsid="005ffb1c"/>
    </style:style>
    <style:style style:name="T358" style:family="text">
      <style:text-properties officeooo:rsid="0234c600"/>
    </style:style>
    <style:style style:name="T359" style:family="text">
      <style:text-properties officeooo:rsid="0235cfba"/>
    </style:style>
    <style:style style:name="T360" style:family="text">
      <style:text-properties officeooo:rsid="02377fbb"/>
    </style:style>
    <style:style style:name="T361" style:family="text">
      <style:text-properties officeooo:rsid="025f13a3"/>
    </style:style>
    <style:style style:name="T362" style:family="text">
      <style:text-properties officeooo:rsid="00eaf6e5"/>
    </style:style>
    <style:style style:name="T363" style:family="text">
      <style:text-properties officeooo:rsid="0046e984"/>
    </style:style>
    <style:style style:name="T364" style:family="text">
      <style:text-properties officeooo:rsid="00ed0c73"/>
    </style:style>
    <style:style style:name="T365" style:family="text">
      <style:text-properties officeooo:rsid="004b08fe"/>
    </style:style>
    <style:style style:name="T366" style:family="text">
      <style:text-properties officeooo:rsid="00ee5074"/>
    </style:style>
    <style:style style:name="T367" style:family="text">
      <style:text-properties officeooo:rsid="003d1b72"/>
    </style:style>
    <style:style style:name="T368" style:family="text">
      <style:text-properties officeooo:rsid="004061d3"/>
    </style:style>
    <style:style style:name="T369" style:family="text">
      <style:text-properties officeooo:rsid="0040d206"/>
    </style:style>
    <style:style style:name="T370" style:family="text">
      <style:text-properties officeooo:rsid="028efe53"/>
    </style:style>
    <style:style style:name="T371" style:family="text">
      <style:text-properties officeooo:rsid="029a3986"/>
    </style:style>
    <style:style style:name="T372" style:family="text">
      <style:text-properties officeooo:rsid="029bc27f"/>
    </style:style>
    <style:style style:name="T373" style:family="text">
      <style:text-properties officeooo:rsid="029db94a"/>
    </style:style>
    <style:style style:name="T374" style:family="text">
      <style:text-properties officeooo:rsid="02a3ebe8"/>
    </style:style>
    <style:style style:name="T375" style:family="text">
      <style:text-properties officeooo:rsid="02a5f174"/>
    </style:style>
    <style:style style:name="T376" style:family="text">
      <style:text-properties officeooo:rsid="02b12665"/>
    </style:style>
    <style:style style:name="T377" style:family="text">
      <style:text-properties officeooo:rsid="02b62c0c"/>
    </style:style>
    <style:style style:name="T378" style:family="text">
      <style:text-properties officeooo:rsid="02b8f9be"/>
    </style:style>
    <style:style style:name="T379" style:family="text">
      <style:text-properties officeooo:rsid="02d9beb7"/>
    </style:style>
    <style:style style:name="T380" style:family="text">
      <style:text-properties officeooo:rsid="02dda912"/>
    </style:style>
    <style:style style:name="T381" style:family="text">
      <style:text-properties officeooo:rsid="02e11d68"/>
    </style:style>
    <style:style style:name="T382" style:family="text">
      <style:text-properties officeooo:rsid="02e11f12"/>
    </style:style>
    <style:style style:name="T383" style:family="text">
      <style:text-properties officeooo:rsid="02e2df68"/>
    </style:style>
    <style:style style:name="T384" style:family="text">
      <style:text-properties officeooo:rsid="02f15f62"/>
    </style:style>
    <style:style style:name="T385" style:family="text">
      <style:text-properties officeooo:rsid="02fedc41"/>
    </style:style>
    <style:style style:name="T386" style:family="text">
      <style:text-properties officeooo:rsid="03031c4a"/>
    </style:style>
    <style:style style:name="T387" style:family="text">
      <style:text-properties officeooo:rsid="00ee7d9c"/>
    </style:style>
    <style:style style:name="T388" style:family="text">
      <style:text-properties officeooo:rsid="0303654f"/>
    </style:style>
    <style:style style:name="T389" style:family="text">
      <style:text-properties officeooo:rsid="0181573d"/>
    </style:style>
    <style:style style:name="T390" style:family="text">
      <style:text-properties officeooo:rsid="01bf930c"/>
    </style:style>
    <style:style style:name="T391" style:family="text">
      <style:text-properties officeooo:rsid="030c2e49"/>
    </style:style>
    <style:style style:name="T392" style:family="text">
      <style:text-properties officeooo:rsid="01dc8140"/>
    </style:style>
    <style:style style:name="T393" style:family="text">
      <style:text-properties officeooo:rsid="01ddb051"/>
    </style:style>
    <style:style style:name="T394" style:family="text">
      <style:text-properties style:font-size-asian="16pt"/>
    </style:style>
    <style:style style:name="T395" style:family="text">
      <style:text-properties officeooo:rsid="028b1042" style:font-size-asian="16pt"/>
    </style:style>
    <style:style style:name="T396" style:family="text">
      <style:text-properties officeooo:rsid="030d7ff7" style:font-size-asian="16pt"/>
    </style:style>
    <style:style style:name="T397" style:family="text">
      <style:text-properties officeooo:rsid="030ff7c9" style:font-size-asian="16pt"/>
    </style:style>
    <style:style style:name="T398" style:family="text">
      <style:text-properties officeooo:rsid="03117578" style:font-size-asian="16pt"/>
    </style:style>
    <style:style style:name="T399" style:family="text">
      <style:text-properties officeooo:rsid="01dfbc01" style:font-size-asian="16pt"/>
    </style:style>
    <style:style style:name="T400" style:family="text">
      <style:text-properties officeooo:rsid="01f03cc7" style:font-size-asian="16pt"/>
    </style:style>
    <style:style style:name="T401" style:family="text">
      <style:text-properties officeooo:rsid="04236e33" style:font-size-asian="16pt"/>
    </style:style>
    <style:style style:name="T402" style:family="text">
      <style:text-properties officeooo:rsid="01e18af7" style:font-size-asian="16pt"/>
    </style:style>
    <style:style style:name="T403" style:family="text">
      <style:text-properties officeooo:rsid="04d9c8cc" style:font-size-asian="16pt"/>
    </style:style>
    <style:style style:name="T404" style:family="text">
      <style:text-properties officeooo:rsid="030c2e49" style:font-size-asian="16pt"/>
    </style:style>
    <style:style style:name="T405" style:family="text">
      <style:text-properties officeooo:rsid="01dc8140" style:font-size-asian="16pt"/>
    </style:style>
    <style:style style:name="T406" style:family="text">
      <style:text-properties officeooo:rsid="01ddb051" style:font-size-asian="16pt"/>
    </style:style>
    <style:style style:name="T407" style:family="text">
      <style:text-properties officeooo:rsid="05bc2075" style:font-size-asian="16pt"/>
    </style:style>
    <style:style style:name="T408" style:family="text">
      <style:text-properties officeooo:rsid="0594a90e" style:font-size-asian="16pt"/>
    </style:style>
    <style:style style:name="T409" style:family="text">
      <style:text-properties officeooo:rsid="0593ec55" style:font-size-asian="16pt"/>
    </style:style>
    <style:style style:name="T410" style:family="text">
      <style:text-properties officeooo:rsid="05960f00" style:font-size-asian="16pt"/>
    </style:style>
    <style:style style:name="T411" style:family="text">
      <style:text-properties officeooo:rsid="05d3812c" style:font-size-asian="16pt"/>
    </style:style>
    <style:style style:name="T412" style:family="text">
      <style:text-properties officeooo:rsid="034f6136" style:font-size-asian="16pt"/>
    </style:style>
    <style:style style:name="T413" style:family="text">
      <style:text-properties officeooo:rsid="0347102f" style:font-size-asian="16pt"/>
    </style:style>
    <style:style style:name="T414" style:family="text">
      <style:text-properties officeooo:rsid="037e33c9" style:font-size-asian="16pt"/>
    </style:style>
    <style:style style:name="T415" style:family="text">
      <style:text-properties officeooo:rsid="062c7b98" style:font-size-asian="16pt"/>
    </style:style>
    <style:style style:name="T416" style:family="text">
      <style:text-properties officeooo:rsid="059d4ccf" style:font-size-asian="16pt"/>
    </style:style>
    <style:style style:name="T417" style:family="text">
      <style:text-properties officeooo:rsid="060d1741" style:font-size-asian="16pt"/>
    </style:style>
    <style:style style:name="T418" style:family="text">
      <style:text-properties officeooo:rsid="02c18804" style:font-size-asian="16pt"/>
    </style:style>
    <style:style style:name="T419" style:family="text">
      <style:text-properties officeooo:rsid="052d7701" style:font-size-asian="16pt"/>
    </style:style>
    <style:style style:name="T420" style:family="text">
      <style:text-properties officeooo:rsid="060e5239" style:font-size-asian="16pt"/>
    </style:style>
    <style:style style:name="T421" style:family="text">
      <style:text-properties officeooo:rsid="06c5d964" style:font-size-asian="16pt"/>
    </style:style>
    <style:style style:name="T422" style:family="text">
      <style:text-properties officeooo:rsid="05876a51" style:font-size-asian="16pt"/>
    </style:style>
    <style:style style:name="T423" style:family="text">
      <style:text-properties officeooo:rsid="0353afc9" style:font-size-asian="16pt"/>
    </style:style>
    <style:style style:name="T424" style:family="text">
      <style:text-properties officeooo:rsid="02810647" style:font-size-asian="16pt"/>
    </style:style>
    <style:style style:name="T425" style:family="text">
      <style:text-properties officeooo:rsid="0353b711" style:font-size-asian="16pt"/>
    </style:style>
    <style:style style:name="T426" style:family="text">
      <style:text-properties officeooo:rsid="079f51f1" style:font-size-asian="16pt"/>
    </style:style>
    <style:style style:name="T427" style:family="text">
      <style:text-properties officeooo:rsid="041bc8fa" style:font-size-asian="16pt"/>
    </style:style>
    <style:style style:name="T428" style:family="text">
      <style:text-properties officeooo:rsid="057bf543" style:font-size-asian="16pt"/>
    </style:style>
    <style:style style:name="T429" style:family="text">
      <style:text-properties officeooo:rsid="05d800d8" style:font-size-asian="16pt"/>
    </style:style>
    <style:style style:name="T430" style:family="text">
      <style:text-properties officeooo:rsid="0858d27a" style:font-size-asian="16pt"/>
    </style:style>
    <style:style style:name="T431" style:family="text">
      <style:text-properties officeooo:rsid="0896c512" style:font-size-asian="16pt"/>
    </style:style>
    <style:style style:name="T432" style:family="text">
      <style:text-properties officeooo:rsid="08999645" style:font-size-asian="16pt"/>
    </style:style>
    <style:style style:name="T433" style:family="text">
      <style:text-properties officeooo:rsid="089b3b61" style:font-size-asian="16pt"/>
    </style:style>
    <style:style style:name="T434" style:family="text">
      <style:text-properties officeooo:rsid="089cb9f0" style:font-size-asian="16pt"/>
    </style:style>
    <style:style style:name="T435" style:family="text">
      <style:text-properties officeooo:rsid="08b7a863" style:font-size-asian="16pt"/>
    </style:style>
    <style:style style:name="T436" style:family="text">
      <style:text-properties officeooo:rsid="08bcae4a" style:font-size-asian="16pt"/>
    </style:style>
    <style:style style:name="T437" style:family="text">
      <style:text-properties officeooo:rsid="08c375b4" style:font-size-asian="16pt"/>
    </style:style>
    <style:style style:name="T438" style:family="text">
      <style:text-properties officeooo:rsid="08c47b9b" style:font-size-asian="16pt"/>
    </style:style>
    <style:style style:name="T439" style:family="text">
      <style:text-properties officeooo:rsid="090839ef" style:font-size-asian="16pt"/>
    </style:style>
    <style:style style:name="T440" style:family="text">
      <style:text-properties officeooo:rsid="0909610e" style:font-size-asian="16pt"/>
    </style:style>
    <style:style style:name="T441" style:family="text">
      <style:text-properties officeooo:rsid="090e8985" style:font-size-asian="16pt"/>
    </style:style>
    <style:style style:name="T442" style:family="text">
      <style:text-properties officeooo:rsid="033072a8"/>
    </style:style>
    <style:style style:name="T443" style:family="text">
      <style:text-properties officeooo:rsid="03314504"/>
    </style:style>
    <style:style style:name="T444" style:family="text">
      <style:text-properties officeooo:rsid="03657b9c"/>
    </style:style>
    <style:style style:name="T445" style:family="text">
      <style:text-properties officeooo:rsid="038269a9"/>
    </style:style>
    <style:style style:name="T446" style:family="text">
      <style:text-properties officeooo:rsid="0382a5ef"/>
    </style:style>
    <style:style style:name="T447" style:family="text">
      <style:text-properties officeooo:rsid="0392f697"/>
    </style:style>
    <style:style style:name="T448" style:family="text">
      <style:text-properties officeooo:rsid="03984313"/>
    </style:style>
    <style:style style:name="T449" style:family="text">
      <style:text-properties officeooo:rsid="03af4f17"/>
    </style:style>
    <style:style style:name="T450" style:family="text">
      <style:text-properties officeooo:rsid="03be7b4f"/>
    </style:style>
    <style:style style:name="T451" style:family="text">
      <style:text-properties officeooo:rsid="03bff84a"/>
    </style:style>
    <style:style style:name="T452" style:family="text">
      <style:text-properties officeooo:rsid="03c99a6e"/>
    </style:style>
    <style:style style:name="T453" style:family="text">
      <style:text-properties officeooo:rsid="03cbd50a"/>
    </style:style>
    <style:style style:name="T454" style:family="text">
      <style:text-properties officeooo:rsid="03ceae88"/>
    </style:style>
    <style:style style:name="T455" style:family="text">
      <style:text-properties officeooo:rsid="03d0c135"/>
    </style:style>
    <style:style style:name="T456" style:family="text">
      <style:text-properties officeooo:rsid="03d28914"/>
    </style:style>
    <style:style style:name="T457" style:family="text">
      <style:text-properties officeooo:rsid="03e3d3ea"/>
    </style:style>
    <style:style style:name="T458" style:family="text">
      <style:text-properties officeooo:rsid="03e4c898"/>
    </style:style>
    <style:style style:name="T459" style:family="text">
      <style:text-properties officeooo:rsid="03e96e03"/>
    </style:style>
    <style:style style:name="T460" style:family="text">
      <style:text-properties officeooo:rsid="03f9baa0"/>
    </style:style>
    <style:style style:name="T461" style:family="text">
      <style:text-properties officeooo:rsid="03faf840"/>
    </style:style>
    <style:style style:name="T462" style:family="text">
      <style:text-properties officeooo:rsid="03faff8e"/>
    </style:style>
    <style:style style:name="T463" style:family="text">
      <style:text-properties officeooo:rsid="04141d41"/>
    </style:style>
    <style:style style:name="T464" style:family="text">
      <style:text-properties officeooo:rsid="0415fa29"/>
    </style:style>
    <style:style style:name="T465" style:family="text">
      <style:text-properties officeooo:rsid="041cbeaf"/>
    </style:style>
    <style:style style:name="T466" style:family="text">
      <style:text-properties officeooo:rsid="0201218d"/>
    </style:style>
    <style:style style:name="T467" style:family="text">
      <style:text-properties officeooo:rsid="01f03cc7"/>
    </style:style>
    <style:style style:name="T468" style:family="text">
      <style:text-properties officeooo:rsid="03a16e39"/>
    </style:style>
    <style:style style:name="T469" style:family="text">
      <style:text-properties officeooo:rsid="043e1bdb"/>
    </style:style>
    <style:style style:name="T470" style:family="text">
      <style:text-properties officeooo:rsid="043f9fb2"/>
    </style:style>
    <style:style style:name="T471" style:family="text">
      <style:text-properties officeooo:rsid="0441a4ff"/>
    </style:style>
    <style:style style:name="T472" style:family="text">
      <style:text-properties officeooo:rsid="044b97f6"/>
    </style:style>
    <style:style style:name="T473" style:family="text">
      <style:text-properties officeooo:rsid="040ddb76"/>
    </style:style>
    <style:style style:name="T474" style:family="text">
      <style:text-properties officeooo:rsid="046bcdfa"/>
    </style:style>
    <style:style style:name="T475" style:family="text">
      <style:text-properties officeooo:rsid="04973a27"/>
    </style:style>
    <style:style style:name="T476" style:family="text">
      <style:text-properties style:font-size-asian="14pt"/>
    </style:style>
    <style:style style:name="T477" style:family="text">
      <style:text-properties officeooo:rsid="04988c9a" style:font-size-asian="14pt"/>
    </style:style>
    <style:style style:name="T478" style:family="text">
      <style:text-properties officeooo:rsid="046bcdfa" style:font-size-asian="14pt"/>
    </style:style>
    <style:style style:name="T479" style:family="text">
      <style:text-properties officeooo:rsid="041bc8fa" style:font-size-asian="14pt"/>
    </style:style>
    <style:style style:name="T480" style:family="text">
      <style:text-properties officeooo:rsid="0417729f" style:font-size-asian="14pt"/>
    </style:style>
    <style:style style:name="T481" style:family="text">
      <style:text-properties officeooo:rsid="05e12780" style:font-size-asian="14pt"/>
    </style:style>
    <style:style style:name="T482" style:family="text">
      <style:text-properties officeooo:rsid="00f8a9a2" style:font-size-asian="14pt"/>
    </style:style>
    <style:style style:name="T483" style:family="text">
      <style:text-properties officeooo:rsid="0939d4b9" style:font-size-asian="14pt"/>
    </style:style>
    <style:style style:name="T484" style:family="text">
      <style:text-properties officeooo:rsid="04af07e8"/>
    </style:style>
    <style:style style:name="T485" style:family="text">
      <style:text-properties officeooo:rsid="04af36c0"/>
    </style:style>
    <style:style style:name="T486" style:family="text">
      <style:text-properties officeooo:rsid="04b2d1da"/>
    </style:style>
    <style:style style:name="T487" style:family="text">
      <style:text-properties officeooo:rsid="04b6a9b7"/>
    </style:style>
    <style:style style:name="T488" style:family="text">
      <style:text-properties officeooo:rsid="04b8a8ee"/>
    </style:style>
    <style:style style:name="T489" style:family="text">
      <style:text-properties officeooo:rsid="04cb2144"/>
    </style:style>
    <style:style style:name="T490" style:family="text">
      <style:text-properties officeooo:rsid="04d9c8cc"/>
    </style:style>
    <style:style style:name="T491" style:family="text">
      <style:text-properties officeooo:rsid="04f3c36d"/>
    </style:style>
    <style:style style:name="T492" style:family="text">
      <style:text-properties officeooo:rsid="04f4b73d"/>
    </style:style>
    <style:style style:name="T493" style:family="text">
      <style:text-properties officeooo:rsid="02a3082a"/>
    </style:style>
    <style:style style:name="T494" style:family="text">
      <style:text-properties officeooo:rsid="04fa6271"/>
    </style:style>
    <style:style style:name="T495" style:family="text">
      <style:text-properties officeooo:rsid="04fa825d"/>
    </style:style>
    <style:style style:name="T496" style:family="text">
      <style:text-properties officeooo:rsid="04fcf306"/>
    </style:style>
    <style:style style:name="T497" style:family="text">
      <style:text-properties officeooo:rsid="0324d78d"/>
    </style:style>
    <style:style style:name="T498" style:family="text">
      <style:text-properties officeooo:rsid="04ffa3da"/>
    </style:style>
    <style:style style:name="T499" style:family="text">
      <style:text-properties officeooo:rsid="050021ed"/>
    </style:style>
    <style:style style:name="T500" style:family="text">
      <style:text-properties officeooo:rsid="02fec95d"/>
    </style:style>
    <style:style style:name="T501" style:family="text">
      <style:text-properties officeooo:rsid="050380d5"/>
    </style:style>
    <style:style style:name="T502" style:family="text">
      <style:text-properties officeooo:rsid="05063afe"/>
    </style:style>
    <style:style style:name="T503" style:family="text">
      <style:text-properties officeooo:rsid="05076d74"/>
    </style:style>
    <style:style style:name="T504" style:family="text">
      <style:text-properties officeooo:rsid="0508b62b"/>
    </style:style>
    <style:style style:name="T505" style:family="text">
      <style:text-properties officeooo:rsid="050a93c2"/>
    </style:style>
    <style:style style:name="T506" style:family="text">
      <style:text-properties officeooo:rsid="050f6a24"/>
    </style:style>
    <style:style style:name="T507" style:family="text">
      <style:text-properties officeooo:rsid="051fa5f2"/>
    </style:style>
    <style:style style:name="T508" style:family="text">
      <style:text-properties officeooo:rsid="0520d864"/>
    </style:style>
    <style:style style:name="T509" style:family="text">
      <style:text-properties officeooo:rsid="0523284f"/>
    </style:style>
    <style:style style:name="T510" style:family="text">
      <style:text-properties officeooo:rsid="02bc07c2"/>
    </style:style>
    <style:style style:name="T511" style:family="text">
      <style:text-properties officeooo:rsid="052cff2a"/>
    </style:style>
    <style:style style:name="T512" style:family="text">
      <style:text-properties officeooo:rsid="0536ef47"/>
    </style:style>
    <style:style style:name="T513" style:family="text">
      <style:text-properties officeooo:rsid="053b0bf5"/>
    </style:style>
    <style:style style:name="T514" style:family="text">
      <style:text-properties officeooo:rsid="053d0367"/>
    </style:style>
    <style:style style:name="T515" style:family="text">
      <style:text-properties officeooo:rsid="053d0ce6"/>
    </style:style>
    <style:style style:name="T516" style:family="text">
      <style:text-properties officeooo:rsid="053f0641"/>
    </style:style>
    <style:style style:name="T517" style:family="text">
      <style:text-properties officeooo:rsid="053fed71"/>
    </style:style>
    <style:style style:name="T518" style:family="text">
      <style:text-properties officeooo:rsid="0540c72a"/>
    </style:style>
    <style:style style:name="T519" style:family="text">
      <style:text-properties officeooo:rsid="0541a736"/>
    </style:style>
    <style:style style:name="T520" style:family="text">
      <style:text-properties officeooo:rsid="05424c11"/>
    </style:style>
    <style:style style:name="T521" style:family="text">
      <style:text-properties officeooo:rsid="0542f67c"/>
    </style:style>
    <style:style style:name="T522" style:family="text">
      <style:text-properties officeooo:rsid="0542f9c2"/>
    </style:style>
    <style:style style:name="T523" style:family="text">
      <style:text-properties officeooo:rsid="05434f9d"/>
    </style:style>
    <style:style style:name="T524" style:family="text">
      <style:text-properties officeooo:rsid="0544879d"/>
    </style:style>
    <style:style style:name="T525" style:family="text">
      <style:text-properties officeooo:rsid="0545bd87"/>
    </style:style>
    <style:style style:name="T526" style:family="text">
      <style:text-properties officeooo:rsid="05470848"/>
    </style:style>
    <style:style style:name="T527" style:family="text">
      <style:text-properties officeooo:rsid="0547992a"/>
    </style:style>
    <style:style style:name="T528" style:family="text">
      <style:text-properties officeooo:rsid="0548e3ad"/>
    </style:style>
    <style:style style:name="T529" style:family="text">
      <style:text-properties officeooo:rsid="05500a28"/>
    </style:style>
    <style:style style:name="T530" style:family="text">
      <style:text-properties officeooo:rsid="055477f5"/>
    </style:style>
    <style:style style:name="T531" style:family="text">
      <style:text-properties officeooo:rsid="0554885c"/>
    </style:style>
    <style:style style:name="T532" style:family="text">
      <style:text-properties officeooo:rsid="057559cc"/>
    </style:style>
    <style:style style:name="T533" style:family="text">
      <style:text-properties officeooo:rsid="057699b3"/>
    </style:style>
    <style:style style:name="T534" style:family="text">
      <style:text-properties officeooo:rsid="01dfbc01"/>
    </style:style>
    <style:style style:name="T535" style:family="text">
      <style:text-properties officeooo:rsid="05a0e682"/>
    </style:style>
    <style:style style:name="T536" style:family="text">
      <style:text-properties officeooo:rsid="05aa0973"/>
    </style:style>
    <style:style style:name="T537" style:family="text">
      <style:text-properties officeooo:rsid="05ba43e5"/>
    </style:style>
    <style:style style:name="T538" style:family="text">
      <style:text-properties officeooo:rsid="05bc2075"/>
    </style:style>
    <style:style style:name="T539" style:family="text">
      <style:text-properties officeooo:rsid="05d800d8"/>
    </style:style>
    <style:style style:name="T540" style:family="text">
      <style:text-properties officeooo:rsid="05df2060"/>
    </style:style>
    <style:style style:name="T541" style:family="text">
      <style:text-properties officeooo:rsid="05e12780"/>
    </style:style>
    <style:style style:name="T542" style:family="text">
      <style:text-properties officeooo:rsid="041bc8fa"/>
    </style:style>
    <style:style style:name="T543" style:family="text">
      <style:text-properties officeooo:rsid="05e27c9c"/>
    </style:style>
    <style:style style:name="T544" style:family="text">
      <style:text-properties officeooo:rsid="05e32302"/>
    </style:style>
    <style:style style:name="T545" style:family="text">
      <style:text-properties officeooo:rsid="0417729f"/>
    </style:style>
    <style:style style:name="T546" style:family="text">
      <style:text-properties officeooo:rsid="05eb6f8b"/>
    </style:style>
    <style:style style:name="T547" style:family="text">
      <style:text-properties officeooo:rsid="05ef0e9f"/>
    </style:style>
    <style:style style:name="T548" style:family="text">
      <style:text-properties officeooo:rsid="05f1f84e"/>
    </style:style>
    <style:style style:name="T549" style:family="text">
      <style:text-properties officeooo:rsid="05f512a1"/>
    </style:style>
    <style:style style:name="T550" style:family="text">
      <style:text-properties officeooo:rsid="05f6c75a"/>
    </style:style>
    <style:style style:name="T551" style:family="text">
      <style:text-properties officeooo:rsid="05f8aea8"/>
    </style:style>
    <style:style style:name="T552" style:family="text">
      <style:text-properties officeooo:rsid="061ea7c8"/>
    </style:style>
    <style:style style:name="T553" style:family="text">
      <style:text-properties officeooo:rsid="0622983a"/>
    </style:style>
    <style:style style:name="T554" style:family="text">
      <style:text-properties officeooo:rsid="0624700d"/>
    </style:style>
    <style:style style:name="T555" style:family="text">
      <style:text-properties officeooo:rsid="06329d26"/>
    </style:style>
    <style:style style:name="T556" style:family="text">
      <style:text-properties officeooo:rsid="063c8254"/>
    </style:style>
    <style:style style:name="T557" style:family="text">
      <style:text-properties officeooo:rsid="064f48d8"/>
    </style:style>
    <style:style style:name="T558" style:family="text">
      <style:text-properties officeooo:rsid="065e39e1"/>
    </style:style>
    <style:style style:name="T559" style:family="text">
      <style:text-properties officeooo:rsid="065ef20d"/>
    </style:style>
    <style:style style:name="T560" style:family="text">
      <style:text-properties officeooo:rsid="066322dd"/>
    </style:style>
    <style:style style:name="T561" style:family="text">
      <style:text-properties officeooo:rsid="0668eaed"/>
    </style:style>
    <style:style style:name="T562" style:family="text">
      <style:text-properties officeooo:rsid="066b08e4"/>
    </style:style>
    <style:style style:name="T563" style:family="text">
      <style:text-properties officeooo:rsid="066d8890"/>
    </style:style>
    <style:style style:name="T564" style:family="text">
      <style:text-properties officeooo:rsid="066e6a7c"/>
    </style:style>
    <style:style style:name="T565" style:family="text">
      <style:text-properties officeooo:rsid="066fc00c"/>
    </style:style>
    <style:style style:name="T566" style:family="text">
      <style:text-properties officeooo:rsid="068ed8e3"/>
    </style:style>
    <style:style style:name="T567" style:family="text">
      <style:text-properties officeooo:rsid="0366bb8f"/>
    </style:style>
    <style:style style:name="T568" style:family="text">
      <style:text-properties officeooo:rsid="06a6da1e"/>
    </style:style>
    <style:style style:name="T569" style:family="text">
      <style:text-properties officeooo:rsid="06bcb1b9"/>
    </style:style>
    <style:style style:name="T570" style:family="text">
      <style:text-properties officeooo:rsid="06beb454"/>
    </style:style>
    <style:style style:name="T571" style:family="text">
      <style:text-properties officeooo:rsid="06ce177f"/>
    </style:style>
    <style:style style:name="T572" style:family="text">
      <style:text-properties officeooo:rsid="06d3839d"/>
    </style:style>
    <style:style style:name="T573" style:family="text">
      <style:text-properties officeooo:rsid="06d4c114"/>
    </style:style>
    <style:style style:name="T574" style:family="text">
      <style:text-properties officeooo:rsid="06d6a8aa"/>
    </style:style>
    <style:style style:name="T575" style:family="text">
      <style:text-properties officeooo:rsid="06d883da"/>
    </style:style>
    <style:style style:name="T576" style:family="text">
      <style:text-properties officeooo:rsid="06e23f33"/>
    </style:style>
    <style:style style:name="T577" style:family="text">
      <style:text-properties officeooo:rsid="040e8822"/>
    </style:style>
    <style:style style:name="T578" style:family="text">
      <style:text-properties officeooo:rsid="057a5a9f"/>
    </style:style>
    <style:style style:name="T579" style:family="text">
      <style:text-properties officeooo:rsid="057da737"/>
    </style:style>
    <style:style style:name="T580" style:family="text">
      <style:text-properties officeooo:rsid="05f54015"/>
    </style:style>
    <style:style style:name="T581" style:family="text">
      <style:text-properties officeooo:rsid="057f4176"/>
    </style:style>
    <style:style style:name="T582" style:family="text">
      <style:text-properties officeooo:rsid="05e12a12"/>
    </style:style>
    <style:style style:name="T583" style:family="text">
      <style:text-properties officeooo:rsid="057ac780"/>
    </style:style>
    <style:style style:name="T584" style:family="text">
      <style:text-properties officeooo:rsid="057bf543"/>
    </style:style>
    <style:style style:name="T585" style:family="text">
      <style:text-properties officeooo:rsid="04da9e47"/>
    </style:style>
    <style:style style:name="T586" style:family="text">
      <style:text-properties officeooo:rsid="0410507c"/>
    </style:style>
    <style:style style:name="T587" style:family="text">
      <style:text-properties officeooo:rsid="04126f60"/>
    </style:style>
    <style:style style:name="T588" style:family="text">
      <style:text-properties officeooo:rsid="042141b6"/>
    </style:style>
    <style:style style:name="T589" style:family="text">
      <style:text-properties officeooo:rsid="041080d9"/>
    </style:style>
    <style:style style:name="T590" style:family="text">
      <style:text-properties officeooo:rsid="0414b5a6"/>
    </style:style>
    <style:style style:name="T591" style:family="text">
      <style:text-properties officeooo:rsid="05a46f79"/>
    </style:style>
    <style:style style:name="T592" style:family="text">
      <style:text-properties officeooo:rsid="05c0bbaa"/>
    </style:style>
    <style:style style:name="T593" style:family="text">
      <style:text-properties officeooo:rsid="05ad4b70"/>
    </style:style>
    <style:style style:name="T594" style:family="text">
      <style:text-properties officeooo:rsid="03f177c9"/>
    </style:style>
    <style:style style:name="T595" style:family="text">
      <style:text-properties officeooo:rsid="077e2d05"/>
    </style:style>
    <style:style style:name="T596" style:family="text">
      <style:text-properties officeooo:rsid="077fe75e"/>
    </style:style>
    <style:style style:name="T597" style:family="text">
      <style:text-properties officeooo:rsid="07b3ec3f"/>
    </style:style>
    <style:style style:name="T598" style:family="text">
      <style:text-properties officeooo:rsid="07ddf511"/>
    </style:style>
    <style:style style:name="T599" style:family="text">
      <style:text-properties officeooo:rsid="07edc243"/>
    </style:style>
    <style:style style:name="T600" style:family="text">
      <style:text-properties officeooo:rsid="08035366"/>
    </style:style>
    <style:style style:name="T601" style:family="text">
      <style:text-properties officeooo:rsid="080be929"/>
    </style:style>
    <style:style style:name="T602" style:family="text">
      <style:text-properties officeooo:rsid="084b5920"/>
    </style:style>
    <style:style style:name="T603" style:family="text">
      <style:text-properties officeooo:rsid="084d4668"/>
    </style:style>
    <style:style style:name="T604" style:family="text">
      <style:text-properties officeooo:rsid="084e5ab2"/>
    </style:style>
    <style:style style:name="T605" style:family="text">
      <style:text-properties officeooo:rsid="08578f4c"/>
    </style:style>
    <style:style style:name="T606" style:family="text">
      <style:text-properties officeooo:rsid="085bd122"/>
    </style:style>
    <style:style style:name="T607" style:family="text">
      <style:text-properties officeooo:rsid="0861860f"/>
    </style:style>
    <style:style style:name="T608" style:family="text">
      <style:text-properties officeooo:rsid="08693c7b"/>
    </style:style>
    <style:style style:name="T609" style:family="text">
      <style:text-properties officeooo:rsid="087e4961"/>
    </style:style>
    <style:style style:name="T610" style:family="text">
      <style:text-properties officeooo:rsid="0881b049"/>
    </style:style>
    <style:style style:name="T611" style:family="text">
      <style:text-properties officeooo:rsid="088676b6"/>
    </style:style>
    <style:style style:name="T612" style:family="text">
      <style:text-properties officeooo:rsid="088c756b"/>
    </style:style>
    <style:style style:name="T613" style:family="text">
      <style:text-properties officeooo:rsid="088d57cd"/>
    </style:style>
    <style:style style:name="T614" style:family="text">
      <style:text-properties officeooo:rsid="088e52fb"/>
    </style:style>
    <style:style style:name="T615" style:family="text">
      <style:text-properties officeooo:rsid="0891ea3c"/>
    </style:style>
    <style:style style:name="T616" style:family="text">
      <style:text-properties officeooo:rsid="0898c3df"/>
    </style:style>
    <style:style style:name="T617" style:family="text">
      <style:text-properties officeooo:rsid="08bca766"/>
    </style:style>
    <style:style style:name="T618" style:family="text">
      <style:text-properties officeooo:rsid="08c23299"/>
    </style:style>
    <style:style style:name="T619" style:family="text">
      <style:text-properties officeooo:rsid="08d42d16"/>
    </style:style>
    <style:style style:name="T620" style:family="text">
      <style:text-properties officeooo:rsid="091614bb"/>
    </style:style>
    <style:style style:name="T621" style:family="text">
      <style:text-properties officeooo:rsid="091f1a55"/>
    </style:style>
    <style:style style:name="T622" style:family="text">
      <style:text-properties officeooo:rsid="0920b800"/>
    </style:style>
    <style:style style:name="T623" style:family="text">
      <style:text-properties officeooo:rsid="0922b394"/>
    </style:style>
    <style:style style:name="T624" style:family="text">
      <style:text-properties officeooo:rsid="0932d6d3"/>
    </style:style>
    <style:style style:name="T625" style:family="text">
      <style:text-properties officeooo:rsid="09341ecf"/>
    </style:style>
    <style:style style:name="T626" style:family="text">
      <style:text-properties officeooo:rsid="093bf498"/>
    </style:style>
    <style:style style:name="T627" style:family="text">
      <style:text-properties officeooo:rsid="0946d55b"/>
    </style:style>
    <style:style style:name="T628" style:family="text">
      <style:text-properties officeooo:rsid="094a5273"/>
    </style:style>
    <style:style style:name="T629" style:family="text">
      <style:text-properties officeooo:rsid="094d8104"/>
    </style:style>
    <style:style style:name="T630" style:family="text">
      <style:text-properties officeooo:rsid="094efba8"/>
    </style:style>
    <style:style style:name="T631" style:family="text">
      <style:text-properties officeooo:rsid="094f3b1d"/>
    </style:style>
    <style:style style:name="T632" style:family="text">
      <style:text-properties officeooo:rsid="0951aefc"/>
    </style:style>
    <style:style style:name="T633" style:family="text">
      <style:text-properties officeooo:rsid="0951b722"/>
    </style:style>
    <style:style style:name="T634" style:family="text">
      <style:text-properties officeooo:rsid="0958bcc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2874in" fo:text-indent="-0.25in" fo:margin-left="3.28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5374in" fo:text-indent="-0.25in" fo:margin-left="3.5374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2874in" fo:text-indent="-0.25in" fo:margin-left="3.28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5374in" fo:text-indent="-0.25in" fo:margin-left="3.5374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2874in" fo:text-indent="-0.25in" fo:margin-left="3.28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5374in" fo:text-indent="-0.25in" fo:margin-left="3.5374in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2874in" fo:text-indent="-0.25in" fo:margin-left="3.28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5374in" fo:text-indent="-0.25in" fo:margin-left="3.5374in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2874in" fo:text-indent="-0.25in" fo:margin-left="3.28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5374in" fo:text-indent="-0.25in" fo:margin-left="3.5374in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874in" fo:text-indent="-0.25in" fo:margin-left="1.2874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5374in" fo:text-indent="-0.25in" fo:margin-left="1.5374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7874in" fo:text-indent="-0.25in" fo:margin-left="1.7874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2.0374in" fo:text-indent="-0.25in" fo:margin-left="2.0374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2.2874in" fo:text-indent="-0.25in" fo:margin-left="2.2874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2.5374in" fo:text-indent="-0.25in" fo:margin-left="2.5374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7874in" fo:text-indent="-0.25in" fo:margin-left="2.7874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3.0374in" fo:text-indent="-0.25in" fo:margin-left="3.0374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3.2874in" fo:text-indent="-0.25in" fo:margin-left="3.2874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3.5374in" fo:text-indent="-0.25in" fo:margin-left="3.5374in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8"><text:span text:style-name="T3">MyCar Rent Yazılım Sistemi </text:span><text:span text:style-name="T4">Sürüm I</text:span><text:span text:style-name="T3"> </text:span><text:span text:style-name="T5">Analizi</text:span></text:p>
      <text:p text:style-name="P101">Gereksinimler Raporu I</text:p>
      <text:p text:style-name="P29"/>
      <text:p text:style-name="P22">---------------------------------------------------------------------------------------------</text:p>
      <text:p text:style-name="P18">İçerik</text:p>
      <text:p text:style-name="P23">---------------------------------------------------------------------------------------------</text:p>
      <text:p text:style-name="P20"><text:span text:style-name="T56">0: </text:span><text:span text:style-name="T51">MyCar Rent </text:span><text:span text:style-name="T52">Taşıt</text:span><text:span text:style-name="T53"> </text:span><text:span text:style-name="T52">Kiralama Hikayesi</text:span></text:p>
      <text:p text:style-name="P108">---------------------------------------------------------------------------------------------</text:p>
      <text:p text:style-name="P19"><text:span text:style-name="T57">1: </text:span><text:span text:style-name="T51">MyCar Rent Yazılım Sistemi </text:span><text:span text:style-name="T53">Konseptleri</text:span></text:p>
      <text:p text:style-name="P109">---------------------------------------------------------------------------------------------</text:p>
      <text:p text:style-name="P19"><text:span text:style-name="T57">2: </text:span><text:span text:style-name="T54">MyCar Rent Yazılım Sistemi </text:span><text:span text:style-name="T53">Konsept</text:span><text:span text:style-name="T55">leri Kullanıcı İçin Gereksinim</text:span><text:span text:style-name="T67">ler</text:span></text:p>
      <text:p text:style-name="P99">---------------------------------------------------------------------------------------------</text:p>
      <text:p text:style-name="P21"><text:span text:style-name="T79">3</text:span><text:span text:style-name="T57">: </text:span><text:span text:style-name="T54">MyCar Rent Yazılım Sistemi </text:span><text:span text:style-name="T53">Konsept</text:span><text:span text:style-name="T55">leri </text:span><text:span text:style-name="T79">Geliştirici </text:span><text:span text:style-name="T55">İçin Gereksinim</text:span><text:span text:style-name="T67">ler</text:span></text:p>
      <text:p text:style-name="P100">---------------------------------------------------------------------------------------------</text:p>
      <text:p text:style-name="P31"/>
      <text:p text:style-name="P144"><text:span text:style-name="T203">MyCar Rent </text:span><text:span text:style-name="T205">Taşıt</text:span><text:span text:style-name="T204"> </text:span><text:span text:style-name="T205">Kiralama Hikayesi</text:span></text:p>
      <text:p text:style-name="P31"/>
      <text:p text:style-name="P29"><text:tab/><text:span text:style-name="T206">MyCar Rent</text:span><text:span text:style-name="T322"> </text:span><text:span text:style-name="T327">şirketi </text:span><text:span text:style-name="T449">yönetim şubesi olan</text:span><text:span text:style-name="T248"> Tokat Şubesi</text:span><text:span text:style-name="T206"> </text:span><text:span text:style-name="T322">bir şube açar. Şubeyi, </text:span><text:span text:style-name="T325">istihdam edilen personeli</text:span><text:span text:style-name="T322"> </text:span><text:span text:style-name="T512">ve taşıtları </text:span><text:span text:style-name="T322">yönetmek için </text:span><text:span text:style-name="T323">açtığı şubeye bir </text:span><text:span text:style-name="T207">Şube Müdürü </text:span><text:span text:style-name="T323">istihdam eder. </text:span><text:span text:style-name="T324">Şube müdürü </text:span><text:span text:style-name="T326">taşıtları kiralamak için bir </text:span><text:span text:style-name="T208">Kiralama Personeli; </text:span><text:span text:style-name="T328">şubenin temizlik ve personelin yiyecek içecek ihtiyacı için </text:span><text:span text:style-name="T329">bir </text:span><text:span text:style-name="T209">Hizmetli </text:span><text:span text:style-name="T329">ist</text:span><text:span text:style-name="T330">ih</text:span><text:span text:style-name="T329">dam eder.</text:span></text:p>
      <text:p text:style-name="P29"><text:tab/><text:span text:style-name="T336">Şubeye kiralanmak üzere taşıtlar </text:span><text:span text:style-name="T337">sermaye edilir. </text:span><text:span text:style-name="T338">Bu taşıtların bakımı, onarımı, hukuksal <text:s/></text:span><text:span text:style-name="T513">vb. </text:span><text:span text:style-name="T338">sorumlulukları</text:span><text:span text:style-name="T358">yla </text:span><text:span text:style-name="T265">Şube Müdürü</text:span><text:span text:style-name="T338"> ilgilenir.</text:span></text:p>
      <text:p text:style-name="P44"><text:tab/><text:span text:style-name="T331">Müşteri açılan şubeye gelerek ihtiyacı olan </text:span><text:span text:style-name="T332">taşıtı</text:span><text:span text:style-name="T331"> kiralamak ister. </text:span><text:span text:style-name="T332">Müşteriye kiralama personeli </text:span><text:span text:style-name="T333">yardımcı olur. </text:span><text:span text:style-name="T335">Eğer müşter</text:span><text:span text:style-name="T621">i </text:span><text:span text:style-name="T620">aylık plan ya da</text:span><text:span text:style-name="T335"> yıllık plan</text:span><text:span text:style-name="T359">la </text:span><text:span text:style-name="T335">taşıt kiralamazsa, m</text:span><text:span text:style-name="T334">üşteri bir taşıtı en az </text:span><text:span text:style-name="T350">bir (</text:span><text:span text:style-name="T334">1</text:span><text:span text:style-name="T350">)</text:span><text:span text:style-name="T334"> gün </text:span><text:span text:style-name="T335">ve en fazla </text:span><text:span text:style-name="T622">on dört</text:span><text:span text:style-name="T350"> (</text:span><text:span text:style-name="T622">14</text:span><text:span text:style-name="T350">) </text:span><text:span text:style-name="T335">gün</text:span><text:span text:style-name="T334"> kirala</text:span><text:span text:style-name="T354">r</text:span><text:span text:style-name="T334">.</text:span><text:span text:style-name="T210"> </text:span><text:span text:style-name="T345">Taşıt kiralama işlemi üye müşterilere yapılır. Eğer müşteri üye değilse kiralama sürecinde üye yapılır. </text:span><text:span text:style-name="T517">Müşteri taşıtı teslim edeceği şubeyi seçer.</text:span><text:span text:style-name="T210"> </text:span><text:span text:style-name="T339">Taşıt kiralandıktan </text:span><text:soft-page-break/><text:span text:style-name="T339">sonra taşıt müşterinin sorumluluğundadır. </text:span><text:span text:style-name="T343">Müşteri</text:span><text:span text:style-name="T340"> hatası sonucu kaynaklanan </text:span><text:span text:style-name="T346">taşıt </text:span><text:span text:style-name="T340">hasarlar</text:span><text:span text:style-name="T346">ı</text:span><text:span text:style-name="T340"> müş</text:span><text:span text:style-name="T344">t</text:span><text:span text:style-name="T340">erinin sorumluluğundadır. </text:span><text:span text:style-name="T339">Taşıt</text:span><text:span text:style-name="T360">la </text:span><text:span text:style-name="T339">işlenen suçlar müşterinin sorumluluğundadır. Müşteri hatası kaynaklı kazalar müşterinin s</text:span><text:span text:style-name="T341">orumluluğundadır. </text:span><text:span text:style-name="T342">Müşteri kara listeye alınabilir ve bir daha </text:span><text:span text:style-name="T348">taşıt</text:span><text:span text:style-name="T342"> kiralanama</text:span><text:span text:style-name="T355">z</text:span><text:span text:style-name="T342">. </text:span><text:span text:style-name="T347">Kiralama süresi dolduktan sonra müşteri </text:span><text:span text:style-name="T349">yedi </text:span><text:span text:style-name="T350">(</text:span><text:span text:style-name="T351">7</text:span><text:span text:style-name="T350">)</text:span><text:span text:style-name="T349"> gün içerisinde taşıtı </text:span><text:span text:style-name="T514">MyCar Rent</text:span><text:span text:style-name="T349"> şube</text:span><text:span text:style-name="T515">lerinden birine</text:span><text:span text:style-name="T349"> teslim etmelidir. Teslim edilmeyen her gün için geçerli ücretlendirme uygulanır. </text:span><text:span text:style-name="T351">Yedi </text:span><text:span text:style-name="T350">(</text:span><text:span text:style-name="T352">7</text:span><text:span text:style-name="T350">) </text:span><text:span text:style-name="T352">günün sonunda </text:span><text:span text:style-name="T353">teslim edilmeyen taşıtlar için</text:span><text:span text:style-name="T352"> gerekli hukuksal işlemler başlatılır. </text:span><text:span text:style-name="T516">Taşıtlar alındıkları şubeden farklı bir </text:span><text:span text:style-name="T609">şehirdeki</text:span><text:span text:style-name="T516"> şubeye </text:span><text:span text:style-name="T518">teslim edildiklerinde </text:span><text:span text:style-name="T529">sadece kendi şubesine teslim edilecekleri ya da bulundukları şubeye teslim edilecekleri </text:span><text:span text:style-name="T623">günlük </text:span><text:span text:style-name="T530">şekilde kiralanabilir.</text:span><text:span text:style-name="T518"> </text:span><text:span text:style-name="T531">T</text:span><text:span text:style-name="T518">ekrar kendi şubesine teslim edileceği kiralamalarda </text:span><text:span text:style-name="T519">25% </text:span><text:span text:style-name="T518">indirim kazanırlar. </text:span><text:span text:style-name="T520">Bu oran, taşıtın kendi şubesinde olmadığı süre bir (1) ayı geçmişse </text:span><text:span text:style-name="T521">50% olur. </text:span><text:span text:style-name="T522">İki </text:span><text:span text:style-name="T523">(2)</text:span><text:span text:style-name="T522"> ayı geçmişse 75% olur. </text:span><text:span text:style-name="T524">Üç</text:span><text:span text:style-name="T528">üncü</text:span><text:span text:style-name="T524"> (3.) ay</text:span><text:span text:style-name="T528">da</text:span><text:span text:style-name="T524"> </text:span><text:span text:style-name="T525">yönetim</text:span><text:span text:style-name="T524"> şubesinin </text:span><text:span text:style-name="T526">şoförleri </text:span><text:span text:style-name="T525">taşıtları </text:span><text:span text:style-name="T527">kendi şubesine götürür. </text:span><text:span text:style-name="T611">Eğer taşıt</text:span><text:span text:style-name="T612">lar</text:span><text:span text:style-name="T611"> aynı şehirdeki başka bir şubeye teslim edilmişse; </text:span><text:span text:style-name="T525">yönetim</text:span><text:span text:style-name="T524"> şubesinin </text:span><text:span text:style-name="T526">şoförleri</text:span><text:span text:style-name="T611"> taşıt</text:span><text:span text:style-name="T613">ları </text:span><text:span text:style-name="T614">teslim edildikten sonra</text:span><text:span text:style-name="T611"> kendi şubesine götürür.</text:span></text:p>
      <text:p text:style-name="P30"/>
      <text:p text:style-name="P145"><text:span text:style-name="T203">MyCar Rent Yazılım Sistemi </text:span><text:span text:style-name="T204">Konseptleri</text:span></text:p>
      <text:p text:style-name="P32"/>
      <text:p text:style-name="P88">---------------------------------------------------------------------------------------------</text:p>
      <text:p text:style-name="P32"/>
      <text:p text:style-name="P1"><text:span text:style-name="T1">Alan </text:span><text:span text:style-name="T49">Konsepti</text:span><text:span text:style-name="T1">: </text:span><text:span text:style-name="T11">Yazılım sisteminin çalışacağı </text:span><text:span text:style-name="T12">en büyük </text:span><text:span text:style-name="T20">birim ya da </text:span><text:span text:style-name="T12">birim</text:span><text:span text:style-name="T18">ler</text:span><text:span text:style-name="T11">.</text:span></text:p>
      <text:p text:style-name="P2"><text:span text:style-name="T1">→</text:span><text:span text:style-name="T34"> </text:span><text:span text:style-name="T1">MyCar Rent </text:span><text:span text:style-name="T92">Ş</text:span><text:span text:style-name="T95">ubesi</text:span></text:p>
      <text:p text:style-name="P123"/>
      <text:p text:style-name="P27"><text:span text:style-name="T1">Alt Alanlar: </text:span><text:span text:style-name="T11">Alanı oluşturan </text:span><text:span text:style-name="T30">alandan daha küçük alan ya da alanlar.</text:span></text:p>
      <text:p text:style-name="P3"><text:span text:style-name="T93">→</text:span><text:span text:style-name="T34"> </text:span><text:span text:style-name="T93">MyCar Rent Şubesi </text:span><text:span text:style-name="T96">&amp; </text:span><text:span text:style-name="T94">MyCar Rent Yönetim Şubesi </text:span></text:p>
      <text:p text:style-name="P49"/>
      <text:p text:style-name="P84">---------------------------------------------------------------------------------------------</text:p>
      <text:p text:style-name="P33"/>
      <text:p text:style-name="P4"><text:span text:style-name="T1">İş </text:span><text:span text:style-name="T49">Konsepti</text:span><text:span text:style-name="T1">: </text:span><text:span text:style-name="T11">Alanın yaptığı </text:span><text:span text:style-name="T15">çalışmanın</text:span><text:span text:style-name="T11"> genel tarifi </text:span><text:span text:style-name="T21">ya da tarifleri</text:span><text:span text:style-name="T11">.</text:span></text:p>
      <text:p text:style-name="P5"><text:span text:style-name="T1">→ </text:span><text:span text:style-name="T61">Şirket Yönetimi </text:span><text:span text:style-name="T62">İşi </text:span><text:span text:style-name="T109">&amp; <text:s/></text:span><text:span text:style-name="T42">Şube Yönetimi </text:span><text:span text:style-name="T62">İşi </text:span><text:span text:style-name="T110">&amp; </text:span><text:span text:style-name="T64">Taşıt Kiralama İşi</text:span></text:p>
      <text:p text:style-name="P102"/>
      <text:p text:style-name="P6"><text:span text:style-name="T36">A</text:span><text:span text:style-name="T1">lt İşler: </text:span><text:span text:style-name="T15">İşi oluşturan, işten daha küçük </text:span><text:span text:style-name="T29">iş</text:span><text:span text:style-name="T22"> ya </text:span><text:span text:style-name="T23">da</text:span><text:span text:style-name="T15"> </text:span><text:span text:style-name="T29">işler</text:span><text:span text:style-name="T16">.</text:span></text:p>
      <text:p text:style-name="P12"><text:soft-page-break/><text:span text:style-name="T1">→ </text:span><text:span text:style-name="T91">[</text:span><text:span text:style-name="T110">Şube Yönetimi İşi</text:span><text:span text:style-name="T91">] </text:span><text:span text:style-name="T110">Şube Yönetimi İşi </text:span><text:span text:style-name="T111">&amp; </text:span><text:span text:style-name="T91">[</text:span><text:span text:style-name="T110">Şube Yönetimi İşi</text:span><text:span text:style-name="T91">] </text:span><text:span text:style-name="T63">Personel Yönetimi İşi &amp; </text:span><text:span text:style-name="T91">[</text:span><text:span text:style-name="T110">Şube Yönetimi İşi</text:span><text:span text:style-name="T91">] </text:span><text:span text:style-name="T43">Taşıt Yönetimi </text:span><text:span text:style-name="T62">İşi</text:span><text:span text:style-name="T43"> &amp; </text:span><text:span text:style-name="T91">[</text:span><text:span text:style-name="T110">Şube Yönetimi İşi</text:span><text:span text:style-name="T91">] </text:span><text:span text:style-name="T60">Üye </text:span><text:span text:style-name="T44">Müşteri Yönetimi </text:span><text:span text:style-name="T62">İşi</text:span></text:p>
      <text:p text:style-name="P134"/>
      <text:p text:style-name="P84">---------------------------------------------------------------------------------------------</text:p>
      <text:p text:style-name="P33"/>
      <text:p text:style-name="P15"><text:span text:style-name="T38">Ürün </text:span><text:span text:style-name="T49">Konsepti</text:span><text:span text:style-name="T37">: </text:span><text:span text:style-name="T13">Müşterinin yararlandığı, kullandığı </text:span><text:span text:style-name="T26">ya da</text:span><text:span text:style-name="T13"> sahiplendiği </text:span><text:span text:style-name="T14">en büyük </text:span><text:span text:style-name="T20">birim ya da</text:span><text:span text:style-name="T14"> birim</text:span><text:span text:style-name="T19">ler</text:span><text:span text:style-name="T13">.</text:span></text:p>
      <text:p text:style-name="P14"><text:span text:style-name="T39">→ </text:span><text:span text:style-name="T40">Ta</text:span><text:span text:style-name="T41">şı</text:span><text:span text:style-name="T40">t</text:span></text:p>
      <text:p text:style-name="P47"/>
      <text:p text:style-name="P85">---------------------------------------------------------------------------------------------</text:p>
      <text:p text:style-name="P34"/>
      <text:p text:style-name="P16"><text:span text:style-name="T35">P</text:span><text:span text:style-name="T1">ersonel </text:span><text:span text:style-name="T49">Konsepti</text:span><text:span text:style-name="T1">: </text:span><text:span text:style-name="T11">İşi yapan </text:span><text:span text:style-name="T24">kişi ya da </text:span><text:span text:style-name="T11">kişiler.</text:span></text:p>
      <text:p text:style-name="P9"><text:span text:style-name="T1">→ </text:span><text:span text:style-name="T45">Şube Müdürü &amp; </text:span><text:span text:style-name="T46">Kiralama Personeli </text:span><text:span text:style-name="T47">&amp; Hizmetli </text:span><text:span text:style-name="T65">&amp; Şoför</text:span></text:p>
      <text:p text:style-name="P45"/>
      <text:p text:style-name="P86">---------------------------------------------------------------------------------------------</text:p>
      <text:p text:style-name="P35"/>
      <text:p text:style-name="P17"><text:span text:style-name="T46">Y</text:span><text:span text:style-name="T1">önetim </text:span><text:span text:style-name="T49">Konsepti</text:span><text:span text:style-name="T1">: </text:span><text:span text:style-name="T33">M</text:span><text:span text:style-name="T11">ülkiyetler, </text:span><text:span text:style-name="T17">iş süreçleri,</text:span><text:span text:style-name="T11"> yazılım sistemi, </text:span><text:span text:style-name="T17">personel</text:span><text:span text:style-name="T11"> </text:span><text:span text:style-name="T17">ve</text:span><text:span text:style-name="T11"> veriler </text:span><text:span text:style-name="T17">üzerinde karar sahibi olan, hukuksal sorumlulukları bulunan </text:span><text:span text:style-name="T25">kişi ya da</text:span><text:span text:style-name="T17"> kişiler.</text:span></text:p>
      <text:p text:style-name="P7"><text:span text:style-name="T48">→ </text:span><text:span text:style-name="T69">Şirket</text:span><text:span text:style-name="T48"> </text:span><text:span text:style-name="T68">Yöneticiler</text:span><text:span text:style-name="T69">i</text:span></text:p>
      <text:p text:style-name="P46"/>
      <text:p text:style-name="P107">---------------------------------------------------------------------------------------------</text:p>
      <text:p text:style-name="P36"/>
      <text:p text:style-name="P106"><text:span text:style-name="T322">T</text:span>üketici Konsepti: <text:span text:style-name="T116">Ücreti karşılığında bir hizmetten</text:span><text:span text:style-name="T129">, </text:span><text:span text:style-name="T116">üründen yararlanan ya da ürünü sahiplenen </text:span><text:span text:style-name="T128">birim ya da</text:span><text:span text:style-name="T116"> birim</text:span><text:span text:style-name="T127">ler</text:span><text:span text:style-name="T116">.</text:span></text:p>
      <text:p text:style-name="P8"><text:span text:style-name="T48">→ </text:span><text:span text:style-name="T50">MyCar Rent </text:span><text:span text:style-name="T58">Üye </text:span><text:span text:style-name="T59">Müşterileri</text:span></text:p>
      <text:p text:style-name="P48"/>
      <text:p text:style-name="P92">---------------------------------------------------------------------------------------------</text:p>
      <text:p text:style-name="P39"/>
      <text:p text:style-name="P115">Diğer Konseptler: <text:span text:style-name="T167">Konseptlerin içinde var olan ama konsept alanı tanımlanamayan birim ya da birimler.</text:span></text:p>
      <text:p text:style-name="P13"><text:span text:style-name="T48">→ </text:span><text:span text:style-name="T74">Yazılım Sistemi Özelleştirme İşi </text:span><text:span text:style-name="T97">&amp; </text:span><text:span text:style-name="T73">Yazılım Sistemine Giriş İşi</text:span><text:span text:style-name="T74"> &amp;</text:span><text:span text:style-name="T73"> </text:span><text:span text:style-name="T78">Şube Mali Durumu </text:span><text:span text:style-name="T100">&amp;</text:span><text:span text:style-name="T98"> </text:span><text:span text:style-name="T66">Yönetimsel Taşıt </text:span><text:span text:style-name="T73">&amp;</text:span><text:span text:style-name="T98"> </text:span><text:span text:style-name="T77">Şirket </text:span><text:span text:style-name="T76">Mali Durum</text:span><text:span text:style-name="T77">u </text:span><text:span text:style-name="T101">&amp; Olay </text:span><text:span text:style-name="T102">&amp; Sigorta </text:span><text:span text:style-name="T103">&amp; Gövde Durumu </text:span><text:span text:style-name="T104">&amp; Bakım </text:span><text:span text:style-name="T105">&amp; Taşıt Mali Durumu </text:span><text:span text:style-name="T106">&amp; Mali Gelir &amp; Mali Gider </text:span><text:span text:style-name="T107">&amp; Yönetimsel Taşıt Mali Durumu </text:span><text:span text:style-name="T108">&amp; </text:span><text:span text:style-name="T112">Nakil &amp; </text:span><text:soft-page-break/><text:span text:style-name="T112">Kiralama </text:span><text:span text:style-name="T113">&amp; Kiralama Planı </text:span><text:span text:style-name="T114">&amp; Fatura</text:span></text:p>
      <text:p text:style-name="P40"/>
      <text:p text:style-name="P93">---------------------------------------------------------------------------------------------</text:p>
      <text:p text:style-name="P93"/>
      <text:p text:style-name="P146"><text:span text:style-name="T357">MyCar Rent Yazılım Sistemi </text:span><text:span text:style-name="T115">Konsept</text:span><text:span text:style-name="T356">leri Kullanıcı İçin Gereksinim</text:span><text:span text:style-name="T535">ler</text:span></text:p>
      <text:p text:style-name="P37"/>
      <text:p text:style-name="P24">---------------------------------------------------------------------------------------------</text:p>
      <text:p text:style-name="P103">Alan Konsepti</text:p>
      <text:p text:style-name="P24">---------------------------------------------------------------------------------------------</text:p>
      <text:p text:style-name="P61"/>
      <text:p text:style-name="P122">MyCar Rent Şubesi:</text:p>
      <text:p text:style-name="P56"/>
      <text:p text:style-name="P104"><text:tab/>MyCar Rent Şubesi:</text:p>
      <text:list xml:id="list1175113012" text:style-name="L1">
        <text:list-item>
          <text:p text:style-name="P148"><text:span text:style-name="T169">Adı</text:span><text:span text:style-name="T117"> vardır. Örneğin Tokat şubesi için </text:span><text:span text:style-name="T321">MyCar Rent Tokat</text:span><text:span text:style-name="T117">’</text:span><text:span text:style-name="T136">t</text:span><text:span text:style-name="T118">ır.</text:span></text:p>
        </text:list-item>
        <text:list-item>
          <text:p text:style-name="P149"><text:span text:style-name="T362">Şube Müdürü</text:span><text:span text:style-name="T119"> vardır.</text:span></text:p>
        </text:list-item>
        <text:list-item>
          <text:p text:style-name="P149"><text:span text:style-name="T363">Kiralama Personeli </text:span><text:span text:style-name="T120">ve</text:span><text:span text:style-name="T364"> </text:span><text:span text:style-name="T365">Hizmetli</text:span><text:span text:style-name="T366">si</text:span><text:span text:style-name="T121"> vardır.</text:span></text:p>
        </text:list-item>
        <text:list-item>
          <text:p text:style-name="P149"><text:span text:style-name="T386">T</text:span><text:span text:style-name="T387">aşıt</text:span><text:span text:style-name="T122">ları vardır. </text:span><text:span text:style-name="T146">Bu taşıtlar</text:span><text:span text:style-name="T147">ın </text:span><text:span text:style-name="T148">verisi</text:span><text:span text:style-name="T149">ne</text:span><text:span text:style-name="T146"> </text:span><text:span text:style-name="T160">şubelerin</text:span><text:span text:style-name="T148"> yazılım sistemi</text:span><text:span text:style-name="T150">y</text:span><text:span text:style-name="T148">le </text:span><text:span text:style-name="T151">erişilir</text:span><text:span text:style-name="T146">.</text:span></text:p>
        </text:list-item>
        <text:list-item>
          <text:p text:style-name="P149"><text:span text:style-name="T388">Ü</text:span><text:span text:style-name="T389">ye </text:span><text:span text:style-name="T388">M</text:span><text:span text:style-name="T389">üşteri</text:span><text:span text:style-name="T132">leri vardır. </text:span><text:span text:style-name="T148">Bu üye müşterilerin </text:span><text:span text:style-name="T152">verisi</text:span><text:span text:style-name="T153">ne</text:span><text:span text:style-name="T152"> </text:span><text:span text:style-name="T161">şubelerin</text:span><text:span text:style-name="T152"> yazılım sistemi</text:span><text:span text:style-name="T150">y</text:span><text:span text:style-name="T152">le </text:span><text:span text:style-name="T151">erişilir</text:span><text:span text:style-name="T152">.</text:span></text:p>
        </text:list-item>
        <text:list-item>
          <text:p text:style-name="P150"><text:span text:style-name="T367">Şube Yönetimi </text:span><text:span text:style-name="T184">işi yapılır.</text:span></text:p>
        </text:list-item>
        <text:list-item>
          <text:p text:style-name="P150"><text:span text:style-name="T626">Şube Yönetimi, </text:span><text:span text:style-name="T367">Personel Yönetimi, </text:span><text:span text:style-name="T368">Taşıt Yönetimi </text:span><text:span text:style-name="T185">ve</text:span><text:span text:style-name="T626"> </text:span><text:span text:style-name="T532">Üye </text:span><text:span text:style-name="T369">Müşteri Yönetimi </text:span><text:span text:style-name="T125">alt</text:span><text:span text:style-name="T124"> </text:span><text:span text:style-name="T123">işler</text:span><text:span text:style-name="T126">i </text:span><text:span text:style-name="T123">yapılır.</text:span></text:p>
        </text:list-item>
        <text:list-item>
          <text:p text:style-name="P151"><text:span text:style-name="T361">Taşıt Kiralama</text:span><text:span text:style-name="T137"> işi yapılır.</text:span></text:p>
        </text:list-item>
        <text:list-item>
          <text:p text:style-name="P152"><text:span text:style-name="T162">K</text:span><text:span text:style-name="T130">endi</text:span><text:span text:style-name="T131">ne</text:span><text:span text:style-name="T130"> </text:span><text:span text:style-name="T131">özelleştirilmiş </text:span><text:span text:style-name="T166">masaüstü uygulaması şeklinde</text:span><text:span text:style-name="T130"> yazılım sistemi vardır.</text:span></text:p>
        </text:list-item>
        <text:list-item>
          <text:p text:style-name="P156"><text:span text:style-name="T163">Y</text:span><text:span text:style-name="T141">azılım sisteminde</text:span><text:span text:style-name="T157"> </text:span><text:span text:style-name="T142">p</text:span><text:span text:style-name="T116">ersonel</text:span><text:span text:style-name="T164">lerin</text:span><text:span text:style-name="T116"> </text:span><text:span text:style-name="T130">kendi</text:span><text:span text:style-name="T131">ne</text:span><text:span text:style-name="T130"> </text:span><text:span text:style-name="T131">özelleştirilmiş </text:span><text:span text:style-name="T141">işlevleri vardır.</text:span></text:p>
        </text:list-item>
        <text:list-item>
          <text:p text:style-name="P262"><text:span text:style-name="T489">Y</text:span>azılım sistemine <text:span text:style-name="T202">Giriş </text:span>işi yapılır.</text:p>
        </text:list-item>
        <text:list-item>
          <text:p text:style-name="P158"><text:span text:style-name="T570">Şube </text:span><text:span text:style-name="T390">Mali Durumu</text:span><text:span text:style-name="T133"> vardır.</text:span></text:p>
        </text:list-item>
      </text:list>
      <text:p text:style-name="P60"/>
      <text:p text:style-name="P124"><text:tab/>Yönetim Şubesi:</text:p>
      <text:list xml:id="list869061336" text:style-name="L2">
        <text:list-item>
          <text:p text:style-name="P264"><text:span text:style-name="T249">MyCar Rent</text:span><text:span text:style-name="T202"> Tokat Şubesi</text:span>dir.</text:p>
        </text:list-item>
        <text:list-item>
          <text:p text:style-name="P265"><text:soft-page-break/><text:span text:style-name="T202">Şirket Yöneticileri </text:span><text:span text:style-name="T450">v</text:span>ardır<text:span text:style-name="T202">.</text:span></text:p>
        </text:list-item>
        <text:list-item>
          <text:p text:style-name="P266"><text:span text:style-name="T202">Ş</text:span><text:span text:style-name="T277">irket</text:span><text:span text:style-name="T202"> Müdürü </text:span>vardır.</text:p>
        </text:list-item>
        <text:list-item>
          <text:p text:style-name="P267">Şirket müdürü <text:span text:style-name="T202">Şube Müdürü</text:span>dür.</text:p>
        </text:list-item>
        <text:list-item>
          <text:p text:style-name="P268"><text:span text:style-name="T202">Şirket Avukatı </text:span>vardır.</text:p>
        </text:list-item>
        <text:list-item>
          <text:p text:style-name="P161"><text:span text:style-name="T172">Şirket yöneticileri </text:span><text:span text:style-name="T451">Ş</text:span><text:span text:style-name="T566">irket</text:span><text:span text:style-name="T451"> Müdürü </text:span><text:span text:style-name="T173">ve </text:span><text:span text:style-name="T451">Şirket Avukatı</text:span><text:span text:style-name="T173">dır.</text:span></text:p>
        </text:list-item>
        <text:list-item>
          <text:p text:style-name="P162">Yönetimsel Taşıt<text:span text:style-name="T116">ları vardır.</text:span></text:p>
        </text:list-item>
        <text:list-item>
          <text:p text:style-name="P269"><text:span text:style-name="T250">Kiralama Personeli, </text:span><text:span text:style-name="T266">Şoför (2)</text:span><text:span text:style-name="T250"> </text:span><text:span text:style-name="T364">ve</text:span><text:span text:style-name="T251"> </text:span><text:span text:style-name="T252">Hizmetli</text:span><text:span text:style-name="T257">si</text:span><text:span text:style-name="T366"> vardır.</text:span></text:p>
        </text:list-item>
        <text:list-item>
          <text:p text:style-name="P270"><text:span text:style-name="T253">T</text:span><text:span text:style-name="T254">aşıt</text:span><text:span text:style-name="T387">ları vardır. </text:span><text:span text:style-name="T452">Bu taşıtlar</text:span><text:span text:style-name="T453">ın </text:span><text:span text:style-name="T454">verisi</text:span><text:span text:style-name="T460">ne </text:span><text:span text:style-name="T484">şubeler</text:span><text:span text:style-name="T485">in</text:span><text:span text:style-name="T454"> yazılım sistemi</text:span><text:span text:style-name="T456">y</text:span><text:span text:style-name="T454">le </text:span><text:span text:style-name="T461">erişilir</text:span><text:span text:style-name="T452">.</text:span></text:p>
        </text:list-item>
        <text:list-item>
          <text:p text:style-name="P271"><text:span text:style-name="T255">Ü</text:span><text:span text:style-name="T256">ye </text:span><text:span text:style-name="T255">M</text:span><text:span text:style-name="T256">üşteri</text:span><text:span text:style-name="T389">leri vardır. </text:span><text:span text:style-name="T454">Bu üye müşterilerin </text:span><text:span text:style-name="T455">verisi</text:span><text:span text:style-name="T462">ne</text:span><text:span text:style-name="T455"> </text:span><text:span text:style-name="T486">şubelerin</text:span><text:span text:style-name="T455"> yazılım sistemi</text:span><text:span text:style-name="T456">y</text:span><text:span text:style-name="T455">le </text:span><text:span text:style-name="T461">erişilir</text:span><text:span text:style-name="T455">.</text:span></text:p>
        </text:list-item>
        <text:list-item>
          <text:p text:style-name="P355"><text:span text:style-name="T61">Şirket Yönetimi </text:span><text:span text:style-name="T28">işi yapılır.</text:span></text:p>
        </text:list-item>
        <text:list-item>
          <text:p text:style-name="P153"><text:span text:style-name="T367">Şube Yönetimi </text:span><text:span text:style-name="T184">işi yapılır.</text:span></text:p>
        </text:list-item>
        <text:list-item>
          <text:p text:style-name="P153"><text:span text:style-name="T626">Şube Yönetimi, </text:span><text:span text:style-name="T367">Personel Yönetimi, </text:span><text:span text:style-name="T368">Taşıt Yönetimi </text:span><text:span text:style-name="T185">ve</text:span><text:span text:style-name="T626"> </text:span><text:span text:style-name="T532">Üye </text:span><text:span text:style-name="T369">Müşteri Yönetimi </text:span><text:span text:style-name="T125">alt</text:span><text:span text:style-name="T124"> </text:span><text:span text:style-name="T123">işler</text:span><text:span text:style-name="T126">i </text:span><text:span text:style-name="T123">yapılır.</text:span></text:p>
        </text:list-item>
        <text:list-item>
          <text:p text:style-name="P153"><text:span text:style-name="T361">Taşıt Kiralama</text:span><text:span text:style-name="T137"> işi yapılır.</text:span></text:p>
        </text:list-item>
        <text:list-item>
          <text:p text:style-name="P154"><text:span text:style-name="T158">K</text:span><text:span text:style-name="T130">endi</text:span><text:span text:style-name="T131">ne</text:span><text:span text:style-name="T130"> </text:span><text:span text:style-name="T131">özelleştirilmiş </text:span><text:span text:style-name="T165">masaüstü uygulaması şeklinde</text:span><text:span text:style-name="T130"> yazılım sistemi vardır.</text:span></text:p>
        </text:list-item>
        <text:list-item>
          <text:p text:style-name="P157"><text:span text:style-name="T159">Y</text:span><text:span text:style-name="T154">azılım sisteminde ş</text:span><text:span text:style-name="T144">irket </text:span><text:span text:style-name="T145">y</text:span><text:span text:style-name="T143">öneticilerin</text:span><text:span text:style-name="T144">in</text:span><text:span text:style-name="T143"> ve</text:span><text:span text:style-name="T156"> </text:span><text:span text:style-name="T142">p</text:span><text:span text:style-name="T116">ersonel</text:span><text:span text:style-name="T155">ler</text:span><text:span text:style-name="T116">in </text:span><text:span text:style-name="T130">kendi</text:span><text:span text:style-name="T131">ne</text:span><text:span text:style-name="T130"> </text:span><text:span text:style-name="T131">özelleştirilmiş </text:span><text:span text:style-name="T141">işlevleri vardır.</text:span></text:p>
        </text:list-item>
        <text:list-item>
          <text:p text:style-name="P263"><text:span text:style-name="T487">Y</text:span>azılım sistemine <text:span text:style-name="T202">Giriş </text:span>işi yapılır.</text:p>
        </text:list-item>
        <text:list-item>
          <text:p text:style-name="P159"><text:span text:style-name="T569">Şirket </text:span>Mali Durumu<text:span text:style-name="T116"> vardır.</text:span></text:p>
        </text:list-item>
        <text:list-item>
          <text:p text:style-name="P160"><text:span text:style-name="T570">Şube </text:span><text:span text:style-name="T390">Mali Durumu</text:span><text:span text:style-name="T133"> vardır.</text:span></text:p>
        </text:list-item>
      </text:list>
      <text:p text:style-name="P81"/>
      <text:p text:style-name="P87">---------------------------------------------------------------------------------------------</text:p>
      <text:p text:style-name="P105">İş Konsepti</text:p>
      <text:p text:style-name="P25">---------------------------------------------------------------------------------------------</text:p>
      <text:p text:style-name="P57"/>
      <text:p text:style-name="P57"><text:span text:style-name="T258">Şirket Yönetimi </text:span><text:span text:style-name="T261">İşi</text:span><text:span text:style-name="T258">:</text:span></text:p>
      <text:list xml:id="list2183186979" text:style-name="L3">
        <text:list-item>
          <text:p text:style-name="P272"><text:span text:style-name="T278">Şirket Yöneticileri </text:span><text:span text:style-name="T473">tarafından</text:span><text:span text:style-name="T278"> </text:span><text:span text:style-name="T268">Yönetim Şubesi</text:span><text:span text:style-name="T537">nde</text:span><text:span text:style-name="T278"> </text:span><text:span text:style-name="T473">yapılır.</text:span></text:p>
        </text:list-item>
        <text:list-item>
          <text:p text:style-name="P273"><text:span text:style-name="T504">M</text:span><text:span text:style-name="T542">ali gelir </text:span><text:span text:style-name="T303">K</text:span><text:span text:style-name="T304">aydetme</text:span><text:span text:style-name="T399">, </text:span><text:span text:style-name="T305">S</text:span><text:span text:style-name="T304">ilme</text:span><text:span text:style-name="T399"> ve </text:span><text:span text:style-name="T306">G</text:span><text:span text:style-name="T307">üncelleme <text:s/></text:span><text:span text:style-name="T403">alt </text:span><text:span text:style-name="T542">işleri yapılır.</text:span></text:p>
        </text:list-item>
        <text:list-item>
          <text:p text:style-name="P274"><text:span text:style-name="T505">M</text:span><text:span text:style-name="T542">ali g</text:span><text:span text:style-name="T465">ide</text:span><text:span text:style-name="T542">r </text:span><text:span text:style-name="T303">K</text:span><text:span text:style-name="T304">aydetme</text:span><text:span text:style-name="T399">, </text:span><text:span text:style-name="T305">S</text:span><text:span text:style-name="T304">ilme</text:span><text:span text:style-name="T399"> ve </text:span><text:span text:style-name="T306">G</text:span><text:span text:style-name="T307">üncelleme</text:span><text:span text:style-name="T474"> </text:span><text:span text:style-name="T403">alt </text:span><text:span text:style-name="T542">işleri yapılır.</text:span></text:p>
        </text:list-item>
        <text:list-item>
          <text:p text:style-name="P275"><text:span text:style-name="T594">Şirket </text:span><text:span text:style-name="T595">m</text:span><text:span text:style-name="T594">ali </text:span><text:span text:style-name="T596">d</text:span><text:span text:style-name="T594">urumu</text:span><text:span text:style-name="T279"> </text:span><text:span text:style-name="T295">Gösterme</text:span><text:span text:style-name="T280"> </text:span><text:span text:style-name="T403">alt</text:span><text:span text:style-name="T280"> </text:span><text:span text:style-name="T577">işi yapılır.</text:span></text:p>
        </text:list-item>
        <text:list-item>
          <text:p text:style-name="P276"><text:span text:style-name="T577">Ş</text:span><text:span text:style-name="T578">oför </text:span><text:span text:style-name="T303">K</text:span><text:span text:style-name="T304">aydetme</text:span><text:span text:style-name="T399">, </text:span><text:span text:style-name="T305">S</text:span><text:span text:style-name="T304">ilme</text:span><text:span text:style-name="T399"> ve </text:span><text:span text:style-name="T306">G</text:span><text:span text:style-name="T307">üncelleme</text:span><text:span text:style-name="T474"> </text:span><text:span text:style-name="T403">alt </text:span><text:span text:style-name="T542">işleri yapılır.</text:span></text:p>
        </text:list-item>
        <text:list-item>
          <text:p text:style-name="P277"><text:span text:style-name="T542">Ş</text:span><text:span text:style-name="T578">oför</text:span><text:span text:style-name="T539">leri</text:span><text:span text:style-name="T578"> </text:span><text:span text:style-name="T281">Listeleme </text:span><text:span text:style-name="T578">alt işi yapılır.</text:span></text:p>
        </text:list-item>
        <text:list-item>
          <text:p text:style-name="P278"><text:span text:style-name="T579">Şoför</text:span><text:span text:style-name="T580">ler</text:span><text:span text:style-name="T579"> </text:span><text:span text:style-name="T581">için</text:span><text:span text:style-name="T579"> </text:span><text:span text:style-name="T541">olay </text:span><text:span text:style-name="T303">K</text:span><text:span text:style-name="T304">aydetme</text:span><text:span text:style-name="T399">, </text:span><text:span text:style-name="T305">S</text:span><text:span text:style-name="T304">ilme</text:span><text:span text:style-name="T399"> ve </text:span><text:span text:style-name="T306">G</text:span><text:span text:style-name="T307">üncelleme</text:span><text:span text:style-name="T474"> </text:span><text:span text:style-name="T403">alt </text:span><text:span text:style-name="T542">işleri </text:span><text:soft-page-break/><text:span text:style-name="T542">yapılır.</text:span></text:p>
        </text:list-item>
        <text:list-item>
          <text:p text:style-name="P279"><text:span text:style-name="T542">Ş</text:span><text:span text:style-name="T582">oför olaylarını </text:span><text:span text:style-name="T282">Listeleme</text:span><text:span text:style-name="T582"> </text:span><text:span text:style-name="T602">alt</text:span><text:span text:style-name="T582"> işi yapılır.</text:span></text:p>
        </text:list-item>
        <text:list-item>
          <text:p text:style-name="P280"><text:span text:style-name="T583">Yönetimsel taşıt </text:span><text:span text:style-name="T303">K</text:span><text:span text:style-name="T304">aydetme</text:span><text:span text:style-name="T399">, </text:span><text:span text:style-name="T305">S</text:span><text:span text:style-name="T304">ilme</text:span><text:span text:style-name="T399"> ve </text:span><text:span text:style-name="T306">G</text:span><text:span text:style-name="T307">üncelleme</text:span><text:span text:style-name="T474"> </text:span><text:span text:style-name="T403">alt </text:span><text:span text:style-name="T542">işleri yapılır.</text:span></text:p>
        </text:list-item>
        <text:list-item>
          <text:p text:style-name="P274"><text:span text:style-name="T542">Y</text:span><text:span text:style-name="T584">önetimsel taşıt</text:span><text:span text:style-name="T539">ları</text:span><text:span text:style-name="T584"> </text:span><text:span text:style-name="T283">Listeleme </text:span><text:span text:style-name="T584">alt işi yapılır.</text:span></text:p>
        </text:list-item>
        <text:list-item>
          <text:p text:style-name="P281"><text:span text:style-name="T422">Yönetimsel </text:span><text:span text:style-name="T426">t</text:span><text:span text:style-name="T423">aşıt </text:span><text:span text:style-name="T426">m</text:span><text:span text:style-name="T400">a</text:span><text:span text:style-name="T424">li </text:span><text:span text:style-name="T426">d</text:span><text:span text:style-name="T424">ur</text:span><text:span text:style-name="T400">um</text:span><text:span text:style-name="T425">u</text:span><text:span text:style-name="T308"> </text:span><text:span text:style-name="T317">Gösterme</text:span><text:span text:style-name="T308"> </text:span><text:span text:style-name="T403">alt</text:span><text:span text:style-name="T308"> </text:span><text:span text:style-name="T400">işi yapılır.</text:span></text:p>
        </text:list-item>
        <text:list-item>
          <text:p text:style-name="P282"><text:span text:style-name="T583">Yönetimsel taşıt</text:span><text:span text:style-name="T606">lar için</text:span><text:span text:style-name="T583"> </text:span><text:span text:style-name="T605">sigorta</text:span><text:span text:style-name="T583"> </text:span><text:span text:style-name="T303">K</text:span><text:span text:style-name="T304">aydetme</text:span><text:span text:style-name="T399">, </text:span><text:span text:style-name="T305">S</text:span><text:span text:style-name="T304">ilme</text:span><text:span text:style-name="T399"> ve </text:span><text:span text:style-name="T306">G</text:span><text:span text:style-name="T307">üncelleme</text:span><text:span text:style-name="T474"> </text:span><text:span text:style-name="T403">alt </text:span><text:span text:style-name="T542">işleri yapılır.</text:span></text:p>
        </text:list-item>
        <text:list-item>
          <text:p text:style-name="P282"><text:span text:style-name="T427">Y</text:span><text:span text:style-name="T428">önetimsel taşıt</text:span><text:span text:style-name="T429"> </text:span><text:span text:style-name="T430">sigortalarını</text:span><text:span text:style-name="T318"> Listeleme </text:span><text:span text:style-name="T428">alt işi yapılır.</text:span></text:p>
        </text:list-item>
        <text:list-item>
          <text:p text:style-name="P283"><text:span text:style-name="T583">Yönetimsel taşıt</text:span><text:span text:style-name="T606">lar için</text:span><text:span text:style-name="T583"> </text:span><text:span text:style-name="T607">bakım</text:span><text:span text:style-name="T583"> </text:span><text:span text:style-name="T303">K</text:span><text:span text:style-name="T304">aydetme</text:span><text:span text:style-name="T399">, </text:span><text:span text:style-name="T305">S</text:span><text:span text:style-name="T304">ilme</text:span><text:span text:style-name="T399"> ve </text:span><text:span text:style-name="T306">G</text:span><text:span text:style-name="T307">üncelleme</text:span><text:span text:style-name="T474"> </text:span><text:span text:style-name="T403">alt </text:span><text:span text:style-name="T542">işleri yapılır.</text:span></text:p>
        </text:list-item>
        <text:list-item>
          <text:p text:style-name="P274"><text:span text:style-name="T408">Yönetimsel t</text:span><text:span text:style-name="T409">aşıt bakımlarını </text:span><text:span text:style-name="T310">Listeleme </text:span><text:span text:style-name="T409">alt işi yapılır.</text:span></text:p>
        </text:list-item>
        <text:list-item>
          <text:p text:style-name="P284"><text:span text:style-name="T410">Yönetimsel </text:span><text:span text:style-name="T411">t</text:span><text:span text:style-name="T412">aşıt </text:span><text:span text:style-name="T411">g</text:span><text:span text:style-name="T413">övde </text:span><text:span text:style-name="T411">d</text:span><text:span text:style-name="T413">urumu </text:span><text:span text:style-name="T319">Güncelleme</text:span><text:span text:style-name="T474"> </text:span><text:span text:style-name="T403">alt </text:span><text:span text:style-name="T542">iş</text:span><text:span text:style-name="T608">i</text:span><text:span text:style-name="T542"> yapılır.</text:span></text:p>
        </text:list-item>
        <text:list-item>
          <text:p text:style-name="P274"><text:span text:style-name="T410">Yönetimsel t</text:span><text:span text:style-name="T414">aşıt gövde durum</text:span><text:span text:style-name="T415">unu</text:span><text:span text:style-name="T311"> Gösterme</text:span><text:span text:style-name="T312"> </text:span><text:span text:style-name="T403">alt</text:span><text:span text:style-name="T312"> </text:span><text:span text:style-name="T414">işi yapılır.</text:span></text:p>
        </text:list-item>
        <text:list-item>
          <text:p text:style-name="P285"><text:span text:style-name="T416">Şube </text:span><text:span text:style-name="T303">K</text:span><text:span text:style-name="T304">aydetme</text:span><text:span text:style-name="T399">, </text:span><text:span text:style-name="T305">S</text:span><text:span text:style-name="T304">ilme</text:span><text:span text:style-name="T399"> ve </text:span><text:span text:style-name="T306">G</text:span><text:span text:style-name="T307">üncelleme</text:span><text:span text:style-name="T474"> </text:span><text:span text:style-name="T403">alt </text:span><text:span text:style-name="T542">işleri yapılır.</text:span></text:p>
        </text:list-item>
        <text:list-item>
          <text:p text:style-name="P274"><text:span text:style-name="T585">Ş</text:span><text:span text:style-name="T586">ubeleri </text:span><text:span text:style-name="T284">Listeleme </text:span><text:span text:style-name="T403">alt</text:span><text:span text:style-name="T284"> </text:span><text:span text:style-name="T586">işi yapılır.</text:span></text:p>
        </text:list-item>
        <text:list-item>
          <text:p text:style-name="P286"><text:span text:style-name="T473">Ş</text:span><text:span text:style-name="T587">ubeler için </text:span><text:span text:style-name="T603">şube mali durumu</text:span><text:span text:style-name="T299"> Gösterme</text:span><text:span text:style-name="T285"> </text:span><text:span text:style-name="T403">alt</text:span><text:span text:style-name="T285"> </text:span><text:span text:style-name="T587">işi yapılır.</text:span></text:p>
        </text:list-item>
        <text:list-item>
          <text:p text:style-name="P287"><text:span text:style-name="T473">Ş</text:span><text:span text:style-name="T588">ubeler için şube müdürü </text:span><text:span text:style-name="T303">K</text:span><text:span text:style-name="T304">aydetme</text:span><text:span text:style-name="T399">, </text:span><text:span text:style-name="T305">S</text:span><text:span text:style-name="T304">ilme</text:span><text:span text:style-name="T399"> ve </text:span><text:span text:style-name="T306">G</text:span><text:span text:style-name="T307">üncelleme </text:span><text:span text:style-name="T403">alt</text:span><text:span text:style-name="T307"> </text:span><text:span text:style-name="T401">işleri yapılır.</text:span></text:p>
        </text:list-item>
        <text:list-item>
          <text:p text:style-name="P288"><text:span text:style-name="T473">Ş</text:span><text:span text:style-name="T589">ubelerdeki personelleri </text:span><text:span text:style-name="T286">Listeleme </text:span><text:span text:style-name="T403">alt</text:span><text:span text:style-name="T286"> </text:span><text:span text:style-name="T589">işi yapılır.</text:span></text:p>
        </text:list-item>
        <text:list-item>
          <text:p text:style-name="P289"><text:span text:style-name="T473">Ş</text:span><text:span text:style-name="T587">ubelerdeki </text:span><text:span text:style-name="T463">taşıtları </text:span><text:span text:style-name="T287">Listeleme </text:span><text:span text:style-name="T403">alt</text:span><text:span text:style-name="T287"> </text:span><text:span text:style-name="T463">işi yapılır.</text:span></text:p>
        </text:list-item>
        <text:list-item>
          <text:p text:style-name="P290"><text:span text:style-name="T473">Ş</text:span><text:span text:style-name="T590">ubelerdeki üye müşterileri </text:span><text:span text:style-name="T259">Listeleme </text:span><text:span text:style-name="T403">alt</text:span><text:span text:style-name="T259"> </text:span><text:span text:style-name="T464">işi yapılır.</text:span></text:p>
        </text:list-item>
        <text:list-item>
          <text:p text:style-name="P291"><text:span text:style-name="T473">Ş</text:span><text:span text:style-name="T545">ubelerdeki personeller, taşıtlar ve üye müşteriler için </text:span><text:span text:style-name="T541">olay </text:span><text:span text:style-name="T303">K</text:span><text:span text:style-name="T304">aydetme</text:span><text:span text:style-name="T399">, </text:span><text:span text:style-name="T305">S</text:span><text:span text:style-name="T304">ilme</text:span><text:span text:style-name="T399"> ve </text:span><text:span text:style-name="T306">G</text:span><text:span text:style-name="T307">üncelleme</text:span><text:span text:style-name="T474"> </text:span><text:span text:style-name="T403">alt </text:span><text:span text:style-name="T542">işleri yapılır.</text:span></text:p>
        </text:list-item>
        <text:list-item>
          <text:p text:style-name="P274"><text:span text:style-name="T473">Ş</text:span><text:span text:style-name="T545">ubelerdeki personeller</text:span><text:span text:style-name="T543">in</text:span><text:span text:style-name="T545">, taşıtlar</text:span><text:span text:style-name="T543">ın</text:span><text:span text:style-name="T545"> ve üye müşteriler</text:span><text:span text:style-name="T543">in </text:span><text:span text:style-name="T544">olaylarını </text:span><text:span text:style-name="T269">Listeleme </text:span><text:span text:style-name="T544">alt işi yapılır.</text:span></text:p>
        </text:list-item>
        <text:list-item>
          <text:p text:style-name="P292"><text:span text:style-name="T591">Kendi şubesinde olmayan taşıtları </text:span><text:span text:style-name="T288">Listeleme </text:span><text:span text:style-name="T591">alt işi yapılır.</text:span></text:p>
        </text:list-item>
        <text:list-item>
          <text:p text:style-name="P293"><text:span text:style-name="T289">Taşıt </text:span><text:span text:style-name="T290">Nakl</text:span><text:span text:style-name="T291">etme</text:span><text:span text:style-name="T290"> </text:span><text:span text:style-name="T536">alt işi yapılır.</text:span></text:p>
        </text:list-item>
        <text:list-item>
          <text:p text:style-name="P274"><text:span text:style-name="T301">Nakil</text:span><text:span text:style-name="T292"> Takibi </text:span><text:span text:style-name="T592">alt işi yapılır.</text:span></text:p>
        </text:list-item>
        <text:list-item>
          <text:p text:style-name="P294"><text:span text:style-name="T431">Nakil</text:span><text:span text:style-name="T433">ler için</text:span><text:span text:style-name="T417"> olay </text:span><text:span text:style-name="T313">K</text:span><text:span text:style-name="T314">aydetme, </text:span><text:span text:style-name="T313">S</text:span><text:span text:style-name="T315">ilme</text:span><text:span text:style-name="T418"> ve </text:span><text:span text:style-name="T313">G</text:span><text:span text:style-name="T315">üncelleme</text:span><text:span text:style-name="T418"> </text:span><text:span text:style-name="T419">alt </text:span><text:span text:style-name="T418">işleri yapılır.</text:span></text:p>
        </text:list-item>
        <text:list-item>
          <text:p text:style-name="P304"><text:span text:style-name="T418">N</text:span><text:span text:style-name="T394">akil olaylarını </text:span><text:span text:style-name="T316">Listeleme</text:span><text:span text:style-name="T420"> alt işi yapılır.</text:span></text:p>
        </text:list-item>
        <text:list-item>
          <text:p text:style-name="P163"><text:span text:style-name="T420">N</text:span><text:span text:style-name="T394">akil Tamamlama </text:span><text:span text:style-name="T189">alt işi yapılır.</text:span></text:p>
        </text:list-item>
        <text:list-item>
          <text:p text:style-name="P295"><text:span text:style-name="T616">Tamamlanmış nakilleri</text:span><text:span text:style-name="T593"> </text:span><text:span text:style-name="T293">Listeleme </text:span><text:span text:style-name="T593">alt işi yapılır.</text:span></text:p>
        </text:list-item>
        <text:list-item>
          <text:p text:style-name="P296"><text:span text:style-name="T432">Tamamlanmış nakil olayları</text:span><text:span text:style-name="T434">nı</text:span><text:span text:style-name="T420"> </text:span><text:span text:style-name="T316">Listeleme</text:span><text:span text:style-name="T420"> alt işi yapılır.</text:span></text:p>
        </text:list-item>
      </text:list>
      <text:p text:style-name="P58"/>
      <text:p text:style-name="P141"><text:soft-page-break/><text:span text:style-name="T482">Şube Yönetimi </text:span><text:span text:style-name="T477">İşi</text:span><text:span text:style-name="T482">:</text:span></text:p>
      <text:p text:style-name="P80"/>
      <text:p text:style-name="P140"><text:span text:style-name="T482"><text:tab/>Şube Yönetimi </text:span><text:span text:style-name="T477">İşi</text:span><text:span text:style-name="T482">:</text:span></text:p>
      <text:list xml:id="list464128392" text:style-name="L4">
        <text:list-item>
          <text:p text:style-name="P164"><text:span text:style-name="T391">Ş</text:span><text:span text:style-name="T392">ube </text:span><text:span text:style-name="T391">M</text:span><text:span text:style-name="T393">üdürü</text:span><text:span text:style-name="T135"> tarafından</text:span><text:span text:style-name="T393"> </text:span><text:span text:style-name="T538">Şube</text:span><text:span text:style-name="T168">de</text:span><text:span text:style-name="T393"> </text:span><text:span text:style-name="T135">yapıl</text:span><text:span text:style-name="T138">ır</text:span><text:span text:style-name="T135">.</text:span></text:p>
        </text:list-item>
        <text:list-item>
          <text:p text:style-name="P167"><text:span text:style-name="T193">M</text:span><text:span text:style-name="T189">ali gelir </text:span><text:span text:style-name="T396">K</text:span><text:span text:style-name="T395">aydetme</text:span><text:span text:style-name="T190">, </text:span><text:span text:style-name="T397">S</text:span><text:span text:style-name="T395">ilme</text:span><text:span text:style-name="T190"> ve </text:span><text:span text:style-name="T398">G</text:span><text:span text:style-name="T399">üncelleme</text:span><text:span text:style-name="T190"> </text:span><text:span text:style-name="T192">alt </text:span><text:span text:style-name="T190">işle</text:span><text:span text:style-name="T191">ri yapılır.</text:span></text:p>
        </text:list-item>
        <text:list-item>
          <text:p text:style-name="P164"><text:span text:style-name="T194">M</text:span><text:span text:style-name="T190">ali gider </text:span><text:span text:style-name="T396">K</text:span><text:span text:style-name="T395">aydetme</text:span><text:span text:style-name="T190">, </text:span><text:span text:style-name="T397">S</text:span><text:span text:style-name="T395">ilme</text:span><text:span text:style-name="T190"> ve </text:span><text:span text:style-name="T398">G</text:span><text:span text:style-name="T399">üncelleme</text:span><text:span text:style-name="T190"> </text:span><text:span text:style-name="T192">alt </text:span><text:span text:style-name="T190">işle</text:span><text:span text:style-name="T191">ri yapılır.</text:span></text:p>
        </text:list-item>
        <text:list-item>
          <text:p text:style-name="P155"><text:span text:style-name="T198">Şube mali durumu </text:span><text:span text:style-name="T421">Gösterme</text:span><text:span text:style-name="T199"> </text:span><text:span text:style-name="T201">alt </text:span><text:span text:style-name="T199">iş</text:span><text:span text:style-name="T200">i yapılır.</text:span></text:p>
        </text:list-item>
      </text:list>
      <text:p text:style-name="P80"/>
      <text:p text:style-name="P52"><text:span text:style-name="T400"><text:tab/></text:span><text:span text:style-name="T309">Personel Yönetimi İşi:</text:span></text:p>
      <text:list xml:id="list1270545540" text:style-name="L5">
        <text:list-item>
          <text:p text:style-name="P165"><text:span text:style-name="T404">Ş</text:span><text:span text:style-name="T405">ube </text:span><text:span text:style-name="T404">M</text:span><text:span text:style-name="T406">üdürü</text:span><text:span text:style-name="T195"> tarafından</text:span><text:span text:style-name="T406"> </text:span><text:span text:style-name="T407">Şube</text:span><text:span text:style-name="T196">de</text:span><text:span text:style-name="T406"> </text:span><text:span text:style-name="T195">yapıl</text:span><text:span text:style-name="T197">ır</text:span><text:span text:style-name="T195">.</text:span></text:p>
        </text:list-item>
        <text:list-item>
          <text:p text:style-name="P306"><text:span text:style-name="T435">Personel</text:span><text:span text:style-name="T399"> </text:span><text:span text:style-name="T303">K</text:span><text:span text:style-name="T304">aydetme</text:span><text:span text:style-name="T399">, </text:span><text:span text:style-name="T305">S</text:span><text:span text:style-name="T304">ilme</text:span><text:span text:style-name="T399"> ve </text:span><text:span text:style-name="T306">G</text:span><text:span text:style-name="T307">üncelleme </text:span><text:span text:style-name="T403">alt</text:span><text:span text:style-name="T399"> iş</text:span><text:span text:style-name="T402">leri</text:span><text:span text:style-name="T399"> yapılır.</text:span></text:p>
        </text:list-item>
        <text:list-item>
          <text:p text:style-name="P307"><text:span text:style-name="T502">Personel</text:span><text:span text:style-name="T539">leri</text:span> <text:span text:style-name="T202">Listeleme </text:span><text:span text:style-name="T403">alt </text:span>işi yapılır.</text:p>
        </text:list-item>
        <text:list-item>
          <text:p text:style-name="P308"><text:span text:style-name="T503">Personeller</text:span> <text:span text:style-name="T545">için </text:span><text:span text:style-name="T541">olay </text:span><text:span text:style-name="T303">K</text:span><text:span text:style-name="T304">aydetme</text:span><text:span text:style-name="T399">, </text:span><text:span text:style-name="T305">S</text:span><text:span text:style-name="T304">ilme</text:span><text:span text:style-name="T399"> ve </text:span><text:span text:style-name="T306">G</text:span><text:span text:style-name="T307">üncelleme</text:span><text:span text:style-name="T474"> </text:span><text:span text:style-name="T403">alt </text:span><text:span text:style-name="T542">işleri yapılır.</text:span></text:p>
        </text:list-item>
        <text:list-item>
          <text:p text:style-name="P309">Personel olayları <text:span text:style-name="T202">Listeleme </text:span>alt işi yapılır.</text:p>
        </text:list-item>
      </text:list>
      <text:p text:style-name="P79"/>
      <text:p text:style-name="P139"><text:tab/>Taşıt Yönetimi <text:span text:style-name="T477">İşi</text:span>:</text:p>
      <text:list xml:id="list4070281419" text:style-name="L6">
        <text:list-item>
          <text:p text:style-name="P166"><text:span text:style-name="T391">Ş</text:span><text:span text:style-name="T392">ube </text:span><text:span text:style-name="T391">M</text:span><text:span text:style-name="T393">üdürü</text:span><text:span text:style-name="T135"> tarafından</text:span><text:span text:style-name="T393"> </text:span><text:span text:style-name="T538">Şube</text:span><text:span text:style-name="T168">de</text:span><text:span text:style-name="T393"> </text:span><text:span text:style-name="T135">yapıl</text:span><text:span text:style-name="T138">ır</text:span><text:span text:style-name="T135">.</text:span></text:p>
        </text:list-item>
        <text:list-item>
          <text:p text:style-name="P334"><text:span text:style-name="T475">T</text:span><text:span text:style-name="T375">aşıt</text:span><text:span text:style-name="T215"> </text:span><text:span text:style-name="T216">Kaydetme,</text:span><text:span text:style-name="T215"> </text:span><text:span text:style-name="T211">S</text:span><text:span text:style-name="T212">ilme</text:span><text:span text:style-name="T370"> ve </text:span><text:span text:style-name="T213">G</text:span><text:span text:style-name="T214">üncelleme</text:span><text:span text:style-name="T466"> </text:span><text:span text:style-name="T490">alt </text:span><text:span text:style-name="T466">işleri yapılır.</text:span></text:p>
        </text:list-item>
        <text:list-item>
          <text:p text:style-name="P335"><text:span text:style-name="T507">T</text:span>aşıt<text:span text:style-name="T447">ları</text:span> <text:span text:style-name="T202">Listeleme </text:span><text:span text:style-name="T490">alt</text:span><text:span text:style-name="T202"> </text:span>işi yapılır.</text:p>
        </text:list-item>
        <text:list-item>
          <text:p text:style-name="P336"><text:span text:style-name="T604">Taşıt mali durumu</text:span><text:span text:style-name="T260"> </text:span><text:span text:style-name="T300">Gösterme</text:span><text:span text:style-name="T260"> </text:span><text:span text:style-name="T490">alt</text:span><text:span text:style-name="T260"> </text:span><text:span text:style-name="T467">işi yapılır.</text:span></text:p>
        </text:list-item>
        <text:list-item>
          <text:p text:style-name="P297"><text:span text:style-name="T617">T</text:span><text:span text:style-name="T583">aşıt</text:span><text:span text:style-name="T606">lar için</text:span><text:span text:style-name="T583"> </text:span><text:span text:style-name="T605">sigorta</text:span><text:span text:style-name="T583"> </text:span><text:span text:style-name="T303">K</text:span><text:span text:style-name="T304">aydetme</text:span><text:span text:style-name="T399">, </text:span><text:span text:style-name="T305">S</text:span><text:span text:style-name="T304">ilme</text:span><text:span text:style-name="T399"> ve </text:span><text:span text:style-name="T306">G</text:span><text:span text:style-name="T307">üncelleme</text:span><text:span text:style-name="T474"> </text:span><text:span text:style-name="T403">alt </text:span><text:span text:style-name="T542">işleri yapılır.</text:span></text:p>
        </text:list-item>
        <text:list-item>
          <text:p text:style-name="P298"><text:span text:style-name="T436">Taşıt</text:span><text:span text:style-name="T429"> </text:span><text:span text:style-name="T430">sigortalarını</text:span><text:span text:style-name="T318"> Listeleme </text:span><text:span text:style-name="T428">alt işi yapılır.</text:span></text:p>
        </text:list-item>
        <text:list-item>
          <text:p text:style-name="P299"><text:span text:style-name="T618">T</text:span><text:span text:style-name="T583">aşıt</text:span><text:span text:style-name="T606">lar için</text:span><text:span text:style-name="T583"> </text:span><text:span text:style-name="T607">bakım</text:span><text:span text:style-name="T583"> </text:span><text:span text:style-name="T303">K</text:span><text:span text:style-name="T304">aydetme</text:span><text:span text:style-name="T399">, </text:span><text:span text:style-name="T305">S</text:span><text:span text:style-name="T304">ilme</text:span><text:span text:style-name="T399"> ve </text:span><text:span text:style-name="T306">G</text:span><text:span text:style-name="T307">üncelleme</text:span><text:span text:style-name="T474"> </text:span><text:span text:style-name="T403">alt </text:span><text:span text:style-name="T542">işleri yapılır.</text:span></text:p>
        </text:list-item>
        <text:list-item>
          <text:p text:style-name="P299"><text:span text:style-name="T437">T</text:span><text:span text:style-name="T409">aşıt bakımlarını </text:span><text:span text:style-name="T310">Listeleme</text:span><text:span text:style-name="T409"> alt işi yapılır.</text:span></text:p>
        </text:list-item>
        <text:list-item>
          <text:p text:style-name="P300"><text:span text:style-name="T438">T</text:span><text:span text:style-name="T412">aşıt </text:span><text:span text:style-name="T411">g</text:span><text:span text:style-name="T413">övde </text:span><text:span text:style-name="T411">d</text:span><text:span text:style-name="T413">urumu </text:span><text:span text:style-name="T319">Güncelleme</text:span><text:span text:style-name="T474"> </text:span><text:span text:style-name="T403">alt </text:span><text:span text:style-name="T542">iş</text:span><text:span text:style-name="T608">i</text:span><text:span text:style-name="T542"> yapılır.</text:span></text:p>
        </text:list-item>
        <text:list-item>
          <text:p text:style-name="P301"><text:span text:style-name="T438">T</text:span><text:span text:style-name="T414">aşıt gövde durum</text:span><text:span text:style-name="T415">unu</text:span><text:span text:style-name="T311"> Gösterme</text:span><text:span text:style-name="T312"> </text:span><text:span text:style-name="T403">alt</text:span><text:span text:style-name="T312"> </text:span><text:span text:style-name="T414">işi yapılır.</text:span></text:p>
        </text:list-item>
        <text:list-item>
          <text:p text:style-name="P337">Taşıt<text:span text:style-name="T546">lar </text:span><text:span text:style-name="T540">için</text:span><text:span text:style-name="T480"> </text:span><text:span text:style-name="T481">olay </text:span><text:span text:style-name="T267">K</text:span><text:span text:style-name="T212">aydetme</text:span><text:span text:style-name="T534">, </text:span><text:span text:style-name="T211">S</text:span><text:span text:style-name="T212">ilme</text:span><text:span text:style-name="T534"> ve </text:span><text:span text:style-name="T213">G</text:span><text:span text:style-name="T214">üncelleme</text:span><text:span text:style-name="T478"> </text:span><text:span text:style-name="T490">alt </text:span><text:span text:style-name="T479">işleri yapılır.</text:span></text:p>
        </text:list-item>
        <text:list-item>
          <text:p text:style-name="P338"><text:span text:style-name="T479">T</text:span><text:span text:style-name="T476">aşıt olaylarını </text:span><text:span text:style-name="T320">Listeleme </text:span><text:span text:style-name="T476">alt işi yapılır.</text:span></text:p>
        </text:list-item>
        <text:list-item>
          <text:p text:style-name="P339">Kendi şubesine ait olmayıp kendi şubesinde bulunan <text:soft-page-break/>taşıtları <text:span text:style-name="T202">Listeleme</text:span><text:span text:style-name="T619"> alt</text:span> işi yapılır.</text:p>
        </text:list-item>
        <text:list-item>
          <text:p text:style-name="P340"><text:span text:style-name="T476">Kiralama geçmişini </text:span><text:span text:style-name="T320">Listeleme</text:span><text:span text:style-name="T476"> </text:span><text:span text:style-name="T483">alt</text:span><text:span text:style-name="T476"> işi yapılır.</text:span></text:p>
        </text:list-item>
      </text:list>
      <text:p text:style-name="P78"/>
      <text:p text:style-name="P142"><text:tab/><text:span text:style-name="T371">Üye </text:span>Müşteri Yönetimi <text:span text:style-name="T491">İşi</text:span>:</text:p>
      <text:list xml:id="list4029428948" text:style-name="L7">
        <text:list-item>
          <text:p text:style-name="P341"><text:span text:style-name="T217">Ş</text:span><text:span text:style-name="T202">ube </text:span><text:span text:style-name="T217">M</text:span><text:span text:style-name="T202">üdürü</text:span> <text:span text:style-name="T492">ve</text:span> <text:span text:style-name="T217">K</text:span><text:span text:style-name="T202">iralama </text:span><text:span text:style-name="T217">P</text:span><text:span text:style-name="T202">ersoneli</text:span> <text:span text:style-name="T373">tarafından</text:span><text:span text:style-name="T272"> </text:span><text:span text:style-name="T273">Şube</text:span><text:span text:style-name="T548">de</text:span><text:span text:style-name="T272"> </text:span><text:span text:style-name="T373">yapıl</text:span><text:span text:style-name="T377">ır.</text:span></text:p>
        </text:list-item>
        <text:list-item>
          <text:p text:style-name="P342"><text:span text:style-name="T372">Üye müşteri </text:span><text:span text:style-name="T218">K</text:span><text:span text:style-name="T219">aydetme, </text:span><text:span text:style-name="T218">S</text:span><text:span text:style-name="T220">ilme ve </text:span><text:span text:style-name="T218">G</text:span><text:span text:style-name="T220">üncelleme </text:span><text:span text:style-name="T490">alt</text:span><text:span text:style-name="T466"> işleri yapılır.</text:span></text:p>
        </text:list-item>
        <text:list-item>
          <text:p text:style-name="P343"><text:span text:style-name="T499">Ü</text:span>ye müşteri<text:span text:style-name="T448">leri </text:span><text:span text:style-name="T202">Listeleme </text:span><text:span text:style-name="T490">alt</text:span><text:span text:style-name="T202"> </text:span>işi yapılır.</text:p>
        </text:list-item>
        <text:list-item>
          <text:p text:style-name="P344"><text:span text:style-name="T493">Üye müşteriyi </text:span><text:span text:style-name="T221">K</text:span><text:span text:style-name="T262">ara </text:span><text:span text:style-name="T221">L</text:span><text:span text:style-name="T262">isteye </text:span><text:span text:style-name="T221">K</text:span><text:span text:style-name="T262">aydetme</text:span><text:span text:style-name="T493"> ve </text:span><text:span text:style-name="T221">S</text:span><text:span text:style-name="T262">ilme </text:span><text:span text:style-name="T490">alt</text:span><text:span text:style-name="T493"> işleri yapıl</text:span><text:span text:style-name="T374">ır</text:span><text:span text:style-name="T493">. </text:span><text:span text:style-name="T495">Sadece </text:span><text:span text:style-name="T263">Şube Müdürü</text:span><text:span text:style-name="T494"> yapar.</text:span></text:p>
        </text:list-item>
        <text:list-item>
          <text:p text:style-name="P345">Kara listeyi <text:span text:style-name="T202">Listeleme </text:span><text:span text:style-name="T490">alt</text:span><text:span text:style-name="T202"> </text:span>işi yapılır. <text:span text:style-name="T495">Sadece </text:span><text:span text:style-name="T263">Şube Müdürü</text:span><text:span text:style-name="T494"> yapar.</text:span></text:p>
        </text:list-item>
        <text:list-item>
          <text:p text:style-name="P346">Kiral<text:span text:style-name="T385">ık </text:span><text:span text:style-name="T442">t</text:span><text:span text:style-name="T385">aşıtı </text:span><text:span text:style-name="T442">o</text:span><text:span text:style-name="T385">lan</text:span> <text:span text:style-name="T442">ü</text:span>ye <text:span text:style-name="T443">m</text:span>üşterileri <text:span text:style-name="T222">Listeleme</text:span><text:span text:style-name="T497"> </text:span><text:span text:style-name="T496">alt</text:span> işi yapılır.</text:p>
        </text:list-item>
        <text:list-item>
          <text:p text:style-name="P347">Üye müşterilerin kiralama geçmişlerini <text:span text:style-name="T202">Listeleme </text:span>alt işi yapılır.</text:p>
        </text:list-item>
        <text:list-item>
          <text:p text:style-name="P348"><text:span text:style-name="T500">Üye </text:span><text:span text:style-name="T549">m</text:span><text:span text:style-name="T500">üşteri</text:span><text:span text:style-name="T549">ler için</text:span><text:span text:style-name="T500"> </text:span><text:span text:style-name="T550">olay</text:span><text:span text:style-name="T500"> </text:span><text:span text:style-name="T218">K</text:span><text:span text:style-name="T219">aydetme, </text:span><text:span text:style-name="T218">S</text:span><text:span text:style-name="T220">ilme ve </text:span><text:span text:style-name="T218">G</text:span><text:span text:style-name="T220">üncelleme </text:span><text:span text:style-name="T490">alt</text:span><text:span text:style-name="T466"> işleri yapılır.</text:span></text:p>
        </text:list-item>
        <text:list-item>
          <text:p text:style-name="P349"><text:span text:style-name="T498">Ü</text:span>ye müşteri <text:span text:style-name="T551">olaylarını</text:span><text:span text:style-name="T445"> </text:span><text:span text:style-name="T247">Listeleme </text:span><text:span text:style-name="T501">alt </text:span><text:span text:style-name="T446">işi yapılır.</text:span></text:p>
        </text:list-item>
      </text:list>
      <text:p text:style-name="P82"/>
      <text:p text:style-name="P143"><text:span text:style-name="T568">Taşıt Kiralama</text:span> <text:span text:style-name="T508">İşi</text:span>:</text:p>
      <text:list xml:id="list56514731" text:style-name="L8">
        <text:list-item>
          <text:p text:style-name="P350"><text:span text:style-name="T217">Ş</text:span><text:span text:style-name="T223">ube </text:span><text:span text:style-name="T217">M</text:span><text:span text:style-name="T223">üdürü</text:span><text:span text:style-name="T372"> </text:span><text:span text:style-name="T509">ve</text:span><text:span text:style-name="T372"> </text:span><text:span text:style-name="T217">K</text:span><text:span text:style-name="T223">iralama </text:span><text:span text:style-name="T217">P</text:span><text:span text:style-name="T223">ersoneli</text:span><text:span text:style-name="T376"> tarafından</text:span><text:span text:style-name="T270"> </text:span><text:span text:style-name="T271">Şube</text:span><text:span text:style-name="T547">de</text:span><text:span text:style-name="T270"> </text:span><text:span text:style-name="T376">yapıl</text:span><text:span text:style-name="T378">ır</text:span><text:span text:style-name="T376">.</text:span></text:p>
        </text:list-item>
        <text:list-item>
          <text:p text:style-name="P259">Taşıt Kiralama <text:span text:style-name="T116">alt işi yapılır.</text:span></text:p>
        </text:list-item>
        <text:list-item>
          <text:p text:style-name="P351"><text:span text:style-name="T552">Taşıt kiralama işi </text:span><text:span text:style-name="T224">Ü</text:span><text:span text:style-name="T264">ye </text:span><text:span text:style-name="T224">M</text:span><text:span text:style-name="T264">üşteriler</text:span><text:span text:style-name="T510">e yapılır.</text:span></text:p>
        </text:list-item>
        <text:list-item>
          <text:p text:style-name="P352">Kara listeye alınan üye müşterilere taşıt kiralama <text:span text:style-name="T511">alt</text:span> işi yapılamaz.</text:p>
        </text:list-item>
        <text:list-item>
          <text:p text:style-name="P353">Başka şubeye ait taşıtlar <text:span text:style-name="T553">sadece ait oldukları şubeye teslim edilmek şartıyla kiralanır ve indirim uygulanır.</text:span></text:p>
        </text:list-item>
        <text:list-item>
          <text:p text:style-name="P260">Kiralama Takibi <text:span text:style-name="T116">alt işi yapılır.</text:span></text:p>
        </text:list-item>
        <text:list-item>
          <text:p text:style-name="P302"><text:span text:style-name="T439">Kiralamalar</text:span><text:span text:style-name="T433"> için</text:span><text:span text:style-name="T417"> olay </text:span><text:span text:style-name="T313">K</text:span><text:span text:style-name="T314">aydetme, </text:span><text:span text:style-name="T313">S</text:span><text:span text:style-name="T315">ilme</text:span><text:span text:style-name="T418"> ve </text:span><text:span text:style-name="T313">G</text:span><text:span text:style-name="T315">üncelleme</text:span><text:span text:style-name="T418"> </text:span><text:span text:style-name="T419">alt </text:span><text:span text:style-name="T418">işleri yapılır.</text:span></text:p>
        </text:list-item>
        <text:list-item>
          <text:p text:style-name="P305"><text:span text:style-name="T440">Kiralama</text:span><text:span text:style-name="T394"> olaylarını </text:span><text:span text:style-name="T316">Listeleme</text:span><text:span text:style-name="T420"> alt işi yapılır.</text:span></text:p>
        </text:list-item>
        <text:list-item>
          <text:p text:style-name="P354"><text:span text:style-name="T302">Kiralama Tamamlama</text:span><text:span text:style-name="T420"> </text:span><text:span text:style-name="T554">alt</text:span><text:span text:style-name="T420"> işi yapılır.</text:span></text:p>
        </text:list-item>
        <text:list-item>
          <text:p text:style-name="P261"><text:span text:style-name="T182">Tamamlanmış Kiralamaları</text:span><text:span text:style-name="T116"> </text:span>Listeleme<text:span text:style-name="T116"> </text:span><text:span text:style-name="T183">alt</text:span><text:span text:style-name="T116"> işi yapılır.</text:span></text:p>
        </text:list-item>
        <text:list-item>
          <text:p text:style-name="P303"><text:span text:style-name="T432">Tamamlanmış </text:span><text:span text:style-name="T441">Kiralama</text:span><text:span text:style-name="T432"> olayları</text:span><text:span text:style-name="T434">nı</text:span><text:span text:style-name="T420"> </text:span><text:span text:style-name="T316">Listeleme</text:span><text:span text:style-name="T420"> alt işi yapılır.</text:span></text:p>
        </text:list-item>
      </text:list>
      <text:p text:style-name="P59"/>
      <text:p text:style-name="P83"><text:soft-page-break/>---------------------------------------------------------------------------------------------</text:p>
      <text:p text:style-name="P110">Ürün Konsepti</text:p>
      <text:p text:style-name="P89">---------------------------------------------------------------------------------------------</text:p>
      <text:p text:style-name="P62"/>
      <text:p text:style-name="P111">Taşıt:</text:p>
      <text:list xml:id="list489036874" text:style-name="L9">
        <text:list-item>
          <text:p text:style-name="P310"><text:span text:style-name="T225">P</text:span><text:span text:style-name="T226">laka</text:span><text:span text:style-name="T379">sı vardır.</text:span></text:p>
        </text:list-item>
        <text:list-item>
          <text:p text:style-name="P315"><text:span text:style-name="T225">R</text:span><text:span text:style-name="T202">uhsat </text:span><text:span text:style-name="T225">N</text:span><text:span text:style-name="T202">umarası</text:span> vardır.</text:p>
        </text:list-item>
        <text:list-item>
          <text:p text:style-name="P317"><text:span text:style-name="T202">Ait Olduğu Şube</text:span> vardır.</text:p>
        </text:list-item>
        <text:list-item>
          <text:p text:style-name="P168">Bulunduğu Şube <text:span text:style-name="T116">vardır.</text:span></text:p>
        </text:list-item>
        <text:list-item>
          <text:p text:style-name="P169">Sigo<text:span text:style-name="T560">r</text:span>ta<text:span text:style-name="T177">ları</text:span><text:span text:style-name="T116"> vardır.</text:span></text:p>
        </text:list-item>
        <text:list-item>
          <text:p text:style-name="P318"><text:span text:style-name="T227">M</text:span><text:span text:style-name="T202">arka</text:span>sı vardır.</text:p>
        </text:list-item>
        <text:list-item>
          <text:p text:style-name="P319"><text:span text:style-name="T228">M</text:span><text:span text:style-name="T229">odel</text:span><text:span text:style-name="T380">i vardır.</text:span></text:p>
        </text:list-item>
        <text:list-item>
          <text:p text:style-name="P311"><text:span text:style-name="T228">Y</text:span><text:span text:style-name="T230">ıl</text:span><text:span text:style-name="T598">ı</text:span><text:span text:style-name="T381"> vardır.</text:span></text:p>
        </text:list-item>
        <text:list-item>
          <text:p text:style-name="P312"><text:span text:style-name="T297">Y</text:span><text:span text:style-name="T232">akıt </text:span><text:span text:style-name="T231">T</text:span><text:span text:style-name="T232">ürü</text:span><text:span text:style-name="T382"> vardır.</text:span></text:p>
        </text:list-item>
        <text:list-item>
          <text:p text:style-name="P312"><text:span text:style-name="T233">V</text:span><text:span text:style-name="T232">ites </text:span><text:span text:style-name="T233">T</text:span><text:span text:style-name="T232">ürü</text:span><text:span text:style-name="T382"> vardır.</text:span></text:p>
        </text:list-item>
        <text:list-item>
          <text:p text:style-name="P321"><text:span text:style-name="T233">K</text:span><text:span text:style-name="T202">ilometre</text:span>si vardır.</text:p>
        </text:list-item>
        <text:list-item>
          <text:p text:style-name="P330"><text:span text:style-name="T234">G</text:span><text:span text:style-name="T235">övde </text:span><text:span text:style-name="T234">D</text:span><text:span text:style-name="T235">urumu</text:span><text:span text:style-name="T383"> vardır.</text:span></text:p>
        </text:list-item>
        <text:list-item>
          <text:p text:style-name="P322"><text:span text:style-name="T236">B</text:span><text:span text:style-name="T237">akım</text:span><text:span text:style-name="T599">ları</text:span> vardır.</text:p>
        </text:list-item>
        <text:list-item>
          <text:p text:style-name="P323"><text:span text:style-name="T555">Kiralama için </text:span><text:span text:style-name="T238">Y</text:span><text:span text:style-name="T239">aş </text:span><text:span text:style-name="T238">S</text:span><text:span text:style-name="T239">ınırı</text:span> vardır.</text:p>
        </text:list-item>
        <text:list-item>
          <text:p text:style-name="P324"><text:span text:style-name="T555">Kiralama için </text:span><text:span text:style-name="T240">E</text:span><text:span text:style-name="T241">hliyet </text:span><text:span text:style-name="T240">Y</text:span><text:span text:style-name="T241">ılı </text:span><text:span text:style-name="T240">S</text:span><text:span text:style-name="T241">ınırı</text:span> vardır.</text:p>
        </text:list-item>
        <text:list-item>
          <text:p text:style-name="P325"><text:span text:style-name="T555">Kiralama için </text:span><text:span text:style-name="T242">D</text:span><text:span text:style-name="T243">epozito </text:span><text:span text:style-name="T242">Ü</text:span><text:span text:style-name="T243">creti</text:span> vardır.</text:p>
        </text:list-item>
        <text:list-item>
          <text:p text:style-name="P326"><text:span text:style-name="T555">Kiralama için </text:span><text:span text:style-name="T242">G</text:span><text:span text:style-name="T244">ünlük </text:span><text:span text:style-name="T242">Ü</text:span><text:span text:style-name="T244">creti</text:span> vardır.</text:p>
        </text:list-item>
        <text:list-item>
          <text:p text:style-name="P171">Olay<text:span text:style-name="T116">ları vardır.</text:span></text:p>
        </text:list-item>
        <text:list-item>
          <text:p text:style-name="P176">Kiralamalar<text:span text:style-name="T116">ı vardır.</text:span></text:p>
        </text:list-item>
        <text:list-item>
          <text:p text:style-name="P327"><text:span text:style-name="T245">M</text:span><text:span text:style-name="T246">ali </text:span><text:span text:style-name="T245">D</text:span><text:span text:style-name="T246">urum</text:span><text:span text:style-name="T384">u</text:span> vardır.</text:p>
        </text:list-item>
      </text:list>
      <text:p text:style-name="P50"/>
      <text:p text:style-name="P90">---------------------------------------------------------------------------------------------</text:p>
      <text:p text:style-name="P112">Personel Konsepti</text:p>
      <text:p text:style-name="P91">---------------------------------------------------------------------------------------------</text:p>
      <text:p text:style-name="P63"/>
      <text:p text:style-name="P114">Şube Müdürü:</text:p>
      <text:list xml:id="list1221489880" text:style-name="L10">
        <text:list-item>
          <text:p text:style-name="P178">TCKN<text:span text:style-name="T116">’si vardır.</text:span></text:p>
        </text:list-item>
        <text:list-item>
          <text:p text:style-name="P179">Sigorta Numarası <text:span text:style-name="T116">vardır.</text:span></text:p>
        </text:list-item>
        <text:list-item>
          <text:p text:style-name="P184">Ad<text:span text:style-name="T116">ı </text:span><text:span text:style-name="T139">vardır.</text:span></text:p>
        </text:list-item>
        <text:list-item>
          <text:p text:style-name="P189">Soyad<text:span text:style-name="T116">ı</text:span> <text:span text:style-name="T139">vardır.</text:span></text:p>
        </text:list-item>
        <text:list-item>
          <text:p text:style-name="P194">Doğum Tarihi <text:span text:style-name="T140">vardır.</text:span></text:p>
        </text:list-item>
        <text:list-item>
          <text:p text:style-name="P194"><text:soft-page-break/>İşe Giriş Tarihi <text:span text:style-name="T140">vardır.</text:span></text:p>
        </text:list-item>
        <text:list-item>
          <text:p text:style-name="P199"><text:span text:style-name="T444">Ev Telefonu Numarası</text:span> <text:span text:style-name="T139">vardır.</text:span></text:p>
        </text:list-item>
        <text:list-item>
          <text:p text:style-name="P199"><text:span text:style-name="T444">Cep Telefonu Numarası</text:span><text:span text:style-name="T139"> vardır.</text:span></text:p>
        </text:list-item>
        <text:list-item>
          <text:p text:style-name="P205">E-Posta Adresi <text:span text:style-name="T116">vardır.</text:span></text:p>
        </text:list-item>
        <text:list-item>
          <text:p text:style-name="P211">Ev Adresi <text:span text:style-name="T140">vardır.</text:span></text:p>
        </text:list-item>
        <text:list-item>
          <text:p text:style-name="P216">Maaş<text:span text:style-name="T116">ı </text:span><text:span text:style-name="T140">vardır.</text:span></text:p>
        </text:list-item>
        <text:list-item>
          <text:p text:style-name="P220">Şifre<text:span text:style-name="T116">si </text:span><text:span text:style-name="T140">vardır.</text:span></text:p>
        </text:list-item>
        <text:list-item>
          <text:p text:style-name="P172">Olay<text:span text:style-name="T116">ları vardır.</text:span></text:p>
        </text:list-item>
      </text:list>
      <text:p text:style-name="P51"/>
      <text:p text:style-name="P113">Kiralama Personeli:</text:p>
      <text:list xml:id="list535926795" text:style-name="L11">
        <text:list-item>
          <text:p text:style-name="P180">TCKN<text:span text:style-name="T116">’si vardır.</text:span></text:p>
        </text:list-item>
        <text:list-item>
          <text:p text:style-name="P180">Sigorta Numarası <text:span text:style-name="T116">vardır.</text:span></text:p>
        </text:list-item>
        <text:list-item>
          <text:p text:style-name="P185">Ad<text:span text:style-name="T116">ı </text:span><text:span text:style-name="T139">vardır.</text:span></text:p>
        </text:list-item>
        <text:list-item>
          <text:p text:style-name="P190">Soyad<text:span text:style-name="T116">ı</text:span> <text:span text:style-name="T139">vardır.</text:span></text:p>
        </text:list-item>
        <text:list-item>
          <text:p text:style-name="P195">Doğum Tarihi <text:span text:style-name="T140">vardır.</text:span></text:p>
        </text:list-item>
        <text:list-item>
          <text:p text:style-name="P195">İşe Giriş Tarihi <text:span text:style-name="T140">vardır.</text:span></text:p>
        </text:list-item>
        <text:list-item>
          <text:p text:style-name="P200"><text:span text:style-name="T444">Ev Telefonu Numarası</text:span> <text:span text:style-name="T139">vardır.</text:span></text:p>
        </text:list-item>
        <text:list-item>
          <text:p text:style-name="P200"><text:span text:style-name="T444">Cep Telefonu Numarası</text:span><text:span text:style-name="T139"> vardır.</text:span></text:p>
        </text:list-item>
        <text:list-item>
          <text:p text:style-name="P206">E-Posta Adresi <text:span text:style-name="T116">vardır.</text:span></text:p>
        </text:list-item>
        <text:list-item>
          <text:p text:style-name="P212">Ev Adresi <text:span text:style-name="T140">vardır.</text:span></text:p>
        </text:list-item>
        <text:list-item>
          <text:p text:style-name="P217">Maaş<text:span text:style-name="T116">ı </text:span><text:span text:style-name="T140">vardır.</text:span></text:p>
        </text:list-item>
        <text:list-item>
          <text:p text:style-name="P221">Şifre<text:span text:style-name="T116">si </text:span><text:span text:style-name="T140">vardır.</text:span></text:p>
        </text:list-item>
        <text:list-item>
          <text:p text:style-name="P173">Olay<text:span text:style-name="T116">ları vardır.</text:span></text:p>
        </text:list-item>
      </text:list>
      <text:p text:style-name="P51"/>
      <text:p text:style-name="P113">Hizmetli:</text:p>
      <text:list xml:id="list1266871064" text:style-name="L12">
        <text:list-item>
          <text:p text:style-name="P181"><text:span text:style-name="T556">T</text:span>CKN<text:span text:style-name="T116">’si vardır.</text:span></text:p>
        </text:list-item>
        <text:list-item>
          <text:p text:style-name="P181">Sigorta Numarası <text:span text:style-name="T116">vardır.</text:span></text:p>
        </text:list-item>
        <text:list-item>
          <text:p text:style-name="P186">Ad<text:span text:style-name="T116">ı </text:span><text:span text:style-name="T139">vardır.</text:span></text:p>
        </text:list-item>
        <text:list-item>
          <text:p text:style-name="P191">Soyad<text:span text:style-name="T116">ı</text:span> <text:span text:style-name="T139">vardır.</text:span></text:p>
        </text:list-item>
        <text:list-item>
          <text:p text:style-name="P196">Doğum Tarihi <text:span text:style-name="T140">vardır.</text:span></text:p>
        </text:list-item>
        <text:list-item>
          <text:p text:style-name="P196">İşe Giriş Tarihi <text:span text:style-name="T140">vardır.</text:span></text:p>
        </text:list-item>
        <text:list-item>
          <text:p text:style-name="P201"><text:span text:style-name="T444">Ev Telefonu Numarası</text:span> <text:span text:style-name="T139">vardır.</text:span></text:p>
        </text:list-item>
        <text:list-item>
          <text:p text:style-name="P201"><text:span text:style-name="T444">Cep Telefonu Numarası</text:span><text:span text:style-name="T139"> vardır.</text:span></text:p>
        </text:list-item>
        <text:list-item>
          <text:p text:style-name="P207">E-Posta Adresi <text:span text:style-name="T116">vardır.</text:span></text:p>
        </text:list-item>
        <text:list-item>
          <text:p text:style-name="P213">Ev Adresi <text:span text:style-name="T140">vardır.</text:span></text:p>
        </text:list-item>
        <text:list-item>
          <text:p text:style-name="P218">Maaş<text:span text:style-name="T116">ı </text:span><text:span text:style-name="T140">vardır.</text:span></text:p>
        </text:list-item>
        <text:list-item>
          <text:p text:style-name="P174"><text:soft-page-break/><text:span text:style-name="T567">Olay</text:span><text:span text:style-name="T140">ları vardır.</text:span></text:p>
        </text:list-item>
      </text:list>
      <text:p text:style-name="P53"/>
      <text:p text:style-name="P116">Şoför:</text:p>
      <text:list xml:id="list3315013772" text:style-name="L13">
        <text:list-item>
          <text:p text:style-name="P182"><text:span text:style-name="T556">T</text:span>CKN<text:span text:style-name="T116">’si vardır.</text:span></text:p>
        </text:list-item>
        <text:list-item>
          <text:p text:style-name="P182">Sigorta Numarası <text:span text:style-name="T116">vardır.</text:span></text:p>
        </text:list-item>
        <text:list-item>
          <text:p text:style-name="P187">Ad<text:span text:style-name="T116">ı </text:span><text:span text:style-name="T139">vardır.</text:span></text:p>
        </text:list-item>
        <text:list-item>
          <text:p text:style-name="P192">Soyad<text:span text:style-name="T116">ı</text:span> <text:span text:style-name="T139">vardır.</text:span></text:p>
        </text:list-item>
        <text:list-item>
          <text:p text:style-name="P197">Doğum Tarihi <text:span text:style-name="T140">vardır.</text:span></text:p>
        </text:list-item>
        <text:list-item>
          <text:p text:style-name="P197">İşe Giriş Tarihi <text:span text:style-name="T140">vardır.</text:span></text:p>
        </text:list-item>
        <text:list-item>
          <text:p text:style-name="P202"><text:span text:style-name="T444">Ev Telefonu Numarası</text:span> <text:span text:style-name="T139">vardır.</text:span></text:p>
        </text:list-item>
        <text:list-item>
          <text:p text:style-name="P202"><text:span text:style-name="T444">Cep Telefonu Numarası</text:span><text:span text:style-name="T139"> vardır.</text:span></text:p>
        </text:list-item>
        <text:list-item>
          <text:p text:style-name="P208">E-Posta Adresi <text:span text:style-name="T116">vardır.</text:span></text:p>
        </text:list-item>
        <text:list-item>
          <text:p text:style-name="P214">Ev Adresi <text:span text:style-name="T140">vardır.</text:span></text:p>
        </text:list-item>
        <text:list-item>
          <text:p text:style-name="P219">Maaş<text:span text:style-name="T116">ı </text:span><text:span text:style-name="T140">vardır.</text:span></text:p>
        </text:list-item>
        <text:list-item>
          <text:p text:style-name="P222">Olay<text:span text:style-name="T116">ları vardır.</text:span></text:p>
        </text:list-item>
      </text:list>
      <text:p text:style-name="P38"/>
      <text:p text:style-name="P94">---------------------------------------------------------------------------------------------</text:p>
      <text:p text:style-name="P117">Yönetim Konsepti</text:p>
      <text:p text:style-name="P95">---------------------------------------------------------------------------------------------</text:p>
      <text:p text:style-name="P65"/>
      <text:p text:style-name="P26"><text:span text:style-name="T68">Ş</text:span><text:span text:style-name="T1">irket Yönetici</text:span><text:span text:style-name="T71">si</text:span><text:span text:style-name="T1">:</text:span></text:p>
      <text:list xml:id="list4195650407" text:style-name="L14">
        <text:list-item>
          <text:p text:style-name="P359"><text:span text:style-name="T1">Şirket yöneticileri </text:span><text:span text:style-name="T2">Ş</text:span><text:span text:style-name="T9">irket</text:span><text:span text:style-name="T2"> Müdürü </text:span><text:span text:style-name="T1">ve </text:span><text:span text:style-name="T2">Şirket </text:span><text:span text:style-name="T6">Avukatı</text:span><text:span text:style-name="T70">dır.</text:span></text:p>
        </text:list-item>
        <text:list-item>
          <text:p text:style-name="P356"><text:span text:style-name="T70">T</text:span><text:span text:style-name="T1">CKN</text:span><text:span text:style-name="T11">’</text:span><text:span text:style-name="T27">si</text:span><text:span text:style-name="T11"> vardır.</text:span></text:p>
        </text:list-item>
        <text:list-item>
          <text:p text:style-name="P356"><text:span text:style-name="T1">Ad</text:span><text:span text:style-name="T11">ı vardır.</text:span></text:p>
        </text:list-item>
        <text:list-item>
          <text:p text:style-name="P357"><text:span text:style-name="T1">Soyad</text:span><text:span text:style-name="T11">ı vardır.</text:span></text:p>
        </text:list-item>
        <text:list-item>
          <text:p text:style-name="P203"><text:span text:style-name="T444">Cep Telefonu Numarası</text:span><text:span text:style-name="T139"> vardır.</text:span></text:p>
        </text:list-item>
        <text:list-item>
          <text:p text:style-name="P209">E-Posta Adres<text:span text:style-name="T170">i</text:span><text:span text:style-name="T116"> vardır.</text:span></text:p>
        </text:list-item>
        <text:list-item>
          <text:p text:style-name="P223">Şifre<text:span text:style-name="T171">s</text:span><text:span text:style-name="T116">i vardır.</text:span></text:p>
        </text:list-item>
      </text:list>
      <text:p text:style-name="P41"/>
      <text:p text:style-name="P96">---------------------------------------------------------------------------------------------</text:p>
      <text:p text:style-name="P118"><text:span text:style-name="T557">Tüketici</text:span> Konsepti</text:p>
      <text:p text:style-name="P97">---------------------------------------------------------------------------------------------</text:p>
      <text:p text:style-name="P66"/>
      <text:p text:style-name="P10"><text:span text:style-name="T58">Üye </text:span><text:span text:style-name="T59">Müşteri:</text:span></text:p>
      <text:list xml:id="list132151356305797" text:continue-numbering="true" text:style-name="L14">
        <text:list-item>
          <text:p text:style-name="P183">TCKN<text:span text:style-name="T116">’si vardır.</text:span></text:p>
        </text:list-item>
        <text:list-item>
          <text:p text:style-name="P188">Ad<text:span text:style-name="T116">ı </text:span><text:span text:style-name="T139">vardır.</text:span></text:p>
        </text:list-item>
        <text:list-item>
          <text:p text:style-name="P193"><text:soft-page-break/>Soyad<text:span text:style-name="T116">ı</text:span> <text:span text:style-name="T139">vardır.</text:span></text:p>
        </text:list-item>
        <text:list-item>
          <text:p text:style-name="P198">Doğum Tarihi <text:span text:style-name="T140">vardır.</text:span></text:p>
        </text:list-item>
        <text:list-item>
          <text:p text:style-name="P204"><text:span text:style-name="T444">Ev Telefonu Numarası</text:span> <text:span text:style-name="T139">vardır.</text:span></text:p>
        </text:list-item>
        <text:list-item>
          <text:p text:style-name="P204"><text:span text:style-name="T444">Cep Telefonu Numarası</text:span><text:span text:style-name="T139"> vardır.</text:span></text:p>
        </text:list-item>
        <text:list-item>
          <text:p text:style-name="P210">E-Posta Adresi <text:span text:style-name="T116">vardır.</text:span></text:p>
        </text:list-item>
        <text:list-item>
          <text:p text:style-name="P215">Ev Adresi <text:span text:style-name="T140">vardır.</text:span></text:p>
        </text:list-item>
        <text:list-item>
          <text:p text:style-name="P175">Olay<text:span text:style-name="T116">ları vardır.</text:span></text:p>
        </text:list-item>
        <text:list-item>
          <text:p text:style-name="P177">Kiralamalar<text:span text:style-name="T116">ı vardır.</text:span></text:p>
        </text:list-item>
        <text:list-item>
          <text:p text:style-name="P224">Kara Listede <text:span text:style-name="T116">olabilir.</text:span></text:p>
        </text:list-item>
      </text:list>
      <text:p text:style-name="P42"/>
      <text:p text:style-name="P97">---------------------------------------------------------------------------------------------</text:p>
      <text:p text:style-name="P119"><text:span text:style-name="T558">Diğer</text:span> Konsept<text:span text:style-name="T559">ler</text:span></text:p>
      <text:p text:style-name="P98">---------------------------------------------------------------------------------------------</text:p>
      <text:p text:style-name="P64"/>
      <text:p text:style-name="P125">Yazılım Sistemi Özelleştirme İşi:</text:p>
      <text:list xml:id="list38795820" text:style-name="L15">
        <text:list-item>
          <text:p text:style-name="P360"><text:span text:style-name="T74">Ş</text:span><text:span text:style-name="T72">ube yazılım sistemleri kurulurken her şube için </text:span><text:span text:style-name="T8">Yazılım Sistemi </text:span><text:span text:style-name="T10">Özelleştirm</text:span><text:span text:style-name="T7">e </text:span><text:span text:style-name="T75">işi yapılır.</text:span></text:p>
        </text:list-item>
      </text:list>
      <text:p text:style-name="P67"/>
      <text:p text:style-name="P138">Yazılım Sistemine Giriş İşi:</text:p>
      <text:list xml:id="list880395788" text:style-name="L16">
        <text:list-item>
          <text:p text:style-name="P332"><text:span text:style-name="T488">Y</text:span><text:span text:style-name="T468">azılım sistemine</text:span> <text:span text:style-name="T624">Ş</text:span><text:span text:style-name="T459">irket </text:span><text:span text:style-name="T624">Y</text:span><text:span text:style-name="T457">öneticiler</text:span><text:span text:style-name="T459">i</text:span><text:span text:style-name="T457"> </text:span><text:span text:style-name="T458">ve</text:span><text:span text:style-name="T472"> </text:span><text:span text:style-name="T624">P</text:span>ersonel<text:span text:style-name="T506">ler</text:span> <text:span text:style-name="T202">TCKN </text:span>ve <text:span text:style-name="T202">Şifresi</text:span>yle giriş yapar.</text:p>
        </text:list-item>
        <text:list-item>
          <text:p text:style-name="P333"><text:span text:style-name="T533">Yazılım sisteminde </text:span><text:span text:style-name="T625">Ş</text:span><text:span text:style-name="T469">irket </text:span><text:span text:style-name="T625">Y</text:span><text:span text:style-name="T469">öneticileri ve </text:span><text:span text:style-name="T625">P</text:span><text:span text:style-name="T469">er</text:span><text:span text:style-name="T471">s</text:span><text:span text:style-name="T469">oneller </text:span><text:span text:style-name="T470">için </text:span><text:span text:style-name="T294">Şifre Değiştirme </text:span><text:span text:style-name="T75">işi yapılır.</text:span></text:p>
        </text:list-item>
      </text:list>
      <text:p text:style-name="P67"/>
      <text:p text:style-name="P121"><text:span text:style-name="T571">Ş</text:span><text:span text:style-name="T576">ube</text:span><text:span text:style-name="T571"> </text:span>Mali Durum<text:span text:style-name="T571">u</text:span>:</text:p>
      <text:list xml:id="list2482217468" text:style-name="L17">
        <text:list-item>
          <text:p text:style-name="P225"><text:span text:style-name="T134">M</text:span><text:span text:style-name="T116">üşteriden alınan </text:span>Kiralama Ücreti <text:span text:style-name="T116">mali geliri vardır.</text:span></text:p>
        </text:list-item>
        <text:list-item>
          <text:p text:style-name="P225"><text:span text:style-name="T116">Personelden alınan </text:span>Yiyecek İçecek <text:span text:style-name="T116">mali geliri vardır.</text:span></text:p>
        </text:list-item>
        <text:list-item>
          <text:p text:style-name="P361"><text:span text:style-name="T80">Vergi </text:span><text:span text:style-name="T82">mali gideri vardır.</text:span></text:p>
        </text:list-item>
        <text:list-item>
          <text:p text:style-name="P362"><text:span text:style-name="T85">Taşıt Bakımı </text:span><text:span text:style-name="T81">mali gideri vardır.</text:span></text:p>
        </text:list-item>
        <text:list-item>
          <text:p text:style-name="P363"><text:span text:style-name="T85">Sigorta </text:span><text:span text:style-name="T82">mali gideri vardır.</text:span></text:p>
        </text:list-item>
        <text:list-item>
          <text:p text:style-name="P364"><text:span text:style-name="T86">M</text:span><text:span text:style-name="T85">aaş </text:span><text:span text:style-name="T82">mali gideri vardır.</text:span></text:p>
        </text:list-item>
        <text:list-item>
          <text:p text:style-name="P364"><text:span text:style-name="T86">K</text:span><text:span text:style-name="T85">ira </text:span><text:span text:style-name="T82">mali gideri vardır.</text:span></text:p>
        </text:list-item>
        <text:list-item>
          <text:p text:style-name="P365"><text:span text:style-name="T86">E</text:span><text:span text:style-name="T85">lektrik </text:span><text:span text:style-name="T82">mali gideri vardır.</text:span></text:p>
        </text:list-item>
        <text:list-item>
          <text:p text:style-name="P366"><text:span text:style-name="T86">S</text:span><text:span text:style-name="T85">u </text:span><text:span text:style-name="T82">mali gideri vardır.</text:span></text:p>
        </text:list-item>
        <text:list-item>
          <text:p text:style-name="P366"><text:span text:style-name="T86">D</text:span><text:span text:style-name="T85">oğalgaz </text:span><text:span text:style-name="T82">mali gideri vardır.</text:span></text:p>
        </text:list-item>
        <text:list-item>
          <text:p text:style-name="P367"><text:span text:style-name="T86">İ</text:span><text:span text:style-name="T85">letişim </text:span><text:span text:style-name="T81">(telefon ve internet) </text:span><text:span text:style-name="T82">mali gideri vardır.</text:span></text:p>
        </text:list-item>
        <text:list-item>
          <text:p text:style-name="P368"><text:soft-page-break/><text:span text:style-name="T86">Y</text:span><text:span text:style-name="T85">iyecek İçecek </text:span><text:span text:style-name="T82">mali gideri vardır.</text:span></text:p>
        </text:list-item>
        <text:list-item>
          <text:p text:style-name="P358"><text:span text:style-name="T99">M</text:span><text:span text:style-name="T75">alzeme</text:span><text:span text:style-name="T31"> (temizlik, mobilya vb.) </text:span><text:span text:style-name="T32">mali gideri vardır.</text:span></text:p>
        </text:list-item>
      </text:list>
      <text:p text:style-name="P67"/>
      <text:p text:style-name="P11"><text:span text:style-name="T72">Yönetimsel Taşıt</text:span><text:span text:style-name="T59">:</text:span></text:p>
      <text:list xml:id="list132151785664682" text:continue-list="list132151356305797" text:style-name="L14">
        <text:list-item>
          <text:p text:style-name="P313"><text:span text:style-name="T225">P</text:span><text:span text:style-name="T226">laka</text:span><text:span text:style-name="T379">sı vardır.</text:span></text:p>
        </text:list-item>
        <text:list-item>
          <text:p text:style-name="P316"><text:span text:style-name="T225">R</text:span><text:span text:style-name="T202">uhsat </text:span><text:span text:style-name="T225">N</text:span><text:span text:style-name="T202">umarası</text:span> vardır.</text:p>
        </text:list-item>
        <text:list-item>
          <text:p text:style-name="P227">Bulunduğu Şube <text:span text:style-name="T116">vardır.</text:span></text:p>
        </text:list-item>
        <text:list-item>
          <text:p text:style-name="P170">Sigo<text:span text:style-name="T560">r</text:span>ta<text:span text:style-name="T176">ları</text:span><text:span text:style-name="T116"> vardır.</text:span></text:p>
        </text:list-item>
        <text:list-item>
          <text:p text:style-name="P320"><text:span text:style-name="T227">M</text:span><text:span text:style-name="T202">arka</text:span>sı vardır.</text:p>
        </text:list-item>
        <text:list-item>
          <text:p text:style-name="P320"><text:span text:style-name="T228">M</text:span><text:span text:style-name="T229">odel</text:span><text:span text:style-name="T380">i vardır.</text:span></text:p>
        </text:list-item>
        <text:list-item>
          <text:p text:style-name="P314"><text:span text:style-name="T228">Y</text:span><text:span text:style-name="T230">ılı</text:span><text:span text:style-name="T381"> vardır.</text:span></text:p>
        </text:list-item>
        <text:list-item>
          <text:p text:style-name="P314"><text:span text:style-name="T296">Y</text:span><text:span text:style-name="T232">akıt </text:span><text:span text:style-name="T231">T</text:span><text:span text:style-name="T232">ürü</text:span><text:span text:style-name="T382"> vardır.</text:span></text:p>
        </text:list-item>
        <text:list-item>
          <text:p text:style-name="P314"><text:span text:style-name="T233">V</text:span><text:span text:style-name="T232">ites </text:span><text:span text:style-name="T233">T</text:span><text:span text:style-name="T232">ürü</text:span><text:span text:style-name="T382"> vardır.</text:span></text:p>
        </text:list-item>
        <text:list-item>
          <text:p text:style-name="P328"><text:span text:style-name="T233">K</text:span><text:span text:style-name="T202">ilometresi</text:span> vardır.</text:p>
        </text:list-item>
        <text:list-item>
          <text:p text:style-name="P331"><text:span text:style-name="T234">G</text:span><text:span text:style-name="T235">övde </text:span><text:span text:style-name="T234">D</text:span><text:span text:style-name="T235">urumu</text:span><text:span text:style-name="T383"> vardır.</text:span></text:p>
        </text:list-item>
        <text:list-item>
          <text:p text:style-name="P328"><text:span text:style-name="T236">B</text:span><text:span text:style-name="T237">akım</text:span><text:span text:style-name="T597">ları</text:span><text:span text:style-name="T298"> </text:span>vardır.</text:p>
        </text:list-item>
        <text:list-item>
          <text:p text:style-name="P228">Olay<text:span text:style-name="T116">ları vardır.</text:span></text:p>
        </text:list-item>
        <text:list-item>
          <text:p text:style-name="P329"><text:span text:style-name="T245">M</text:span><text:span text:style-name="T246">ali </text:span><text:span text:style-name="T245">D</text:span><text:span text:style-name="T246">urum</text:span><text:span text:style-name="T384">u</text:span> vardır.</text:p>
        </text:list-item>
      </text:list>
      <text:p text:style-name="P55"/>
      <text:p text:style-name="P120"><text:span text:style-name="T571">Şirket </text:span>Mali Durum<text:span text:style-name="T571">u</text:span>:</text:p>
      <text:list xml:id="list1109812477" text:style-name="L18">
        <text:list-item>
          <text:p text:style-name="P229"><text:span text:style-name="T575">Ekstra </text:span><text:span text:style-name="T572">Sermaye</text:span><text:span text:style-name="T174"> mali geliri</text:span><text:span text:style-name="T116"> vardır.</text:span></text:p>
        </text:list-item>
        <text:list-item>
          <text:p text:style-name="P230"><text:span text:style-name="T573">Şube Kar</text:span><text:span text:style-name="T574">lar</text:span><text:span text:style-name="T573">ı </text:span><text:span text:style-name="T175">mali geliri vardır</text:span><text:span text:style-name="T116">.</text:span></text:p>
        </text:list-item>
        <text:list-item>
          <text:p text:style-name="P231">Vergi <text:span text:style-name="T116">mali gideri vardır.</text:span></text:p>
        </text:list-item>
        <text:list-item>
          <text:p text:style-name="P232">Yeni Şube Sermayesi <text:span text:style-name="T116">mali gideri vardır.</text:span></text:p>
        </text:list-item>
        <text:list-item>
          <text:p text:style-name="P369"><text:span text:style-name="T85">Yeni Taşıt Sermayesi </text:span><text:span text:style-name="T81">mali gideri vardır.</text:span></text:p>
        </text:list-item>
        <text:list-item>
          <text:p text:style-name="P370"><text:span text:style-name="T85">Nakil </text:span><text:span text:style-name="T81">mali gideri vardır.</text:span></text:p>
        </text:list-item>
      </text:list>
      <text:p text:style-name="P68"/>
      <text:p text:style-name="P131">Olay:</text:p>
      <text:list xml:id="list3961850540" text:style-name="L19">
        <text:list-item>
          <text:p text:style-name="P371"><text:span text:style-name="T85">Başlığı </text:span><text:span text:style-name="T81">vardır.</text:span></text:p>
        </text:list-item>
        <text:list-item>
          <text:p text:style-name="P372"><text:span text:style-name="T85">Açıklama</text:span><text:span text:style-name="T81">sı vardır.</text:span></text:p>
        </text:list-item>
      </text:list>
      <text:p text:style-name="P69"/>
      <text:p text:style-name="P126">Sigorta:</text:p>
      <text:list xml:id="list3399224231" text:style-name="L20">
        <text:list-item>
          <text:p text:style-name="P373"><text:span text:style-name="T85">Poliçe Numara</text:span><text:span text:style-name="T87">sı </text:span><text:span text:style-name="T83">vardır.</text:span></text:p>
        </text:list-item>
        <text:list-item>
          <text:p text:style-name="P374"><text:span text:style-name="T85">Sigorta Şirketi </text:span><text:span text:style-name="T81">vardır.</text:span></text:p>
        </text:list-item>
        <text:list-item>
          <text:p text:style-name="P375"><text:span text:style-name="T85">Ücret</text:span><text:span text:style-name="T81">i</text:span><text:span text:style-name="T85"> </text:span><text:span text:style-name="T81">vardır.</text:span></text:p>
        </text:list-item>
      </text:list>
      <text:p text:style-name="P70"/>
      <text:p text:style-name="P127"><text:soft-page-break/>Gövde Durumu:</text:p>
      <text:list xml:id="list2467312227" text:style-name="L21">
        <text:list-item>
          <text:p text:style-name="P376"><text:span text:style-name="T85">Ön Tampon </text:span><text:span text:style-name="T81">vardır.</text:span></text:p>
        </text:list-item>
        <text:list-item>
          <text:p text:style-name="P377"><text:span text:style-name="T85">Kaput </text:span><text:span text:style-name="T81">vardır.</text:span></text:p>
        </text:list-item>
        <text:list-item>
          <text:p text:style-name="P378"><text:span text:style-name="T85">Tavan </text:span><text:span text:style-name="T81">vardır.</text:span></text:p>
        </text:list-item>
        <text:list-item>
          <text:p text:style-name="P379"><text:span text:style-name="T85">Ön Sağ Kapı </text:span><text:span text:style-name="T81">vardır.</text:span></text:p>
        </text:list-item>
        <text:list-item>
          <text:p text:style-name="P379"><text:span text:style-name="T85">Ön Sol Kapı </text:span><text:span text:style-name="T81">vardır.</text:span></text:p>
        </text:list-item>
        <text:list-item>
          <text:p text:style-name="P380"><text:span text:style-name="T88">Arka</text:span><text:span text:style-name="T85"> Sağ Kapı</text:span><text:span text:style-name="T81"> vardır.</text:span></text:p>
        </text:list-item>
        <text:list-item>
          <text:p text:style-name="P381"><text:span text:style-name="T88">Arka</text:span><text:span text:style-name="T85"> S</text:span><text:span text:style-name="T88">ol</text:span><text:span text:style-name="T85"> Kapı </text:span><text:span text:style-name="T84">vardır.</text:span></text:p>
        </text:list-item>
        <text:list-item>
          <text:p text:style-name="P382"><text:span text:style-name="T89">A</text:span><text:span text:style-name="T85">rka Tampon </text:span><text:span text:style-name="T81">vardır.</text:span></text:p>
        </text:list-item>
        <text:list-item>
          <text:p text:style-name="P383"><text:span text:style-name="T81">Bu özellikler </text:span><text:span text:style-name="T85">Boyalı, Değişen </text:span><text:span text:style-name="T81">ve</text:span><text:span text:style-name="T85"> Hasarlı </text:span><text:span text:style-name="T81">olabilir.</text:span></text:p>
        </text:list-item>
      </text:list>
      <text:p text:style-name="P71"/>
      <text:p text:style-name="P132">Bakım:</text:p>
      <text:list xml:id="list1832846931" text:style-name="L22">
        <text:list-item>
          <text:p text:style-name="P384"><text:span text:style-name="T85">Ba</text:span><text:span text:style-name="T90">ş</text:span><text:span text:style-name="T85">lığ</text:span><text:span text:style-name="T81">ı vardır.</text:span></text:p>
        </text:list-item>
        <text:list-item>
          <text:p text:style-name="P385"><text:span text:style-name="T85">Açıklama</text:span><text:span text:style-name="T81">sı vardır.</text:span></text:p>
        </text:list-item>
        <text:list-item>
          <text:p text:style-name="P386"><text:span text:style-name="T85">Ücret</text:span><text:span text:style-name="T81">i vardır.</text:span></text:p>
        </text:list-item>
      </text:list>
      <text:p text:style-name="P72"/>
      <text:p text:style-name="P129">Taşıt Mali Durumu:</text:p>
      <text:list xml:id="list4175175938" text:style-name="L23">
        <text:list-item>
          <text:p text:style-name="P226"><text:span text:style-name="T134">M</text:span><text:span text:style-name="T116">üşteriden alınan </text:span>Kiralama Ücreti <text:span text:style-name="T116">mali geliri vardır.</text:span></text:p>
        </text:list-item>
        <text:list-item>
          <text:p text:style-name="P233"><text:span text:style-name="T600">Sigorta</text:span><text:span text:style-name="T116"> </text:span><text:span text:style-name="T178">mali</text:span><text:span text:style-name="T116"> gideri vardır.</text:span></text:p>
        </text:list-item>
        <text:list-item>
          <text:p text:style-name="P235">Bakım <text:span text:style-name="T116">mali gideri vardır.</text:span></text:p>
        </text:list-item>
      </text:list>
      <text:p text:style-name="P73"/>
      <text:p text:style-name="P128">Mali Gelir:</text:p>
      <text:list xml:id="list1391933533" text:style-name="L24">
        <text:list-item>
          <text:p text:style-name="P237">Ad<text:span text:style-name="T116">ı vardır.</text:span></text:p>
        </text:list-item>
        <text:list-item>
          <text:p text:style-name="P239">Gelir<text:span text:style-name="T116">i vardır.</text:span></text:p>
        </text:list-item>
      </text:list>
      <text:p text:style-name="P43"/>
      <text:p text:style-name="P128">Mali Gider:</text:p>
      <text:list xml:id="list792623250" text:style-name="L25">
        <text:list-item>
          <text:p text:style-name="P238">Ad<text:span text:style-name="T116">ı vardır.</text:span></text:p>
        </text:list-item>
        <text:list-item>
          <text:p text:style-name="P240">G<text:span text:style-name="T601">ider</text:span><text:span text:style-name="T116">i vardır.</text:span></text:p>
        </text:list-item>
      </text:list>
      <text:p text:style-name="P74"/>
      <text:p text:style-name="P130">Yönetimsel Taşıt Mali Durumu:</text:p>
      <text:list xml:id="list2972662545" text:style-name="L26">
        <text:list-item>
          <text:p text:style-name="P234"><text:span text:style-name="T600">Sigorta</text:span><text:span text:style-name="T116"> </text:span><text:span text:style-name="T178">mali</text:span><text:span text:style-name="T116"> gideri vardır.</text:span></text:p>
        </text:list-item>
        <text:list-item>
          <text:p text:style-name="P236"><text:span text:style-name="T107">Bakım </text:span><text:span text:style-name="T179">mali gideri vardır.</text:span></text:p>
        </text:list-item>
      </text:list>
      <text:p text:style-name="P43"/>
      <text:p text:style-name="P133">Nakil</text:p>
      <text:list xml:id="list1554801283" text:style-name="L27">
        <text:list-item>
          <text:p text:style-name="P241">Nakledilecek Taşıt <text:span text:style-name="T116">vardır.</text:span></text:p>
        </text:list-item>
        <text:list-item>
          <text:p text:style-name="P242">Nakledecek Şoför <text:span text:style-name="T180">vardır.</text:span></text:p>
        </text:list-item>
        <text:list-item>
          <text:p text:style-name="P243"><text:soft-page-break/>Nakil <text:span text:style-name="T610">Başlangıç</text:span> Tarihi <text:span text:style-name="T116">vardır.</text:span></text:p>
        </text:list-item>
        <text:list-item>
          <text:p text:style-name="P244">Nakil <text:span text:style-name="T610">B</text:span><text:span text:style-name="T615">itiş</text:span> Tarihi<text:span text:style-name="T116"> vardır.</text:span></text:p>
        </text:list-item>
        <text:list-item>
          <text:p text:style-name="P245">Olay<text:span text:style-name="T116">ları vardır.</text:span></text:p>
        </text:list-item>
        <text:list-item>
          <text:p text:style-name="P246">Ücret<text:span text:style-name="T116">i vardır.</text:span></text:p>
        </text:list-item>
      </text:list>
      <text:p text:style-name="P75"/>
      <text:p text:style-name="P135">Kiralama:</text:p>
      <text:list xml:id="list2138593399" text:style-name="L28">
        <text:list-item>
          <text:p text:style-name="P247">Kiralanan Taşıt <text:span text:style-name="T116">vardır.</text:span></text:p>
        </text:list-item>
        <text:list-item>
          <text:p text:style-name="P247">Kiralayan Üye Müşteri <text:span text:style-name="T116">vardır.</text:span></text:p>
        </text:list-item>
        <text:list-item>
          <text:p text:style-name="P248">Kiralayan Şube<text:span text:style-name="T116">si vardır.</text:span></text:p>
        </text:list-item>
        <text:list-item>
          <text:p text:style-name="P248">Teslim Şubesi<text:span text:style-name="T116"> vardır.</text:span></text:p>
        </text:list-item>
        <text:list-item>
          <text:p text:style-name="P249">Kiralama Başlangıç Tarihi<text:span text:style-name="T116"> vardır.</text:span></text:p>
        </text:list-item>
        <text:list-item>
          <text:p text:style-name="P249">Kiralama Bitiş Tarihi<text:span text:style-name="T116"> vardır.</text:span></text:p>
        </text:list-item>
        <text:list-item>
          <text:p text:style-name="P250">Kiralama Planı <text:span text:style-name="T116">vardır.</text:span></text:p>
        </text:list-item>
        <text:list-item>
          <text:p text:style-name="P251">Aşım Günü <text:span text:style-name="T116">vardır.</text:span></text:p>
        </text:list-item>
        <text:list-item>
          <text:p text:style-name="P252">Olay<text:span text:style-name="T116">ları vardır.</text:span></text:p>
        </text:list-item>
        <text:list-item>
          <text:p text:style-name="P248">Fatura<text:span text:style-name="T181">sı vardır.</text:span></text:p>
        </text:list-item>
      </text:list>
      <text:p text:style-name="P43"/>
      <text:p text:style-name="P136">Kiralama Planı:</text:p>
      <text:list xml:id="list2659506763" text:style-name="L29">
        <text:list-item>
          <text:p text:style-name="P253">Plan<text:span text:style-name="T116">ı vardır.</text:span></text:p>
        </text:list-item>
        <text:list-item>
          <text:p text:style-name="P253"><text:span text:style-name="T116">Plan </text:span>Günlük, Aylık <text:span text:style-name="T116">ya da </text:span>Yıllık <text:span text:style-name="T116">olabilir.</text:span></text:p>
        </text:list-item>
        <text:list-item>
          <text:p text:style-name="P254">Günlük<text:span text:style-name="T116"> </text:span><text:span text:style-name="T187">günlük</text:span><text:span text:style-name="T116"> ücret </text:span>Taşıt Günlük Ücreti * 1<text:span text:style-name="T116">’</text:span><text:span text:style-name="T186">dir.</text:span></text:p>
        </text:list-item>
        <text:list-item>
          <text:p text:style-name="P255"><text:span text:style-name="T630">Aylık</text:span><text:span text:style-name="T186"> </text:span><text:span text:style-name="T188">günlük </text:span><text:span text:style-name="T186">ücret </text:span><text:span text:style-name="T627">Taşıt Günlük Ücreti * </text:span><text:span text:style-name="T629">0.</text:span><text:span text:style-name="T634">8</text:span><text:span text:style-name="T631">5</text:span><text:span text:style-name="T186">’dir.</text:span></text:p>
        </text:list-item>
        <text:list-item>
          <text:p text:style-name="P256"><text:span text:style-name="T632">Yıllık</text:span><text:span text:style-name="T186"> </text:span><text:span text:style-name="T188">günlük </text:span><text:span text:style-name="T186">ücret </text:span><text:span text:style-name="T627">Taşıt Günlük Ücreti * </text:span><text:span text:style-name="T629">0.</text:span><text:span text:style-name="T634">6</text:span><text:span text:style-name="T633">5</text:span><text:span text:style-name="T186">’dir.</text:span></text:p>
        </text:list-item>
      </text:list>
      <text:p text:style-name="P76"/>
      <text:p text:style-name="P137">Fatura:</text:p>
      <text:list xml:id="list3566796791" text:style-name="L30">
        <text:list-item>
          <text:p text:style-name="P257">Fatura Numarası <text:span text:style-name="T116">vardır.</text:span></text:p>
        </text:list-item>
        <text:list-item>
          <text:p text:style-name="P258">Fatura Açıklaması <text:span text:style-name="T116">vardır.</text:span></text:p>
        </text:list-item>
        <text:list-item>
          <text:p text:style-name="P258">Fatura Tutarı <text:span text:style-name="T116">vardır.</text:span></text:p>
        </text:list-item>
      </text:list>
      <text:p text:style-name="P77"/>
      <text:p text:style-name="P98">---------------------------------------------------------------------------------------------</text:p>
      <text:p text:style-name="P43"/>
      <text:p text:style-name="P147"><text:span text:style-name="T357">MyCar Rent Yazılım Sistemi </text:span><text:span text:style-name="T115">Konsept</text:span><text:span text:style-name="T356">leri </text:span><text:span text:style-name="T561">Geliştirici</text:span><text:span text:style-name="T356"> İçin Gereksinim</text:span><text:span text:style-name="T535">ler</text:span></text:p>
      <text:p text:style-name="P54"/>
      <text:p text:style-name="P54"><text:tab/><text:span text:style-name="T562">Geliştirici için gereksinimler </text:span><text:span text:style-name="T274">“Geliştirici İçin Gereksinim </text:span><text:soft-page-break/><text:span text:style-name="T274">Kartları I” </text:span><text:span text:style-name="T562">adlı dosyada </text:span><text:span text:style-name="T274">Varlık Kartları, </text:span><text:span text:style-name="T276">Fonksiyonel Gereksinimler Kartları </text:span><text:span text:style-name="T563">ve</text:span><text:span text:style-name="T276"> Fonksiyonel Olmayan Gereksinimler</text:span><text:span text:style-name="T275"> Kartları </text:span><text:span text:style-name="T564">şeklinde </text:span><text:span text:style-name="T565">belgelenecektir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10H45M33S</meta:editing-duration>
    <meta:editing-cycles>1860</meta:editing-cycles>
    <meta:generator>LibreOffice/7.3.2.2$Windows_X86_64 LibreOffice_project/49f2b1bff42cfccbd8f788c8dc32c1c309559be0</meta:generator>
    <dc:date>2022-08-23T13:15:21.293000000</dc:date>
    <meta:document-statistic meta:table-count="0" meta:image-count="0" meta:object-count="0" meta:page-count="16" meta:paragraph-count="385" meta:word-count="2389" meta:character-count="17766" meta:non-whitespace-character-count="16030"/>
  </office:meta>
</office:document-meta>
</file>